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4.058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1.789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 style:data-style-name="N2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-execution-time-seconds-aegis-schem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 calcext:value-type="string">
            <text:p>#TC</text:p>
          </table:table-cell>
          <table:table-cell office:value-type="float" office:value="23" calcext:value-type="float">
            <text:p>23</text:p>
          </table:table-cell>
          <table:table-cell table:style-name="ce8" table:number-columns-repeated="5"/>
        </table:table-row>
        <table:table-row table:style-name="ro1">
          <table:table-cell office:value-type="string" calcext:value-type="string">
            <text:p>Id_Index</text:p>
          </table:table-cell>
          <table:table-cell office:value-type="string" calcext:value-type="string">
            <text:p>ExecTime(s)</text:p>
          </table:table-cell>
          <table:table-cell office:value-type="string" calcext:value-type="string">
            <text:p>ID_ST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umulative Time (s)</text:p>
          </table:table-cell>
          <table:table-cell office:value-type="string" calcext:value-type="string">
            <text:p>Time/TC</text:p>
          </table:table-cell>
          <table:table-cell office:value-type="string" calcext:value-type="string">
            <text:p>SUM(Time/T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formula="of:=[.B3]" office:value-type="float" office:value="393" calcext:value-type="float">
            <text:p>393</text:p>
          </table:table-cell>
          <table:table-cell table:formula="of:=[.B3]/[.$B$1]" office:value-type="float" office:value="17.0869565217391" calcext:value-type="float">
            <text:p>17,09</text:p>
          </table:table-cell>
          <table:table-cell table:formula="of:=[.F3]" office:value-type="float" office:value="17.0869565217391" calcext:value-type="float">
            <text:p>17,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OTP_0_BinaryMutator</text:p>
          </table:table-cell>
          <table:table-cell office:value-type="float" office:value="0" calcext:value-type="float">
            <text:p>0</text:p>
          </table:table-cell>
          <table:table-cell table:formula="of:=[.E3]+[.B4]" office:value-type="float" office:value="673" calcext:value-type="float">
            <text:p>673</text:p>
          </table:table-cell>
          <table:table-cell table:formula="of:=[.B4]/[.$B$1]" office:value-type="float" office:value="12.1739130434783" calcext:value-type="float">
            <text:p>12,17</text:p>
          </table:table-cell>
          <table:table-cell table:formula="of:=[.G3]+[.F4]" office:value-type="float" office:value="29.2608695652174" calcext:value-type="float">
            <text:p>29,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OTP_1_BinaryMutator</text:p>
          </table:table-cell>
          <table:table-cell office:value-type="float" office:value="1000" calcext:value-type="float">
            <text:p>1000</text:p>
          </table:table-cell>
          <table:table-cell table:formula="of:=[.E4]+[.B5]" office:value-type="float" office:value="1004" calcext:value-type="float">
            <text:p>1004</text:p>
          </table:table-cell>
          <table:table-cell table:formula="of:=[.B5]/[.$B$1]" office:value-type="float" office:value="14.3913043478261" calcext:value-type="float">
            <text:p>14,39</text:p>
          </table:table-cell>
          <table:table-cell table:formula="of:=[.G4]+[.F5]" office:value-type="float" office:value="43.6521739130435" calcext:value-type="float">
            <text:p>43,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HOTP_2_BinaryMutator</text:p>
          </table:table-cell>
          <table:table-cell office:value-type="float" office:value="2000" calcext:value-type="float">
            <text:p>2000</text:p>
          </table:table-cell>
          <table:table-cell table:formula="of:=[.E5]+[.B6]" office:value-type="float" office:value="1351" calcext:value-type="float">
            <text:p>1351</text:p>
          </table:table-cell>
          <table:table-cell table:formula="of:=[.B6]/[.$B$1]" office:value-type="float" office:value="15.0869565217391" calcext:value-type="float">
            <text:p>15,09</text:p>
          </table:table-cell>
          <table:table-cell table:formula="of:=[.G5]+[.F6]" office:value-type="float" office:value="58.7391304347826" calcext:value-type="float">
            <text:p>58,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OTP_3_BinaryMutator</text:p>
          </table:table-cell>
          <table:table-cell office:value-type="float" office:value="3000" calcext:value-type="float">
            <text:p>3000</text:p>
          </table:table-cell>
          <table:table-cell table:formula="of:=[.E6]+[.B7]" office:value-type="float" office:value="1624" calcext:value-type="float">
            <text:p>1624</text:p>
          </table:table-cell>
          <table:table-cell table:formula="of:=[.B7]/[.$B$1]" office:value-type="float" office:value="11.8695652173913" calcext:value-type="float">
            <text:p>11,87</text:p>
          </table:table-cell>
          <table:table-cell table:formula="of:=[.G6]+[.F7]" office:value-type="float" office:value="70.6086956521739" calcext:value-type="float">
            <text:p>70,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MOTP_0_BinaryMutator</text:p>
          </table:table-cell>
          <table:table-cell office:value-type="float" office:value="1" calcext:value-type="float">
            <text:p>1</text:p>
          </table:table-cell>
          <table:table-cell table:formula="of:=[.E7]+[.B8]" office:value-type="float" office:value="1985" calcext:value-type="float">
            <text:p>1985</text:p>
          </table:table-cell>
          <table:table-cell table:formula="of:=[.B8]/[.$B$1]" office:value-type="float" office:value="15.695652173913" calcext:value-type="float">
            <text:p>15,70</text:p>
          </table:table-cell>
          <table:table-cell table:formula="of:=[.G7]+[.F8]" office:value-type="float" office:value="86.304347826087" calcext:value-type="float">
            <text:p>86,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OTP_1_BinaryMutator</text:p>
          </table:table-cell>
          <table:table-cell office:value-type="float" office:value="1001" calcext:value-type="float">
            <text:p>1001</text:p>
          </table:table-cell>
          <table:table-cell table:formula="of:=[.E8]+[.B9]" office:value-type="float" office:value="2367" calcext:value-type="float">
            <text:p>2367</text:p>
          </table:table-cell>
          <table:table-cell table:formula="of:=[.B9]/[.$B$1]" office:value-type="float" office:value="16.6086956521739" calcext:value-type="float">
            <text:p>16,61</text:p>
          </table:table-cell>
          <table:table-cell table:formula="of:=[.G8]+[.F9]" office:value-type="float" office:value="102.913043478261" calcext:value-type="float">
            <text:p>102,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YAOTP_0_BinaryMutator</text:p>
          </table:table-cell>
          <table:table-cell office:value-type="float" office:value="2" calcext:value-type="float">
            <text:p>2</text:p>
          </table:table-cell>
          <table:table-cell table:formula="of:=[.E9]+[.B10]" office:value-type="float" office:value="2781" calcext:value-type="float">
            <text:p>2781</text:p>
          </table:table-cell>
          <table:table-cell table:formula="of:=[.B10]/[.$B$1]" office:value-type="float" office:value="18" calcext:value-type="float">
            <text:p>18,00</text:p>
          </table:table-cell>
          <table:table-cell table:formula="of:=[.G9]+[.F10]" office:value-type="float" office:value="120.913043478261" calcext:value-type="float">
            <text:p>120,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YAOTP_1_BinaryMutator</text:p>
          </table:table-cell>
          <table:table-cell office:value-type="float" office:value="1002" calcext:value-type="float">
            <text:p>1002</text:p>
          </table:table-cell>
          <table:table-cell table:formula="of:=[.E10]+[.B11]" office:value-type="float" office:value="3113" calcext:value-type="float">
            <text:p>3113</text:p>
          </table:table-cell>
          <table:table-cell table:formula="of:=[.B11]/[.$B$1]" office:value-type="float" office:value="14.4347826086957" calcext:value-type="float">
            <text:p>14,43</text:p>
          </table:table-cell>
          <table:table-cell table:formula="of:=[.G10]+[.F11]" office:value-type="float" office:value="135.347826086957" calcext:value-type="float">
            <text:p>135,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AOTP_2_BinaryMutator</text:p>
          </table:table-cell>
          <table:table-cell office:value-type="float" office:value="2002" calcext:value-type="float">
            <text:p>2002</text:p>
          </table:table-cell>
          <table:table-cell table:formula="of:=[.E11]+[.B12]" office:value-type="float" office:value="3486" calcext:value-type="float">
            <text:p>3486</text:p>
          </table:table-cell>
          <table:table-cell table:formula="of:=[.B12]/[.$B$1]" office:value-type="float" office:value="16.2173913043478" calcext:value-type="float">
            <text:p>16,22</text:p>
          </table:table-cell>
          <table:table-cell table:formula="of:=[.G11]+[.F12]" office:value-type="float" office:value="151.565217391304" calcext:value-type="float">
            <text:p>151,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YAOTP_3_BinaryMutator</text:p>
          </table:table-cell>
          <table:table-cell office:value-type="float" office:value="3002" calcext:value-type="float">
            <text:p>3002</text:p>
          </table:table-cell>
          <table:table-cell table:formula="of:=[.E12]+[.B13]" office:value-type="float" office:value="3787" calcext:value-type="float">
            <text:p>3787</text:p>
          </table:table-cell>
          <table:table-cell table:formula="of:=[.B13]/[.$B$1]" office:value-type="float" office:value="13.0869565217391" calcext:value-type="float">
            <text:p>13,09</text:p>
          </table:table-cell>
          <table:table-cell table:formula="of:=[.G12]+[.F13]" office:value-type="float" office:value="164.652173913043" calcext:value-type="float">
            <text:p>164,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YAOTP_4_BinaryMutator</text:p>
          </table:table-cell>
          <table:table-cell office:value-type="float" office:value="4002" calcext:value-type="float">
            <text:p>4002</text:p>
          </table:table-cell>
          <table:table-cell table:formula="of:=[.E13]+[.B14]" office:value-type="float" office:value="4133" calcext:value-type="float">
            <text:p>4133</text:p>
          </table:table-cell>
          <table:table-cell table:formula="of:=[.B14]/[.$B$1]" office:value-type="float" office:value="15.0434782608696" calcext:value-type="float">
            <text:p>15,04</text:p>
          </table:table-cell>
          <table:table-cell table:formula="of:=[.G13]+[.F14]" office:value-type="float" office:value="179.695652173913" calcext:value-type="float">
            <text:p>179,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TOTP_0_BinaryMutator</text:p>
          </table:table-cell>
          <table:table-cell office:value-type="float" office:value="4" calcext:value-type="float">
            <text:p>4</text:p>
          </table:table-cell>
          <table:table-cell table:formula="of:=[.E14]+[.B15]" office:value-type="float" office:value="4478" calcext:value-type="float">
            <text:p>4478</text:p>
          </table:table-cell>
          <table:table-cell table:formula="of:=[.B15]/[.$B$1]" office:value-type="float" office:value="15" calcext:value-type="float">
            <text:p>15,00</text:p>
          </table:table-cell>
          <table:table-cell table:formula="of:=[.G14]+[.F15]" office:value-type="float" office:value="194.695652173913" calcext:value-type="float">
            <text:p>194,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TOTP_1_BinaryMutator</text:p>
          </table:table-cell>
          <table:table-cell office:value-type="float" office:value="1004" calcext:value-type="float">
            <text:p>1004</text:p>
          </table:table-cell>
          <table:table-cell table:formula="of:=[.E15]+[.B16]" office:value-type="float" office:value="4823" calcext:value-type="float">
            <text:p>4823</text:p>
          </table:table-cell>
          <table:table-cell table:formula="of:=[.B16]/[.$B$1]" office:value-type="float" office:value="15" calcext:value-type="float">
            <text:p>15,00</text:p>
          </table:table-cell>
          <table:table-cell table:formula="of:=[.G15]+[.F16]" office:value-type="float" office:value="209.695652173913" calcext:value-type="float">
            <text:p>209,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Crypt_0_BinaryMutator</text:p>
          </table:table-cell>
          <table:table-cell office:value-type="float" office:value="5" calcext:value-type="float">
            <text:p>5</text:p>
          </table:table-cell>
          <table:table-cell table:formula="of:=[.E16]+[.B17]" office:value-type="float" office:value="4950" calcext:value-type="float">
            <text:p>4950</text:p>
          </table:table-cell>
          <table:table-cell table:formula="of:=[.B17]/[.$B$1]" office:value-type="float" office:value="5.52173913043478" calcext:value-type="float">
            <text:p>5,52</text:p>
          </table:table-cell>
          <table:table-cell table:formula="of:=[.G16]+[.F17]" office:value-type="float" office:value="215.217391304348" calcext:value-type="float">
            <text:p>215,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SCrypt_1_BinaryMutator</text:p>
          </table:table-cell>
          <table:table-cell office:value-type="float" office:value="1005" calcext:value-type="float">
            <text:p>1005</text:p>
          </table:table-cell>
          <table:table-cell table:formula="of:=[.E17]+[.B18]" office:value-type="float" office:value="5445" calcext:value-type="float">
            <text:p>5445</text:p>
          </table:table-cell>
          <table:table-cell table:formula="of:=[.B18]/[.$B$1]" office:value-type="float" office:value="21.5217391304348" calcext:value-type="float">
            <text:p>21,52</text:p>
          </table:table-cell>
          <table:table-cell table:formula="of:=[.G17]+[.F18]" office:value-type="float" office:value="236.739130434783" calcext:value-type="float">
            <text:p>236,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Crypt_2_BinaryMutator</text:p>
          </table:table-cell>
          <table:table-cell office:value-type="float" office:value="2005" calcext:value-type="float">
            <text:p>2005</text:p>
          </table:table-cell>
          <table:table-cell table:formula="of:=[.E18]+[.B19]" office:value-type="float" office:value="5789" calcext:value-type="float">
            <text:p>5789</text:p>
          </table:table-cell>
          <table:table-cell table:formula="of:=[.B19]/[.$B$1]" office:value-type="float" office:value="14.9565217391304" calcext:value-type="float">
            <text:p>14,96</text:p>
          </table:table-cell>
          <table:table-cell table:formula="of:=[.G18]+[.F19]" office:value-type="float" office:value="251.695652173913" calcext:value-type="float">
            <text:p>251,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Crypt_3_BinaryMutator</text:p>
          </table:table-cell>
          <table:table-cell office:value-type="float" office:value="3005" calcext:value-type="float">
            <text:p>3005</text:p>
          </table:table-cell>
          <table:table-cell table:formula="of:=[.E19]+[.B20]" office:value-type="float" office:value="6125" calcext:value-type="float">
            <text:p>6125</text:p>
          </table:table-cell>
          <table:table-cell table:formula="of:=[.B20]/[.$B$1]" office:value-type="float" office:value="14.6086956521739" calcext:value-type="float">
            <text:p>14,61</text:p>
          </table:table-cell>
          <table:table-cell table:formula="of:=[.G19]+[.F20]" office:value-type="float" office:value="266.304347826087" calcext:value-type="float">
            <text:p>266,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Crypt_4_BinaryMutator</text:p>
          </table:table-cell>
          <table:table-cell office:value-type="float" office:value="4005" calcext:value-type="float">
            <text:p>4005</text:p>
          </table:table-cell>
          <table:table-cell table:formula="of:=[.E20]+[.B21]" office:value-type="float" office:value="6458" calcext:value-type="float">
            <text:p>6458</text:p>
          </table:table-cell>
          <table:table-cell table:formula="of:=[.B21]/[.$B$1]" office:value-type="float" office:value="14.4782608695652" calcext:value-type="float">
            <text:p>14,48</text:p>
          </table:table-cell>
          <table:table-cell table:formula="of:=[.G20]+[.F21]" office:value-type="float" office:value="280.782608695652" calcext:value-type="float">
            <text:p>280,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Crypt_5_BinaryMutator</text:p>
          </table:table-cell>
          <table:table-cell office:value-type="float" office:value="5005" calcext:value-type="float">
            <text:p>5005</text:p>
          </table:table-cell>
          <table:table-cell table:formula="of:=[.E21]+[.B22]" office:value-type="float" office:value="6806" calcext:value-type="float">
            <text:p>6806</text:p>
          </table:table-cell>
          <table:table-cell table:formula="of:=[.B22]/[.$B$1]" office:value-type="float" office:value="15.1304347826087" calcext:value-type="float">
            <text:p>15,13</text:p>
          </table:table-cell>
          <table:table-cell table:formula="of:=[.G21]+[.F22]" office:value-type="float" office:value="295.913043478261" calcext:value-type="float">
            <text:p>295,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Crypt_6_BinaryMutator</text:p>
          </table:table-cell>
          <table:table-cell office:value-type="float" office:value="6005" calcext:value-type="float">
            <text:p>6005</text:p>
          </table:table-cell>
          <table:table-cell table:formula="of:=[.E22]+[.B23]" office:value-type="float" office:value="7149" calcext:value-type="float">
            <text:p>7149</text:p>
          </table:table-cell>
          <table:table-cell table:formula="of:=[.B23]/[.$B$1]" office:value-type="float" office:value="14.9130434782609" calcext:value-type="float">
            <text:p>14,91</text:p>
          </table:table-cell>
          <table:table-cell table:formula="of:=[.G22]+[.F23]" office:value-type="float" office:value="310.826086956522" calcext:value-type="float">
            <text:p>310,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Crypt_7_BinaryMutator</text:p>
          </table:table-cell>
          <table:table-cell office:value-type="float" office:value="7005" calcext:value-type="float">
            <text:p>7005</text:p>
          </table:table-cell>
          <table:table-cell table:formula="of:=[.E23]+[.B24]" office:value-type="float" office:value="7275" calcext:value-type="float">
            <text:p>7275</text:p>
          </table:table-cell>
          <table:table-cell table:formula="of:=[.B24]/[.$B$1]" office:value-type="float" office:value="5.47826086956522" calcext:value-type="float">
            <text:p>5,48</text:p>
          </table:table-cell>
          <table:table-cell table:formula="of:=[.G23]+[.F24]" office:value-type="float" office:value="316.304347826087" calcext:value-type="float">
            <text:p>316,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rypt_8_BinaryMutator</text:p>
          </table:table-cell>
          <table:table-cell office:value-type="float" office:value="8005" calcext:value-type="float">
            <text:p>8005</text:p>
          </table:table-cell>
          <table:table-cell table:formula="of:=[.E24]+[.B25]" office:value-type="float" office:value="7406" calcext:value-type="float">
            <text:p>7406</text:p>
          </table:table-cell>
          <table:table-cell table:formula="of:=[.B25]/[.$B$1]" office:value-type="float" office:value="5.69565217391304" calcext:value-type="float">
            <text:p>5,70</text:p>
          </table:table-cell>
          <table:table-cell table:formula="of:=[.G24]+[.F25]" office:value-type="float" office:value="322" calcext:value-type="float">
            <text:p>322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Crypt_9_BinaryMutator</text:p>
          </table:table-cell>
          <table:table-cell office:value-type="float" office:value="9005" calcext:value-type="float">
            <text:p>9005</text:p>
          </table:table-cell>
          <table:table-cell table:formula="of:=[.E25]+[.B26]" office:value-type="float" office:value="7749" calcext:value-type="float">
            <text:p>7749</text:p>
          </table:table-cell>
          <table:table-cell table:formula="of:=[.B26]/[.$B$1]" office:value-type="float" office:value="14.9130434782609" calcext:value-type="float">
            <text:p>14,91</text:p>
          </table:table-cell>
          <table:table-cell table:formula="of:=[.G25]+[.F26]" office:value-type="float" office:value="336.913043478261" calcext:value-type="float">
            <text:p>336,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Crypt_10_BinaryMutator</text:p>
          </table:table-cell>
          <table:table-cell office:value-type="float" office:value="10005" calcext:value-type="float">
            <text:p>10005</text:p>
          </table:table-cell>
          <table:table-cell table:formula="of:=[.E26]+[.B27]" office:value-type="float" office:value="7876" calcext:value-type="float">
            <text:p>7876</text:p>
          </table:table-cell>
          <table:table-cell table:formula="of:=[.B27]/[.$B$1]" office:value-type="float" office:value="5.52173913043478" calcext:value-type="float">
            <text:p>5,52</text:p>
          </table:table-cell>
          <table:table-cell table:formula="of:=[.G26]+[.F27]" office:value-type="float" office:value="342.434782608696" calcext:value-type="float">
            <text:p>342,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Crypt_11_BinaryMutator</text:p>
          </table:table-cell>
          <table:table-cell office:value-type="float" office:value="11005" calcext:value-type="float">
            <text:p>11005</text:p>
          </table:table-cell>
          <table:table-cell table:formula="of:=[.E27]+[.B28]" office:value-type="float" office:value="8004" calcext:value-type="float">
            <text:p>8004</text:p>
          </table:table-cell>
          <table:table-cell table:formula="of:=[.B28]/[.$B$1]" office:value-type="float" office:value="5.56521739130435" calcext:value-type="float">
            <text:p>5,57</text:p>
          </table:table-cell>
          <table:table-cell table:formula="of:=[.G27]+[.F28]" office:value-type="float" office:value="348" calcext:value-type="float">
            <text:p>348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Crypt_12_BinaryMutator</text:p>
          </table:table-cell>
          <table:table-cell office:value-type="float" office:value="12005" calcext:value-type="float">
            <text:p>12005</text:p>
          </table:table-cell>
          <table:table-cell table:formula="of:=[.E28]+[.B29]" office:value-type="float" office:value="8134" calcext:value-type="float">
            <text:p>8134</text:p>
          </table:table-cell>
          <table:table-cell table:formula="of:=[.B29]/[.$B$1]" office:value-type="float" office:value="5.65217391304348" calcext:value-type="float">
            <text:p>5,65</text:p>
          </table:table-cell>
          <table:table-cell table:formula="of:=[.G28]+[.F29]" office:value-type="float" office:value="353.652173913043" calcext:value-type="float">
            <text:p>353,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Crypt_13_BinaryMutator</text:p>
          </table:table-cell>
          <table:table-cell office:value-type="float" office:value="13005" calcext:value-type="float">
            <text:p>13005</text:p>
          </table:table-cell>
          <table:table-cell table:formula="of:=[.E29]+[.B30]" office:value-type="float" office:value="8264" calcext:value-type="float">
            <text:p>8264</text:p>
          </table:table-cell>
          <table:table-cell table:formula="of:=[.B30]/[.$B$1]" office:value-type="float" office:value="5.65217391304348" calcext:value-type="float">
            <text:p>5,65</text:p>
          </table:table-cell>
          <table:table-cell table:formula="of:=[.G29]+[.F30]" office:value-type="float" office:value="359.304347826087" calcext:value-type="float">
            <text:p>359,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SCrypt_14_BinaryMutator</text:p>
          </table:table-cell>
          <table:table-cell office:value-type="float" office:value="14005" calcext:value-type="float">
            <text:p>14005</text:p>
          </table:table-cell>
          <table:table-cell table:formula="of:=[.E30]+[.B31]" office:value-type="float" office:value="8606" calcext:value-type="float">
            <text:p>8606</text:p>
          </table:table-cell>
          <table:table-cell table:formula="of:=[.B31]/[.$B$1]" office:value-type="float" office:value="14.8695652173913" calcext:value-type="float">
            <text:p>14,87</text:p>
          </table:table-cell>
          <table:table-cell table:formula="of:=[.G30]+[.F31]" office:value-type="float" office:value="374.173913043478" calcext:value-type="float">
            <text:p>374,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Crypt_15_BinaryMutator</text:p>
          </table:table-cell>
          <table:table-cell office:value-type="float" office:value="15005" calcext:value-type="float">
            <text:p>15005</text:p>
          </table:table-cell>
          <table:table-cell table:formula="of:=[.E31]+[.B32]" office:value-type="float" office:value="8731" calcext:value-type="float">
            <text:p>8731</text:p>
          </table:table-cell>
          <table:table-cell table:formula="of:=[.B32]/[.$B$1]" office:value-type="float" office:value="5.43478260869565" calcext:value-type="float">
            <text:p>5,43</text:p>
          </table:table-cell>
          <table:table-cell table:formula="of:=[.G31]+[.F32]" office:value-type="float" office:value="379.608695652174" calcext:value-type="float">
            <text:p>379,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Crypt_16_BinaryMutator</text:p>
          </table:table-cell>
          <table:table-cell office:value-type="float" office:value="16005" calcext:value-type="float">
            <text:p>16005</text:p>
          </table:table-cell>
          <table:table-cell table:formula="of:=[.E32]+[.B33]" office:value-type="float" office:value="9067" calcext:value-type="float">
            <text:p>9067</text:p>
          </table:table-cell>
          <table:table-cell table:formula="of:=[.B33]/[.$B$1]" office:value-type="float" office:value="14.6086956521739" calcext:value-type="float">
            <text:p>14,61</text:p>
          </table:table-cell>
          <table:table-cell table:formula="of:=[.G32]+[.F33]" office:value-type="float" office:value="394.217391304348" calcext:value-type="float">
            <text:p>394,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Crypt_17_BinaryMutator</text:p>
          </table:table-cell>
          <table:table-cell office:value-type="float" office:value="17005" calcext:value-type="float">
            <text:p>17005</text:p>
          </table:table-cell>
          <table:table-cell table:formula="of:=[.E33]+[.B34]" office:value-type="float" office:value="9194" calcext:value-type="float">
            <text:p>9194</text:p>
          </table:table-cell>
          <table:table-cell table:formula="of:=[.B34]/[.$B$1]" office:value-type="float" office:value="5.52173913043478" calcext:value-type="float">
            <text:p>5,52</text:p>
          </table:table-cell>
          <table:table-cell table:formula="of:=[.G33]+[.F34]" office:value-type="float" office:value="399.739130434783" calcext:value-type="float">
            <text:p>399,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Crypt_18_BinaryMutator</text:p>
          </table:table-cell>
          <table:table-cell office:value-type="float" office:value="18005" calcext:value-type="float">
            <text:p>18005</text:p>
          </table:table-cell>
          <table:table-cell table:formula="of:=[.E34]+[.B35]" office:value-type="float" office:value="9321" calcext:value-type="float">
            <text:p>9321</text:p>
          </table:table-cell>
          <table:table-cell table:formula="of:=[.B35]/[.$B$1]" office:value-type="float" office:value="5.52173913043478" calcext:value-type="float">
            <text:p>5,52</text:p>
          </table:table-cell>
          <table:table-cell table:formula="of:=[.G34]+[.F35]" office:value-type="float" office:value="405.260869565218" calcext:value-type="float">
            <text:p>405,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SCrypt_19_BinaryMutator</text:p>
          </table:table-cell>
          <table:table-cell office:value-type="float" office:value="19005" calcext:value-type="float">
            <text:p>19005</text:p>
          </table:table-cell>
          <table:table-cell table:formula="of:=[.E35]+[.B36]" office:value-type="float" office:value="9663" calcext:value-type="float">
            <text:p>9663</text:p>
          </table:table-cell>
          <table:table-cell table:formula="of:=[.B36]/[.$B$1]" office:value-type="float" office:value="14.8695652173913" calcext:value-type="float">
            <text:p>14,87</text:p>
          </table:table-cell>
          <table:table-cell table:formula="of:=[.G35]+[.F36]" office:value-type="float" office:value="420.130434782609" calcext:value-type="float">
            <text:p>420,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Crypt_20_BinaryMutator</text:p>
          </table:table-cell>
          <table:table-cell office:value-type="float" office:value="20005" calcext:value-type="float">
            <text:p>20005</text:p>
          </table:table-cell>
          <table:table-cell table:formula="of:=[.E36]+[.B37]" office:value-type="float" office:value="9791" calcext:value-type="float">
            <text:p>9791</text:p>
          </table:table-cell>
          <table:table-cell table:formula="of:=[.B37]/[.$B$1]" office:value-type="float" office:value="5.56521739130435" calcext:value-type="float">
            <text:p>5,57</text:p>
          </table:table-cell>
          <table:table-cell table:formula="of:=[.G36]+[.F37]" office:value-type="float" office:value="425.695652173913" calcext:value-type="float">
            <text:p>425,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Crypt_21_BinaryMutator</text:p>
          </table:table-cell>
          <table:table-cell office:value-type="float" office:value="21005" calcext:value-type="float">
            <text:p>21005</text:p>
          </table:table-cell>
          <table:table-cell table:formula="of:=[.E37]+[.B38]" office:value-type="float" office:value="9918" calcext:value-type="float">
            <text:p>9918</text:p>
          </table:table-cell>
          <table:table-cell table:formula="of:=[.B38]/[.$B$1]" office:value-type="float" office:value="5.52173913043478" calcext:value-type="float">
            <text:p>5,52</text:p>
          </table:table-cell>
          <table:table-cell table:formula="of:=[.G37]+[.F38]" office:value-type="float" office:value="431.217391304348" calcext:value-type="float">
            <text:p>431,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alsa20Engine_0_BinaryMutator</text:p>
          </table:table-cell>
          <table:table-cell office:value-type="float" office:value="6" calcext:value-type="float">
            <text:p>6</text:p>
          </table:table-cell>
          <table:table-cell table:formula="of:=[.E38]+[.B39]" office:value-type="float" office:value="10262" calcext:value-type="float">
            <text:p>10262</text:p>
          </table:table-cell>
          <table:table-cell table:formula="of:=[.B39]/[.$B$1]" office:value-type="float" office:value="14.9565217391304" calcext:value-type="float">
            <text:p>14,96</text:p>
          </table:table-cell>
          <table:table-cell table:formula="of:=[.G38]+[.F39]" office:value-type="float" office:value="446.173913043478" calcext:value-type="float">
            <text:p>446,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Salsa20Engine_1_BinaryMutator</text:p>
          </table:table-cell>
          <table:table-cell office:value-type="float" office:value="1006" calcext:value-type="float">
            <text:p>1006</text:p>
          </table:table-cell>
          <table:table-cell table:formula="of:=[.E39]+[.B40]" office:value-type="float" office:value="10604" calcext:value-type="float">
            <text:p>10604</text:p>
          </table:table-cell>
          <table:table-cell table:formula="of:=[.B40]/[.$B$1]" office:value-type="float" office:value="14.8695652173913" calcext:value-type="float">
            <text:p>14,87</text:p>
          </table:table-cell>
          <table:table-cell table:formula="of:=[.G39]+[.F40]" office:value-type="float" office:value="461.04347826087" calcext:value-type="float">
            <text:p>461,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Salsa20Engine_2_BinaryMutator</text:p>
          </table:table-cell>
          <table:table-cell office:value-type="float" office:value="2006" calcext:value-type="float">
            <text:p>2006</text:p>
          </table:table-cell>
          <table:table-cell table:formula="of:=[.E40]+[.B41]" office:value-type="float" office:value="11071" calcext:value-type="float">
            <text:p>11071</text:p>
          </table:table-cell>
          <table:table-cell table:formula="of:=[.B41]/[.$B$1]" office:value-type="float" office:value="20.304347826087" calcext:value-type="float">
            <text:p>20,30</text:p>
          </table:table-cell>
          <table:table-cell table:formula="of:=[.G40]+[.F41]" office:value-type="float" office:value="481.347826086957" calcext:value-type="float">
            <text:p>481,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alsa20Engine_3_BinaryMutator</text:p>
          </table:table-cell>
          <table:table-cell office:value-type="float" office:value="3006" calcext:value-type="float">
            <text:p>3006</text:p>
          </table:table-cell>
          <table:table-cell table:formula="of:=[.E41]+[.B42]" office:value-type="float" office:value="11531" calcext:value-type="float">
            <text:p>11531</text:p>
          </table:table-cell>
          <table:table-cell table:formula="of:=[.B42]/[.$B$1]" office:value-type="float" office:value="20" calcext:value-type="float">
            <text:p>20,00</text:p>
          </table:table-cell>
          <table:table-cell table:formula="of:=[.G41]+[.F42]" office:value-type="float" office:value="501.347826086957" calcext:value-type="float">
            <text:p>501,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alsa20Engine_4_BinaryMutator</text:p>
          </table:table-cell>
          <table:table-cell office:value-type="float" office:value="4006" calcext:value-type="float">
            <text:p>4006</text:p>
          </table:table-cell>
          <table:table-cell table:formula="of:=[.E42]+[.B43]" office:value-type="float" office:value="11914" calcext:value-type="float">
            <text:p>11914</text:p>
          </table:table-cell>
          <table:table-cell table:formula="of:=[.B43]/[.$B$1]" office:value-type="float" office:value="16.6521739130435" calcext:value-type="float">
            <text:p>16,65</text:p>
          </table:table-cell>
          <table:table-cell table:formula="of:=[.G42]+[.F43]" office:value-type="float" office:value="518" calcext:value-type="float">
            <text:p>518,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Salsa20Engine_5_BinaryMutator</text:p>
          </table:table-cell>
          <table:table-cell office:value-type="float" office:value="5006" calcext:value-type="float">
            <text:p>5006</text:p>
          </table:table-cell>
          <table:table-cell table:formula="of:=[.E43]+[.B44]" office:value-type="float" office:value="12270" calcext:value-type="float">
            <text:p>12270</text:p>
          </table:table-cell>
          <table:table-cell table:formula="of:=[.B44]/[.$B$1]" office:value-type="float" office:value="15.4782608695652" calcext:value-type="float">
            <text:p>15,48</text:p>
          </table:table-cell>
          <table:table-cell table:formula="of:=[.G43]+[.F44]" office:value-type="float" office:value="533.478260869565" calcext:value-type="float">
            <text:p>533,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Salsa20Engine_6_BinaryMutator</text:p>
          </table:table-cell>
          <table:table-cell office:value-type="float" office:value="6006" calcext:value-type="float">
            <text:p>6006</text:p>
          </table:table-cell>
          <table:table-cell table:formula="of:=[.E44]+[.B45]" office:value-type="float" office:value="12626" calcext:value-type="float">
            <text:p>12626</text:p>
          </table:table-cell>
          <table:table-cell table:formula="of:=[.B45]/[.$B$1]" office:value-type="float" office:value="15.4782608695652" calcext:value-type="float">
            <text:p>15,48</text:p>
          </table:table-cell>
          <table:table-cell table:formula="of:=[.G44]+[.F45]" office:value-type="float" office:value="548.956521739131" calcext:value-type="float">
            <text:p>548,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lsa20Engine_7_BinaryMutator</text:p>
          </table:table-cell>
          <table:table-cell office:value-type="float" office:value="7006" calcext:value-type="float">
            <text:p>7006</text:p>
          </table:table-cell>
          <table:table-cell table:formula="of:=[.E45]+[.B46]" office:value-type="float" office:value="12980" calcext:value-type="float">
            <text:p>12980</text:p>
          </table:table-cell>
          <table:table-cell table:formula="of:=[.B46]/[.$B$1]" office:value-type="float" office:value="15.3913043478261" calcext:value-type="float">
            <text:p>15,39</text:p>
          </table:table-cell>
          <table:table-cell table:formula="of:=[.G45]+[.F46]" office:value-type="float" office:value="564.347826086957" calcext:value-type="float">
            <text:p>564,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alsa20Engine_8_BinaryMutator</text:p>
          </table:table-cell>
          <table:table-cell office:value-type="float" office:value="8006" calcext:value-type="float">
            <text:p>8006</text:p>
          </table:table-cell>
          <table:table-cell table:formula="of:=[.E46]+[.B47]" office:value-type="float" office:value="13340" calcext:value-type="float">
            <text:p>13340</text:p>
          </table:table-cell>
          <table:table-cell table:formula="of:=[.B47]/[.$B$1]" office:value-type="float" office:value="15.6521739130435" calcext:value-type="float">
            <text:p>15,65</text:p>
          </table:table-cell>
          <table:table-cell table:formula="of:=[.G46]+[.F47]" office:value-type="float" office:value="580" calcext:value-type="float">
            <text:p>580,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alsa20Engine_9_BinaryMutator</text:p>
          </table:table-cell>
          <table:table-cell office:value-type="float" office:value="9006" calcext:value-type="float">
            <text:p>9006</text:p>
          </table:table-cell>
          <table:table-cell table:formula="of:=[.E47]+[.B48]" office:value-type="float" office:value="13690" calcext:value-type="float">
            <text:p>13690</text:p>
          </table:table-cell>
          <table:table-cell table:formula="of:=[.B48]/[.$B$1]" office:value-type="float" office:value="15.2173913043478" calcext:value-type="float">
            <text:p>15,22</text:p>
          </table:table-cell>
          <table:table-cell table:formula="of:=[.G47]+[.F48]" office:value-type="float" office:value="595.217391304348" calcext:value-type="float">
            <text:p>595,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alsa20Engine_10_BinaryMutator</text:p>
          </table:table-cell>
          <table:table-cell office:value-type="float" office:value="10006" calcext:value-type="float">
            <text:p>10006</text:p>
          </table:table-cell>
          <table:table-cell table:formula="of:=[.E48]+[.B49]" office:value-type="float" office:value="14037" calcext:value-type="float">
            <text:p>14037</text:p>
          </table:table-cell>
          <table:table-cell table:formula="of:=[.B49]/[.$B$1]" office:value-type="float" office:value="15.0869565217391" calcext:value-type="float">
            <text:p>15,09</text:p>
          </table:table-cell>
          <table:table-cell table:formula="of:=[.G48]+[.F49]" office:value-type="float" office:value="610.304347826087" calcext:value-type="float">
            <text:p>610,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alsa20Engine_11_BinaryMutator</text:p>
          </table:table-cell>
          <table:table-cell office:value-type="float" office:value="11006" calcext:value-type="float">
            <text:p>11006</text:p>
          </table:table-cell>
          <table:table-cell table:formula="of:=[.E49]+[.B50]" office:value-type="float" office:value="14385" calcext:value-type="float">
            <text:p>14385</text:p>
          </table:table-cell>
          <table:table-cell table:formula="of:=[.B50]/[.$B$1]" office:value-type="float" office:value="15.1304347826087" calcext:value-type="float">
            <text:p>15,13</text:p>
          </table:table-cell>
          <table:table-cell table:formula="of:=[.G49]+[.F50]" office:value-type="float" office:value="625.434782608696" calcext:value-type="float">
            <text:p>625,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alsa20Engine_12_BinaryMutator</text:p>
          </table:table-cell>
          <table:table-cell office:value-type="float" office:value="12006" calcext:value-type="float">
            <text:p>12006</text:p>
          </table:table-cell>
          <table:table-cell table:formula="of:=[.E50]+[.B51]" office:value-type="float" office:value="14730" calcext:value-type="float">
            <text:p>14730</text:p>
          </table:table-cell>
          <table:table-cell table:formula="of:=[.B51]/[.$B$1]" office:value-type="float" office:value="15" calcext:value-type="float">
            <text:p>15,00</text:p>
          </table:table-cell>
          <table:table-cell table:formula="of:=[.G50]+[.F51]" office:value-type="float" office:value="640.434782608696" calcext:value-type="float">
            <text:p>640,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alsa20Engine_13_BinaryMutator</text:p>
          </table:table-cell>
          <table:table-cell office:value-type="float" office:value="13006" calcext:value-type="float">
            <text:p>13006</text:p>
          </table:table-cell>
          <table:table-cell table:formula="of:=[.E51]+[.B52]" office:value-type="float" office:value="15078" calcext:value-type="float">
            <text:p>15078</text:p>
          </table:table-cell>
          <table:table-cell table:formula="of:=[.B52]/[.$B$1]" office:value-type="float" office:value="15.1304347826087" calcext:value-type="float">
            <text:p>15,13</text:p>
          </table:table-cell>
          <table:table-cell table:formula="of:=[.G51]+[.F52]" office:value-type="float" office:value="655.565217391305" calcext:value-type="float">
            <text:p>655,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alsa20Engine_14_BinaryMutator</text:p>
          </table:table-cell>
          <table:table-cell office:value-type="float" office:value="14006" calcext:value-type="float">
            <text:p>14006</text:p>
          </table:table-cell>
          <table:table-cell table:formula="of:=[.E52]+[.B53]" office:value-type="float" office:value="15425" calcext:value-type="float">
            <text:p>15425</text:p>
          </table:table-cell>
          <table:table-cell table:formula="of:=[.B53]/[.$B$1]" office:value-type="float" office:value="15.0869565217391" calcext:value-type="float">
            <text:p>15,09</text:p>
          </table:table-cell>
          <table:table-cell table:formula="of:=[.G52]+[.F53]" office:value-type="float" office:value="670.652173913044" calcext:value-type="float">
            <text:p>670,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alsa20Engine_15_BinaryMutator</text:p>
          </table:table-cell>
          <table:table-cell office:value-type="float" office:value="15006" calcext:value-type="float">
            <text:p>15006</text:p>
          </table:table-cell>
          <table:table-cell table:formula="of:=[.E53]+[.B54]" office:value-type="float" office:value="15769" calcext:value-type="float">
            <text:p>15769</text:p>
          </table:table-cell>
          <table:table-cell table:formula="of:=[.B54]/[.$B$1]" office:value-type="float" office:value="14.9565217391304" calcext:value-type="float">
            <text:p>14,96</text:p>
          </table:table-cell>
          <table:table-cell table:formula="of:=[.G53]+[.F54]" office:value-type="float" office:value="685.608695652174" calcext:value-type="float">
            <text:p>685,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alsa20Engine_16_BinaryMutator</text:p>
          </table:table-cell>
          <table:table-cell office:value-type="float" office:value="16006" calcext:value-type="float">
            <text:p>16006</text:p>
          </table:table-cell>
          <table:table-cell table:formula="of:=[.E54]+[.B55]" office:value-type="float" office:value="16115" calcext:value-type="float">
            <text:p>16115</text:p>
          </table:table-cell>
          <table:table-cell table:formula="of:=[.B55]/[.$B$1]" office:value-type="float" office:value="15.0434782608696" calcext:value-type="float">
            <text:p>15,04</text:p>
          </table:table-cell>
          <table:table-cell table:formula="of:=[.G54]+[.F55]" office:value-type="float" office:value="700.652173913044" calcext:value-type="float">
            <text:p>700,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alsa20Engine_17_BinaryMutator</text:p>
          </table:table-cell>
          <table:table-cell office:value-type="float" office:value="17006" calcext:value-type="float">
            <text:p>17006</text:p>
          </table:table-cell>
          <table:table-cell table:formula="of:=[.E55]+[.B56]" office:value-type="float" office:value="16461" calcext:value-type="float">
            <text:p>16461</text:p>
          </table:table-cell>
          <table:table-cell table:formula="of:=[.B56]/[.$B$1]" office:value-type="float" office:value="15.0434782608696" calcext:value-type="float">
            <text:p>15,04</text:p>
          </table:table-cell>
          <table:table-cell table:formula="of:=[.G55]+[.F56]" office:value-type="float" office:value="715.695652173913" calcext:value-type="float">
            <text:p>715,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Salsa20Engine_18_BinaryMutator</text:p>
          </table:table-cell>
          <table:table-cell office:value-type="float" office:value="18006" calcext:value-type="float">
            <text:p>18006</text:p>
          </table:table-cell>
          <table:table-cell table:formula="of:=[.E56]+[.B57]" office:value-type="float" office:value="16945" calcext:value-type="float">
            <text:p>16945</text:p>
          </table:table-cell>
          <table:table-cell table:formula="of:=[.B57]/[.$B$1]" office:value-type="float" office:value="21.0434782608696" calcext:value-type="float">
            <text:p>21,04</text:p>
          </table:table-cell>
          <table:table-cell table:formula="of:=[.G56]+[.F57]" office:value-type="float" office:value="736.739130434783" calcext:value-type="float">
            <text:p>736,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alsa20Engine_19_BinaryMutator</text:p>
          </table:table-cell>
          <table:table-cell office:value-type="float" office:value="19006" calcext:value-type="float">
            <text:p>19006</text:p>
          </table:table-cell>
          <table:table-cell table:formula="of:=[.E57]+[.B58]" office:value-type="float" office:value="17291" calcext:value-type="float">
            <text:p>17291</text:p>
          </table:table-cell>
          <table:table-cell table:formula="of:=[.B58]/[.$B$1]" office:value-type="float" office:value="15.0434782608696" calcext:value-type="float">
            <text:p>15,04</text:p>
          </table:table-cell>
          <table:table-cell table:formula="of:=[.G57]+[.F58]" office:value-type="float" office:value="751.782608695653" calcext:value-type="float">
            <text:p>751,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alsa20Engine_20_BinaryMutator</text:p>
          </table:table-cell>
          <table:table-cell office:value-type="float" office:value="20006" calcext:value-type="float">
            <text:p>20006</text:p>
          </table:table-cell>
          <table:table-cell table:formula="of:=[.E58]+[.B59]" office:value-type="float" office:value="17638" calcext:value-type="float">
            <text:p>17638</text:p>
          </table:table-cell>
          <table:table-cell table:formula="of:=[.B59]/[.$B$1]" office:value-type="float" office:value="15.0869565217391" calcext:value-type="float">
            <text:p>15,09</text:p>
          </table:table-cell>
          <table:table-cell table:formula="of:=[.G58]+[.F59]" office:value-type="float" office:value="766.869565217392" calcext:value-type="float">
            <text:p>766,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alsa20Engine_21_BinaryMutator</text:p>
          </table:table-cell>
          <table:table-cell office:value-type="float" office:value="21006" calcext:value-type="float">
            <text:p>21006</text:p>
          </table:table-cell>
          <table:table-cell table:formula="of:=[.E59]+[.B60]" office:value-type="float" office:value="17983" calcext:value-type="float">
            <text:p>17983</text:p>
          </table:table-cell>
          <table:table-cell table:formula="of:=[.B60]/[.$B$1]" office:value-type="float" office:value="15" calcext:value-type="float">
            <text:p>15,00</text:p>
          </table:table-cell>
          <table:table-cell table:formula="of:=[.G59]+[.F60]" office:value-type="float" office:value="781.869565217392" calcext:value-type="float">
            <text:p>781,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alsa20Engine_22_BinaryMutator</text:p>
          </table:table-cell>
          <table:table-cell office:value-type="float" office:value="22006" calcext:value-type="float">
            <text:p>22006</text:p>
          </table:table-cell>
          <table:table-cell table:formula="of:=[.E60]+[.B61]" office:value-type="float" office:value="18326" calcext:value-type="float">
            <text:p>18326</text:p>
          </table:table-cell>
          <table:table-cell table:formula="of:=[.B61]/[.$B$1]" office:value-type="float" office:value="14.9130434782609" calcext:value-type="float">
            <text:p>14,91</text:p>
          </table:table-cell>
          <table:table-cell table:formula="of:=[.G60]+[.F61]" office:value-type="float" office:value="796.782608695653" calcext:value-type="float">
            <text:p>796,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alsa20Engine_23_BinaryMutator</text:p>
          </table:table-cell>
          <table:table-cell office:value-type="float" office:value="23006" calcext:value-type="float">
            <text:p>23006</text:p>
          </table:table-cell>
          <table:table-cell table:formula="of:=[.E61]+[.B62]" office:value-type="float" office:value="18671" calcext:value-type="float">
            <text:p>18671</text:p>
          </table:table-cell>
          <table:table-cell table:formula="of:=[.B62]/[.$B$1]" office:value-type="float" office:value="15" calcext:value-type="float">
            <text:p>15,00</text:p>
          </table:table-cell>
          <table:table-cell table:formula="of:=[.G61]+[.F62]" office:value-type="float" office:value="811.782608695653" calcext:value-type="float">
            <text:p>811,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Salsa20Engine_24_BinaryMutator</text:p>
          </table:table-cell>
          <table:table-cell office:value-type="float" office:value="24006" calcext:value-type="float">
            <text:p>24006</text:p>
          </table:table-cell>
          <table:table-cell table:formula="of:=[.E62]+[.B63]" office:value-type="float" office:value="19165" calcext:value-type="float">
            <text:p>19165</text:p>
          </table:table-cell>
          <table:table-cell table:formula="of:=[.B63]/[.$B$1]" office:value-type="float" office:value="21.4782608695652" calcext:value-type="float">
            <text:p>21,48</text:p>
          </table:table-cell>
          <table:table-cell table:formula="of:=[.G62]+[.F63]" office:value-type="float" office:value="833.260869565218" calcext:value-type="float">
            <text:p>833,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alsa20Engine_25_BinaryMutator</text:p>
          </table:table-cell>
          <table:table-cell office:value-type="float" office:value="25006" calcext:value-type="float">
            <text:p>25006</text:p>
          </table:table-cell>
          <table:table-cell table:formula="of:=[.E63]+[.B64]" office:value-type="float" office:value="19510" calcext:value-type="float">
            <text:p>19510</text:p>
          </table:table-cell>
          <table:table-cell table:formula="of:=[.B64]/[.$B$1]" office:value-type="float" office:value="15" calcext:value-type="float">
            <text:p>15,00</text:p>
          </table:table-cell>
          <table:table-cell table:formula="of:=[.G63]+[.F64]" office:value-type="float" office:value="848.260869565218" calcext:value-type="float">
            <text:p>848,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alsa20Engine_26_BinaryMutator</text:p>
          </table:table-cell>
          <table:table-cell office:value-type="float" office:value="26006" calcext:value-type="float">
            <text:p>26006</text:p>
          </table:table-cell>
          <table:table-cell table:formula="of:=[.E64]+[.B65]" office:value-type="float" office:value="19855" calcext:value-type="float">
            <text:p>19855</text:p>
          </table:table-cell>
          <table:table-cell table:formula="of:=[.B65]/[.$B$1]" office:value-type="float" office:value="15" calcext:value-type="float">
            <text:p>15,00</text:p>
          </table:table-cell>
          <table:table-cell table:formula="of:=[.G64]+[.F65]" office:value-type="float" office:value="863.260869565218" calcext:value-type="float">
            <text:p>863,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Salsa20Engine_27_BinaryMutator</text:p>
          </table:table-cell>
          <table:table-cell office:value-type="float" office:value="27006" calcext:value-type="float">
            <text:p>27006</text:p>
          </table:table-cell>
          <table:table-cell table:formula="of:=[.E65]+[.B66]" office:value-type="float" office:value="20197" calcext:value-type="float">
            <text:p>20197</text:p>
          </table:table-cell>
          <table:table-cell table:formula="of:=[.B66]/[.$B$1]" office:value-type="float" office:value="14.8695652173913" calcext:value-type="float">
            <text:p>14,87</text:p>
          </table:table-cell>
          <table:table-cell table:formula="of:=[.G65]+[.F66]" office:value-type="float" office:value="878.130434782609" calcext:value-type="float">
            <text:p>878,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alsa20Engine_28_BinaryMutator</text:p>
          </table:table-cell>
          <table:table-cell office:value-type="float" office:value="28006" calcext:value-type="float">
            <text:p>28006</text:p>
          </table:table-cell>
          <table:table-cell table:formula="of:=[.E66]+[.B67]" office:value-type="float" office:value="20542" calcext:value-type="float">
            <text:p>20542</text:p>
          </table:table-cell>
          <table:table-cell table:formula="of:=[.B67]/[.$B$1]" office:value-type="float" office:value="15" calcext:value-type="float">
            <text:p>15,00</text:p>
          </table:table-cell>
          <table:table-cell table:formula="of:=[.G66]+[.F67]" office:value-type="float" office:value="893.130434782609" calcext:value-type="float">
            <text:p>893,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alsa20Engine_29_BinaryMutator</text:p>
          </table:table-cell>
          <table:table-cell office:value-type="float" office:value="29006" calcext:value-type="float">
            <text:p>29006</text:p>
          </table:table-cell>
          <table:table-cell table:formula="of:=[.E67]+[.B68]" office:value-type="float" office:value="20888" calcext:value-type="float">
            <text:p>20888</text:p>
          </table:table-cell>
          <table:table-cell table:formula="of:=[.B68]/[.$B$1]" office:value-type="float" office:value="15.0434782608696" calcext:value-type="float">
            <text:p>15,04</text:p>
          </table:table-cell>
          <table:table-cell table:formula="of:=[.G67]+[.F68]" office:value-type="float" office:value="908.173913043479" calcext:value-type="float">
            <text:p>908,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alsa20Engine_30_BinaryMutator</text:p>
          </table:table-cell>
          <table:table-cell office:value-type="float" office:value="30006" calcext:value-type="float">
            <text:p>30006</text:p>
          </table:table-cell>
          <table:table-cell table:formula="of:=[.E68]+[.B69]" office:value-type="float" office:value="21233" calcext:value-type="float">
            <text:p>21233</text:p>
          </table:table-cell>
          <table:table-cell table:formula="of:=[.B69]/[.$B$1]" office:value-type="float" office:value="15" calcext:value-type="float">
            <text:p>15,00</text:p>
          </table:table-cell>
          <table:table-cell table:formula="of:=[.G68]+[.F69]" office:value-type="float" office:value="923.173913043479" calcext:value-type="float">
            <text:p>923,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alsa20Engine_31_BinaryMutator</text:p>
          </table:table-cell>
          <table:table-cell office:value-type="float" office:value="31006" calcext:value-type="float">
            <text:p>31006</text:p>
          </table:table-cell>
          <table:table-cell table:formula="of:=[.E69]+[.B70]" office:value-type="float" office:value="21578" calcext:value-type="float">
            <text:p>21578</text:p>
          </table:table-cell>
          <table:table-cell table:formula="of:=[.B70]/[.$B$1]" office:value-type="float" office:value="15" calcext:value-type="float">
            <text:p>15,00</text:p>
          </table:table-cell>
          <table:table-cell table:formula="of:=[.G69]+[.F70]" office:value-type="float" office:value="938.173913043479" calcext:value-type="float">
            <text:p>938,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alsa20Engine_32_BinaryMutator</text:p>
          </table:table-cell>
          <table:table-cell office:value-type="float" office:value="32006" calcext:value-type="float">
            <text:p>32006</text:p>
          </table:table-cell>
          <table:table-cell table:formula="of:=[.E70]+[.B71]" office:value-type="float" office:value="21922" calcext:value-type="float">
            <text:p>21922</text:p>
          </table:table-cell>
          <table:table-cell table:formula="of:=[.B71]/[.$B$1]" office:value-type="float" office:value="14.9565217391304" calcext:value-type="float">
            <text:p>14,96</text:p>
          </table:table-cell>
          <table:table-cell table:formula="of:=[.G70]+[.F71]" office:value-type="float" office:value="953.130434782609" calcext:value-type="float">
            <text:p>953,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alsa20Engine_33_BinaryMutator</text:p>
          </table:table-cell>
          <table:table-cell office:value-type="float" office:value="33006" calcext:value-type="float">
            <text:p>33006</text:p>
          </table:table-cell>
          <table:table-cell table:formula="of:=[.E71]+[.B72]" office:value-type="float" office:value="22270" calcext:value-type="float">
            <text:p>22270</text:p>
          </table:table-cell>
          <table:table-cell table:formula="of:=[.B72]/[.$B$1]" office:value-type="float" office:value="15.1304347826087" calcext:value-type="float">
            <text:p>15,13</text:p>
          </table:table-cell>
          <table:table-cell table:formula="of:=[.G71]+[.F72]" office:value-type="float" office:value="968.260869565218" calcext:value-type="float">
            <text:p>968,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alsa20Engine_34_BinaryMutator</text:p>
          </table:table-cell>
          <table:table-cell office:value-type="float" office:value="34006" calcext:value-type="float">
            <text:p>34006</text:p>
          </table:table-cell>
          <table:table-cell table:formula="of:=[.E72]+[.B73]" office:value-type="float" office:value="22613" calcext:value-type="float">
            <text:p>22613</text:p>
          </table:table-cell>
          <table:table-cell table:formula="of:=[.B73]/[.$B$1]" office:value-type="float" office:value="14.9130434782609" calcext:value-type="float">
            <text:p>14,91</text:p>
          </table:table-cell>
          <table:table-cell table:formula="of:=[.G72]+[.F73]" office:value-type="float" office:value="983.173913043479" calcext:value-type="float">
            <text:p>983,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alsa20Engine_35_BinaryMutator</text:p>
          </table:table-cell>
          <table:table-cell office:value-type="float" office:value="35006" calcext:value-type="float">
            <text:p>35006</text:p>
          </table:table-cell>
          <table:table-cell table:formula="of:=[.E73]+[.B74]" office:value-type="float" office:value="22959" calcext:value-type="float">
            <text:p>22959</text:p>
          </table:table-cell>
          <table:table-cell table:formula="of:=[.B74]/[.$B$1]" office:value-type="float" office:value="15.0434782608696" calcext:value-type="float">
            <text:p>15,04</text:p>
          </table:table-cell>
          <table:table-cell table:formula="of:=[.G73]+[.F74]" office:value-type="float" office:value="998.217391304348" calcext:value-type="float">
            <text:p>998,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alsa20Engine_36_BinaryMutator</text:p>
          </table:table-cell>
          <table:table-cell office:value-type="float" office:value="36006" calcext:value-type="float">
            <text:p>36006</text:p>
          </table:table-cell>
          <table:table-cell table:formula="of:=[.E74]+[.B75]" office:value-type="float" office:value="23305" calcext:value-type="float">
            <text:p>23305</text:p>
          </table:table-cell>
          <table:table-cell table:formula="of:=[.B75]/[.$B$1]" office:value-type="float" office:value="15.0434782608696" calcext:value-type="float">
            <text:p>15,04</text:p>
          </table:table-cell>
          <table:table-cell table:formula="of:=[.G74]+[.F75]" office:value-type="float" office:value="1013.26086956522" calcext:value-type="float">
            <text:p>1013,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alsa20Engine_37_BinaryMutator</text:p>
          </table:table-cell>
          <table:table-cell office:value-type="float" office:value="37006" calcext:value-type="float">
            <text:p>37006</text:p>
          </table:table-cell>
          <table:table-cell table:formula="of:=[.E75]+[.B76]" office:value-type="float" office:value="23648" calcext:value-type="float">
            <text:p>23648</text:p>
          </table:table-cell>
          <table:table-cell table:formula="of:=[.B76]/[.$B$1]" office:value-type="float" office:value="14.9130434782609" calcext:value-type="float">
            <text:p>14,91</text:p>
          </table:table-cell>
          <table:table-cell table:formula="of:=[.G75]+[.F76]" office:value-type="float" office:value="1028.17391304348" calcext:value-type="float">
            <text:p>1028,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alsa20Engine_38_BinaryMutator</text:p>
          </table:table-cell>
          <table:table-cell office:value-type="float" office:value="38006" calcext:value-type="float">
            <text:p>38006</text:p>
          </table:table-cell>
          <table:table-cell table:formula="of:=[.E76]+[.B77]" office:value-type="float" office:value="23993" calcext:value-type="float">
            <text:p>23993</text:p>
          </table:table-cell>
          <table:table-cell table:formula="of:=[.B77]/[.$B$1]" office:value-type="float" office:value="15" calcext:value-type="float">
            <text:p>15,00</text:p>
          </table:table-cell>
          <table:table-cell table:formula="of:=[.G76]+[.F77]" office:value-type="float" office:value="1043.17391304348" calcext:value-type="float">
            <text:p>1043,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alsa20Engine_39_BinaryMutator</text:p>
          </table:table-cell>
          <table:table-cell office:value-type="float" office:value="39006" calcext:value-type="float">
            <text:p>39006</text:p>
          </table:table-cell>
          <table:table-cell table:formula="of:=[.E77]+[.B78]" office:value-type="float" office:value="24337" calcext:value-type="float">
            <text:p>24337</text:p>
          </table:table-cell>
          <table:table-cell table:formula="of:=[.B78]/[.$B$1]" office:value-type="float" office:value="14.9565217391304" calcext:value-type="float">
            <text:p>14,96</text:p>
          </table:table-cell>
          <table:table-cell table:formula="of:=[.G77]+[.F78]" office:value-type="float" office:value="1058.13043478261" calcext:value-type="float">
            <text:p>1058,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alsa20Engine_40_BinaryMutator</text:p>
          </table:table-cell>
          <table:table-cell office:value-type="float" office:value="40006" calcext:value-type="float">
            <text:p>40006</text:p>
          </table:table-cell>
          <table:table-cell table:formula="of:=[.E78]+[.B79]" office:value-type="float" office:value="24683" calcext:value-type="float">
            <text:p>24683</text:p>
          </table:table-cell>
          <table:table-cell table:formula="of:=[.B79]/[.$B$1]" office:value-type="float" office:value="15.0434782608696" calcext:value-type="float">
            <text:p>15,04</text:p>
          </table:table-cell>
          <table:table-cell table:formula="of:=[.G78]+[.F79]" office:value-type="float" office:value="1073.17391304348" calcext:value-type="float">
            <text:p>1073,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Salsa20Engine_41_BinaryMutator</text:p>
          </table:table-cell>
          <table:table-cell office:value-type="float" office:value="41006" calcext:value-type="float">
            <text:p>41006</text:p>
          </table:table-cell>
          <table:table-cell table:formula="of:=[.E79]+[.B80]" office:value-type="float" office:value="25025" calcext:value-type="float">
            <text:p>25025</text:p>
          </table:table-cell>
          <table:table-cell table:formula="of:=[.B80]/[.$B$1]" office:value-type="float" office:value="14.8695652173913" calcext:value-type="float">
            <text:p>14,87</text:p>
          </table:table-cell>
          <table:table-cell table:formula="of:=[.G79]+[.F80]" office:value-type="float" office:value="1088.04347826087" calcext:value-type="float">
            <text:p>1088,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alsa20Engine_42_BinaryMutator</text:p>
          </table:table-cell>
          <table:table-cell office:value-type="float" office:value="42006" calcext:value-type="float">
            <text:p>42006</text:p>
          </table:table-cell>
          <table:table-cell table:formula="of:=[.E80]+[.B81]" office:value-type="float" office:value="25370" calcext:value-type="float">
            <text:p>25370</text:p>
          </table:table-cell>
          <table:table-cell table:formula="of:=[.B81]/[.$B$1]" office:value-type="float" office:value="15" calcext:value-type="float">
            <text:p>15,00</text:p>
          </table:table-cell>
          <table:table-cell table:formula="of:=[.G80]+[.F81]" office:value-type="float" office:value="1103.04347826087" calcext:value-type="float">
            <text:p>1103,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alsa20Engine_43_BinaryMutator</text:p>
          </table:table-cell>
          <table:table-cell office:value-type="float" office:value="43006" calcext:value-type="float">
            <text:p>43006</text:p>
          </table:table-cell>
          <table:table-cell table:formula="of:=[.E81]+[.B82]" office:value-type="float" office:value="25717" calcext:value-type="float">
            <text:p>25717</text:p>
          </table:table-cell>
          <table:table-cell table:formula="of:=[.B82]/[.$B$1]" office:value-type="float" office:value="15.0869565217391" calcext:value-type="float">
            <text:p>15,09</text:p>
          </table:table-cell>
          <table:table-cell table:formula="of:=[.G81]+[.F82]" office:value-type="float" office:value="1118.13043478261" calcext:value-type="float">
            <text:p>1118,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alsa20Engine_44_BinaryMutator</text:p>
          </table:table-cell>
          <table:table-cell office:value-type="float" office:value="44006" calcext:value-type="float">
            <text:p>44006</text:p>
          </table:table-cell>
          <table:table-cell table:formula="of:=[.E82]+[.B83]" office:value-type="float" office:value="26060" calcext:value-type="float">
            <text:p>26060</text:p>
          </table:table-cell>
          <table:table-cell table:formula="of:=[.B83]/[.$B$1]" office:value-type="float" office:value="14.9130434782609" calcext:value-type="float">
            <text:p>14,91</text:p>
          </table:table-cell>
          <table:table-cell table:formula="of:=[.G82]+[.F83]" office:value-type="float" office:value="1133.04347826087" calcext:value-type="float">
            <text:p>1133,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alsa20Engine_45_BinaryMutator</text:p>
          </table:table-cell>
          <table:table-cell office:value-type="float" office:value="45006" calcext:value-type="float">
            <text:p>45006</text:p>
          </table:table-cell>
          <table:table-cell table:formula="of:=[.E83]+[.B84]" office:value-type="float" office:value="26407" calcext:value-type="float">
            <text:p>26407</text:p>
          </table:table-cell>
          <table:table-cell table:formula="of:=[.B84]/[.$B$1]" office:value-type="float" office:value="15.0869565217391" calcext:value-type="float">
            <text:p>15,09</text:p>
          </table:table-cell>
          <table:table-cell table:formula="of:=[.G83]+[.F84]" office:value-type="float" office:value="1148.13043478261" calcext:value-type="float">
            <text:p>1148,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alsa20Engine_46_BinaryMutator</text:p>
          </table:table-cell>
          <table:table-cell office:value-type="float" office:value="46006" calcext:value-type="float">
            <text:p>46006</text:p>
          </table:table-cell>
          <table:table-cell table:formula="of:=[.E84]+[.B85]" office:value-type="float" office:value="26753" calcext:value-type="float">
            <text:p>26753</text:p>
          </table:table-cell>
          <table:table-cell table:formula="of:=[.B85]/[.$B$1]" office:value-type="float" office:value="15.0434782608696" calcext:value-type="float">
            <text:p>15,04</text:p>
          </table:table-cell>
          <table:table-cell table:formula="of:=[.G84]+[.F85]" office:value-type="float" office:value="1163.17391304348" calcext:value-type="float">
            <text:p>1163,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alsa20Engine_47_BinaryMutator</text:p>
          </table:table-cell>
          <table:table-cell office:value-type="float" office:value="47006" calcext:value-type="float">
            <text:p>47006</text:p>
          </table:table-cell>
          <table:table-cell table:formula="of:=[.E85]+[.B86]" office:value-type="float" office:value="27097" calcext:value-type="float">
            <text:p>27097</text:p>
          </table:table-cell>
          <table:table-cell table:formula="of:=[.B86]/[.$B$1]" office:value-type="float" office:value="14.9565217391304" calcext:value-type="float">
            <text:p>14,96</text:p>
          </table:table-cell>
          <table:table-cell table:formula="of:=[.G85]+[.F86]" office:value-type="float" office:value="1178.13043478261" calcext:value-type="float">
            <text:p>1178,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ryptoUtils_0_BinaryMutator</text:p>
          </table:table-cell>
          <table:table-cell office:value-type="float" office:value="8" calcext:value-type="float">
            <text:p>8</text:p>
          </table:table-cell>
          <table:table-cell table:formula="of:=[.E86]+[.B87]" office:value-type="float" office:value="27405" calcext:value-type="float">
            <text:p>27405</text:p>
          </table:table-cell>
          <table:table-cell table:formula="of:=[.B87]/[.$B$1]" office:value-type="float" office:value="13.3913043478261" calcext:value-type="float">
            <text:p>13,39</text:p>
          </table:table-cell>
          <table:table-cell table:formula="of:=[.G86]+[.F87]" office:value-type="float" office:value="1191.52173913044" calcext:value-type="float">
            <text:p>1191,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ryptoUtils_1_BinaryMutator</text:p>
          </table:table-cell>
          <table:table-cell office:value-type="float" office:value="1008" calcext:value-type="float">
            <text:p>1008</text:p>
          </table:table-cell>
          <table:table-cell table:formula="of:=[.E87]+[.B88]" office:value-type="float" office:value="27543" calcext:value-type="float">
            <text:p>27543</text:p>
          </table:table-cell>
          <table:table-cell table:formula="of:=[.B88]/[.$B$1]" office:value-type="float" office:value="6" calcext:value-type="float">
            <text:p>6,00</text:p>
          </table:table-cell>
          <table:table-cell table:formula="of:=[.G87]+[.F88]" office:value-type="float" office:value="1197.52173913044" calcext:value-type="float">
            <text:p>1197,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ryptoUtils_2_BinaryMutator</text:p>
          </table:table-cell>
          <table:table-cell office:value-type="float" office:value="2008" calcext:value-type="float">
            <text:p>2008</text:p>
          </table:table-cell>
          <table:table-cell table:formula="of:=[.E88]+[.B89]" office:value-type="float" office:value="27849" calcext:value-type="float">
            <text:p>27849</text:p>
          </table:table-cell>
          <table:table-cell table:formula="of:=[.B89]/[.$B$1]" office:value-type="float" office:value="13.304347826087" calcext:value-type="float">
            <text:p>13,30</text:p>
          </table:table-cell>
          <table:table-cell table:formula="of:=[.G88]+[.F89]" office:value-type="float" office:value="1210.82608695652" calcext:value-type="float">
            <text:p>1210,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ryptoUtils_3_BinaryMutator</text:p>
          </table:table-cell>
          <table:table-cell office:value-type="float" office:value="3008" calcext:value-type="float">
            <text:p>3008</text:p>
          </table:table-cell>
          <table:table-cell table:formula="of:=[.E89]+[.B90]" office:value-type="float" office:value="27992" calcext:value-type="float">
            <text:p>27992</text:p>
          </table:table-cell>
          <table:table-cell table:formula="of:=[.B90]/[.$B$1]" office:value-type="float" office:value="6.21739130434783" calcext:value-type="float">
            <text:p>6,22</text:p>
          </table:table-cell>
          <table:table-cell table:formula="of:=[.G89]+[.F90]" office:value-type="float" office:value="1217.04347826087" calcext:value-type="float">
            <text:p>1217,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KeyStoreHandle_0_BinaryMutator</text:p>
          </table:table-cell>
          <table:table-cell office:value-type="float" office:value="12" calcext:value-type="float">
            <text:p>12</text:p>
          </table:table-cell>
          <table:table-cell table:formula="of:=[.E90]+[.B91]" office:value-type="float" office:value="28336" calcext:value-type="float">
            <text:p>28336</text:p>
          </table:table-cell>
          <table:table-cell table:formula="of:=[.B91]/[.$B$1]" office:value-type="float" office:value="14.9565217391304" calcext:value-type="float">
            <text:p>14,96</text:p>
          </table:table-cell>
          <table:table-cell table:formula="of:=[.G90]+[.F91]" office:value-type="float" office:value="1232" calcext:value-type="float">
            <text:p>1232,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aultManager_0_NullIntentOperatorMutator</text:p>
          </table:table-cell>
          <table:table-cell office:value-type="float" office:value="27" calcext:value-type="float">
            <text:p>27</text:p>
          </table:table-cell>
          <table:table-cell table:formula="of:=[.E91]+[.B92]" office:value-type="float" office:value="28681" calcext:value-type="float">
            <text:p>28681</text:p>
          </table:table-cell>
          <table:table-cell table:formula="of:=[.B92]/[.$B$1]" office:value-type="float" office:value="15" calcext:value-type="float">
            <text:p>15,00</text:p>
          </table:table-cell>
          <table:table-cell table:formula="of:=[.G91]+[.F92]" office:value-type="float" office:value="1247" calcext:value-type="float">
            <text:p>1247,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aultManager_1_InvalidKeyIntentOperatorMutator</text:p>
          </table:table-cell>
          <table:table-cell office:value-type="float" office:value="1027" calcext:value-type="float">
            <text:p>1027</text:p>
          </table:table-cell>
          <table:table-cell table:formula="of:=[.E92]+[.B93]" office:value-type="float" office:value="29026" calcext:value-type="float">
            <text:p>29026</text:p>
          </table:table-cell>
          <table:table-cell table:formula="of:=[.B93]/[.$B$1]" office:value-type="float" office:value="15" calcext:value-type="float">
            <text:p>15,00</text:p>
          </table:table-cell>
          <table:table-cell table:formula="of:=[.G92]+[.F93]" office:value-type="float" office:value="1262" calcext:value-type="float">
            <text:p>1262,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VaultManager_2_RandomActionIntentDefinitionOperatorMutator</text:p>
          </table:table-cell>
          <table:table-cell office:value-type="float" office:value="2027" calcext:value-type="float">
            <text:p>2027</text:p>
          </table:table-cell>
          <table:table-cell table:formula="of:=[.E93]+[.B94]" office:value-type="float" office:value="29370" calcext:value-type="float">
            <text:p>29370</text:p>
          </table:table-cell>
          <table:table-cell table:formula="of:=[.B94]/[.$B$1]" office:value-type="float" office:value="14.9565217391304" calcext:value-type="float">
            <text:p>14,96</text:p>
          </table:table-cell>
          <table:table-cell table:formula="of:=[.G93]+[.F94]" office:value-type="float" office:value="1276.95652173913" calcext:value-type="float">
            <text:p>1276,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VaultBackupManager_0_BinaryMutator</text:p>
          </table:table-cell>
          <table:table-cell office:value-type="float" office:value="34" calcext:value-type="float">
            <text:p>34</text:p>
          </table:table-cell>
          <table:table-cell table:formula="of:=[.E94]+[.B95]" office:value-type="float" office:value="29714" calcext:value-type="float">
            <text:p>29714</text:p>
          </table:table-cell>
          <table:table-cell table:formula="of:=[.B95]/[.$B$1]" office:value-type="float" office:value="14.9565217391304" calcext:value-type="float">
            <text:p>14,96</text:p>
          </table:table-cell>
          <table:table-cell table:formula="of:=[.G94]+[.F95]" office:value-type="float" office:value="1291.91304347826" calcext:value-type="float">
            <text:p>1291,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VaultBackupManager_1_BinaryMutator</text:p>
          </table:table-cell>
          <table:table-cell office:value-type="float" office:value="1034" calcext:value-type="float">
            <text:p>1034</text:p>
          </table:table-cell>
          <table:table-cell table:formula="of:=[.E95]+[.B96]" office:value-type="float" office:value="30060" calcext:value-type="float">
            <text:p>30060</text:p>
          </table:table-cell>
          <table:table-cell table:formula="of:=[.B96]/[.$B$1]" office:value-type="float" office:value="15.0434782608696" calcext:value-type="float">
            <text:p>15,04</text:p>
          </table:table-cell>
          <table:table-cell table:formula="of:=[.G95]+[.F96]" office:value-type="float" office:value="1306.95652173913" calcext:value-type="float">
            <text:p>1306,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VaultBackupManager_2_BinaryMutator</text:p>
          </table:table-cell>
          <table:table-cell office:value-type="float" office:value="2034" calcext:value-type="float">
            <text:p>2034</text:p>
          </table:table-cell>
          <table:table-cell table:formula="of:=[.E96]+[.B97]" office:value-type="float" office:value="30406" calcext:value-type="float">
            <text:p>30406</text:p>
          </table:table-cell>
          <table:table-cell table:formula="of:=[.B97]/[.$B$1]" office:value-type="float" office:value="15.0434782608696" calcext:value-type="float">
            <text:p>15,04</text:p>
          </table:table-cell>
          <table:table-cell table:formula="of:=[.G96]+[.F97]" office:value-type="float" office:value="1322" calcext:value-type="float">
            <text:p>1322,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VaultBackupManager_3_BinaryMutator</text:p>
          </table:table-cell>
          <table:table-cell office:value-type="float" office:value="3034" calcext:value-type="float">
            <text:p>3034</text:p>
          </table:table-cell>
          <table:table-cell table:formula="of:=[.E97]+[.B98]" office:value-type="float" office:value="30728" calcext:value-type="float">
            <text:p>30728</text:p>
          </table:table-cell>
          <table:table-cell table:formula="of:=[.B98]/[.$B$1]" office:value-type="float" office:value="14" calcext:value-type="float">
            <text:p>14,00</text:p>
          </table:table-cell>
          <table:table-cell table:formula="of:=[.G97]+[.F98]" office:value-type="float" office:value="1336" calcext:value-type="float">
            <text:p>1336,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VaultBackupManager_4_BinaryMutator</text:p>
          </table:table-cell>
          <table:table-cell office:value-type="float" office:value="4034" calcext:value-type="float">
            <text:p>4034</text:p>
          </table:table-cell>
          <table:table-cell table:formula="of:=[.E98]+[.B99]" office:value-type="float" office:value="31199" calcext:value-type="float">
            <text:p>31199</text:p>
          </table:table-cell>
          <table:table-cell table:formula="of:=[.B99]/[.$B$1]" office:value-type="float" office:value="20.4782608695652" calcext:value-type="float">
            <text:p>20,48</text:p>
          </table:table-cell>
          <table:table-cell table:formula="of:=[.G98]+[.F99]" office:value-type="float" office:value="1356.47826086957" calcext:value-type="float">
            <text:p>1356,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VaultBackupManager_5_BinaryMutator</text:p>
          </table:table-cell>
          <table:table-cell office:value-type="float" office:value="5034" calcext:value-type="float">
            <text:p>5034</text:p>
          </table:table-cell>
          <table:table-cell table:formula="of:=[.E99]+[.B100]" office:value-type="float" office:value="31545" calcext:value-type="float">
            <text:p>31545</text:p>
          </table:table-cell>
          <table:table-cell table:formula="of:=[.B100]/[.$B$1]" office:value-type="float" office:value="15.0434782608696" calcext:value-type="float">
            <text:p>15,04</text:p>
          </table:table-cell>
          <table:table-cell table:formula="of:=[.G99]+[.F100]" office:value-type="float" office:value="1371.52173913044" calcext:value-type="float">
            <text:p>1371,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ndOtpImporter_0_BinaryMutator</text:p>
          </table:table-cell>
          <table:table-cell office:value-type="float" office:value="45" calcext:value-type="float">
            <text:p>45</text:p>
          </table:table-cell>
          <table:table-cell table:formula="of:=[.E100]+[.B101]" office:value-type="float" office:value="31889" calcext:value-type="float">
            <text:p>31889</text:p>
          </table:table-cell>
          <table:table-cell table:formula="of:=[.B101]/[.$B$1]" office:value-type="float" office:value="14.9565217391304" calcext:value-type="float">
            <text:p>14,96</text:p>
          </table:table-cell>
          <table:table-cell table:formula="of:=[.G100]+[.F101]" office:value-type="float" office:value="1386.47826086957" calcext:value-type="float">
            <text:p>1386,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ndOtpImporter_1_BinaryMutator</text:p>
          </table:table-cell>
          <table:table-cell office:value-type="float" office:value="1045" calcext:value-type="float">
            <text:p>1045</text:p>
          </table:table-cell>
          <table:table-cell table:formula="of:=[.E101]+[.B102]" office:value-type="float" office:value="32233" calcext:value-type="float">
            <text:p>32233</text:p>
          </table:table-cell>
          <table:table-cell table:formula="of:=[.B102]/[.$B$1]" office:value-type="float" office:value="14.9565217391304" calcext:value-type="float">
            <text:p>14,96</text:p>
          </table:table-cell>
          <table:table-cell table:formula="of:=[.G101]+[.F102]" office:value-type="float" office:value="1401.4347826087" calcext:value-type="float">
            <text:p>1401,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ndOtpImporter_2_BinaryMutator</text:p>
          </table:table-cell>
          <table:table-cell office:value-type="float" office:value="2045" calcext:value-type="float">
            <text:p>2045</text:p>
          </table:table-cell>
          <table:table-cell table:formula="of:=[.E102]+[.B103]" office:value-type="float" office:value="32580" calcext:value-type="float">
            <text:p>32580</text:p>
          </table:table-cell>
          <table:table-cell table:formula="of:=[.B103]/[.$B$1]" office:value-type="float" office:value="15.0869565217391" calcext:value-type="float">
            <text:p>15,09</text:p>
          </table:table-cell>
          <table:table-cell table:formula="of:=[.G102]+[.F103]" office:value-type="float" office:value="1416.52173913044" calcext:value-type="float">
            <text:p>1416,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OtpImporter_3_BinaryMutator</text:p>
          </table:table-cell>
          <table:table-cell office:value-type="float" office:value="3045" calcext:value-type="float">
            <text:p>3045</text:p>
          </table:table-cell>
          <table:table-cell table:formula="of:=[.E103]+[.B104]" office:value-type="float" office:value="32928" calcext:value-type="float">
            <text:p>32928</text:p>
          </table:table-cell>
          <table:table-cell table:formula="of:=[.B104]/[.$B$1]" office:value-type="float" office:value="15.1304347826087" calcext:value-type="float">
            <text:p>15,13</text:p>
          </table:table-cell>
          <table:table-cell table:formula="of:=[.G103]+[.F104]" office:value-type="float" office:value="1431.65217391304" calcext:value-type="float">
            <text:p>1431,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ndOtpImporter_4_BinaryMutator</text:p>
          </table:table-cell>
          <table:table-cell office:value-type="float" office:value="4045" calcext:value-type="float">
            <text:p>4045</text:p>
          </table:table-cell>
          <table:table-cell table:formula="of:=[.E104]+[.B105]" office:value-type="float" office:value="33275" calcext:value-type="float">
            <text:p>33275</text:p>
          </table:table-cell>
          <table:table-cell table:formula="of:=[.B105]/[.$B$1]" office:value-type="float" office:value="15.0869565217391" calcext:value-type="float">
            <text:p>15,09</text:p>
          </table:table-cell>
          <table:table-cell table:formula="of:=[.G104]+[.F105]" office:value-type="float" office:value="1446.73913043478" calcext:value-type="float">
            <text:p>1446,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ndOtpImporter_5_BinaryMutator</text:p>
          </table:table-cell>
          <table:table-cell office:value-type="float" office:value="5045" calcext:value-type="float">
            <text:p>5045</text:p>
          </table:table-cell>
          <table:table-cell table:formula="of:=[.E105]+[.B106]" office:value-type="float" office:value="33622" calcext:value-type="float">
            <text:p>33622</text:p>
          </table:table-cell>
          <table:table-cell table:formula="of:=[.B106]/[.$B$1]" office:value-type="float" office:value="15.0869565217391" calcext:value-type="float">
            <text:p>15,09</text:p>
          </table:table-cell>
          <table:table-cell table:formula="of:=[.G105]+[.F106]" office:value-type="float" office:value="1461.82608695652" calcext:value-type="float">
            <text:p>1461,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ndOtpImporter_6_BinaryMutator</text:p>
          </table:table-cell>
          <table:table-cell office:value-type="float" office:value="6045" calcext:value-type="float">
            <text:p>6045</text:p>
          </table:table-cell>
          <table:table-cell table:formula="of:=[.E106]+[.B107]" office:value-type="float" office:value="33968" calcext:value-type="float">
            <text:p>33968</text:p>
          </table:table-cell>
          <table:table-cell table:formula="of:=[.B107]/[.$B$1]" office:value-type="float" office:value="15.0434782608696" calcext:value-type="float">
            <text:p>15,04</text:p>
          </table:table-cell>
          <table:table-cell table:formula="of:=[.G106]+[.F107]" office:value-type="float" office:value="1476.86956521739" calcext:value-type="float">
            <text:p>1476,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AndOtpImporter_7_BinaryMutator</text:p>
          </table:table-cell>
          <table:table-cell office:value-type="float" office:value="7045" calcext:value-type="float">
            <text:p>7045</text:p>
          </table:table-cell>
          <table:table-cell table:formula="of:=[.E107]+[.B108]" office:value-type="float" office:value="34432" calcext:value-type="float">
            <text:p>34432</text:p>
          </table:table-cell>
          <table:table-cell table:formula="of:=[.B108]/[.$B$1]" office:value-type="float" office:value="20.1739130434783" calcext:value-type="float">
            <text:p>20,17</text:p>
          </table:table-cell>
          <table:table-cell table:formula="of:=[.G107]+[.F108]" office:value-type="float" office:value="1497.04347826087" calcext:value-type="float">
            <text:p>1497,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ndOtpImporter_8_BuggyGUIListenerOperatorMutator</text:p>
          </table:table-cell>
          <table:table-cell office:value-type="float" office:value="8045" calcext:value-type="float">
            <text:p>8045</text:p>
          </table:table-cell>
          <table:table-cell table:formula="of:=[.E108]+[.B109]" office:value-type="float" office:value="34776" calcext:value-type="float">
            <text:p>34776</text:p>
          </table:table-cell>
          <table:table-cell table:formula="of:=[.B109]/[.$B$1]" office:value-type="float" office:value="14.9565217391304" calcext:value-type="float">
            <text:p>14,96</text:p>
          </table:table-cell>
          <table:table-cell table:formula="of:=[.G108]+[.F109]" office:value-type="float" office:value="1512" calcext:value-type="float">
            <text:p>1512,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TotpAuthenticatorImporter_0_BuggyGUIListenerOperatorMutator</text:p>
          </table:table-cell>
          <table:table-cell office:value-type="float" office:value="46" calcext:value-type="float">
            <text:p>46</text:p>
          </table:table-cell>
          <table:table-cell table:formula="of:=[.E109]+[.B110]" office:value-type="float" office:value="35121" calcext:value-type="float">
            <text:p>35121</text:p>
          </table:table-cell>
          <table:table-cell table:formula="of:=[.B110]/[.$B$1]" office:value-type="float" office:value="15" calcext:value-type="float">
            <text:p>15,00</text:p>
          </table:table-cell>
          <table:table-cell table:formula="of:=[.G109]+[.F110]" office:value-type="float" office:value="1527" calcext:value-type="float">
            <text:p>1527,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TotpAuthenticatorImporter_1_BuggyGUIListenerOperatorMutator</text:p>
          </table:table-cell>
          <table:table-cell office:value-type="float" office:value="1046" calcext:value-type="float">
            <text:p>1046</text:p>
          </table:table-cell>
          <table:table-cell table:formula="of:=[.E110]+[.B111]" office:value-type="float" office:value="35466" calcext:value-type="float">
            <text:p>35466</text:p>
          </table:table-cell>
          <table:table-cell table:formula="of:=[.B111]/[.$B$1]" office:value-type="float" office:value="15" calcext:value-type="float">
            <text:p>15,00</text:p>
          </table:table-cell>
          <table:table-cell table:formula="of:=[.G110]+[.F111]" office:value-type="float" office:value="1542" calcext:value-type="float">
            <text:p>1542,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otpInfo_0_BinaryMutator</text:p>
          </table:table-cell>
          <table:table-cell office:value-type="float" office:value="61" calcext:value-type="float">
            <text:p>61</text:p>
          </table:table-cell>
          <table:table-cell table:formula="of:=[.E111]+[.B112]" office:value-type="float" office:value="35772" calcext:value-type="float">
            <text:p>35772</text:p>
          </table:table-cell>
          <table:table-cell table:formula="of:=[.B112]/[.$B$1]" office:value-type="float" office:value="13.304347826087" calcext:value-type="float">
            <text:p>13,30</text:p>
          </table:table-cell>
          <table:table-cell table:formula="of:=[.G111]+[.F112]" office:value-type="float" office:value="1555.30434782609" calcext:value-type="float">
            <text:p>1555,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tpInfo_0_BinaryMutator</text:p>
          </table:table-cell>
          <table:table-cell office:value-type="float" office:value="64" calcext:value-type="float">
            <text:p>64</text:p>
          </table:table-cell>
          <table:table-cell table:formula="of:=[.E112]+[.B113]" office:value-type="float" office:value="35892" calcext:value-type="float">
            <text:p>35892</text:p>
          </table:table-cell>
          <table:table-cell table:formula="of:=[.B113]/[.$B$1]" office:value-type="float" office:value="5.21739130434783" calcext:value-type="float">
            <text:p>5,22</text:p>
          </table:table-cell>
          <table:table-cell table:formula="of:=[.G112]+[.F113]" office:value-type="float" office:value="1560.52173913044" calcext:value-type="float">
            <text:p>1560,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TotpInfo_1_BinaryMutator</text:p>
          </table:table-cell>
          <table:table-cell office:value-type="float" office:value="1064" calcext:value-type="float">
            <text:p>1064</text:p>
          </table:table-cell>
          <table:table-cell table:formula="of:=[.E113]+[.B114]" office:value-type="float" office:value="36215" calcext:value-type="float">
            <text:p>36215</text:p>
          </table:table-cell>
          <table:table-cell table:formula="of:=[.B114]/[.$B$1]" office:value-type="float" office:value="14.0434782608696" calcext:value-type="float">
            <text:p>14,04</text:p>
          </table:table-cell>
          <table:table-cell table:formula="of:=[.G113]+[.F114]" office:value-type="float" office:value="1574.56521739131" calcext:value-type="float">
            <text:p>1574,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otpInfo_2_BinaryMutator</text:p>
          </table:table-cell>
          <table:table-cell office:value-type="float" office:value="2064" calcext:value-type="float">
            <text:p>2064</text:p>
          </table:table-cell>
          <table:table-cell table:formula="of:=[.E114]+[.B115]" office:value-type="float" office:value="36651" calcext:value-type="float">
            <text:p>36651</text:p>
          </table:table-cell>
          <table:table-cell table:formula="of:=[.B115]/[.$B$1]" office:value-type="float" office:value="18.9565217391304" calcext:value-type="float">
            <text:p>18,96</text:p>
          </table:table-cell>
          <table:table-cell table:formula="of:=[.G114]+[.F115]" office:value-type="float" office:value="1593.52173913044" calcext:value-type="float">
            <text:p>1593,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GoogleAuthInfo_0_BinaryMutator</text:p>
          </table:table-cell>
          <table:table-cell office:value-type="float" office:value="68" calcext:value-type="float">
            <text:p>68</text:p>
          </table:table-cell>
          <table:table-cell table:formula="of:=[.E115]+[.B116]" office:value-type="float" office:value="37117" calcext:value-type="float">
            <text:p>37117</text:p>
          </table:table-cell>
          <table:table-cell table:formula="of:=[.B116]/[.$B$1]" office:value-type="float" office:value="20.2608695652174" calcext:value-type="float">
            <text:p>20,26</text:p>
          </table:table-cell>
          <table:table-cell table:formula="of:=[.G115]+[.F116]" office:value-type="float" office:value="1613.78260869565" calcext:value-type="float">
            <text:p>1613,7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YandexInfo_0_BinaryMutator</text:p>
          </table:table-cell>
          <table:table-cell office:value-type="float" office:value="69" calcext:value-type="float">
            <text:p>69</text:p>
          </table:table-cell>
          <table:table-cell table:formula="of:=[.E116]+[.B117]" office:value-type="float" office:value="37575" calcext:value-type="float">
            <text:p>37575</text:p>
          </table:table-cell>
          <table:table-cell table:formula="of:=[.B117]/[.$B$1]" office:value-type="float" office:value="19.9130434782609" calcext:value-type="float">
            <text:p>19,91</text:p>
          </table:table-cell>
          <table:table-cell table:formula="of:=[.G116]+[.F117]" office:value-type="float" office:value="1633.69565217391" calcext:value-type="float">
            <text:p>1633,7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YandexInfo_1_BinaryMutator</text:p>
          </table:table-cell>
          <table:table-cell office:value-type="float" office:value="1069" calcext:value-type="float">
            <text:p>1069</text:p>
          </table:table-cell>
          <table:table-cell table:formula="of:=[.E117]+[.B118]" office:value-type="float" office:value="38023" calcext:value-type="float">
            <text:p>38023</text:p>
          </table:table-cell>
          <table:table-cell table:formula="of:=[.B118]/[.$B$1]" office:value-type="float" office:value="19.4782608695652" calcext:value-type="float">
            <text:p>19,48</text:p>
          </table:table-cell>
          <table:table-cell table:formula="of:=[.G117]+[.F118]" office:value-type="float" office:value="1653.17391304348" calcext:value-type="float">
            <text:p>1653,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YandexInfo_2_BinaryMutator</text:p>
          </table:table-cell>
          <table:table-cell office:value-type="float" office:value="2069" calcext:value-type="float">
            <text:p>2069</text:p>
          </table:table-cell>
          <table:table-cell table:formula="of:=[.E118]+[.B119]" office:value-type="float" office:value="38479" calcext:value-type="float">
            <text:p>38479</text:p>
          </table:table-cell>
          <table:table-cell table:formula="of:=[.B119]/[.$B$1]" office:value-type="float" office:value="19.8260869565217" calcext:value-type="float">
            <text:p>19,83</text:p>
          </table:table-cell>
          <table:table-cell table:formula="of:=[.G118]+[.F119]" office:value-type="float" office:value="1673" calcext:value-type="float">
            <text:p>1673,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YandexInfo_3_BinaryMutator</text:p>
          </table:table-cell>
          <table:table-cell office:value-type="float" office:value="3069" calcext:value-type="float">
            <text:p>3069</text:p>
          </table:table-cell>
          <table:table-cell table:formula="of:=[.E119]+[.B120]" office:value-type="float" office:value="38938" calcext:value-type="float">
            <text:p>38938</text:p>
          </table:table-cell>
          <table:table-cell table:formula="of:=[.B120]/[.$B$1]" office:value-type="float" office:value="19.9565217391304" calcext:value-type="float">
            <text:p>19,96</text:p>
          </table:table-cell>
          <table:table-cell table:formula="of:=[.G119]+[.F120]" office:value-type="float" office:value="1692.95652173913" calcext:value-type="float">
            <text:p>1692,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YandexInfo_4_BinaryMutator</text:p>
          </table:table-cell>
          <table:table-cell office:value-type="float" office:value="4069" calcext:value-type="float">
            <text:p>4069</text:p>
          </table:table-cell>
          <table:table-cell table:formula="of:=[.E120]+[.B121]" office:value-type="float" office:value="39375" calcext:value-type="float">
            <text:p>39375</text:p>
          </table:table-cell>
          <table:table-cell table:formula="of:=[.B121]/[.$B$1]" office:value-type="float" office:value="19" calcext:value-type="float">
            <text:p>19,00</text:p>
          </table:table-cell>
          <table:table-cell table:formula="of:=[.G120]+[.F121]" office:value-type="float" office:value="1711.95652173913" calcext:value-type="float">
            <text:p>1711,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YandexInfo_5_BinaryMutator</text:p>
          </table:table-cell>
          <table:table-cell office:value-type="float" office:value="5069" calcext:value-type="float">
            <text:p>5069</text:p>
          </table:table-cell>
          <table:table-cell table:formula="of:=[.E121]+[.B122]" office:value-type="float" office:value="39806" calcext:value-type="float">
            <text:p>39806</text:p>
          </table:table-cell>
          <table:table-cell table:formula="of:=[.B122]/[.$B$1]" office:value-type="float" office:value="18.7391304347826" calcext:value-type="float">
            <text:p>18,74</text:p>
          </table:table-cell>
          <table:table-cell table:formula="of:=[.G121]+[.F122]" office:value-type="float" office:value="1730.69565217391" calcext:value-type="float">
            <text:p>1730,7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YandexInfo_6_BinaryMutator</text:p>
          </table:table-cell>
          <table:table-cell office:value-type="float" office:value="6069" calcext:value-type="float">
            <text:p>6069</text:p>
          </table:table-cell>
          <table:table-cell table:formula="of:=[.E122]+[.B123]" office:value-type="float" office:value="40240" calcext:value-type="float">
            <text:p>40240</text:p>
          </table:table-cell>
          <table:table-cell table:formula="of:=[.B123]/[.$B$1]" office:value-type="float" office:value="18.8695652173913" calcext:value-type="float">
            <text:p>18,87</text:p>
          </table:table-cell>
          <table:table-cell table:formula="of:=[.G122]+[.F123]" office:value-type="float" office:value="1749.56521739131" calcext:value-type="float">
            <text:p>1749,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YandexInfo_7_BinaryMutator</text:p>
          </table:table-cell>
          <table:table-cell office:value-type="float" office:value="7069" calcext:value-type="float">
            <text:p>7069</text:p>
          </table:table-cell>
          <table:table-cell table:formula="of:=[.E123]+[.B124]" office:value-type="float" office:value="40680" calcext:value-type="float">
            <text:p>40680</text:p>
          </table:table-cell>
          <table:table-cell table:formula="of:=[.B124]/[.$B$1]" office:value-type="float" office:value="19.1304347826087" calcext:value-type="float">
            <text:p>19,13</text:p>
          </table:table-cell>
          <table:table-cell table:formula="of:=[.G123]+[.F124]" office:value-type="float" office:value="1768.69565217391" calcext:value-type="float">
            <text:p>1768,7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otificationService_0_NullIntentOperatorMutator</text:p>
          </table:table-cell>
          <table:table-cell office:value-type="float" office:value="71" calcext:value-type="float">
            <text:p>71</text:p>
          </table:table-cell>
          <table:table-cell table:formula="of:=[.E124]+[.B125]" office:value-type="float" office:value="41109" calcext:value-type="float">
            <text:p>41109</text:p>
          </table:table-cell>
          <table:table-cell table:formula="of:=[.B125]/[.$B$1]" office:value-type="float" office:value="18.6521739130435" calcext:value-type="float">
            <text:p>18,65</text:p>
          </table:table-cell>
          <table:table-cell table:formula="of:=[.G124]+[.F125]" office:value-type="float" office:value="1787.34782608696" calcext:value-type="float">
            <text:p>1787,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otificationService_1_InvalidKeyIntentOperatorMutator</text:p>
          </table:table-cell>
          <table:table-cell office:value-type="float" office:value="1071" calcext:value-type="float">
            <text:p>1071</text:p>
          </table:table-cell>
          <table:table-cell table:formula="of:=[.E125]+[.B126]" office:value-type="float" office:value="41542" calcext:value-type="float">
            <text:p>41542</text:p>
          </table:table-cell>
          <table:table-cell table:formula="of:=[.B126]/[.$B$1]" office:value-type="float" office:value="18.8260869565217" calcext:value-type="float">
            <text:p>18,83</text:p>
          </table:table-cell>
          <table:table-cell table:formula="of:=[.G125]+[.F126]" office:value-type="float" office:value="1806.17391304348" calcext:value-type="float">
            <text:p>1806,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NotificationService_2_RandomActionIntentDefinitionOperatorMutator</text:p>
          </table:table-cell>
          <table:table-cell office:value-type="float" office:value="2071" calcext:value-type="float">
            <text:p>2071</text:p>
          </table:table-cell>
          <table:table-cell table:formula="of:=[.E126]+[.B127]" office:value-type="float" office:value="41973" calcext:value-type="float">
            <text:p>41973</text:p>
          </table:table-cell>
          <table:table-cell table:formula="of:=[.B127]/[.$B$1]" office:value-type="float" office:value="18.7391304347826" calcext:value-type="float">
            <text:p>18,74</text:p>
          </table:table-cell>
          <table:table-cell table:formula="of:=[.G126]+[.F127]" office:value-type="float" office:value="1824.91304347826" calcext:value-type="float">
            <text:p>1824,9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otificationService_3_RandomActionIntentDefinitionOperatorMutator</text:p>
          </table:table-cell>
          <table:table-cell office:value-type="float" office:value="3071" calcext:value-type="float">
            <text:p>3071</text:p>
          </table:table-cell>
          <table:table-cell table:formula="of:=[.E127]+[.B128]" office:value-type="float" office:value="42412" calcext:value-type="float">
            <text:p>42412</text:p>
          </table:table-cell>
          <table:table-cell table:formula="of:=[.B128]/[.$B$1]" office:value-type="float" office:value="19.0869565217391" calcext:value-type="float">
            <text:p>19,09</text:p>
          </table:table-cell>
          <table:table-cell table:formula="of:=[.G127]+[.F128]" office:value-type="float" office:value="1844" calcext:value-type="float">
            <text:p>1844,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otificationService_4_RandomActionIntentDefinitionOperatorMutator</text:p>
          </table:table-cell>
          <table:table-cell office:value-type="float" office:value="4071" calcext:value-type="float">
            <text:p>4071</text:p>
          </table:table-cell>
          <table:table-cell table:formula="of:=[.E128]+[.B129]" office:value-type="float" office:value="42852" calcext:value-type="float">
            <text:p>42852</text:p>
          </table:table-cell>
          <table:table-cell table:formula="of:=[.B129]/[.$B$1]" office:value-type="float" office:value="19.1304347826087" calcext:value-type="float">
            <text:p>19,13</text:p>
          </table:table-cell>
          <table:table-cell table:formula="of:=[.G128]+[.F129]" office:value-type="float" office:value="1863.13043478261" calcext:value-type="float">
            <text:p>1863,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LaunchScannerTileService_0_NullIntentOperatorMutator</text:p>
          </table:table-cell>
          <table:table-cell office:value-type="float" office:value="72" calcext:value-type="float">
            <text:p>72</text:p>
          </table:table-cell>
          <table:table-cell table:formula="of:=[.E129]+[.B130]" office:value-type="float" office:value="43287" calcext:value-type="float">
            <text:p>43287</text:p>
          </table:table-cell>
          <table:table-cell table:formula="of:=[.B130]/[.$B$1]" office:value-type="float" office:value="18.9130434782609" calcext:value-type="float">
            <text:p>18,91</text:p>
          </table:table-cell>
          <table:table-cell table:formula="of:=[.G129]+[.F130]" office:value-type="float" office:value="1882.04347826087" calcext:value-type="float">
            <text:p>1882,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LaunchScannerTileService_1_InvalidKeyIntentOperatorMutator</text:p>
          </table:table-cell>
          <table:table-cell office:value-type="float" office:value="1072" calcext:value-type="float">
            <text:p>1072</text:p>
          </table:table-cell>
          <table:table-cell table:formula="of:=[.E130]+[.B131]" office:value-type="float" office:value="43718" calcext:value-type="float">
            <text:p>43718</text:p>
          </table:table-cell>
          <table:table-cell table:formula="of:=[.B131]/[.$B$1]" office:value-type="float" office:value="18.7391304347826" calcext:value-type="float">
            <text:p>18,74</text:p>
          </table:table-cell>
          <table:table-cell table:formula="of:=[.G130]+[.F131]" office:value-type="float" office:value="1900.78260869565" calcext:value-type="float">
            <text:p>1900,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LaunchScannerTileService_2_RandomActionIntentDefinitionOperatorMutator</text:p>
          </table:table-cell>
          <table:table-cell office:value-type="float" office:value="2072" calcext:value-type="float">
            <text:p>2072</text:p>
          </table:table-cell>
          <table:table-cell table:formula="of:=[.E131]+[.B132]" office:value-type="float" office:value="44148" calcext:value-type="float">
            <text:p>44148</text:p>
          </table:table-cell>
          <table:table-cell table:formula="of:=[.B132]/[.$B$1]" office:value-type="float" office:value="18.695652173913" calcext:value-type="float">
            <text:p>18,70</text:p>
          </table:table-cell>
          <table:table-cell table:formula="of:=[.G131]+[.F132]" office:value-type="float" office:value="1919.47826086957" calcext:value-type="float">
            <text:p>1919,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LaunchScannerTileService_3_NullValueIntentPutExtraOperatorMutator</text:p>
          </table:table-cell>
          <table:table-cell office:value-type="float" office:value="3072" calcext:value-type="float">
            <text:p>3072</text:p>
          </table:table-cell>
          <table:table-cell table:formula="of:=[.E132]+[.B133]" office:value-type="float" office:value="44587" calcext:value-type="float">
            <text:p>44587</text:p>
          </table:table-cell>
          <table:table-cell table:formula="of:=[.B133]/[.$B$1]" office:value-type="float" office:value="19.0869565217391" calcext:value-type="float">
            <text:p>19,09</text:p>
          </table:table-cell>
          <table:table-cell table:formula="of:=[.G132]+[.F133]" office:value-type="float" office:value="1938.56521739131" calcext:value-type="float">
            <text:p>1938,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LaunchScannerTileService_4_IntentPayloadReplacementOperatorMutator</text:p>
          </table:table-cell>
          <table:table-cell office:value-type="float" office:value="4072" calcext:value-type="float">
            <text:p>4072</text:p>
          </table:table-cell>
          <table:table-cell table:formula="of:=[.E133]+[.B134]" office:value-type="float" office:value="45024" calcext:value-type="float">
            <text:p>45024</text:p>
          </table:table-cell>
          <table:table-cell table:formula="of:=[.B134]/[.$B$1]" office:value-type="float" office:value="19" calcext:value-type="float">
            <text:p>19,00</text:p>
          </table:table-cell>
          <table:table-cell table:formula="of:=[.G133]+[.F134]" office:value-type="float" office:value="1957.56521739131" calcext:value-type="float">
            <text:p>1957,5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LaunchScannerTileService_5_RandomActionIntentDefinitionOperatorMutator</text:p>
          </table:table-cell>
          <table:table-cell office:value-type="float" office:value="5072" calcext:value-type="float">
            <text:p>5072</text:p>
          </table:table-cell>
          <table:table-cell table:formula="of:=[.E134]+[.B135]" office:value-type="float" office:value="45461" calcext:value-type="float">
            <text:p>45461</text:p>
          </table:table-cell>
          <table:table-cell table:formula="of:=[.B135]/[.$B$1]" office:value-type="float" office:value="19" calcext:value-type="float">
            <text:p>19,00</text:p>
          </table:table-cell>
          <table:table-cell table:formula="of:=[.G134]+[.F135]" office:value-type="float" office:value="1976.56521739131" calcext:value-type="float">
            <text:p>1976,5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LaunchScannerTileService_6_RandomActionIntentDefinitionOperatorMutator</text:p>
          </table:table-cell>
          <table:table-cell office:value-type="float" office:value="6072" calcext:value-type="float">
            <text:p>6072</text:p>
          </table:table-cell>
          <table:table-cell table:formula="of:=[.E135]+[.B136]" office:value-type="float" office:value="45898" calcext:value-type="float">
            <text:p>45898</text:p>
          </table:table-cell>
          <table:table-cell table:formula="of:=[.B136]/[.$B$1]" office:value-type="float" office:value="19" calcext:value-type="float">
            <text:p>19,00</text:p>
          </table:table-cell>
          <table:table-cell table:formula="of:=[.G135]+[.F136]" office:value-type="float" office:value="1995.56521739131" calcext:value-type="float">
            <text:p>1995,5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aunchScannerTileService_7_RandomActionIntentDefinitionOperatorMutator</text:p>
          </table:table-cell>
          <table:table-cell office:value-type="float" office:value="7072" calcext:value-type="float">
            <text:p>7072</text:p>
          </table:table-cell>
          <table:table-cell table:formula="of:=[.E136]+[.B137]" office:value-type="float" office:value="46332" calcext:value-type="float">
            <text:p>46332</text:p>
          </table:table-cell>
          <table:table-cell table:formula="of:=[.B137]/[.$B$1]" office:value-type="float" office:value="18.8695652173913" calcext:value-type="float">
            <text:p>18,87</text:p>
          </table:table-cell>
          <table:table-cell table:formula="of:=[.G136]+[.F137]" office:value-type="float" office:value="2014.4347826087" calcext:value-type="float">
            <text:p>2014,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aunchAppTileService_0_NullIntentOperatorMutator</text:p>
          </table:table-cell>
          <table:table-cell office:value-type="float" office:value="73" calcext:value-type="float">
            <text:p>73</text:p>
          </table:table-cell>
          <table:table-cell table:formula="of:=[.E137]+[.B138]" office:value-type="float" office:value="46766" calcext:value-type="float">
            <text:p>46766</text:p>
          </table:table-cell>
          <table:table-cell table:formula="of:=[.B138]/[.$B$1]" office:value-type="float" office:value="18.8695652173913" calcext:value-type="float">
            <text:p>18,87</text:p>
          </table:table-cell>
          <table:table-cell table:formula="of:=[.G137]+[.F138]" office:value-type="float" office:value="2033.30434782609" calcext:value-type="float">
            <text:p>2033,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LaunchAppTileService_1_InvalidKeyIntentOperatorMutator</text:p>
          </table:table-cell>
          <table:table-cell office:value-type="float" office:value="1073" calcext:value-type="float">
            <text:p>1073</text:p>
          </table:table-cell>
          <table:table-cell table:formula="of:=[.E138]+[.B139]" office:value-type="float" office:value="47203" calcext:value-type="float">
            <text:p>47203</text:p>
          </table:table-cell>
          <table:table-cell table:formula="of:=[.B139]/[.$B$1]" office:value-type="float" office:value="19" calcext:value-type="float">
            <text:p>19,00</text:p>
          </table:table-cell>
          <table:table-cell table:formula="of:=[.G138]+[.F139]" office:value-type="float" office:value="2052.30434782609" calcext:value-type="float">
            <text:p>2052,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LaunchAppTileService_2_RandomActionIntentDefinitionOperatorMutator</text:p>
          </table:table-cell>
          <table:table-cell office:value-type="float" office:value="2073" calcext:value-type="float">
            <text:p>2073</text:p>
          </table:table-cell>
          <table:table-cell table:formula="of:=[.E139]+[.B140]" office:value-type="float" office:value="47634" calcext:value-type="float">
            <text:p>47634</text:p>
          </table:table-cell>
          <table:table-cell table:formula="of:=[.B140]/[.$B$1]" office:value-type="float" office:value="18.7391304347826" calcext:value-type="float">
            <text:p>18,74</text:p>
          </table:table-cell>
          <table:table-cell table:formula="of:=[.G139]+[.F140]" office:value-type="float" office:value="2071.04347826087" calcext:value-type="float">
            <text:p>2071,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LaunchAppTileService_3_RandomActionIntentDefinitionOperatorMutator</text:p>
          </table:table-cell>
          <table:table-cell office:value-type="float" office:value="3073" calcext:value-type="float">
            <text:p>3073</text:p>
          </table:table-cell>
          <table:table-cell table:formula="of:=[.E140]+[.B141]" office:value-type="float" office:value="48065" calcext:value-type="float">
            <text:p>48065</text:p>
          </table:table-cell>
          <table:table-cell table:formula="of:=[.B141]/[.$B$1]" office:value-type="float" office:value="18.7391304347826" calcext:value-type="float">
            <text:p>18,74</text:p>
          </table:table-cell>
          <table:table-cell table:formula="of:=[.G140]+[.F141]" office:value-type="float" office:value="2089.78260869565" calcext:value-type="float">
            <text:p>2089,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LaunchAppTileService_4_RandomActionIntentDefinitionOperatorMutator</text:p>
          </table:table-cell>
          <table:table-cell office:value-type="float" office:value="4073" calcext:value-type="float">
            <text:p>4073</text:p>
          </table:table-cell>
          <table:table-cell table:formula="of:=[.E141]+[.B142]" office:value-type="float" office:value="48502" calcext:value-type="float">
            <text:p>48502</text:p>
          </table:table-cell>
          <table:table-cell table:formula="of:=[.B142]/[.$B$1]" office:value-type="float" office:value="19" calcext:value-type="float">
            <text:p>19,00</text:p>
          </table:table-cell>
          <table:table-cell table:formula="of:=[.G141]+[.F142]" office:value-type="float" office:value="2108.78260869565" calcext:value-type="float">
            <text:p>2108,7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imeUtils_0_BinaryMutator</text:p>
          </table:table-cell>
          <table:table-cell office:value-type="float" office:value="81" calcext:value-type="float">
            <text:p>81</text:p>
          </table:table-cell>
          <table:table-cell table:formula="of:=[.E142]+[.B143]" office:value-type="float" office:value="48940" calcext:value-type="float">
            <text:p>48940</text:p>
          </table:table-cell>
          <table:table-cell table:formula="of:=[.B143]/[.$B$1]" office:value-type="float" office:value="19.0434782608696" calcext:value-type="float">
            <text:p>19,04</text:p>
          </table:table-cell>
          <table:table-cell table:formula="of:=[.G142]+[.F143]" office:value-type="float" office:value="2127.82608695652" calcext:value-type="float">
            <text:p>2127,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imeUtils_1_BinaryMutator</text:p>
          </table:table-cell>
          <table:table-cell office:value-type="float" office:value="1081" calcext:value-type="float">
            <text:p>1081</text:p>
          </table:table-cell>
          <table:table-cell table:formula="of:=[.E143]+[.B144]" office:value-type="float" office:value="49375" calcext:value-type="float">
            <text:p>49375</text:p>
          </table:table-cell>
          <table:table-cell table:formula="of:=[.B144]/[.$B$1]" office:value-type="float" office:value="18.9130434782609" calcext:value-type="float">
            <text:p>18,91</text:p>
          </table:table-cell>
          <table:table-cell table:formula="of:=[.G143]+[.F144]" office:value-type="float" office:value="2146.73913043478" calcext:value-type="float">
            <text:p>2146,7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FavoriteComparator_0_BinaryMutator</text:p>
          </table:table-cell>
          <table:table-cell office:value-type="float" office:value="90" calcext:value-type="float">
            <text:p>90</text:p>
          </table:table-cell>
          <table:table-cell table:formula="of:=[.E144]+[.B145]" office:value-type="float" office:value="49783" calcext:value-type="float">
            <text:p>49783</text:p>
          </table:table-cell>
          <table:table-cell table:formula="of:=[.B145]/[.$B$1]" office:value-type="float" office:value="17.7391304347826" calcext:value-type="float">
            <text:p>17,74</text:p>
          </table:table-cell>
          <table:table-cell table:formula="of:=[.G144]+[.F145]" office:value-type="float" office:value="2164.47826086957" calcext:value-type="float">
            <text:p>2164,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etricsHelper_0_BinaryMutator</text:p>
          </table:table-cell>
          <table:table-cell office:value-type="float" office:value="92" calcext:value-type="float">
            <text:p>92</text:p>
          </table:table-cell>
          <table:table-cell table:formula="of:=[.E145]+[.B146]" office:value-type="float" office:value="50219" calcext:value-type="float">
            <text:p>50219</text:p>
          </table:table-cell>
          <table:table-cell table:formula="of:=[.B146]/[.$B$1]" office:value-type="float" office:value="18.9565217391304" calcext:value-type="float">
            <text:p>18,96</text:p>
          </table:table-cell>
          <table:table-cell table:formula="of:=[.G145]+[.F146]" office:value-type="float" office:value="2183.4347826087" calcext:value-type="float">
            <text:p>2183,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MetricsHelper_1_BinaryMutator</text:p>
          </table:table-cell>
          <table:table-cell office:value-type="float" office:value="1092" calcext:value-type="float">
            <text:p>1092</text:p>
          </table:table-cell>
          <table:table-cell table:formula="of:=[.E146]+[.B147]" office:value-type="float" office:value="50546" calcext:value-type="float">
            <text:p>50546</text:p>
          </table:table-cell>
          <table:table-cell table:formula="of:=[.B147]/[.$B$1]" office:value-type="float" office:value="14.2173913043478" calcext:value-type="float">
            <text:p>14,22</text:p>
          </table:table-cell>
          <table:table-cell table:formula="of:=[.G146]+[.F147]" office:value-type="float" office:value="2197.65217391304" calcext:value-type="float">
            <text:p>2197,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itmapHelper_0_BinaryMutator</text:p>
          </table:table-cell>
          <table:table-cell office:value-type="float" office:value="101" calcext:value-type="float">
            <text:p>101</text:p>
          </table:table-cell>
          <table:table-cell table:formula="of:=[.E147]+[.B148]" office:value-type="float" office:value="50984" calcext:value-type="float">
            <text:p>50984</text:p>
          </table:table-cell>
          <table:table-cell table:formula="of:=[.B148]/[.$B$1]" office:value-type="float" office:value="19.0434782608696" calcext:value-type="float">
            <text:p>19,04</text:p>
          </table:table-cell>
          <table:table-cell table:formula="of:=[.G147]+[.F148]" office:value-type="float" office:value="2216.69565217391" calcext:value-type="float">
            <text:p>2216,7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itmapHelper_1_BinaryMutator</text:p>
          </table:table-cell>
          <table:table-cell office:value-type="float" office:value="1101" calcext:value-type="float">
            <text:p>1101</text:p>
          </table:table-cell>
          <table:table-cell table:formula="of:=[.E148]+[.B149]" office:value-type="float" office:value="51416" calcext:value-type="float">
            <text:p>51416</text:p>
          </table:table-cell>
          <table:table-cell table:formula="of:=[.B149]/[.$B$1]" office:value-type="float" office:value="18.7826086956522" calcext:value-type="float">
            <text:p>18,78</text:p>
          </table:table-cell>
          <table:table-cell table:formula="of:=[.G148]+[.F149]" office:value-type="float" office:value="2235.47826086957" calcext:value-type="float">
            <text:p>2235,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itmapHelper_2_BinaryMutator</text:p>
          </table:table-cell>
          <table:table-cell office:value-type="float" office:value="2101" calcext:value-type="float">
            <text:p>2101</text:p>
          </table:table-cell>
          <table:table-cell table:formula="of:=[.E149]+[.B150]" office:value-type="float" office:value="51852" calcext:value-type="float">
            <text:p>51852</text:p>
          </table:table-cell>
          <table:table-cell table:formula="of:=[.B150]/[.$B$1]" office:value-type="float" office:value="18.9565217391304" calcext:value-type="float">
            <text:p>18,96</text:p>
          </table:table-cell>
          <table:table-cell table:formula="of:=[.G149]+[.F150]" office:value-type="float" office:value="2254.4347826087" calcext:value-type="float">
            <text:p>2254,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BitmapHelper_3_BinaryMutator</text:p>
          </table:table-cell>
          <table:table-cell office:value-type="float" office:value="3101" calcext:value-type="float">
            <text:p>3101</text:p>
          </table:table-cell>
          <table:table-cell table:formula="of:=[.E150]+[.B151]" office:value-type="float" office:value="52293" calcext:value-type="float">
            <text:p>52293</text:p>
          </table:table-cell>
          <table:table-cell table:formula="of:=[.B151]/[.$B$1]" office:value-type="float" office:value="19.1739130434783" calcext:value-type="float">
            <text:p>19,17</text:p>
          </table:table-cell>
          <table:table-cell table:formula="of:=[.G150]+[.F151]" office:value-type="float" office:value="2273.60869565217" calcext:value-type="float">
            <text:p>2273,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QrCodeHelper_0_BinaryMutator</text:p>
          </table:table-cell>
          <table:table-cell office:value-type="float" office:value="107" calcext:value-type="float">
            <text:p>107</text:p>
          </table:table-cell>
          <table:table-cell table:formula="of:=[.E151]+[.B152]" office:value-type="float" office:value="52727" calcext:value-type="float">
            <text:p>52727</text:p>
          </table:table-cell>
          <table:table-cell table:formula="of:=[.B152]/[.$B$1]" office:value-type="float" office:value="18.8695652173913" calcext:value-type="float">
            <text:p>18,87</text:p>
          </table:table-cell>
          <table:table-cell table:formula="of:=[.G151]+[.F152]" office:value-type="float" office:value="2292.47826086957" calcext:value-type="float">
            <text:p>2292,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QrCodeHelper_1_BinaryMutator</text:p>
          </table:table-cell>
          <table:table-cell office:value-type="float" office:value="1107" calcext:value-type="float">
            <text:p>1107</text:p>
          </table:table-cell>
          <table:table-cell table:formula="of:=[.E152]+[.B153]" office:value-type="float" office:value="53164" calcext:value-type="float">
            <text:p>53164</text:p>
          </table:table-cell>
          <table:table-cell table:formula="of:=[.B153]/[.$B$1]" office:value-type="float" office:value="19" calcext:value-type="float">
            <text:p>19,00</text:p>
          </table:table-cell>
          <table:table-cell table:formula="of:=[.G152]+[.F153]" office:value-type="float" office:value="2311.47826086957" calcext:value-type="float">
            <text:p>2311,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QrCodeHelper_2_BinaryMutator</text:p>
          </table:table-cell>
          <table:table-cell office:value-type="float" office:value="2107" calcext:value-type="float">
            <text:p>2107</text:p>
          </table:table-cell>
          <table:table-cell table:formula="of:=[.E153]+[.B154]" office:value-type="float" office:value="53595" calcext:value-type="float">
            <text:p>53595</text:p>
          </table:table-cell>
          <table:table-cell table:formula="of:=[.B154]/[.$B$1]" office:value-type="float" office:value="18.7391304347826" calcext:value-type="float">
            <text:p>18,74</text:p>
          </table:table-cell>
          <table:table-cell table:formula="of:=[.G153]+[.F154]" office:value-type="float" office:value="2330.21739130435" calcext:value-type="float">
            <text:p>2330,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QrCodeHelper_3_BinaryMutator</text:p>
          </table:table-cell>
          <table:table-cell office:value-type="float" office:value="3107" calcext:value-type="float">
            <text:p>3107</text:p>
          </table:table-cell>
          <table:table-cell table:formula="of:=[.E154]+[.B155]" office:value-type="float" office:value="54029" calcext:value-type="float">
            <text:p>54029</text:p>
          </table:table-cell>
          <table:table-cell table:formula="of:=[.B155]/[.$B$1]" office:value-type="float" office:value="18.8695652173913" calcext:value-type="float">
            <text:p>18,87</text:p>
          </table:table-cell>
          <table:table-cell table:formula="of:=[.G154]+[.F155]" office:value-type="float" office:value="2349.08695652174" calcext:value-type="float">
            <text:p>2349,0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QrCodeHelper_4_BinaryMutator</text:p>
          </table:table-cell>
          <table:table-cell office:value-type="float" office:value="4107" calcext:value-type="float">
            <text:p>4107</text:p>
          </table:table-cell>
          <table:table-cell table:formula="of:=[.E155]+[.B156]" office:value-type="float" office:value="54318" calcext:value-type="float">
            <text:p>54318</text:p>
          </table:table-cell>
          <table:table-cell table:formula="of:=[.B156]/[.$B$1]" office:value-type="float" office:value="12.5652173913043" calcext:value-type="float">
            <text:p>12,57</text:p>
          </table:table-cell>
          <table:table-cell table:formula="of:=[.G155]+[.F156]" office:value-type="float" office:value="2361.65217391304" calcext:value-type="float">
            <text:p>2361,6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QrCodeHelper_5_BinaryMutator</text:p>
          </table:table-cell>
          <table:table-cell office:value-type="float" office:value="5107" calcext:value-type="float">
            <text:p>5107</text:p>
          </table:table-cell>
          <table:table-cell table:formula="of:=[.E156]+[.B157]" office:value-type="float" office:value="54732" calcext:value-type="float">
            <text:p>54732</text:p>
          </table:table-cell>
          <table:table-cell table:formula="of:=[.B157]/[.$B$1]" office:value-type="float" office:value="18" calcext:value-type="float">
            <text:p>18,00</text:p>
          </table:table-cell>
          <table:table-cell table:formula="of:=[.G156]+[.F157]" office:value-type="float" office:value="2379.65217391304" calcext:value-type="float">
            <text:p>2379,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QrCodeHelper_6_BinaryMutator</text:p>
          </table:table-cell>
          <table:table-cell office:value-type="float" office:value="6107" calcext:value-type="float">
            <text:p>6107</text:p>
          </table:table-cell>
          <table:table-cell table:formula="of:=[.E157]+[.B158]" office:value-type="float" office:value="55169" calcext:value-type="float">
            <text:p>55169</text:p>
          </table:table-cell>
          <table:table-cell table:formula="of:=[.B158]/[.$B$1]" office:value-type="float" office:value="19" calcext:value-type="float">
            <text:p>19,00</text:p>
          </table:table-cell>
          <table:table-cell table:formula="of:=[.G157]+[.F158]" office:value-type="float" office:value="2398.65217391304" calcext:value-type="float">
            <text:p>2398,6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QrCodeHelper_7_BinaryMutator</text:p>
          </table:table-cell>
          <table:table-cell office:value-type="float" office:value="7107" calcext:value-type="float">
            <text:p>7107</text:p>
          </table:table-cell>
          <table:table-cell table:formula="of:=[.E158]+[.B159]" office:value-type="float" office:value="55454" calcext:value-type="float">
            <text:p>55454</text:p>
          </table:table-cell>
          <table:table-cell table:formula="of:=[.B159]/[.$B$1]" office:value-type="float" office:value="12.3913043478261" calcext:value-type="float">
            <text:p>12,39</text:p>
          </table:table-cell>
          <table:table-cell table:formula="of:=[.G158]+[.F159]" office:value-type="float" office:value="2411.04347826087" calcext:value-type="float">
            <text:p>2411,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FabScrollHelper_0_BinaryMutator</text:p>
          </table:table-cell>
          <table:table-cell office:value-type="float" office:value="110" calcext:value-type="float">
            <text:p>110</text:p>
          </table:table-cell>
          <table:table-cell table:formula="of:=[.E159]+[.B160]" office:value-type="float" office:value="55891" calcext:value-type="float">
            <text:p>55891</text:p>
          </table:table-cell>
          <table:table-cell table:formula="of:=[.B160]/[.$B$1]" office:value-type="float" office:value="19" calcext:value-type="float">
            <text:p>19,00</text:p>
          </table:table-cell>
          <table:table-cell table:formula="of:=[.G159]+[.F160]" office:value-type="float" office:value="2430.04347826087" calcext:value-type="float">
            <text:p>2430,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IconPickerDialog_0_InvalidViewFocusOperatorMutator</text:p>
          </table:table-cell>
          <table:table-cell office:value-type="float" office:value="113" calcext:value-type="float">
            <text:p>113</text:p>
          </table:table-cell>
          <table:table-cell table:formula="of:=[.E160]+[.B161]" office:value-type="float" office:value="56332" calcext:value-type="float">
            <text:p>56332</text:p>
          </table:table-cell>
          <table:table-cell table:formula="of:=[.B161]/[.$B$1]" office:value-type="float" office:value="19.1739130434783" calcext:value-type="float">
            <text:p>19,17</text:p>
          </table:table-cell>
          <table:table-cell table:formula="of:=[.G160]+[.F161]" office:value-type="float" office:value="2449.21739130435" calcext:value-type="float">
            <text:p>2449,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IconPickerDialog_1_ViewComponentNotVisibleOperatorMutator</text:p>
          </table:table-cell>
          <table:table-cell office:value-type="float" office:value="1113" calcext:value-type="float">
            <text:p>1113</text:p>
          </table:table-cell>
          <table:table-cell table:formula="of:=[.E161]+[.B162]" office:value-type="float" office:value="56774" calcext:value-type="float">
            <text:p>56774</text:p>
          </table:table-cell>
          <table:table-cell table:formula="of:=[.B162]/[.$B$1]" office:value-type="float" office:value="19.2173913043478" calcext:value-type="float">
            <text:p>19,22</text:p>
          </table:table-cell>
          <table:table-cell table:formula="of:=[.G161]+[.F162]" office:value-type="float" office:value="2468.4347826087" calcext:value-type="float">
            <text:p>2468,4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IconPickerDialog_2_InvalidViewFocusOperatorMutator</text:p>
          </table:table-cell>
          <table:table-cell office:value-type="float" office:value="2113" calcext:value-type="float">
            <text:p>2113</text:p>
          </table:table-cell>
          <table:table-cell table:formula="of:=[.E162]+[.B163]" office:value-type="float" office:value="57216" calcext:value-type="float">
            <text:p>57216</text:p>
          </table:table-cell>
          <table:table-cell table:formula="of:=[.B163]/[.$B$1]" office:value-type="float" office:value="19.2173913043478" calcext:value-type="float">
            <text:p>19,22</text:p>
          </table:table-cell>
          <table:table-cell table:formula="of:=[.G162]+[.F163]" office:value-type="float" office:value="2487.65217391305" calcext:value-type="float">
            <text:p>2487,6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IconPickerDialog_3_ViewComponentNotVisibleOperatorMutator</text:p>
          </table:table-cell>
          <table:table-cell office:value-type="float" office:value="3113" calcext:value-type="float">
            <text:p>3113</text:p>
          </table:table-cell>
          <table:table-cell table:formula="of:=[.E163]+[.B164]" office:value-type="float" office:value="57646" calcext:value-type="float">
            <text:p>57646</text:p>
          </table:table-cell>
          <table:table-cell table:formula="of:=[.B164]/[.$B$1]" office:value-type="float" office:value="18.695652173913" calcext:value-type="float">
            <text:p>18,70</text:p>
          </table:table-cell>
          <table:table-cell table:formula="of:=[.G163]+[.F164]" office:value-type="float" office:value="2506.34782608696" calcext:value-type="float">
            <text:p>2506,3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IconPickerDialog_4_InvalidViewFocusOperatorMutator</text:p>
          </table:table-cell>
          <table:table-cell office:value-type="float" office:value="4113" calcext:value-type="float">
            <text:p>4113</text:p>
          </table:table-cell>
          <table:table-cell table:formula="of:=[.E164]+[.B165]" office:value-type="float" office:value="58080" calcext:value-type="float">
            <text:p>58080</text:p>
          </table:table-cell>
          <table:table-cell table:formula="of:=[.B165]/[.$B$1]" office:value-type="float" office:value="18.8695652173913" calcext:value-type="float">
            <text:p>18,87</text:p>
          </table:table-cell>
          <table:table-cell table:formula="of:=[.G164]+[.F165]" office:value-type="float" office:value="2525.21739130435" calcext:value-type="float">
            <text:p>2525,2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conPickerDialog_5_ViewComponentNotVisibleOperatorMutator</text:p>
          </table:table-cell>
          <table:table-cell office:value-type="float" office:value="5113" calcext:value-type="float">
            <text:p>5113</text:p>
          </table:table-cell>
          <table:table-cell table:formula="of:=[.E165]+[.B166]" office:value-type="float" office:value="58513" calcext:value-type="float">
            <text:p>58513</text:p>
          </table:table-cell>
          <table:table-cell table:formula="of:=[.B166]/[.$B$1]" office:value-type="float" office:value="18.8260869565217" calcext:value-type="float">
            <text:p>18,83</text:p>
          </table:table-cell>
          <table:table-cell table:formula="of:=[.G165]+[.F166]" office:value-type="float" office:value="2544.04347826087" calcext:value-type="float">
            <text:p>2544,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IconPickerDialog_6_InvalidViewFocusOperatorMutator</text:p>
          </table:table-cell>
          <table:table-cell office:value-type="float" office:value="6113" calcext:value-type="float">
            <text:p>6113</text:p>
          </table:table-cell>
          <table:table-cell table:formula="of:=[.E166]+[.B167]" office:value-type="float" office:value="58965" calcext:value-type="float">
            <text:p>58965</text:p>
          </table:table-cell>
          <table:table-cell table:formula="of:=[.B167]/[.$B$1]" office:value-type="float" office:value="19.6521739130435" calcext:value-type="float">
            <text:p>19,65</text:p>
          </table:table-cell>
          <table:table-cell table:formula="of:=[.G166]+[.F167]" office:value-type="float" office:value="2563.69565217391" calcext:value-type="float">
            <text:p>2563,7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conPickerDialog_7_ViewComponentNotVisibleOperatorMutator</text:p>
          </table:table-cell>
          <table:table-cell office:value-type="float" office:value="7113" calcext:value-type="float">
            <text:p>7113</text:p>
          </table:table-cell>
          <table:table-cell table:formula="of:=[.E167]+[.B168]" office:value-type="float" office:value="59402" calcext:value-type="float">
            <text:p>59402</text:p>
          </table:table-cell>
          <table:table-cell table:formula="of:=[.B168]/[.$B$1]" office:value-type="float" office:value="19" calcext:value-type="float">
            <text:p>19,00</text:p>
          </table:table-cell>
          <table:table-cell table:formula="of:=[.G167]+[.F168]" office:value-type="float" office:value="2582.69565217391" calcext:value-type="float">
            <text:p>2582,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IconPickerDialog_8_BuggyGUIListenerOperatorMutator</text:p>
          </table:table-cell>
          <table:table-cell office:value-type="float" office:value="8113" calcext:value-type="float">
            <text:p>8113</text:p>
          </table:table-cell>
          <table:table-cell table:formula="of:=[.E168]+[.B169]" office:value-type="float" office:value="59847" calcext:value-type="float">
            <text:p>59847</text:p>
          </table:table-cell>
          <table:table-cell table:formula="of:=[.B169]/[.$B$1]" office:value-type="float" office:value="19.3478260869565" calcext:value-type="float">
            <text:p>19,35</text:p>
          </table:table-cell>
          <table:table-cell table:formula="of:=[.G168]+[.F169]" office:value-type="float" office:value="2602.04347826087" calcext:value-type="float">
            <text:p>2602,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ialogs_0_InvalidViewFocusOperatorMutator</text:p>
          </table:table-cell>
          <table:table-cell office:value-type="float" office:value="114" calcext:value-type="float">
            <text:p>114</text:p>
          </table:table-cell>
          <table:table-cell table:formula="of:=[.E169]+[.B170]" office:value-type="float" office:value="60289" calcext:value-type="float">
            <text:p>60289</text:p>
          </table:table-cell>
          <table:table-cell table:formula="of:=[.B170]/[.$B$1]" office:value-type="float" office:value="19.2173913043478" calcext:value-type="float">
            <text:p>19,22</text:p>
          </table:table-cell>
          <table:table-cell table:formula="of:=[.G169]+[.F170]" office:value-type="float" office:value="2621.26086956522" calcext:value-type="float">
            <text:p>2621,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Dialogs_1_ViewComponentNotVisibleOperatorMutator</text:p>
          </table:table-cell>
          <table:table-cell office:value-type="float" office:value="1114" calcext:value-type="float">
            <text:p>1114</text:p>
          </table:table-cell>
          <table:table-cell table:formula="of:=[.E170]+[.B171]" office:value-type="float" office:value="60730" calcext:value-type="float">
            <text:p>60730</text:p>
          </table:table-cell>
          <table:table-cell table:formula="of:=[.B171]/[.$B$1]" office:value-type="float" office:value="19.1739130434783" calcext:value-type="float">
            <text:p>19,17</text:p>
          </table:table-cell>
          <table:table-cell table:formula="of:=[.G170]+[.F171]" office:value-type="float" office:value="2640.4347826087" calcext:value-type="float">
            <text:p>2640,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Dialogs_2_InvalidViewFocusOperatorMutator</text:p>
          </table:table-cell>
          <table:table-cell office:value-type="float" office:value="2114" calcext:value-type="float">
            <text:p>2114</text:p>
          </table:table-cell>
          <table:table-cell table:formula="of:=[.E171]+[.B172]" office:value-type="float" office:value="61168" calcext:value-type="float">
            <text:p>61168</text:p>
          </table:table-cell>
          <table:table-cell table:formula="of:=[.B172]/[.$B$1]" office:value-type="float" office:value="19.0434782608696" calcext:value-type="float">
            <text:p>19,04</text:p>
          </table:table-cell>
          <table:table-cell table:formula="of:=[.G171]+[.F172]" office:value-type="float" office:value="2659.47826086957" calcext:value-type="float">
            <text:p>2659,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Dialogs_3_ViewComponentNotVisibleOperatorMutator</text:p>
          </table:table-cell>
          <table:table-cell office:value-type="float" office:value="3114" calcext:value-type="float">
            <text:p>3114</text:p>
          </table:table-cell>
          <table:table-cell table:formula="of:=[.E172]+[.B173]" office:value-type="float" office:value="61605" calcext:value-type="float">
            <text:p>61605</text:p>
          </table:table-cell>
          <table:table-cell table:formula="of:=[.B173]/[.$B$1]" office:value-type="float" office:value="19" calcext:value-type="float">
            <text:p>19,00</text:p>
          </table:table-cell>
          <table:table-cell table:formula="of:=[.G172]+[.F173]" office:value-type="float" office:value="2678.47826086957" calcext:value-type="float">
            <text:p>2678,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ialogs_4_InvalidViewFocusOperatorMutator</text:p>
          </table:table-cell>
          <table:table-cell office:value-type="float" office:value="4114" calcext:value-type="float">
            <text:p>4114</text:p>
          </table:table-cell>
          <table:table-cell table:formula="of:=[.E173]+[.B174]" office:value-type="float" office:value="62045" calcext:value-type="float">
            <text:p>62045</text:p>
          </table:table-cell>
          <table:table-cell table:formula="of:=[.B174]/[.$B$1]" office:value-type="float" office:value="19.1304347826087" calcext:value-type="float">
            <text:p>19,13</text:p>
          </table:table-cell>
          <table:table-cell table:formula="of:=[.G173]+[.F174]" office:value-type="float" office:value="2697.60869565218" calcext:value-type="float">
            <text:p>2697,6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Dialogs_5_ViewComponentNotVisibleOperatorMutator</text:p>
          </table:table-cell>
          <table:table-cell office:value-type="float" office:value="5114" calcext:value-type="float">
            <text:p>5114</text:p>
          </table:table-cell>
          <table:table-cell table:formula="of:=[.E174]+[.B175]" office:value-type="float" office:value="62419" calcext:value-type="float">
            <text:p>62419</text:p>
          </table:table-cell>
          <table:table-cell table:formula="of:=[.B175]/[.$B$1]" office:value-type="float" office:value="16.2608695652174" calcext:value-type="float">
            <text:p>16,26</text:p>
          </table:table-cell>
          <table:table-cell table:formula="of:=[.G174]+[.F175]" office:value-type="float" office:value="2713.86956521739" calcext:value-type="float">
            <text:p>2713,8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Dialogs_6_InvalidViewFocusOperatorMutator</text:p>
          </table:table-cell>
          <table:table-cell office:value-type="float" office:value="6114" calcext:value-type="float">
            <text:p>6114</text:p>
          </table:table-cell>
          <table:table-cell table:formula="of:=[.E175]+[.B176]" office:value-type="float" office:value="62855" calcext:value-type="float">
            <text:p>62855</text:p>
          </table:table-cell>
          <table:table-cell table:formula="of:=[.B176]/[.$B$1]" office:value-type="float" office:value="18.9565217391304" calcext:value-type="float">
            <text:p>18,96</text:p>
          </table:table-cell>
          <table:table-cell table:formula="of:=[.G175]+[.F176]" office:value-type="float" office:value="2732.82608695652" calcext:value-type="float">
            <text:p>2732,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alogs_7_ViewComponentNotVisibleOperatorMutator</text:p>
          </table:table-cell>
          <table:table-cell office:value-type="float" office:value="7114" calcext:value-type="float">
            <text:p>7114</text:p>
          </table:table-cell>
          <table:table-cell table:formula="of:=[.E176]+[.B177]" office:value-type="float" office:value="63245" calcext:value-type="float">
            <text:p>63245</text:p>
          </table:table-cell>
          <table:table-cell table:formula="of:=[.B177]/[.$B$1]" office:value-type="float" office:value="16.9565217391304" calcext:value-type="float">
            <text:p>16,96</text:p>
          </table:table-cell>
          <table:table-cell table:formula="of:=[.G176]+[.F177]" office:value-type="float" office:value="2749.78260869565" calcext:value-type="float">
            <text:p>2749,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Dialogs_8_InvalidViewFocusOperatorMutator</text:p>
          </table:table-cell>
          <table:table-cell office:value-type="float" office:value="8114" calcext:value-type="float">
            <text:p>8114</text:p>
          </table:table-cell>
          <table:table-cell table:formula="of:=[.E177]+[.B178]" office:value-type="float" office:value="63682" calcext:value-type="float">
            <text:p>63682</text:p>
          </table:table-cell>
          <table:table-cell table:formula="of:=[.B178]/[.$B$1]" office:value-type="float" office:value="19" calcext:value-type="float">
            <text:p>19,00</text:p>
          </table:table-cell>
          <table:table-cell table:formula="of:=[.G177]+[.F178]" office:value-type="float" office:value="2768.78260869565" calcext:value-type="float">
            <text:p>2768,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Dialogs_9_ViewComponentNotVisibleOperatorMutator</text:p>
          </table:table-cell>
          <table:table-cell office:value-type="float" office:value="9114" calcext:value-type="float">
            <text:p>9114</text:p>
          </table:table-cell>
          <table:table-cell table:formula="of:=[.E178]+[.B179]" office:value-type="float" office:value="64120" calcext:value-type="float">
            <text:p>64120</text:p>
          </table:table-cell>
          <table:table-cell table:formula="of:=[.B179]/[.$B$1]" office:value-type="float" office:value="19.0434782608696" calcext:value-type="float">
            <text:p>19,04</text:p>
          </table:table-cell>
          <table:table-cell table:formula="of:=[.G178]+[.F179]" office:value-type="float" office:value="2787.82608695652" calcext:value-type="float">
            <text:p>2787,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Dialogs_10_InvalidViewFocusOperatorMutator</text:p>
          </table:table-cell>
          <table:table-cell office:value-type="float" office:value="10114" calcext:value-type="float">
            <text:p>10114</text:p>
          </table:table-cell>
          <table:table-cell table:formula="of:=[.E179]+[.B180]" office:value-type="float" office:value="64557" calcext:value-type="float">
            <text:p>64557</text:p>
          </table:table-cell>
          <table:table-cell table:formula="of:=[.B180]/[.$B$1]" office:value-type="float" office:value="19" calcext:value-type="float">
            <text:p>19,00</text:p>
          </table:table-cell>
          <table:table-cell table:formula="of:=[.G179]+[.F180]" office:value-type="float" office:value="2806.82608695652" calcext:value-type="float">
            <text:p>2806,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Dialogs_11_ViewComponentNotVisibleOperatorMutator</text:p>
          </table:table-cell>
          <table:table-cell office:value-type="float" office:value="11114" calcext:value-type="float">
            <text:p>11114</text:p>
          </table:table-cell>
          <table:table-cell table:formula="of:=[.E180]+[.B181]" office:value-type="float" office:value="64996" calcext:value-type="float">
            <text:p>64996</text:p>
          </table:table-cell>
          <table:table-cell table:formula="of:=[.B181]/[.$B$1]" office:value-type="float" office:value="19.0869565217391" calcext:value-type="float">
            <text:p>19,09</text:p>
          </table:table-cell>
          <table:table-cell table:formula="of:=[.G180]+[.F181]" office:value-type="float" office:value="2825.91304347826" calcext:value-type="float">
            <text:p>2825,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Dialogs_12_InvalidViewFocusOperatorMutator</text:p>
          </table:table-cell>
          <table:table-cell office:value-type="float" office:value="12114" calcext:value-type="float">
            <text:p>12114</text:p>
          </table:table-cell>
          <table:table-cell table:formula="of:=[.E181]+[.B182]" office:value-type="float" office:value="65434" calcext:value-type="float">
            <text:p>65434</text:p>
          </table:table-cell>
          <table:table-cell table:formula="of:=[.B182]/[.$B$1]" office:value-type="float" office:value="19.0434782608696" calcext:value-type="float">
            <text:p>19,04</text:p>
          </table:table-cell>
          <table:table-cell table:formula="of:=[.G181]+[.F182]" office:value-type="float" office:value="2844.95652173913" calcext:value-type="float">
            <text:p>2844,9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Dialogs_13_ViewComponentNotVisibleOperatorMutator</text:p>
          </table:table-cell>
          <table:table-cell office:value-type="float" office:value="13114" calcext:value-type="float">
            <text:p>13114</text:p>
          </table:table-cell>
          <table:table-cell table:formula="of:=[.E182]+[.B183]" office:value-type="float" office:value="65811" calcext:value-type="float">
            <text:p>65811</text:p>
          </table:table-cell>
          <table:table-cell table:formula="of:=[.B183]/[.$B$1]" office:value-type="float" office:value="16.3913043478261" calcext:value-type="float">
            <text:p>16,39</text:p>
          </table:table-cell>
          <table:table-cell table:formula="of:=[.G182]+[.F183]" office:value-type="float" office:value="2861.34782608696" calcext:value-type="float">
            <text:p>2861,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Dialogs_14_InvalidViewFocusOperatorMutator</text:p>
          </table:table-cell>
          <table:table-cell office:value-type="float" office:value="14114" calcext:value-type="float">
            <text:p>14114</text:p>
          </table:table-cell>
          <table:table-cell table:formula="of:=[.E183]+[.B184]" office:value-type="float" office:value="66250" calcext:value-type="float">
            <text:p>66250</text:p>
          </table:table-cell>
          <table:table-cell table:formula="of:=[.B184]/[.$B$1]" office:value-type="float" office:value="19.0869565217391" calcext:value-type="float">
            <text:p>19,09</text:p>
          </table:table-cell>
          <table:table-cell table:formula="of:=[.G183]+[.F184]" office:value-type="float" office:value="2880.4347826087" calcext:value-type="float">
            <text:p>2880,4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ialogs_15_ViewComponentNotVisibleOperatorMutator</text:p>
          </table:table-cell>
          <table:table-cell office:value-type="float" office:value="15114" calcext:value-type="float">
            <text:p>15114</text:p>
          </table:table-cell>
          <table:table-cell table:formula="of:=[.E184]+[.B185]" office:value-type="float" office:value="66690" calcext:value-type="float">
            <text:p>66690</text:p>
          </table:table-cell>
          <table:table-cell table:formula="of:=[.B185]/[.$B$1]" office:value-type="float" office:value="19.1304347826087" calcext:value-type="float">
            <text:p>19,13</text:p>
          </table:table-cell>
          <table:table-cell table:formula="of:=[.G184]+[.F185]" office:value-type="float" office:value="2899.56521739131" calcext:value-type="float">
            <text:p>2899,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Dialogs_16_BuggyGUIListenerOperatorMutator</text:p>
          </table:table-cell>
          <table:table-cell office:value-type="float" office:value="16114" calcext:value-type="float">
            <text:p>16114</text:p>
          </table:table-cell>
          <table:table-cell table:formula="of:=[.E185]+[.B186]" office:value-type="float" office:value="67085" calcext:value-type="float">
            <text:p>67085</text:p>
          </table:table-cell>
          <table:table-cell table:formula="of:=[.B186]/[.$B$1]" office:value-type="float" office:value="17.1739130434783" calcext:value-type="float">
            <text:p>17,17</text:p>
          </table:table-cell>
          <table:table-cell table:formula="of:=[.G185]+[.F186]" office:value-type="float" office:value="2916.73913043478" calcext:value-type="float">
            <text:p>2916,7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ialogs_17_InvalidViewFocusOperatorMutator</text:p>
          </table:table-cell>
          <table:table-cell office:value-type="float" office:value="17114" calcext:value-type="float">
            <text:p>17114</text:p>
          </table:table-cell>
          <table:table-cell table:formula="of:=[.E186]+[.B187]" office:value-type="float" office:value="67527" calcext:value-type="float">
            <text:p>67527</text:p>
          </table:table-cell>
          <table:table-cell table:formula="of:=[.B187]/[.$B$1]" office:value-type="float" office:value="19.2173913043478" calcext:value-type="float">
            <text:p>19,22</text:p>
          </table:table-cell>
          <table:table-cell table:formula="of:=[.G186]+[.F187]" office:value-type="float" office:value="2935.95652173913" calcext:value-type="float">
            <text:p>2935,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Dialogs_18_ViewComponentNotVisibleOperatorMutator</text:p>
          </table:table-cell>
          <table:table-cell office:value-type="float" office:value="18114" calcext:value-type="float">
            <text:p>18114</text:p>
          </table:table-cell>
          <table:table-cell table:formula="of:=[.E187]+[.B188]" office:value-type="float" office:value="67928" calcext:value-type="float">
            <text:p>67928</text:p>
          </table:table-cell>
          <table:table-cell table:formula="of:=[.B188]/[.$B$1]" office:value-type="float" office:value="17.4347826086957" calcext:value-type="float">
            <text:p>17,43</text:p>
          </table:table-cell>
          <table:table-cell table:formula="of:=[.G187]+[.F188]" office:value-type="float" office:value="2953.39130434783" calcext:value-type="float">
            <text:p>2953,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Dialogs_19_InvalidViewFocusOperatorMutator</text:p>
          </table:table-cell>
          <table:table-cell office:value-type="float" office:value="19114" calcext:value-type="float">
            <text:p>19114</text:p>
          </table:table-cell>
          <table:table-cell table:formula="of:=[.E188]+[.B189]" office:value-type="float" office:value="68360" calcext:value-type="float">
            <text:p>68360</text:p>
          </table:table-cell>
          <table:table-cell table:formula="of:=[.B189]/[.$B$1]" office:value-type="float" office:value="18.7826086956522" calcext:value-type="float">
            <text:p>18,78</text:p>
          </table:table-cell>
          <table:table-cell table:formula="of:=[.G188]+[.F189]" office:value-type="float" office:value="2972.17391304348" calcext:value-type="float">
            <text:p>2972,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Dialogs_20_ViewComponentNotVisibleOperatorMutator</text:p>
          </table:table-cell>
          <table:table-cell office:value-type="float" office:value="20114" calcext:value-type="float">
            <text:p>20114</text:p>
          </table:table-cell>
          <table:table-cell table:formula="of:=[.E189]+[.B190]" office:value-type="float" office:value="68763" calcext:value-type="float">
            <text:p>68763</text:p>
          </table:table-cell>
          <table:table-cell table:formula="of:=[.B190]/[.$B$1]" office:value-type="float" office:value="17.5217391304348" calcext:value-type="float">
            <text:p>17,52</text:p>
          </table:table-cell>
          <table:table-cell table:formula="of:=[.G189]+[.F190]" office:value-type="float" office:value="2989.69565217391" calcext:value-type="float">
            <text:p>2989,7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alogs_21_BuggyGUIListenerOperatorMutator</text:p>
          </table:table-cell>
          <table:table-cell office:value-type="float" office:value="21114" calcext:value-type="float">
            <text:p>21114</text:p>
          </table:table-cell>
          <table:table-cell table:formula="of:=[.E190]+[.B191]" office:value-type="float" office:value="69175" calcext:value-type="float">
            <text:p>69175</text:p>
          </table:table-cell>
          <table:table-cell table:formula="of:=[.B191]/[.$B$1]" office:value-type="float" office:value="17.9130434782609" calcext:value-type="float">
            <text:p>17,91</text:p>
          </table:table-cell>
          <table:table-cell table:formula="of:=[.G190]+[.F191]" office:value-type="float" office:value="3007.60869565218" calcext:value-type="float">
            <text:p>3007,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ialogs_22_InvalidViewFocusOperatorMutator</text:p>
          </table:table-cell>
          <table:table-cell office:value-type="float" office:value="22114" calcext:value-type="float">
            <text:p>22114</text:p>
          </table:table-cell>
          <table:table-cell table:formula="of:=[.E191]+[.B192]" office:value-type="float" office:value="69615" calcext:value-type="float">
            <text:p>69615</text:p>
          </table:table-cell>
          <table:table-cell table:formula="of:=[.B192]/[.$B$1]" office:value-type="float" office:value="19.1304347826087" calcext:value-type="float">
            <text:p>19,13</text:p>
          </table:table-cell>
          <table:table-cell table:formula="of:=[.G191]+[.F192]" office:value-type="float" office:value="3026.73913043478" calcext:value-type="float">
            <text:p>3026,7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Dialogs_23_ViewComponentNotVisibleOperatorMutator</text:p>
          </table:table-cell>
          <table:table-cell office:value-type="float" office:value="23114" calcext:value-type="float">
            <text:p>23114</text:p>
          </table:table-cell>
          <table:table-cell table:formula="of:=[.E192]+[.B193]" office:value-type="float" office:value="70048" calcext:value-type="float">
            <text:p>70048</text:p>
          </table:table-cell>
          <table:table-cell table:formula="of:=[.B193]/[.$B$1]" office:value-type="float" office:value="18.8260869565217" calcext:value-type="float">
            <text:p>18,83</text:p>
          </table:table-cell>
          <table:table-cell table:formula="of:=[.G192]+[.F193]" office:value-type="float" office:value="3045.56521739131" calcext:value-type="float">
            <text:p>3045,5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ialogs_24_BuggyGUIListenerOperatorMutator</text:p>
          </table:table-cell>
          <table:table-cell office:value-type="float" office:value="24114" calcext:value-type="float">
            <text:p>24114</text:p>
          </table:table-cell>
          <table:table-cell table:formula="of:=[.E193]+[.B194]" office:value-type="float" office:value="70479" calcext:value-type="float">
            <text:p>70479</text:p>
          </table:table-cell>
          <table:table-cell table:formula="of:=[.B194]/[.$B$1]" office:value-type="float" office:value="18.7391304347826" calcext:value-type="float">
            <text:p>18,74</text:p>
          </table:table-cell>
          <table:table-cell table:formula="of:=[.G193]+[.F194]" office:value-type="float" office:value="3064.30434782609" calcext:value-type="float">
            <text:p>3064,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Dialogs_25_BuggyGUIListenerOperatorMutator</text:p>
          </table:table-cell>
          <table:table-cell office:value-type="float" office:value="25114" calcext:value-type="float">
            <text:p>25114</text:p>
          </table:table-cell>
          <table:table-cell table:formula="of:=[.E194]+[.B195]" office:value-type="float" office:value="70923" calcext:value-type="float">
            <text:p>70923</text:p>
          </table:table-cell>
          <table:table-cell table:formula="of:=[.B195]/[.$B$1]" office:value-type="float" office:value="19.304347826087" calcext:value-type="float">
            <text:p>19,30</text:p>
          </table:table-cell>
          <table:table-cell table:formula="of:=[.G194]+[.F195]" office:value-type="float" office:value="3083.60869565218" calcext:value-type="float">
            <text:p>3083,6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ialogs_26_InvalidViewFocusOperatorMutator</text:p>
          </table:table-cell>
          <table:table-cell office:value-type="float" office:value="26114" calcext:value-type="float">
            <text:p>26114</text:p>
          </table:table-cell>
          <table:table-cell table:formula="of:=[.E195]+[.B196]" office:value-type="float" office:value="71363" calcext:value-type="float">
            <text:p>71363</text:p>
          </table:table-cell>
          <table:table-cell table:formula="of:=[.B196]/[.$B$1]" office:value-type="float" office:value="19.1304347826087" calcext:value-type="float">
            <text:p>19,13</text:p>
          </table:table-cell>
          <table:table-cell table:formula="of:=[.G195]+[.F196]" office:value-type="float" office:value="3102.73913043478" calcext:value-type="float">
            <text:p>3102,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Dialogs_27_ViewComponentNotVisibleOperatorMutator</text:p>
          </table:table-cell>
          <table:table-cell office:value-type="float" office:value="27114" calcext:value-type="float">
            <text:p>27114</text:p>
          </table:table-cell>
          <table:table-cell table:formula="of:=[.E196]+[.B197]" office:value-type="float" office:value="71802" calcext:value-type="float">
            <text:p>71802</text:p>
          </table:table-cell>
          <table:table-cell table:formula="of:=[.B197]/[.$B$1]" office:value-type="float" office:value="19.0869565217391" calcext:value-type="float">
            <text:p>19,09</text:p>
          </table:table-cell>
          <table:table-cell table:formula="of:=[.G196]+[.F197]" office:value-type="float" office:value="3121.82608695652" calcext:value-type="float">
            <text:p>3121,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Dialogs_28_BuggyGUIListenerOperatorMutator</text:p>
          </table:table-cell>
          <table:table-cell office:value-type="float" office:value="28114" calcext:value-type="float">
            <text:p>28114</text:p>
          </table:table-cell>
          <table:table-cell table:formula="of:=[.E197]+[.B198]" office:value-type="float" office:value="72243" calcext:value-type="float">
            <text:p>72243</text:p>
          </table:table-cell>
          <table:table-cell table:formula="of:=[.B198]/[.$B$1]" office:value-type="float" office:value="19.1739130434783" calcext:value-type="float">
            <text:p>19,17</text:p>
          </table:table-cell>
          <table:table-cell table:formula="of:=[.G197]+[.F198]" office:value-type="float" office:value="3141" calcext:value-type="float">
            <text:p>3141,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Dialogs_29_BinaryMutator</text:p>
          </table:table-cell>
          <table:table-cell office:value-type="float" office:value="29114" calcext:value-type="float">
            <text:p>29114</text:p>
          </table:table-cell>
          <table:table-cell table:formula="of:=[.E198]+[.B199]" office:value-type="float" office:value="72688" calcext:value-type="float">
            <text:p>72688</text:p>
          </table:table-cell>
          <table:table-cell table:formula="of:=[.B199]/[.$B$1]" office:value-type="float" office:value="19.3478260869565" calcext:value-type="float">
            <text:p>19,35</text:p>
          </table:table-cell>
          <table:table-cell table:formula="of:=[.G198]+[.F199]" office:value-type="float" office:value="3160.34782608696" calcext:value-type="float">
            <text:p>3160,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Dialogs_30_BinaryMutator</text:p>
          </table:table-cell>
          <table:table-cell office:value-type="float" office:value="30114" calcext:value-type="float">
            <text:p>30114</text:p>
          </table:table-cell>
          <table:table-cell table:formula="of:=[.E199]+[.B200]" office:value-type="float" office:value="73125" calcext:value-type="float">
            <text:p>73125</text:p>
          </table:table-cell>
          <table:table-cell table:formula="of:=[.B200]/[.$B$1]" office:value-type="float" office:value="19" calcext:value-type="float">
            <text:p>19,00</text:p>
          </table:table-cell>
          <table:table-cell table:formula="of:=[.G199]+[.F200]" office:value-type="float" office:value="3179.34782608696" calcext:value-type="float">
            <text:p>3179,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Dialogs_31_BinaryMutator</text:p>
          </table:table-cell>
          <table:table-cell office:value-type="float" office:value="31114" calcext:value-type="float">
            <text:p>31114</text:p>
          </table:table-cell>
          <table:table-cell table:formula="of:=[.E200]+[.B201]" office:value-type="float" office:value="73566" calcext:value-type="float">
            <text:p>73566</text:p>
          </table:table-cell>
          <table:table-cell table:formula="of:=[.B201]/[.$B$1]" office:value-type="float" office:value="19.1739130434783" calcext:value-type="float">
            <text:p>19,17</text:p>
          </table:table-cell>
          <table:table-cell table:formula="of:=[.G200]+[.F201]" office:value-type="float" office:value="3198.52173913044" calcext:value-type="float">
            <text:p>3198,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Dialogs_32_InvalidViewFocusOperatorMutator</text:p>
          </table:table-cell>
          <table:table-cell office:value-type="float" office:value="32114" calcext:value-type="float">
            <text:p>32114</text:p>
          </table:table-cell>
          <table:table-cell table:formula="of:=[.E201]+[.B202]" office:value-type="float" office:value="74009" calcext:value-type="float">
            <text:p>74009</text:p>
          </table:table-cell>
          <table:table-cell table:formula="of:=[.B202]/[.$B$1]" office:value-type="float" office:value="19.2608695652174" calcext:value-type="float">
            <text:p>19,26</text:p>
          </table:table-cell>
          <table:table-cell table:formula="of:=[.G201]+[.F202]" office:value-type="float" office:value="3217.78260869565" calcext:value-type="float">
            <text:p>3217,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Dialogs_33_ViewComponentNotVisibleOperatorMutator</text:p>
          </table:table-cell>
          <table:table-cell office:value-type="float" office:value="33114" calcext:value-type="float">
            <text:p>33114</text:p>
          </table:table-cell>
          <table:table-cell table:formula="of:=[.E202]+[.B203]" office:value-type="float" office:value="74450" calcext:value-type="float">
            <text:p>74450</text:p>
          </table:table-cell>
          <table:table-cell table:formula="of:=[.B203]/[.$B$1]" office:value-type="float" office:value="19.1739130434783" calcext:value-type="float">
            <text:p>19,17</text:p>
          </table:table-cell>
          <table:table-cell table:formula="of:=[.G202]+[.F203]" office:value-type="float" office:value="3236.95652173913" calcext:value-type="float">
            <text:p>3236,9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Dialogs_34_BinaryMutator</text:p>
          </table:table-cell>
          <table:table-cell office:value-type="float" office:value="34114" calcext:value-type="float">
            <text:p>34114</text:p>
          </table:table-cell>
          <table:table-cell table:formula="of:=[.E203]+[.B204]" office:value-type="float" office:value="74889" calcext:value-type="float">
            <text:p>74889</text:p>
          </table:table-cell>
          <table:table-cell table:formula="of:=[.B204]/[.$B$1]" office:value-type="float" office:value="19.0869565217391" calcext:value-type="float">
            <text:p>19,09</text:p>
          </table:table-cell>
          <table:table-cell table:formula="of:=[.G203]+[.F204]" office:value-type="float" office:value="3256.04347826087" calcext:value-type="float">
            <text:p>3256,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Dialogs_35_BinaryMutator</text:p>
          </table:table-cell>
          <table:table-cell office:value-type="float" office:value="35114" calcext:value-type="float">
            <text:p>35114</text:p>
          </table:table-cell>
          <table:table-cell table:formula="of:=[.E204]+[.B205]" office:value-type="float" office:value="75330" calcext:value-type="float">
            <text:p>75330</text:p>
          </table:table-cell>
          <table:table-cell table:formula="of:=[.B205]/[.$B$1]" office:value-type="float" office:value="19.1739130434783" calcext:value-type="float">
            <text:p>19,17</text:p>
          </table:table-cell>
          <table:table-cell table:formula="of:=[.G204]+[.F205]" office:value-type="float" office:value="3275.21739130435" calcext:value-type="float">
            <text:p>3275,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Dialogs_36_BinaryMutator</text:p>
          </table:table-cell>
          <table:table-cell office:value-type="float" office:value="36114" calcext:value-type="float">
            <text:p>36114</text:p>
          </table:table-cell>
          <table:table-cell table:formula="of:=[.E205]+[.B206]" office:value-type="float" office:value="75762" calcext:value-type="float">
            <text:p>75762</text:p>
          </table:table-cell>
          <table:table-cell table:formula="of:=[.B206]/[.$B$1]" office:value-type="float" office:value="18.7826086956522" calcext:value-type="float">
            <text:p>18,78</text:p>
          </table:table-cell>
          <table:table-cell table:formula="of:=[.G205]+[.F206]" office:value-type="float" office:value="3294" calcext:value-type="float">
            <text:p>3294,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Dialogs_37_BuggyGUIListenerOperatorMutator</text:p>
          </table:table-cell>
          <table:table-cell office:value-type="float" office:value="37114" calcext:value-type="float">
            <text:p>37114</text:p>
          </table:table-cell>
          <table:table-cell table:formula="of:=[.E206]+[.B207]" office:value-type="float" office:value="76203" calcext:value-type="float">
            <text:p>76203</text:p>
          </table:table-cell>
          <table:table-cell table:formula="of:=[.B207]/[.$B$1]" office:value-type="float" office:value="19.1739130434783" calcext:value-type="float">
            <text:p>19,17</text:p>
          </table:table-cell>
          <table:table-cell table:formula="of:=[.G206]+[.F207]" office:value-type="float" office:value="3313.17391304348" calcext:value-type="float">
            <text:p>3313,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Dialogs_38_InvalidViewFocusOperatorMutator</text:p>
          </table:table-cell>
          <table:table-cell office:value-type="float" office:value="38114" calcext:value-type="float">
            <text:p>38114</text:p>
          </table:table-cell>
          <table:table-cell table:formula="of:=[.E207]+[.B208]" office:value-type="float" office:value="76640" calcext:value-type="float">
            <text:p>76640</text:p>
          </table:table-cell>
          <table:table-cell table:formula="of:=[.B208]/[.$B$1]" office:value-type="float" office:value="19" calcext:value-type="float">
            <text:p>19,00</text:p>
          </table:table-cell>
          <table:table-cell table:formula="of:=[.G207]+[.F208]" office:value-type="float" office:value="3332.17391304348" calcext:value-type="float">
            <text:p>3332,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ialogs_39_ViewComponentNotVisibleOperatorMutator</text:p>
          </table:table-cell>
          <table:table-cell office:value-type="float" office:value="39114" calcext:value-type="float">
            <text:p>39114</text:p>
          </table:table-cell>
          <table:table-cell table:formula="of:=[.E208]+[.B209]" office:value-type="float" office:value="77082" calcext:value-type="float">
            <text:p>77082</text:p>
          </table:table-cell>
          <table:table-cell table:formula="of:=[.B209]/[.$B$1]" office:value-type="float" office:value="19.2173913043478" calcext:value-type="float">
            <text:p>19,22</text:p>
          </table:table-cell>
          <table:table-cell table:formula="of:=[.G208]+[.F209]" office:value-type="float" office:value="3351.39130434783" calcext:value-type="float">
            <text:p>3351,3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Dialogs_40_InvalidViewFocusOperatorMutator</text:p>
          </table:table-cell>
          <table:table-cell office:value-type="float" office:value="40114" calcext:value-type="float">
            <text:p>40114</text:p>
          </table:table-cell>
          <table:table-cell table:formula="of:=[.E209]+[.B210]" office:value-type="float" office:value="77525" calcext:value-type="float">
            <text:p>77525</text:p>
          </table:table-cell>
          <table:table-cell table:formula="of:=[.B210]/[.$B$1]" office:value-type="float" office:value="19.2608695652174" calcext:value-type="float">
            <text:p>19,26</text:p>
          </table:table-cell>
          <table:table-cell table:formula="of:=[.G209]+[.F210]" office:value-type="float" office:value="3370.65217391305" calcext:value-type="float">
            <text:p>3370,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ialogs_41_ViewComponentNotVisibleOperatorMutator</text:p>
          </table:table-cell>
          <table:table-cell office:value-type="float" office:value="41114" calcext:value-type="float">
            <text:p>41114</text:p>
          </table:table-cell>
          <table:table-cell table:formula="of:=[.E210]+[.B211]" office:value-type="float" office:value="77955" calcext:value-type="float">
            <text:p>77955</text:p>
          </table:table-cell>
          <table:table-cell table:formula="of:=[.B211]/[.$B$1]" office:value-type="float" office:value="18.695652173913" calcext:value-type="float">
            <text:p>18,70</text:p>
          </table:table-cell>
          <table:table-cell table:formula="of:=[.G210]+[.F211]" office:value-type="float" office:value="3389.34782608696" calcext:value-type="float">
            <text:p>3389,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Dialogs_42_BuggyGUIListenerOperatorMutator</text:p>
          </table:table-cell>
          <table:table-cell office:value-type="float" office:value="42114" calcext:value-type="float">
            <text:p>42114</text:p>
          </table:table-cell>
          <table:table-cell table:formula="of:=[.E211]+[.B212]" office:value-type="float" office:value="78388" calcext:value-type="float">
            <text:p>78388</text:p>
          </table:table-cell>
          <table:table-cell table:formula="of:=[.B212]/[.$B$1]" office:value-type="float" office:value="18.8260869565217" calcext:value-type="float">
            <text:p>18,83</text:p>
          </table:table-cell>
          <table:table-cell table:formula="of:=[.G211]+[.F212]" office:value-type="float" office:value="3408.17391304348" calcext:value-type="float">
            <text:p>3408,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Dialogs_43_BuggyGUIListenerOperatorMutator</text:p>
          </table:table-cell>
          <table:table-cell office:value-type="float" office:value="43114" calcext:value-type="float">
            <text:p>43114</text:p>
          </table:table-cell>
          <table:table-cell table:formula="of:=[.E212]+[.B213]" office:value-type="float" office:value="78825" calcext:value-type="float">
            <text:p>78825</text:p>
          </table:table-cell>
          <table:table-cell table:formula="of:=[.B213]/[.$B$1]" office:value-type="float" office:value="19" calcext:value-type="float">
            <text:p>19,00</text:p>
          </table:table-cell>
          <table:table-cell table:formula="of:=[.G212]+[.F213]" office:value-type="float" office:value="3427.17391304348" calcext:value-type="float">
            <text:p>3427,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Dialogs_44_BuggyGUIListenerOperatorMutator</text:p>
          </table:table-cell>
          <table:table-cell office:value-type="float" office:value="44114" calcext:value-type="float">
            <text:p>44114</text:p>
          </table:table-cell>
          <table:table-cell table:formula="of:=[.E213]+[.B214]" office:value-type="float" office:value="79264" calcext:value-type="float">
            <text:p>79264</text:p>
          </table:table-cell>
          <table:table-cell table:formula="of:=[.B214]/[.$B$1]" office:value-type="float" office:value="19.0869565217391" calcext:value-type="float">
            <text:p>19,09</text:p>
          </table:table-cell>
          <table:table-cell table:formula="of:=[.G213]+[.F214]" office:value-type="float" office:value="3446.26086956522" calcext:value-type="float">
            <text:p>3446,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Dialogs_45_BuggyGUIListenerOperatorMutator</text:p>
          </table:table-cell>
          <table:table-cell office:value-type="float" office:value="45114" calcext:value-type="float">
            <text:p>45114</text:p>
          </table:table-cell>
          <table:table-cell table:formula="of:=[.E214]+[.B215]" office:value-type="float" office:value="79701" calcext:value-type="float">
            <text:p>79701</text:p>
          </table:table-cell>
          <table:table-cell table:formula="of:=[.B215]/[.$B$1]" office:value-type="float" office:value="19" calcext:value-type="float">
            <text:p>19,00</text:p>
          </table:table-cell>
          <table:table-cell table:formula="of:=[.G214]+[.F215]" office:value-type="float" office:value="3465.26086956522" calcext:value-type="float">
            <text:p>3465,2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ialogs_46_BuggyGUIListenerOperatorMutator</text:p>
          </table:table-cell>
          <table:table-cell office:value-type="float" office:value="46114" calcext:value-type="float">
            <text:p>46114</text:p>
          </table:table-cell>
          <table:table-cell table:formula="of:=[.E215]+[.B216]" office:value-type="float" office:value="80143" calcext:value-type="float">
            <text:p>80143</text:p>
          </table:table-cell>
          <table:table-cell table:formula="of:=[.B216]/[.$B$1]" office:value-type="float" office:value="19.2173913043478" calcext:value-type="float">
            <text:p>19,22</text:p>
          </table:table-cell>
          <table:table-cell table:formula="of:=[.G215]+[.F216]" office:value-type="float" office:value="3484.47826086957" calcext:value-type="float">
            <text:p>3484,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ialogs_47_BuggyGUIListenerOperatorMutator</text:p>
          </table:table-cell>
          <table:table-cell office:value-type="float" office:value="47114" calcext:value-type="float">
            <text:p>47114</text:p>
          </table:table-cell>
          <table:table-cell table:formula="of:=[.E216]+[.B217]" office:value-type="float" office:value="80585" calcext:value-type="float">
            <text:p>80585</text:p>
          </table:table-cell>
          <table:table-cell table:formula="of:=[.B217]/[.$B$1]" office:value-type="float" office:value="19.2173913043478" calcext:value-type="float">
            <text:p>19,22</text:p>
          </table:table-cell>
          <table:table-cell table:formula="of:=[.G216]+[.F217]" office:value-type="float" office:value="3503.69565217392" calcext:value-type="float">
            <text:p>3503,7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Dialogs_48_BuggyGUIListenerOperatorMutator</text:p>
          </table:table-cell>
          <table:table-cell office:value-type="float" office:value="48114" calcext:value-type="float">
            <text:p>48114</text:p>
          </table:table-cell>
          <table:table-cell table:formula="of:=[.E217]+[.B218]" office:value-type="float" office:value="81026" calcext:value-type="float">
            <text:p>81026</text:p>
          </table:table-cell>
          <table:table-cell table:formula="of:=[.B218]/[.$B$1]" office:value-type="float" office:value="19.1739130434783" calcext:value-type="float">
            <text:p>19,17</text:p>
          </table:table-cell>
          <table:table-cell table:formula="of:=[.G217]+[.F218]" office:value-type="float" office:value="3522.86956521739" calcext:value-type="float">
            <text:p>3522,8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Dialogs_49_InvalidViewFocusOperatorMutator</text:p>
          </table:table-cell>
          <table:table-cell office:value-type="float" office:value="49114" calcext:value-type="float">
            <text:p>49114</text:p>
          </table:table-cell>
          <table:table-cell table:formula="of:=[.E218]+[.B219]" office:value-type="float" office:value="81464" calcext:value-type="float">
            <text:p>81464</text:p>
          </table:table-cell>
          <table:table-cell table:formula="of:=[.B219]/[.$B$1]" office:value-type="float" office:value="19.0434782608696" calcext:value-type="float">
            <text:p>19,04</text:p>
          </table:table-cell>
          <table:table-cell table:formula="of:=[.G218]+[.F219]" office:value-type="float" office:value="3541.91304347826" calcext:value-type="float">
            <text:p>3541,9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Dialogs_50_ViewComponentNotVisibleOperatorMutator</text:p>
          </table:table-cell>
          <table:table-cell office:value-type="float" office:value="50114" calcext:value-type="float">
            <text:p>50114</text:p>
          </table:table-cell>
          <table:table-cell table:formula="of:=[.E219]+[.B220]" office:value-type="float" office:value="81903" calcext:value-type="float">
            <text:p>81903</text:p>
          </table:table-cell>
          <table:table-cell table:formula="of:=[.B220]/[.$B$1]" office:value-type="float" office:value="19.0869565217391" calcext:value-type="float">
            <text:p>19,09</text:p>
          </table:table-cell>
          <table:table-cell table:formula="of:=[.G219]+[.F220]" office:value-type="float" office:value="3561" calcext:value-type="float">
            <text:p>3561,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Dialogs_51_BuggyGUIListenerOperatorMutator</text:p>
          </table:table-cell>
          <table:table-cell office:value-type="float" office:value="51114" calcext:value-type="float">
            <text:p>51114</text:p>
          </table:table-cell>
          <table:table-cell table:formula="of:=[.E220]+[.B221]" office:value-type="float" office:value="82342" calcext:value-type="float">
            <text:p>82342</text:p>
          </table:table-cell>
          <table:table-cell table:formula="of:=[.B221]/[.$B$1]" office:value-type="float" office:value="19.0869565217391" calcext:value-type="float">
            <text:p>19,09</text:p>
          </table:table-cell>
          <table:table-cell table:formula="of:=[.G220]+[.F221]" office:value-type="float" office:value="3580.08695652174" calcext:value-type="float">
            <text:p>3580,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Dialogs_52_BuggyGUIListenerOperatorMutator</text:p>
          </table:table-cell>
          <table:table-cell office:value-type="float" office:value="52114" calcext:value-type="float">
            <text:p>52114</text:p>
          </table:table-cell>
          <table:table-cell table:formula="of:=[.E221]+[.B222]" office:value-type="float" office:value="82785" calcext:value-type="float">
            <text:p>82785</text:p>
          </table:table-cell>
          <table:table-cell table:formula="of:=[.B222]/[.$B$1]" office:value-type="float" office:value="19.2608695652174" calcext:value-type="float">
            <text:p>19,26</text:p>
          </table:table-cell>
          <table:table-cell table:formula="of:=[.G221]+[.F222]" office:value-type="float" office:value="3599.34782608696" calcext:value-type="float">
            <text:p>3599,3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ialogs_53_InvalidViewFocusOperatorMutator</text:p>
          </table:table-cell>
          <table:table-cell office:value-type="float" office:value="53114" calcext:value-type="float">
            <text:p>53114</text:p>
          </table:table-cell>
          <table:table-cell table:formula="of:=[.E222]+[.B223]" office:value-type="float" office:value="83216" calcext:value-type="float">
            <text:p>83216</text:p>
          </table:table-cell>
          <table:table-cell table:formula="of:=[.B223]/[.$B$1]" office:value-type="float" office:value="18.7391304347826" calcext:value-type="float">
            <text:p>18,74</text:p>
          </table:table-cell>
          <table:table-cell table:formula="of:=[.G222]+[.F223]" office:value-type="float" office:value="3618.08695652174" calcext:value-type="float">
            <text:p>3618,0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Dialogs_54_ViewComponentNotVisibleOperatorMutator</text:p>
          </table:table-cell>
          <table:table-cell office:value-type="float" office:value="54114" calcext:value-type="float">
            <text:p>54114</text:p>
          </table:table-cell>
          <table:table-cell table:formula="of:=[.E223]+[.B224]" office:value-type="float" office:value="83651" calcext:value-type="float">
            <text:p>83651</text:p>
          </table:table-cell>
          <table:table-cell table:formula="of:=[.B224]/[.$B$1]" office:value-type="float" office:value="18.9130434782609" calcext:value-type="float">
            <text:p>18,91</text:p>
          </table:table-cell>
          <table:table-cell table:formula="of:=[.G223]+[.F224]" office:value-type="float" office:value="3637" calcext:value-type="float">
            <text:p>3637,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Dialogs_55_InvalidViewFocusOperatorMutator</text:p>
          </table:table-cell>
          <table:table-cell office:value-type="float" office:value="55114" calcext:value-type="float">
            <text:p>55114</text:p>
          </table:table-cell>
          <table:table-cell table:formula="of:=[.E224]+[.B225]" office:value-type="float" office:value="84095" calcext:value-type="float">
            <text:p>84095</text:p>
          </table:table-cell>
          <table:table-cell table:formula="of:=[.B225]/[.$B$1]" office:value-type="float" office:value="19.304347826087" calcext:value-type="float">
            <text:p>19,30</text:p>
          </table:table-cell>
          <table:table-cell table:formula="of:=[.G224]+[.F225]" office:value-type="float" office:value="3656.30434782609" calcext:value-type="float">
            <text:p>3656,3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Dialogs_56_ViewComponentNotVisibleOperatorMutator</text:p>
          </table:table-cell>
          <table:table-cell office:value-type="float" office:value="56114" calcext:value-type="float">
            <text:p>56114</text:p>
          </table:table-cell>
          <table:table-cell table:formula="of:=[.E225]+[.B226]" office:value-type="float" office:value="84531" calcext:value-type="float">
            <text:p>84531</text:p>
          </table:table-cell>
          <table:table-cell table:formula="of:=[.B226]/[.$B$1]" office:value-type="float" office:value="18.9565217391304" calcext:value-type="float">
            <text:p>18,96</text:p>
          </table:table-cell>
          <table:table-cell table:formula="of:=[.G225]+[.F226]" office:value-type="float" office:value="3675.26086956522" calcext:value-type="float">
            <text:p>3675,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Dialogs_57_BuggyGUIListenerOperatorMutator</text:p>
          </table:table-cell>
          <table:table-cell office:value-type="float" office:value="57114" calcext:value-type="float">
            <text:p>57114</text:p>
          </table:table-cell>
          <table:table-cell table:formula="of:=[.E226]+[.B227]" office:value-type="float" office:value="84967" calcext:value-type="float">
            <text:p>84967</text:p>
          </table:table-cell>
          <table:table-cell table:formula="of:=[.B227]/[.$B$1]" office:value-type="float" office:value="18.9565217391304" calcext:value-type="float">
            <text:p>18,96</text:p>
          </table:table-cell>
          <table:table-cell table:formula="of:=[.G226]+[.F227]" office:value-type="float" office:value="3694.21739130435" calcext:value-type="float">
            <text:p>3694,2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Dialogs_58_BinaryMutator</text:p>
          </table:table-cell>
          <table:table-cell office:value-type="float" office:value="58114" calcext:value-type="float">
            <text:p>58114</text:p>
          </table:table-cell>
          <table:table-cell table:formula="of:=[.E227]+[.B228]" office:value-type="float" office:value="85399" calcext:value-type="float">
            <text:p>85399</text:p>
          </table:table-cell>
          <table:table-cell table:formula="of:=[.B228]/[.$B$1]" office:value-type="float" office:value="18.7826086956522" calcext:value-type="float">
            <text:p>18,78</text:p>
          </table:table-cell>
          <table:table-cell table:formula="of:=[.G227]+[.F228]" office:value-type="float" office:value="3713" calcext:value-type="float">
            <text:p>3713,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Dialogs_59_InvalidViewFocusOperatorMutator</text:p>
          </table:table-cell>
          <table:table-cell office:value-type="float" office:value="59114" calcext:value-type="float">
            <text:p>59114</text:p>
          </table:table-cell>
          <table:table-cell table:formula="of:=[.E228]+[.B229]" office:value-type="float" office:value="85844" calcext:value-type="float">
            <text:p>85844</text:p>
          </table:table-cell>
          <table:table-cell table:formula="of:=[.B229]/[.$B$1]" office:value-type="float" office:value="19.3478260869565" calcext:value-type="float">
            <text:p>19,35</text:p>
          </table:table-cell>
          <table:table-cell table:formula="of:=[.G228]+[.F229]" office:value-type="float" office:value="3732.34782608696" calcext:value-type="float">
            <text:p>3732,3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Dialogs_60_ViewComponentNotVisibleOperatorMutator</text:p>
          </table:table-cell>
          <table:table-cell office:value-type="float" office:value="60114" calcext:value-type="float">
            <text:p>60114</text:p>
          </table:table-cell>
          <table:table-cell table:formula="of:=[.E229]+[.B230]" office:value-type="float" office:value="86221" calcext:value-type="float">
            <text:p>86221</text:p>
          </table:table-cell>
          <table:table-cell table:formula="of:=[.B230]/[.$B$1]" office:value-type="float" office:value="16.3913043478261" calcext:value-type="float">
            <text:p>16,39</text:p>
          </table:table-cell>
          <table:table-cell table:formula="of:=[.G229]+[.F230]" office:value-type="float" office:value="3748.73913043478" calcext:value-type="float">
            <text:p>3748,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Dialogs_61_BuggyGUIListenerOperatorMutator</text:p>
          </table:table-cell>
          <table:table-cell office:value-type="float" office:value="61114" calcext:value-type="float">
            <text:p>61114</text:p>
          </table:table-cell>
          <table:table-cell table:formula="of:=[.E230]+[.B231]" office:value-type="float" office:value="86658" calcext:value-type="float">
            <text:p>86658</text:p>
          </table:table-cell>
          <table:table-cell table:formula="of:=[.B231]/[.$B$1]" office:value-type="float" office:value="19" calcext:value-type="float">
            <text:p>19,00</text:p>
          </table:table-cell>
          <table:table-cell table:formula="of:=[.G230]+[.F231]" office:value-type="float" office:value="3767.73913043478" calcext:value-type="float">
            <text:p>3767,7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Dialogs_62_BuggyGUIListenerOperatorMutator</text:p>
          </table:table-cell>
          <table:table-cell office:value-type="float" office:value="62114" calcext:value-type="float">
            <text:p>62114</text:p>
          </table:table-cell>
          <table:table-cell table:formula="of:=[.E231]+[.B232]" office:value-type="float" office:value="87095" calcext:value-type="float">
            <text:p>87095</text:p>
          </table:table-cell>
          <table:table-cell table:formula="of:=[.B232]/[.$B$1]" office:value-type="float" office:value="19" calcext:value-type="float">
            <text:p>19,00</text:p>
          </table:table-cell>
          <table:table-cell table:formula="of:=[.G231]+[.F232]" office:value-type="float" office:value="3786.73913043478" calcext:value-type="float">
            <text:p>3786,7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impleWebViewDialog_0_InvalidViewFocusOperatorMutator</text:p>
          </table:table-cell>
          <table:table-cell office:value-type="float" office:value="117" calcext:value-type="float">
            <text:p>117</text:p>
          </table:table-cell>
          <table:table-cell table:formula="of:=[.E232]+[.B233]" office:value-type="float" office:value="87529" calcext:value-type="float">
            <text:p>87529</text:p>
          </table:table-cell>
          <table:table-cell table:formula="of:=[.B233]/[.$B$1]" office:value-type="float" office:value="18.8695652173913" calcext:value-type="float">
            <text:p>18,87</text:p>
          </table:table-cell>
          <table:table-cell table:formula="of:=[.G232]+[.F233]" office:value-type="float" office:value="3805.60869565218" calcext:value-type="float">
            <text:p>3805,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impleWebViewDialog_1_ViewComponentNotVisibleOperatorMutator</text:p>
          </table:table-cell>
          <table:table-cell office:value-type="float" office:value="1117" calcext:value-type="float">
            <text:p>1117</text:p>
          </table:table-cell>
          <table:table-cell table:formula="of:=[.E233]+[.B234]" office:value-type="float" office:value="87966" calcext:value-type="float">
            <text:p>87966</text:p>
          </table:table-cell>
          <table:table-cell table:formula="of:=[.B234]/[.$B$1]" office:value-type="float" office:value="19" calcext:value-type="float">
            <text:p>19,00</text:p>
          </table:table-cell>
          <table:table-cell table:formula="of:=[.G233]+[.F234]" office:value-type="float" office:value="3824.60869565218" calcext:value-type="float">
            <text:p>3824,6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WelcomeSlide_0_BuggyGUIListenerOperatorMutator</text:p>
          </table:table-cell>
          <table:table-cell office:value-type="float" office:value="118" calcext:value-type="float">
            <text:p>118</text:p>
          </table:table-cell>
          <table:table-cell table:formula="of:=[.E234]+[.B235]" office:value-type="float" office:value="88400" calcext:value-type="float">
            <text:p>88400</text:p>
          </table:table-cell>
          <table:table-cell table:formula="of:=[.B235]/[.$B$1]" office:value-type="float" office:value="18.8695652173913" calcext:value-type="float">
            <text:p>18,87</text:p>
          </table:table-cell>
          <table:table-cell table:formula="of:=[.G234]+[.F235]" office:value-type="float" office:value="3843.47826086957" calcext:value-type="float">
            <text:p>3843,4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WelcomeSlide_1_InvalidKeyIntentOperatorMutator</text:p>
          </table:table-cell>
          <table:table-cell office:value-type="float" office:value="1118" calcext:value-type="float">
            <text:p>1118</text:p>
          </table:table-cell>
          <table:table-cell table:formula="of:=[.E235]+[.B236]" office:value-type="float" office:value="88832" calcext:value-type="float">
            <text:p>88832</text:p>
          </table:table-cell>
          <table:table-cell table:formula="of:=[.B236]/[.$B$1]" office:value-type="float" office:value="18.7826086956522" calcext:value-type="float">
            <text:p>18,78</text:p>
          </table:table-cell>
          <table:table-cell table:formula="of:=[.G235]+[.F236]" office:value-type="float" office:value="3862.26086956522" calcext:value-type="float">
            <text:p>3862,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WelcomeSlide_2_RandomActionIntentDefinitionOperatorMutator</text:p>
          </table:table-cell>
          <table:table-cell office:value-type="float" office:value="2118" calcext:value-type="float">
            <text:p>2118</text:p>
          </table:table-cell>
          <table:table-cell table:formula="of:=[.E236]+[.B237]" office:value-type="float" office:value="89263" calcext:value-type="float">
            <text:p>89263</text:p>
          </table:table-cell>
          <table:table-cell table:formula="of:=[.B237]/[.$B$1]" office:value-type="float" office:value="18.7391304347826" calcext:value-type="float">
            <text:p>18,74</text:p>
          </table:table-cell>
          <table:table-cell table:formula="of:=[.G236]+[.F237]" office:value-type="float" office:value="3881" calcext:value-type="float">
            <text:p>3881,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elcomeSlide_3_RandomActionIntentDefinitionOperatorMutator</text:p>
          </table:table-cell>
          <table:table-cell office:value-type="float" office:value="3118" calcext:value-type="float">
            <text:p>3118</text:p>
          </table:table-cell>
          <table:table-cell table:formula="of:=[.E237]+[.B238]" office:value-type="float" office:value="89703" calcext:value-type="float">
            <text:p>89703</text:p>
          </table:table-cell>
          <table:table-cell table:formula="of:=[.B238]/[.$B$1]" office:value-type="float" office:value="19.1304347826087" calcext:value-type="float">
            <text:p>19,13</text:p>
          </table:table-cell>
          <table:table-cell table:formula="of:=[.G237]+[.F238]" office:value-type="float" office:value="3900.13043478261" calcext:value-type="float">
            <text:p>3900,1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SecurityPickerSlide_0_InvalidViewFocusOperatorMutator</text:p>
          </table:table-cell>
          <table:table-cell office:value-type="float" office:value="119" calcext:value-type="float">
            <text:p>119</text:p>
          </table:table-cell>
          <table:table-cell table:formula="of:=[.E238]+[.B239]" office:value-type="float" office:value="90132" calcext:value-type="float">
            <text:p>90132</text:p>
          </table:table-cell>
          <table:table-cell table:formula="of:=[.B239]/[.$B$1]" office:value-type="float" office:value="18.6521739130435" calcext:value-type="float">
            <text:p>18,65</text:p>
          </table:table-cell>
          <table:table-cell table:formula="of:=[.G238]+[.F239]" office:value-type="float" office:value="3918.78260869565" calcext:value-type="float">
            <text:p>3918,7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SecurityPickerSlide_1_ViewComponentNotVisibleOperatorMutator</text:p>
          </table:table-cell>
          <table:table-cell office:value-type="float" office:value="1119" calcext:value-type="float">
            <text:p>1119</text:p>
          </table:table-cell>
          <table:table-cell table:formula="of:=[.E239]+[.B240]" office:value-type="float" office:value="90397" calcext:value-type="float">
            <text:p>90397</text:p>
          </table:table-cell>
          <table:table-cell table:formula="of:=[.B240]/[.$B$1]" office:value-type="float" office:value="11.5217391304348" calcext:value-type="float">
            <text:p>11,52</text:p>
          </table:table-cell>
          <table:table-cell table:formula="of:=[.G239]+[.F240]" office:value-type="float" office:value="3930.30434782609" calcext:value-type="float">
            <text:p>3930,3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ecurityPickerSlide_2_InvalidViewFocusOperatorMutator</text:p>
          </table:table-cell>
          <table:table-cell office:value-type="float" office:value="2119" calcext:value-type="float">
            <text:p>2119</text:p>
          </table:table-cell>
          <table:table-cell table:formula="of:=[.E240]+[.B241]" office:value-type="float" office:value="90832" calcext:value-type="float">
            <text:p>90832</text:p>
          </table:table-cell>
          <table:table-cell table:formula="of:=[.B241]/[.$B$1]" office:value-type="float" office:value="18.9130434782609" calcext:value-type="float">
            <text:p>18,91</text:p>
          </table:table-cell>
          <table:table-cell table:formula="of:=[.G240]+[.F241]" office:value-type="float" office:value="3949.21739130435" calcext:value-type="float">
            <text:p>3949,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ecurityPickerSlide_3_ViewComponentNotVisibleOperatorMutator</text:p>
          </table:table-cell>
          <table:table-cell office:value-type="float" office:value="3119" calcext:value-type="float">
            <text:p>3119</text:p>
          </table:table-cell>
          <table:table-cell table:formula="of:=[.E241]+[.B242]" office:value-type="float" office:value="91263" calcext:value-type="float">
            <text:p>91263</text:p>
          </table:table-cell>
          <table:table-cell table:formula="of:=[.B242]/[.$B$1]" office:value-type="float" office:value="18.7391304347826" calcext:value-type="float">
            <text:p>18,74</text:p>
          </table:table-cell>
          <table:table-cell table:formula="of:=[.G241]+[.F242]" office:value-type="float" office:value="3967.95652173913" calcext:value-type="float">
            <text:p>3967,9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ecurityPickerSlide_4_InvalidViewFocusOperatorMutator</text:p>
          </table:table-cell>
          <table:table-cell office:value-type="float" office:value="4119" calcext:value-type="float">
            <text:p>4119</text:p>
          </table:table-cell>
          <table:table-cell table:formula="of:=[.E242]+[.B243]" office:value-type="float" office:value="91702" calcext:value-type="float">
            <text:p>91702</text:p>
          </table:table-cell>
          <table:table-cell table:formula="of:=[.B243]/[.$B$1]" office:value-type="float" office:value="19.0869565217391" calcext:value-type="float">
            <text:p>19,09</text:p>
          </table:table-cell>
          <table:table-cell table:formula="of:=[.G242]+[.F243]" office:value-type="float" office:value="3987.04347826087" calcext:value-type="float">
            <text:p>3987,0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ecurityPickerSlide_5_ViewComponentNotVisibleOperatorMutator</text:p>
          </table:table-cell>
          <table:table-cell office:value-type="float" office:value="5119" calcext:value-type="float">
            <text:p>5119</text:p>
          </table:table-cell>
          <table:table-cell table:formula="of:=[.E243]+[.B244]" office:value-type="float" office:value="92139" calcext:value-type="float">
            <text:p>92139</text:p>
          </table:table-cell>
          <table:table-cell table:formula="of:=[.B244]/[.$B$1]" office:value-type="float" office:value="19" calcext:value-type="float">
            <text:p>19,00</text:p>
          </table:table-cell>
          <table:table-cell table:formula="of:=[.G243]+[.F244]" office:value-type="float" office:value="4006.04347826087" calcext:value-type="float">
            <text:p>4006,0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ecuritySetupSlide_0_InvalidViewFocusOperatorMutator</text:p>
          </table:table-cell>
          <table:table-cell office:value-type="float" office:value="120" calcext:value-type="float">
            <text:p>120</text:p>
          </table:table-cell>
          <table:table-cell table:formula="of:=[.E244]+[.B245]" office:value-type="float" office:value="92575" calcext:value-type="float">
            <text:p>92575</text:p>
          </table:table-cell>
          <table:table-cell table:formula="of:=[.B245]/[.$B$1]" office:value-type="float" office:value="18.9565217391304" calcext:value-type="float">
            <text:p>18,96</text:p>
          </table:table-cell>
          <table:table-cell table:formula="of:=[.G244]+[.F245]" office:value-type="float" office:value="4025" calcext:value-type="float">
            <text:p>4025,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ecuritySetupSlide_1_ViewComponentNotVisibleOperatorMutator</text:p>
          </table:table-cell>
          <table:table-cell office:value-type="float" office:value="1120" calcext:value-type="float">
            <text:p>1120</text:p>
          </table:table-cell>
          <table:table-cell table:formula="of:=[.E245]+[.B246]" office:value-type="float" office:value="92852" calcext:value-type="float">
            <text:p>92852</text:p>
          </table:table-cell>
          <table:table-cell table:formula="of:=[.B246]/[.$B$1]" office:value-type="float" office:value="12.0434782608696" calcext:value-type="float">
            <text:p>12,04</text:p>
          </table:table-cell>
          <table:table-cell table:formula="of:=[.G245]+[.F246]" office:value-type="float" office:value="4037.04347826087" calcext:value-type="float">
            <text:p>4037,0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ecuritySetupSlide_2_InvalidViewFocusOperatorMutator</text:p>
          </table:table-cell>
          <table:table-cell office:value-type="float" office:value="2120" calcext:value-type="float">
            <text:p>2120</text:p>
          </table:table-cell>
          <table:table-cell table:formula="of:=[.E246]+[.B247]" office:value-type="float" office:value="93290" calcext:value-type="float">
            <text:p>93290</text:p>
          </table:table-cell>
          <table:table-cell table:formula="of:=[.B247]/[.$B$1]" office:value-type="float" office:value="19.0434782608696" calcext:value-type="float">
            <text:p>19,04</text:p>
          </table:table-cell>
          <table:table-cell table:formula="of:=[.G246]+[.F247]" office:value-type="float" office:value="4056.08695652174" calcext:value-type="float">
            <text:p>4056,0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ecuritySetupSlide_3_ViewComponentNotVisibleOperatorMutator</text:p>
          </table:table-cell>
          <table:table-cell office:value-type="float" office:value="3120" calcext:value-type="float">
            <text:p>3120</text:p>
          </table:table-cell>
          <table:table-cell table:formula="of:=[.E247]+[.B248]" office:value-type="float" office:value="93567" calcext:value-type="float">
            <text:p>93567</text:p>
          </table:table-cell>
          <table:table-cell table:formula="of:=[.B248]/[.$B$1]" office:value-type="float" office:value="12.0434782608696" calcext:value-type="float">
            <text:p>12,04</text:p>
          </table:table-cell>
          <table:table-cell table:formula="of:=[.G247]+[.F248]" office:value-type="float" office:value="4068.13043478261" calcext:value-type="float">
            <text:p>4068,1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ecuritySetupSlide_4_InvalidViewFocusOperatorMutator</text:p>
          </table:table-cell>
          <table:table-cell office:value-type="float" office:value="4120" calcext:value-type="float">
            <text:p>4120</text:p>
          </table:table-cell>
          <table:table-cell table:formula="of:=[.E248]+[.B249]" office:value-type="float" office:value="94000" calcext:value-type="float">
            <text:p>94000</text:p>
          </table:table-cell>
          <table:table-cell table:formula="of:=[.B249]/[.$B$1]" office:value-type="float" office:value="18.8260869565217" calcext:value-type="float">
            <text:p>18,83</text:p>
          </table:table-cell>
          <table:table-cell table:formula="of:=[.G248]+[.F249]" office:value-type="float" office:value="4086.95652173913" calcext:value-type="float">
            <text:p>4086,9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ecuritySetupSlide_5_ViewComponentNotVisibleOperatorMutator</text:p>
          </table:table-cell>
          <table:table-cell office:value-type="float" office:value="5120" calcext:value-type="float">
            <text:p>5120</text:p>
          </table:table-cell>
          <table:table-cell table:formula="of:=[.E249]+[.B250]" office:value-type="float" office:value="94438" calcext:value-type="float">
            <text:p>94438</text:p>
          </table:table-cell>
          <table:table-cell table:formula="of:=[.B250]/[.$B$1]" office:value-type="float" office:value="19.0434782608696" calcext:value-type="float">
            <text:p>19,04</text:p>
          </table:table-cell>
          <table:table-cell table:formula="of:=[.G249]+[.F250]" office:value-type="float" office:value="4106" calcext:value-type="float">
            <text:p>4106,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ecuritySetupSlide_6_InvalidViewFocusOperatorMutator</text:p>
          </table:table-cell>
          <table:table-cell office:value-type="float" office:value="6120" calcext:value-type="float">
            <text:p>6120</text:p>
          </table:table-cell>
          <table:table-cell table:formula="of:=[.E250]+[.B251]" office:value-type="float" office:value="94870" calcext:value-type="float">
            <text:p>94870</text:p>
          </table:table-cell>
          <table:table-cell table:formula="of:=[.B251]/[.$B$1]" office:value-type="float" office:value="18.7826086956522" calcext:value-type="float">
            <text:p>18,78</text:p>
          </table:table-cell>
          <table:table-cell table:formula="of:=[.G250]+[.F251]" office:value-type="float" office:value="4124.78260869565" calcext:value-type="float">
            <text:p>4124,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SecuritySetupSlide_7_ViewComponentNotVisibleOperatorMutator</text:p>
          </table:table-cell>
          <table:table-cell office:value-type="float" office:value="7120" calcext:value-type="float">
            <text:p>7120</text:p>
          </table:table-cell>
          <table:table-cell table:formula="of:=[.E251]+[.B252]" office:value-type="float" office:value="95362" calcext:value-type="float">
            <text:p>95362</text:p>
          </table:table-cell>
          <table:table-cell table:formula="of:=[.B252]/[.$B$1]" office:value-type="float" office:value="21.3913043478261" calcext:value-type="float">
            <text:p>21,39</text:p>
          </table:table-cell>
          <table:table-cell table:formula="of:=[.G251]+[.F252]" office:value-type="float" office:value="4146.17391304348" calcext:value-type="float">
            <text:p>4146,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ecuritySetupSlide_8_InvalidViewFocusOperatorMutator</text:p>
          </table:table-cell>
          <table:table-cell office:value-type="float" office:value="8120" calcext:value-type="float">
            <text:p>8120</text:p>
          </table:table-cell>
          <table:table-cell table:formula="of:=[.E252]+[.B253]" office:value-type="float" office:value="95798" calcext:value-type="float">
            <text:p>95798</text:p>
          </table:table-cell>
          <table:table-cell table:formula="of:=[.B253]/[.$B$1]" office:value-type="float" office:value="18.9565217391304" calcext:value-type="float">
            <text:p>18,96</text:p>
          </table:table-cell>
          <table:table-cell table:formula="of:=[.G252]+[.F253]" office:value-type="float" office:value="4165.13043478261" calcext:value-type="float">
            <text:p>4165,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ecuritySetupSlide_9_ViewComponentNotVisibleOperatorMutator</text:p>
          </table:table-cell>
          <table:table-cell office:value-type="float" office:value="9120" calcext:value-type="float">
            <text:p>9120</text:p>
          </table:table-cell>
          <table:table-cell table:formula="of:=[.E253]+[.B254]" office:value-type="float" office:value="96230" calcext:value-type="float">
            <text:p>96230</text:p>
          </table:table-cell>
          <table:table-cell table:formula="of:=[.B254]/[.$B$1]" office:value-type="float" office:value="18.7826086956522" calcext:value-type="float">
            <text:p>18,78</text:p>
          </table:table-cell>
          <table:table-cell table:formula="of:=[.G253]+[.F254]" office:value-type="float" office:value="4183.91304347826" calcext:value-type="float">
            <text:p>4183,9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ecuritySetupSlide_10_InvalidViewFocusOperatorMutator</text:p>
          </table:table-cell>
          <table:table-cell office:value-type="float" office:value="10120" calcext:value-type="float">
            <text:p>10120</text:p>
          </table:table-cell>
          <table:table-cell table:formula="of:=[.E254]+[.B255]" office:value-type="float" office:value="96668" calcext:value-type="float">
            <text:p>96668</text:p>
          </table:table-cell>
          <table:table-cell table:formula="of:=[.B255]/[.$B$1]" office:value-type="float" office:value="19.0434782608696" calcext:value-type="float">
            <text:p>19,04</text:p>
          </table:table-cell>
          <table:table-cell table:formula="of:=[.G254]+[.F255]" office:value-type="float" office:value="4202.95652173913" calcext:value-type="float">
            <text:p>4202,9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ecuritySetupSlide_11_ViewComponentNotVisibleOperatorMutator</text:p>
          </table:table-cell>
          <table:table-cell office:value-type="float" office:value="11120" calcext:value-type="float">
            <text:p>11120</text:p>
          </table:table-cell>
          <table:table-cell table:formula="of:=[.E255]+[.B256]" office:value-type="float" office:value="96939" calcext:value-type="float">
            <text:p>96939</text:p>
          </table:table-cell>
          <table:table-cell table:formula="of:=[.B256]/[.$B$1]" office:value-type="float" office:value="11.7826086956522" calcext:value-type="float">
            <text:p>11,78</text:p>
          </table:table-cell>
          <table:table-cell table:formula="of:=[.G255]+[.F256]" office:value-type="float" office:value="4214.73913043478" calcext:value-type="float">
            <text:p>4214,7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IntroBaseActivity_0_LengthyGUICreationOperatorMutator</text:p>
          </table:table-cell>
          <table:table-cell office:value-type="float" office:value="130" calcext:value-type="float">
            <text:p>130</text:p>
          </table:table-cell>
          <table:table-cell table:formula="of:=[.E256]+[.B257]" office:value-type="float" office:value="97421" calcext:value-type="float">
            <text:p>97421</text:p>
          </table:table-cell>
          <table:table-cell table:formula="of:=[.B257]/[.$B$1]" office:value-type="float" office:value="20.9565217391304" calcext:value-type="float">
            <text:p>20,96</text:p>
          </table:table-cell>
          <table:table-cell table:formula="of:=[.G256]+[.F257]" office:value-type="float" office:value="4235.69565217391" calcext:value-type="float">
            <text:p>4235,7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roBaseActivity_1_FindViewByIdReturnsNullOperatorMutator</text:p>
          </table:table-cell>
          <table:table-cell office:value-type="float" office:value="1130" calcext:value-type="float">
            <text:p>1130</text:p>
          </table:table-cell>
          <table:table-cell table:formula="of:=[.E257]+[.B258]" office:value-type="float" office:value="97676" calcext:value-type="float">
            <text:p>97676</text:p>
          </table:table-cell>
          <table:table-cell table:formula="of:=[.B258]/[.$B$1]" office:value-type="float" office:value="11.0869565217391" calcext:value-type="float">
            <text:p>11,09</text:p>
          </table:table-cell>
          <table:table-cell table:formula="of:=[.G257]+[.F258]" office:value-type="float" office:value="4246.78260869565" calcext:value-type="float">
            <text:p>4246,7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IntroBaseActivity_2_InvalidIDFindViewOperatorMutator</text:p>
          </table:table-cell>
          <table:table-cell office:value-type="float" office:value="2130" calcext:value-type="float">
            <text:p>2130</text:p>
          </table:table-cell>
          <table:table-cell table:formula="of:=[.E258]+[.B259]" office:value-type="float" office:value="97927" calcext:value-type="float">
            <text:p>97927</text:p>
          </table:table-cell>
          <table:table-cell table:formula="of:=[.B259]/[.$B$1]" office:value-type="float" office:value="10.9130434782609" calcext:value-type="float">
            <text:p>10,91</text:p>
          </table:table-cell>
          <table:table-cell table:formula="of:=[.G258]+[.F259]" office:value-type="float" office:value="4257.69565217391" calcext:value-type="float">
            <text:p>4257,7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ntroBaseActivity_3_InvalidViewFocusOperatorMutator</text:p>
          </table:table-cell>
          <table:table-cell office:value-type="float" office:value="3130" calcext:value-type="float">
            <text:p>3130</text:p>
          </table:table-cell>
          <table:table-cell table:formula="of:=[.E259]+[.B260]" office:value-type="float" office:value="98360" calcext:value-type="float">
            <text:p>98360</text:p>
          </table:table-cell>
          <table:table-cell table:formula="of:=[.B260]/[.$B$1]" office:value-type="float" office:value="18.8260869565217" calcext:value-type="float">
            <text:p>18,83</text:p>
          </table:table-cell>
          <table:table-cell table:formula="of:=[.G259]+[.F260]" office:value-type="float" office:value="4276.52173913044" calcext:value-type="float">
            <text:p>4276,5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IntroBaseActivity_4_ViewComponentNotVisibleOperatorMutator</text:p>
          </table:table-cell>
          <table:table-cell office:value-type="float" office:value="4130" calcext:value-type="float">
            <text:p>4130</text:p>
          </table:table-cell>
          <table:table-cell table:formula="of:=[.E260]+[.B261]" office:value-type="float" office:value="98796" calcext:value-type="float">
            <text:p>98796</text:p>
          </table:table-cell>
          <table:table-cell table:formula="of:=[.B261]/[.$B$1]" office:value-type="float" office:value="18.9565217391304" calcext:value-type="float">
            <text:p>18,96</text:p>
          </table:table-cell>
          <table:table-cell table:formula="of:=[.G260]+[.F261]" office:value-type="float" office:value="4295.47826086957" calcext:value-type="float">
            <text:p>4295,4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ntroBaseActivity_5_BuggyGUIListenerOperatorMutator</text:p>
          </table:table-cell>
          <table:table-cell office:value-type="float" office:value="5130" calcext:value-type="float">
            <text:p>5130</text:p>
          </table:table-cell>
          <table:table-cell table:formula="of:=[.E261]+[.B262]" office:value-type="float" office:value="99222" calcext:value-type="float">
            <text:p>99222</text:p>
          </table:table-cell>
          <table:table-cell table:formula="of:=[.B262]/[.$B$1]" office:value-type="float" office:value="18.5217391304348" calcext:value-type="float">
            <text:p>18,52</text:p>
          </table:table-cell>
          <table:table-cell table:formula="of:=[.G261]+[.F262]" office:value-type="float" office:value="4314" calcext:value-type="float">
            <text:p>4314,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IntroBaseActivity_6_FindViewByIdReturnsNullOperatorMutator</text:p>
          </table:table-cell>
          <table:table-cell office:value-type="float" office:value="6130" calcext:value-type="float">
            <text:p>6130</text:p>
          </table:table-cell>
          <table:table-cell table:formula="of:=[.E262]+[.B263]" office:value-type="float" office:value="99529" calcext:value-type="float">
            <text:p>99529</text:p>
          </table:table-cell>
          <table:table-cell table:formula="of:=[.B263]/[.$B$1]" office:value-type="float" office:value="13.3478260869565" calcext:value-type="float">
            <text:p>13,35</text:p>
          </table:table-cell>
          <table:table-cell table:formula="of:=[.G262]+[.F263]" office:value-type="float" office:value="4327.34782608696" calcext:value-type="float">
            <text:p>4327,3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ntroBaseActivity_7_InvalidIDFindViewOperatorMutator</text:p>
          </table:table-cell>
          <table:table-cell office:value-type="float" office:value="7130" calcext:value-type="float">
            <text:p>7130</text:p>
          </table:table-cell>
          <table:table-cell table:formula="of:=[.E263]+[.B264]" office:value-type="float" office:value="99781" calcext:value-type="float">
            <text:p>99781</text:p>
          </table:table-cell>
          <table:table-cell table:formula="of:=[.B264]/[.$B$1]" office:value-type="float" office:value="10.9565217391304" calcext:value-type="float">
            <text:p>10,96</text:p>
          </table:table-cell>
          <table:table-cell table:formula="of:=[.G263]+[.F264]" office:value-type="float" office:value="4338.30434782609" calcext:value-type="float">
            <text:p>4338,3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IntroBaseActivity_8_InvalidViewFocusOperatorMutator</text:p>
          </table:table-cell>
          <table:table-cell office:value-type="float" office:value="8130" calcext:value-type="float">
            <text:p>8130</text:p>
          </table:table-cell>
          <table:table-cell table:formula="of:=[.E264]+[.B265]" office:value-type="float" office:value="100217" calcext:value-type="float">
            <text:p>100217</text:p>
          </table:table-cell>
          <table:table-cell table:formula="of:=[.B265]/[.$B$1]" office:value-type="float" office:value="18.9565217391304" calcext:value-type="float">
            <text:p>18,96</text:p>
          </table:table-cell>
          <table:table-cell table:formula="of:=[.G264]+[.F265]" office:value-type="float" office:value="4357.26086956522" calcext:value-type="float">
            <text:p>4357,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IntroBaseActivity_9_ViewComponentNotVisibleOperatorMutator</text:p>
          </table:table-cell>
          <table:table-cell office:value-type="float" office:value="9130" calcext:value-type="float">
            <text:p>9130</text:p>
          </table:table-cell>
          <table:table-cell table:formula="of:=[.E265]+[.B266]" office:value-type="float" office:value="100486" calcext:value-type="float">
            <text:p>100486</text:p>
          </table:table-cell>
          <table:table-cell table:formula="of:=[.B266]/[.$B$1]" office:value-type="float" office:value="11.695652173913" calcext:value-type="float">
            <text:p>11,70</text:p>
          </table:table-cell>
          <table:table-cell table:formula="of:=[.G265]+[.F266]" office:value-type="float" office:value="4368.95652173913" calcext:value-type="float">
            <text:p>4368,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IntroBaseActivity_10_BuggyGUIListenerOperatorMutator</text:p>
          </table:table-cell>
          <table:table-cell office:value-type="float" office:value="10130" calcext:value-type="float">
            <text:p>10130</text:p>
          </table:table-cell>
          <table:table-cell table:formula="of:=[.E266]+[.B267]" office:value-type="float" office:value="100755" calcext:value-type="float">
            <text:p>100755</text:p>
          </table:table-cell>
          <table:table-cell table:formula="of:=[.B267]/[.$B$1]" office:value-type="float" office:value="11.695652173913" calcext:value-type="float">
            <text:p>11,70</text:p>
          </table:table-cell>
          <table:table-cell table:formula="of:=[.G266]+[.F267]" office:value-type="float" office:value="4380.65217391304" calcext:value-type="float">
            <text:p>4380,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ntroBaseActivity_11_FindViewByIdReturnsNullOperatorMutator</text:p>
          </table:table-cell>
          <table:table-cell office:value-type="float" office:value="11130" calcext:value-type="float">
            <text:p>11130</text:p>
          </table:table-cell>
          <table:table-cell table:formula="of:=[.E267]+[.B268]" office:value-type="float" office:value="101013" calcext:value-type="float">
            <text:p>101013</text:p>
          </table:table-cell>
          <table:table-cell table:formula="of:=[.B268]/[.$B$1]" office:value-type="float" office:value="11.2173913043478" calcext:value-type="float">
            <text:p>11,22</text:p>
          </table:table-cell>
          <table:table-cell table:formula="of:=[.G267]+[.F268]" office:value-type="float" office:value="4391.86956521739" calcext:value-type="float">
            <text:p>4391,8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ntroBaseActivity_12_InvalidIDFindViewOperatorMutator</text:p>
          </table:table-cell>
          <table:table-cell office:value-type="float" office:value="12130" calcext:value-type="float">
            <text:p>12130</text:p>
          </table:table-cell>
          <table:table-cell table:formula="of:=[.E268]+[.B269]" office:value-type="float" office:value="101265" calcext:value-type="float">
            <text:p>101265</text:p>
          </table:table-cell>
          <table:table-cell table:formula="of:=[.B269]/[.$B$1]" office:value-type="float" office:value="10.9565217391304" calcext:value-type="float">
            <text:p>10,96</text:p>
          </table:table-cell>
          <table:table-cell table:formula="of:=[.G268]+[.F269]" office:value-type="float" office:value="4402.82608695652" calcext:value-type="float">
            <text:p>4402,8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IntroBaseActivity_13_InvalidViewFocusOperatorMutator</text:p>
          </table:table-cell>
          <table:table-cell office:value-type="float" office:value="13130" calcext:value-type="float">
            <text:p>13130</text:p>
          </table:table-cell>
          <table:table-cell table:formula="of:=[.E269]+[.B270]" office:value-type="float" office:value="101695" calcext:value-type="float">
            <text:p>101695</text:p>
          </table:table-cell>
          <table:table-cell table:formula="of:=[.B270]/[.$B$1]" office:value-type="float" office:value="18.695652173913" calcext:value-type="float">
            <text:p>18,70</text:p>
          </table:table-cell>
          <table:table-cell table:formula="of:=[.G269]+[.F270]" office:value-type="float" office:value="4421.52173913044" calcext:value-type="float">
            <text:p>4421,5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ntroBaseActivity_14_ViewComponentNotVisibleOperatorMutator</text:p>
          </table:table-cell>
          <table:table-cell office:value-type="float" office:value="14130" calcext:value-type="float">
            <text:p>14130</text:p>
          </table:table-cell>
          <table:table-cell table:formula="of:=[.E270]+[.B271]" office:value-type="float" office:value="102124" calcext:value-type="float">
            <text:p>102124</text:p>
          </table:table-cell>
          <table:table-cell table:formula="of:=[.B271]/[.$B$1]" office:value-type="float" office:value="18.6521739130435" calcext:value-type="float">
            <text:p>18,65</text:p>
          </table:table-cell>
          <table:table-cell table:formula="of:=[.G270]+[.F271]" office:value-type="float" office:value="4440.17391304348" calcext:value-type="float">
            <text:p>4440,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IntroBaseActivity_15_FindViewByIdReturnsNullOperatorMutator</text:p>
          </table:table-cell>
          <table:table-cell office:value-type="float" office:value="15130" calcext:value-type="float">
            <text:p>15130</text:p>
          </table:table-cell>
          <table:table-cell table:formula="of:=[.E271]+[.B272]" office:value-type="float" office:value="102375" calcext:value-type="float">
            <text:p>102375</text:p>
          </table:table-cell>
          <table:table-cell table:formula="of:=[.B272]/[.$B$1]" office:value-type="float" office:value="10.9130434782609" calcext:value-type="float">
            <text:p>10,91</text:p>
          </table:table-cell>
          <table:table-cell table:formula="of:=[.G271]+[.F272]" office:value-type="float" office:value="4451.08695652174" calcext:value-type="float">
            <text:p>4451,0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IntroBaseActivity_16_InvalidIDFindViewOperatorMutator</text:p>
          </table:table-cell>
          <table:table-cell office:value-type="float" office:value="16130" calcext:value-type="float">
            <text:p>16130</text:p>
          </table:table-cell>
          <table:table-cell table:formula="of:=[.E272]+[.B273]" office:value-type="float" office:value="102624" calcext:value-type="float">
            <text:p>102624</text:p>
          </table:table-cell>
          <table:table-cell table:formula="of:=[.B273]/[.$B$1]" office:value-type="float" office:value="10.8260869565217" calcext:value-type="float">
            <text:p>10,83</text:p>
          </table:table-cell>
          <table:table-cell table:formula="of:=[.G272]+[.F273]" office:value-type="float" office:value="4461.91304347826" calcext:value-type="float">
            <text:p>4461,9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IntroBaseActivity_17_InvalidViewFocusOperatorMutator</text:p>
          </table:table-cell>
          <table:table-cell office:value-type="float" office:value="17130" calcext:value-type="float">
            <text:p>17130</text:p>
          </table:table-cell>
          <table:table-cell table:formula="of:=[.E273]+[.B274]" office:value-type="float" office:value="103058" calcext:value-type="float">
            <text:p>103058</text:p>
          </table:table-cell>
          <table:table-cell table:formula="of:=[.B274]/[.$B$1]" office:value-type="float" office:value="18.8695652173913" calcext:value-type="float">
            <text:p>18,87</text:p>
          </table:table-cell>
          <table:table-cell table:formula="of:=[.G273]+[.F274]" office:value-type="float" office:value="4480.78260869565" calcext:value-type="float">
            <text:p>4480,7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IntroBaseActivity_18_ViewComponentNotVisibleOperatorMutator</text:p>
          </table:table-cell>
          <table:table-cell office:value-type="float" office:value="18130" calcext:value-type="float">
            <text:p>18130</text:p>
          </table:table-cell>
          <table:table-cell table:formula="of:=[.E274]+[.B275]" office:value-type="float" office:value="103322" calcext:value-type="float">
            <text:p>103322</text:p>
          </table:table-cell>
          <table:table-cell table:formula="of:=[.B275]/[.$B$1]" office:value-type="float" office:value="11.4782608695652" calcext:value-type="float">
            <text:p>11,48</text:p>
          </table:table-cell>
          <table:table-cell table:formula="of:=[.G274]+[.F275]" office:value-type="float" office:value="4492.26086956522" calcext:value-type="float">
            <text:p>4492,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IntroBaseActivity_19_BinaryMutator</text:p>
          </table:table-cell>
          <table:table-cell office:value-type="float" office:value="19130" calcext:value-type="float">
            <text:p>19130</text:p>
          </table:table-cell>
          <table:table-cell table:formula="of:=[.E275]+[.B276]" office:value-type="float" office:value="103614" calcext:value-type="float">
            <text:p>103614</text:p>
          </table:table-cell>
          <table:table-cell table:formula="of:=[.B276]/[.$B$1]" office:value-type="float" office:value="12.695652173913" calcext:value-type="float">
            <text:p>12,70</text:p>
          </table:table-cell>
          <table:table-cell table:formula="of:=[.G275]+[.F276]" office:value-type="float" office:value="4504.95652173913" calcext:value-type="float">
            <text:p>4504,9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IntroBaseActivity_20_BinaryMutator</text:p>
          </table:table-cell>
          <table:table-cell office:value-type="float" office:value="20130" calcext:value-type="float">
            <text:p>20130</text:p>
          </table:table-cell>
          <table:table-cell table:formula="of:=[.E276]+[.B277]" office:value-type="float" office:value="104048" calcext:value-type="float">
            <text:p>104048</text:p>
          </table:table-cell>
          <table:table-cell table:formula="of:=[.B277]/[.$B$1]" office:value-type="float" office:value="18.8695652173913" calcext:value-type="float">
            <text:p>18,87</text:p>
          </table:table-cell>
          <table:table-cell table:formula="of:=[.G276]+[.F277]" office:value-type="float" office:value="4523.82608695652" calcext:value-type="float">
            <text:p>4523,8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IntroBaseActivity_21_BinaryMutator</text:p>
          </table:table-cell>
          <table:table-cell office:value-type="float" office:value="21130" calcext:value-type="float">
            <text:p>21130</text:p>
          </table:table-cell>
          <table:table-cell table:formula="of:=[.E277]+[.B278]" office:value-type="float" office:value="104479" calcext:value-type="float">
            <text:p>104479</text:p>
          </table:table-cell>
          <table:table-cell table:formula="of:=[.B278]/[.$B$1]" office:value-type="float" office:value="18.7391304347826" calcext:value-type="float">
            <text:p>18,74</text:p>
          </table:table-cell>
          <table:table-cell table:formula="of:=[.G277]+[.F278]" office:value-type="float" office:value="4542.5652173913" calcext:value-type="float">
            <text:p>4542,5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ntroBaseActivity_22_BinaryMutator</text:p>
          </table:table-cell>
          <table:table-cell office:value-type="float" office:value="22130" calcext:value-type="float">
            <text:p>22130</text:p>
          </table:table-cell>
          <table:table-cell table:formula="of:=[.E278]+[.B279]" office:value-type="float" office:value="104916" calcext:value-type="float">
            <text:p>104916</text:p>
          </table:table-cell>
          <table:table-cell table:formula="of:=[.B279]/[.$B$1]" office:value-type="float" office:value="19" calcext:value-type="float">
            <text:p>19,00</text:p>
          </table:table-cell>
          <table:table-cell table:formula="of:=[.G278]+[.F279]" office:value-type="float" office:value="4561.5652173913" calcext:value-type="float">
            <text:p>4561,5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lideIndicator_0_BinaryMutator</text:p>
          </table:table-cell>
          <table:table-cell office:value-type="float" office:value="131" calcext:value-type="float">
            <text:p>131</text:p>
          </table:table-cell>
          <table:table-cell table:formula="of:=[.E279]+[.B280]" office:value-type="float" office:value="105350" calcext:value-type="float">
            <text:p>105350</text:p>
          </table:table-cell>
          <table:table-cell table:formula="of:=[.B280]/[.$B$1]" office:value-type="float" office:value="18.8695652173913" calcext:value-type="float">
            <text:p>18,87</text:p>
          </table:table-cell>
          <table:table-cell table:formula="of:=[.G279]+[.F280]" office:value-type="float" office:value="4580.43478260869" calcext:value-type="float">
            <text:p>4580,4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lideIndicator_1_BinaryMutator</text:p>
          </table:table-cell>
          <table:table-cell office:value-type="float" office:value="1131" calcext:value-type="float">
            <text:p>1131</text:p>
          </table:table-cell>
          <table:table-cell table:formula="of:=[.E280]+[.B281]" office:value-type="float" office:value="105791" calcext:value-type="float">
            <text:p>105791</text:p>
          </table:table-cell>
          <table:table-cell table:formula="of:=[.B281]/[.$B$1]" office:value-type="float" office:value="19.1739130434783" calcext:value-type="float">
            <text:p>19,17</text:p>
          </table:table-cell>
          <table:table-cell table:formula="of:=[.G280]+[.F281]" office:value-type="float" office:value="4599.60869565217" calcext:value-type="float">
            <text:p>4599,6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lideIndicator_2_BinaryMutator</text:p>
          </table:table-cell>
          <table:table-cell office:value-type="float" office:value="2131" calcext:value-type="float">
            <text:p>2131</text:p>
          </table:table-cell>
          <table:table-cell table:formula="of:=[.E281]+[.B282]" office:value-type="float" office:value="106226" calcext:value-type="float">
            <text:p>106226</text:p>
          </table:table-cell>
          <table:table-cell table:formula="of:=[.B282]/[.$B$1]" office:value-type="float" office:value="18.9130434782609" calcext:value-type="float">
            <text:p>18,91</text:p>
          </table:table-cell>
          <table:table-cell table:formula="of:=[.G281]+[.F282]" office:value-type="float" office:value="4618.52173913043" calcext:value-type="float">
            <text:p>4618,5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lideIndicator_3_BinaryMutator</text:p>
          </table:table-cell>
          <table:table-cell office:value-type="float" office:value="3131" calcext:value-type="float">
            <text:p>3131</text:p>
          </table:table-cell>
          <table:table-cell table:formula="of:=[.E282]+[.B283]" office:value-type="float" office:value="106658" calcext:value-type="float">
            <text:p>106658</text:p>
          </table:table-cell>
          <table:table-cell table:formula="of:=[.B283]/[.$B$1]" office:value-type="float" office:value="18.7826086956522" calcext:value-type="float">
            <text:p>18,78</text:p>
          </table:table-cell>
          <table:table-cell table:formula="of:=[.G282]+[.F283]" office:value-type="float" office:value="4637.30434782609" calcext:value-type="float">
            <text:p>4637,3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lideIndicator_4_BinaryMutator</text:p>
          </table:table-cell>
          <table:table-cell office:value-type="float" office:value="4131" calcext:value-type="float">
            <text:p>4131</text:p>
          </table:table-cell>
          <table:table-cell table:formula="of:=[.E283]+[.B284]" office:value-type="float" office:value="107097" calcext:value-type="float">
            <text:p>107097</text:p>
          </table:table-cell>
          <table:table-cell table:formula="of:=[.B284]/[.$B$1]" office:value-type="float" office:value="19.0869565217391" calcext:value-type="float">
            <text:p>19,09</text:p>
          </table:table-cell>
          <table:table-cell table:formula="of:=[.G283]+[.F284]" office:value-type="float" office:value="4656.39130434783" calcext:value-type="float">
            <text:p>4656,3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lideIndicator_5_BinaryMutator</text:p>
          </table:table-cell>
          <table:table-cell office:value-type="float" office:value="5131" calcext:value-type="float">
            <text:p>5131</text:p>
          </table:table-cell>
          <table:table-cell table:formula="of:=[.E284]+[.B285]" office:value-type="float" office:value="107530" calcext:value-type="float">
            <text:p>107530</text:p>
          </table:table-cell>
          <table:table-cell table:formula="of:=[.B285]/[.$B$1]" office:value-type="float" office:value="18.8260869565217" calcext:value-type="float">
            <text:p>18,83</text:p>
          </table:table-cell>
          <table:table-cell table:formula="of:=[.G284]+[.F285]" office:value-type="float" office:value="4675.21739130435" calcext:value-type="float">
            <text:p>4675,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lideIndicator_6_BinaryMutator</text:p>
          </table:table-cell>
          <table:table-cell office:value-type="float" office:value="6131" calcext:value-type="float">
            <text:p>6131</text:p>
          </table:table-cell>
          <table:table-cell table:formula="of:=[.E285]+[.B286]" office:value-type="float" office:value="107965" calcext:value-type="float">
            <text:p>107965</text:p>
          </table:table-cell>
          <table:table-cell table:formula="of:=[.B286]/[.$B$1]" office:value-type="float" office:value="18.9130434782609" calcext:value-type="float">
            <text:p>18,91</text:p>
          </table:table-cell>
          <table:table-cell table:formula="of:=[.G285]+[.F286]" office:value-type="float" office:value="4694.13043478261" calcext:value-type="float">
            <text:p>4694,1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lideIndicator_7_BinaryMutator</text:p>
          </table:table-cell>
          <table:table-cell office:value-type="float" office:value="7131" calcext:value-type="float">
            <text:p>7131</text:p>
          </table:table-cell>
          <table:table-cell table:formula="of:=[.E286]+[.B287]" office:value-type="float" office:value="108402" calcext:value-type="float">
            <text:p>108402</text:p>
          </table:table-cell>
          <table:table-cell table:formula="of:=[.B287]/[.$B$1]" office:value-type="float" office:value="19" calcext:value-type="float">
            <text:p>19,00</text:p>
          </table:table-cell>
          <table:table-cell table:formula="of:=[.G286]+[.F287]" office:value-type="float" office:value="4713.13043478261" calcext:value-type="float">
            <text:p>4713,1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lideIndicator_8_BinaryMutator</text:p>
          </table:table-cell>
          <table:table-cell office:value-type="float" office:value="8131" calcext:value-type="float">
            <text:p>8131</text:p>
          </table:table-cell>
          <table:table-cell table:formula="of:=[.E287]+[.B288]" office:value-type="float" office:value="108840" calcext:value-type="float">
            <text:p>108840</text:p>
          </table:table-cell>
          <table:table-cell table:formula="of:=[.B288]/[.$B$1]" office:value-type="float" office:value="19.0434782608696" calcext:value-type="float">
            <text:p>19,04</text:p>
          </table:table-cell>
          <table:table-cell table:formula="of:=[.G287]+[.F288]" office:value-type="float" office:value="4732.17391304348" calcext:value-type="float">
            <text:p>4732,1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lideIndicator_9_BinaryMutator</text:p>
          </table:table-cell>
          <table:table-cell office:value-type="float" office:value="9131" calcext:value-type="float">
            <text:p>9131</text:p>
          </table:table-cell>
          <table:table-cell table:formula="of:=[.E288]+[.B289]" office:value-type="float" office:value="109274" calcext:value-type="float">
            <text:p>109274</text:p>
          </table:table-cell>
          <table:table-cell table:formula="of:=[.B289]/[.$B$1]" office:value-type="float" office:value="18.8695652173913" calcext:value-type="float">
            <text:p>18,87</text:p>
          </table:table-cell>
          <table:table-cell table:formula="of:=[.G288]+[.F289]" office:value-type="float" office:value="4751.04347826087" calcext:value-type="float">
            <text:p>4751,0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lideIndicator_10_BinaryMutator</text:p>
          </table:table-cell>
          <table:table-cell office:value-type="float" office:value="10131" calcext:value-type="float">
            <text:p>10131</text:p>
          </table:table-cell>
          <table:table-cell table:formula="of:=[.E289]+[.B290]" office:value-type="float" office:value="109712" calcext:value-type="float">
            <text:p>109712</text:p>
          </table:table-cell>
          <table:table-cell table:formula="of:=[.B290]/[.$B$1]" office:value-type="float" office:value="19.0434782608696" calcext:value-type="float">
            <text:p>19,04</text:p>
          </table:table-cell>
          <table:table-cell table:formula="of:=[.G289]+[.F290]" office:value-type="float" office:value="4770.08695652174" calcext:value-type="float">
            <text:p>4770,0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lideIndicator_11_BinaryMutator</text:p>
          </table:table-cell>
          <table:table-cell office:value-type="float" office:value="11131" calcext:value-type="float">
            <text:p>11131</text:p>
          </table:table-cell>
          <table:table-cell table:formula="of:=[.E290]+[.B291]" office:value-type="float" office:value="110149" calcext:value-type="float">
            <text:p>110149</text:p>
          </table:table-cell>
          <table:table-cell table:formula="of:=[.B291]/[.$B$1]" office:value-type="float" office:value="19" calcext:value-type="float">
            <text:p>19,00</text:p>
          </table:table-cell>
          <table:table-cell table:formula="of:=[.G290]+[.F291]" office:value-type="float" office:value="4789.08695652174" calcext:value-type="float">
            <text:p>4789,0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lideIndicator_12_BinaryMutator</text:p>
          </table:table-cell>
          <table:table-cell office:value-type="float" office:value="12131" calcext:value-type="float">
            <text:p>12131</text:p>
          </table:table-cell>
          <table:table-cell table:formula="of:=[.E291]+[.B292]" office:value-type="float" office:value="110584" calcext:value-type="float">
            <text:p>110584</text:p>
          </table:table-cell>
          <table:table-cell table:formula="of:=[.B292]/[.$B$1]" office:value-type="float" office:value="18.9130434782609" calcext:value-type="float">
            <text:p>18,91</text:p>
          </table:table-cell>
          <table:table-cell table:formula="of:=[.G291]+[.F292]" office:value-type="float" office:value="4808" calcext:value-type="float">
            <text:p>4808,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lideIndicator_13_BinaryMutator</text:p>
          </table:table-cell>
          <table:table-cell office:value-type="float" office:value="13131" calcext:value-type="float">
            <text:p>13131</text:p>
          </table:table-cell>
          <table:table-cell table:formula="of:=[.E292]+[.B293]" office:value-type="float" office:value="111025" calcext:value-type="float">
            <text:p>111025</text:p>
          </table:table-cell>
          <table:table-cell table:formula="of:=[.B293]/[.$B$1]" office:value-type="float" office:value="19.1739130434783" calcext:value-type="float">
            <text:p>19,17</text:p>
          </table:table-cell>
          <table:table-cell table:formula="of:=[.G292]+[.F293]" office:value-type="float" office:value="4827.17391304348" calcext:value-type="float">
            <text:p>4827,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SlideIndicator_14_BinaryMutator</text:p>
          </table:table-cell>
          <table:table-cell office:value-type="float" office:value="14131" calcext:value-type="float">
            <text:p>14131</text:p>
          </table:table-cell>
          <table:table-cell table:formula="of:=[.E293]+[.B294]" office:value-type="float" office:value="111454" calcext:value-type="float">
            <text:p>111454</text:p>
          </table:table-cell>
          <table:table-cell table:formula="of:=[.B294]/[.$B$1]" office:value-type="float" office:value="18.6521739130435" calcext:value-type="float">
            <text:p>18,65</text:p>
          </table:table-cell>
          <table:table-cell table:formula="of:=[.G293]+[.F294]" office:value-type="float" office:value="4845.82608695652" calcext:value-type="float">
            <text:p>4845,8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lideIndicator_15_BinaryMutator</text:p>
          </table:table-cell>
          <table:table-cell office:value-type="float" office:value="15131" calcext:value-type="float">
            <text:p>15131</text:p>
          </table:table-cell>
          <table:table-cell table:formula="of:=[.E294]+[.B295]" office:value-type="float" office:value="111887" calcext:value-type="float">
            <text:p>111887</text:p>
          </table:table-cell>
          <table:table-cell table:formula="of:=[.B295]/[.$B$1]" office:value-type="float" office:value="18.8260869565217" calcext:value-type="float">
            <text:p>18,83</text:p>
          </table:table-cell>
          <table:table-cell table:formula="of:=[.G294]+[.F295]" office:value-type="float" office:value="4864.65217391304" calcext:value-type="float">
            <text:p>4864,6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lideIndicator_16_BinaryMutator</text:p>
          </table:table-cell>
          <table:table-cell office:value-type="float" office:value="16131" calcext:value-type="float">
            <text:p>16131</text:p>
          </table:table-cell>
          <table:table-cell table:formula="of:=[.E295]+[.B296]" office:value-type="float" office:value="112323" calcext:value-type="float">
            <text:p>112323</text:p>
          </table:table-cell>
          <table:table-cell table:formula="of:=[.B296]/[.$B$1]" office:value-type="float" office:value="18.9565217391304" calcext:value-type="float">
            <text:p>18,96</text:p>
          </table:table-cell>
          <table:table-cell table:formula="of:=[.G295]+[.F296]" office:value-type="float" office:value="4883.60869565217" calcext:value-type="float">
            <text:p>4883,6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lideIndicator_17_BinaryMutator</text:p>
          </table:table-cell>
          <table:table-cell office:value-type="float" office:value="17131" calcext:value-type="float">
            <text:p>17131</text:p>
          </table:table-cell>
          <table:table-cell table:formula="of:=[.E296]+[.B297]" office:value-type="float" office:value="112607" calcext:value-type="float">
            <text:p>112607</text:p>
          </table:table-cell>
          <table:table-cell table:formula="of:=[.B297]/[.$B$1]" office:value-type="float" office:value="12.3478260869565" calcext:value-type="float">
            <text:p>12,35</text:p>
          </table:table-cell>
          <table:table-cell table:formula="of:=[.G296]+[.F297]" office:value-type="float" office:value="4895.95652173913" calcext:value-type="float">
            <text:p>4895,9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lideIndicator_18_BinaryMutator</text:p>
          </table:table-cell>
          <table:table-cell office:value-type="float" office:value="18131" calcext:value-type="float">
            <text:p>18131</text:p>
          </table:table-cell>
          <table:table-cell table:formula="of:=[.E297]+[.B298]" office:value-type="float" office:value="113046" calcext:value-type="float">
            <text:p>113046</text:p>
          </table:table-cell>
          <table:table-cell table:formula="of:=[.B298]/[.$B$1]" office:value-type="float" office:value="19.0869565217391" calcext:value-type="float">
            <text:p>19,09</text:p>
          </table:table-cell>
          <table:table-cell table:formula="of:=[.G297]+[.F298]" office:value-type="float" office:value="4915.04347826087" calcext:value-type="float">
            <text:p>4915,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lideIndicator_19_BinaryMutator</text:p>
          </table:table-cell>
          <table:table-cell office:value-type="float" office:value="19131" calcext:value-type="float">
            <text:p>19131</text:p>
          </table:table-cell>
          <table:table-cell table:formula="of:=[.E298]+[.B299]" office:value-type="float" office:value="113479" calcext:value-type="float">
            <text:p>113479</text:p>
          </table:table-cell>
          <table:table-cell table:formula="of:=[.B299]/[.$B$1]" office:value-type="float" office:value="18.8260869565217" calcext:value-type="float">
            <text:p>18,83</text:p>
          </table:table-cell>
          <table:table-cell table:formula="of:=[.G298]+[.F299]" office:value-type="float" office:value="4933.86956521739" calcext:value-type="float">
            <text:p>4933,8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lideIndicator_20_BinaryMutator</text:p>
          </table:table-cell>
          <table:table-cell office:value-type="float" office:value="20131" calcext:value-type="float">
            <text:p>20131</text:p>
          </table:table-cell>
          <table:table-cell table:formula="of:=[.E299]+[.B300]" office:value-type="float" office:value="113914" calcext:value-type="float">
            <text:p>113914</text:p>
          </table:table-cell>
          <table:table-cell table:formula="of:=[.B300]/[.$B$1]" office:value-type="float" office:value="18.9130434782609" calcext:value-type="float">
            <text:p>18,91</text:p>
          </table:table-cell>
          <table:table-cell table:formula="of:=[.G299]+[.F300]" office:value-type="float" office:value="4952.78260869565" calcext:value-type="float">
            <text:p>4952,7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lideIndicator_21_BinaryMutator</text:p>
          </table:table-cell>
          <table:table-cell office:value-type="float" office:value="21131" calcext:value-type="float">
            <text:p>21131</text:p>
          </table:table-cell>
          <table:table-cell table:formula="of:=[.E300]+[.B301]" office:value-type="float" office:value="114347" calcext:value-type="float">
            <text:p>114347</text:p>
          </table:table-cell>
          <table:table-cell table:formula="of:=[.B301]/[.$B$1]" office:value-type="float" office:value="18.8260869565217" calcext:value-type="float">
            <text:p>18,83</text:p>
          </table:table-cell>
          <table:table-cell table:formula="of:=[.G300]+[.F301]" office:value-type="float" office:value="4971.60869565217" calcext:value-type="float">
            <text:p>4971,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lideIndicator_22_BinaryMutator</text:p>
          </table:table-cell>
          <table:table-cell office:value-type="float" office:value="22131" calcext:value-type="float">
            <text:p>22131</text:p>
          </table:table-cell>
          <table:table-cell table:formula="of:=[.E301]+[.B302]" office:value-type="float" office:value="114789" calcext:value-type="float">
            <text:p>114789</text:p>
          </table:table-cell>
          <table:table-cell table:formula="of:=[.B302]/[.$B$1]" office:value-type="float" office:value="19.2173913043478" calcext:value-type="float">
            <text:p>19,22</text:p>
          </table:table-cell>
          <table:table-cell table:formula="of:=[.G301]+[.F302]" office:value-type="float" office:value="4990.82608695652" calcext:value-type="float">
            <text:p>4990,8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lideIndicator_23_BinaryMutator</text:p>
          </table:table-cell>
          <table:table-cell office:value-type="float" office:value="23131" calcext:value-type="float">
            <text:p>23131</text:p>
          </table:table-cell>
          <table:table-cell table:formula="of:=[.E302]+[.B303]" office:value-type="float" office:value="115074" calcext:value-type="float">
            <text:p>115074</text:p>
          </table:table-cell>
          <table:table-cell table:formula="of:=[.B303]/[.$B$1]" office:value-type="float" office:value="12.3913043478261" calcext:value-type="float">
            <text:p>12,39</text:p>
          </table:table-cell>
          <table:table-cell table:formula="of:=[.G302]+[.F303]" office:value-type="float" office:value="5003.21739130435" calcext:value-type="float">
            <text:p>5003,2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lideIndicator_24_BinaryMutator</text:p>
          </table:table-cell>
          <table:table-cell office:value-type="float" office:value="24131" calcext:value-type="float">
            <text:p>24131</text:p>
          </table:table-cell>
          <table:table-cell table:formula="of:=[.E303]+[.B304]" office:value-type="float" office:value="115504" calcext:value-type="float">
            <text:p>115504</text:p>
          </table:table-cell>
          <table:table-cell table:formula="of:=[.B304]/[.$B$1]" office:value-type="float" office:value="18.695652173913" calcext:value-type="float">
            <text:p>18,70</text:p>
          </table:table-cell>
          <table:table-cell table:formula="of:=[.G303]+[.F304]" office:value-type="float" office:value="5021.91304347826" calcext:value-type="float">
            <text:p>5021,9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lideIndicator_25_BinaryMutator</text:p>
          </table:table-cell>
          <table:table-cell office:value-type="float" office:value="25131" calcext:value-type="float">
            <text:p>25131</text:p>
          </table:table-cell>
          <table:table-cell table:formula="of:=[.E304]+[.B305]" office:value-type="float" office:value="115937" calcext:value-type="float">
            <text:p>115937</text:p>
          </table:table-cell>
          <table:table-cell table:formula="of:=[.B305]/[.$B$1]" office:value-type="float" office:value="18.8260869565217" calcext:value-type="float">
            <text:p>18,83</text:p>
          </table:table-cell>
          <table:table-cell table:formula="of:=[.G304]+[.F305]" office:value-type="float" office:value="5040.73913043478" calcext:value-type="float">
            <text:p>5040,7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SlideIndicator_26_BinaryMutator</text:p>
          </table:table-cell>
          <table:table-cell office:value-type="float" office:value="26131" calcext:value-type="float">
            <text:p>26131</text:p>
          </table:table-cell>
          <table:table-cell table:formula="of:=[.E305]+[.B306]" office:value-type="float" office:value="116377" calcext:value-type="float">
            <text:p>116377</text:p>
          </table:table-cell>
          <table:table-cell table:formula="of:=[.B306]/[.$B$1]" office:value-type="float" office:value="19.1304347826087" calcext:value-type="float">
            <text:p>19,13</text:p>
          </table:table-cell>
          <table:table-cell table:formula="of:=[.G305]+[.F306]" office:value-type="float" office:value="5059.86956521739" calcext:value-type="float">
            <text:p>5059,8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SlideIndicator_27_BinaryMutator</text:p>
          </table:table-cell>
          <table:table-cell office:value-type="float" office:value="27131" calcext:value-type="float">
            <text:p>27131</text:p>
          </table:table-cell>
          <table:table-cell table:formula="of:=[.E306]+[.B307]" office:value-type="float" office:value="116806" calcext:value-type="float">
            <text:p>116806</text:p>
          </table:table-cell>
          <table:table-cell table:formula="of:=[.B307]/[.$B$1]" office:value-type="float" office:value="18.6521739130435" calcext:value-type="float">
            <text:p>18,65</text:p>
          </table:table-cell>
          <table:table-cell table:formula="of:=[.G306]+[.F307]" office:value-type="float" office:value="5078.52173913044" calcext:value-type="float">
            <text:p>5078,5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ackupsPreferencesFragment_0_BinaryMutator</text:p>
          </table:table-cell>
          <table:table-cell office:value-type="float" office:value="133" calcext:value-type="float">
            <text:p>133</text:p>
          </table:table-cell>
          <table:table-cell table:formula="of:=[.E307]+[.B308]" office:value-type="float" office:value="117237" calcext:value-type="float">
            <text:p>117237</text:p>
          </table:table-cell>
          <table:table-cell table:formula="of:=[.B308]/[.$B$1]" office:value-type="float" office:value="18.7391304347826" calcext:value-type="float">
            <text:p>18,74</text:p>
          </table:table-cell>
          <table:table-cell table:formula="of:=[.G307]+[.F308]" office:value-type="float" office:value="5097.26086956522" calcext:value-type="float">
            <text:p>5097,2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BackupsPreferencesFragment_1_BinaryMutator</text:p>
          </table:table-cell>
          <table:table-cell office:value-type="float" office:value="1133" calcext:value-type="float">
            <text:p>1133</text:p>
          </table:table-cell>
          <table:table-cell table:formula="of:=[.E308]+[.B309]" office:value-type="float" office:value="117672" calcext:value-type="float">
            <text:p>117672</text:p>
          </table:table-cell>
          <table:table-cell table:formula="of:=[.B309]/[.$B$1]" office:value-type="float" office:value="18.9130434782609" calcext:value-type="float">
            <text:p>18,91</text:p>
          </table:table-cell>
          <table:table-cell table:formula="of:=[.G308]+[.F309]" office:value-type="float" office:value="5116.17391304348" calcext:value-type="float">
            <text:p>5116,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ackupsPreferencesFragment_2_NullIntentOperatorMutator</text:p>
          </table:table-cell>
          <table:table-cell office:value-type="float" office:value="2133" calcext:value-type="float">
            <text:p>2133</text:p>
          </table:table-cell>
          <table:table-cell table:formula="of:=[.E309]+[.B310]" office:value-type="float" office:value="118102" calcext:value-type="float">
            <text:p>118102</text:p>
          </table:table-cell>
          <table:table-cell table:formula="of:=[.B310]/[.$B$1]" office:value-type="float" office:value="18.695652173913" calcext:value-type="float">
            <text:p>18,70</text:p>
          </table:table-cell>
          <table:table-cell table:formula="of:=[.G309]+[.F310]" office:value-type="float" office:value="5134.86956521739" calcext:value-type="float">
            <text:p>5134,8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BackupsPreferencesFragment_3_InvalidKeyIntentOperatorMutator</text:p>
          </table:table-cell>
          <table:table-cell office:value-type="float" office:value="3133" calcext:value-type="float">
            <text:p>3133</text:p>
          </table:table-cell>
          <table:table-cell table:formula="of:=[.E310]+[.B311]" office:value-type="float" office:value="118539" calcext:value-type="float">
            <text:p>118539</text:p>
          </table:table-cell>
          <table:table-cell table:formula="of:=[.B311]/[.$B$1]" office:value-type="float" office:value="19" calcext:value-type="float">
            <text:p>19,00</text:p>
          </table:table-cell>
          <table:table-cell table:formula="of:=[.G310]+[.F311]" office:value-type="float" office:value="5153.86956521739" calcext:value-type="float">
            <text:p>5153,8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ackupsPreferencesFragment_4_RandomActionIntentDefinitionOperatorMutator</text:p>
          </table:table-cell>
          <table:table-cell office:value-type="float" office:value="4133" calcext:value-type="float">
            <text:p>4133</text:p>
          </table:table-cell>
          <table:table-cell table:formula="of:=[.E311]+[.B312]" office:value-type="float" office:value="118977" calcext:value-type="float">
            <text:p>118977</text:p>
          </table:table-cell>
          <table:table-cell table:formula="of:=[.B312]/[.$B$1]" office:value-type="float" office:value="19.0434782608696" calcext:value-type="float">
            <text:p>19,04</text:p>
          </table:table-cell>
          <table:table-cell table:formula="of:=[.G311]+[.F312]" office:value-type="float" office:value="5172.91304347826" calcext:value-type="float">
            <text:p>5172,9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ackupsPreferencesFragment_5_RandomActionIntentDefinitionOperatorMutator</text:p>
          </table:table-cell>
          <table:table-cell office:value-type="float" office:value="5133" calcext:value-type="float">
            <text:p>5133</text:p>
          </table:table-cell>
          <table:table-cell table:formula="of:=[.E312]+[.B313]" office:value-type="float" office:value="119413" calcext:value-type="float">
            <text:p>119413</text:p>
          </table:table-cell>
          <table:table-cell table:formula="of:=[.B313]/[.$B$1]" office:value-type="float" office:value="18.9565217391304" calcext:value-type="float">
            <text:p>18,96</text:p>
          </table:table-cell>
          <table:table-cell table:formula="of:=[.G312]+[.F313]" office:value-type="float" office:value="5191.86956521739" calcext:value-type="float">
            <text:p>5191,8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IconPacksManagerFragment_0_InvalidViewFocusOperatorMutator</text:p>
          </table:table-cell>
          <table:table-cell office:value-type="float" office:value="134" calcext:value-type="float">
            <text:p>134</text:p>
          </table:table-cell>
          <table:table-cell table:formula="of:=[.E313]+[.B314]" office:value-type="float" office:value="119854" calcext:value-type="float">
            <text:p>119854</text:p>
          </table:table-cell>
          <table:table-cell table:formula="of:=[.B314]/[.$B$1]" office:value-type="float" office:value="19.1739130434783" calcext:value-type="float">
            <text:p>19,17</text:p>
          </table:table-cell>
          <table:table-cell table:formula="of:=[.G313]+[.F314]" office:value-type="float" office:value="5211.04347826087" calcext:value-type="float">
            <text:p>5211,0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IconPacksManagerFragment_1_ViewComponentNotVisibleOperatorMutator</text:p>
          </table:table-cell>
          <table:table-cell office:value-type="float" office:value="1134" calcext:value-type="float">
            <text:p>1134</text:p>
          </table:table-cell>
          <table:table-cell table:formula="of:=[.E314]+[.B315]" office:value-type="float" office:value="120284" calcext:value-type="float">
            <text:p>120284</text:p>
          </table:table-cell>
          <table:table-cell table:formula="of:=[.B315]/[.$B$1]" office:value-type="float" office:value="18.695652173913" calcext:value-type="float">
            <text:p>18,70</text:p>
          </table:table-cell>
          <table:table-cell table:formula="of:=[.G314]+[.F315]" office:value-type="float" office:value="5229.73913043478" calcext:value-type="float">
            <text:p>5229,7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conPacksManagerFragment_2_BuggyGUIListenerOperatorMutator</text:p>
          </table:table-cell>
          <table:table-cell office:value-type="float" office:value="2134" calcext:value-type="float">
            <text:p>2134</text:p>
          </table:table-cell>
          <table:table-cell table:formula="of:=[.E315]+[.B316]" office:value-type="float" office:value="120722" calcext:value-type="float">
            <text:p>120722</text:p>
          </table:table-cell>
          <table:table-cell table:formula="of:=[.B316]/[.$B$1]" office:value-type="float" office:value="19.0434782608696" calcext:value-type="float">
            <text:p>19,04</text:p>
          </table:table-cell>
          <table:table-cell table:formula="of:=[.G315]+[.F316]" office:value-type="float" office:value="5248.78260869565" calcext:value-type="float">
            <text:p>5248,7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IconPacksManagerFragment_3_InvalidViewFocusOperatorMutator</text:p>
          </table:table-cell>
          <table:table-cell office:value-type="float" office:value="3134" calcext:value-type="float">
            <text:p>3134</text:p>
          </table:table-cell>
          <table:table-cell table:formula="of:=[.E316]+[.B317]" office:value-type="float" office:value="121157" calcext:value-type="float">
            <text:p>121157</text:p>
          </table:table-cell>
          <table:table-cell table:formula="of:=[.B317]/[.$B$1]" office:value-type="float" office:value="18.9130434782609" calcext:value-type="float">
            <text:p>18,91</text:p>
          </table:table-cell>
          <table:table-cell table:formula="of:=[.G316]+[.F317]" office:value-type="float" office:value="5267.69565217391" calcext:value-type="float">
            <text:p>5267,7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conPacksManagerFragment_4_ViewComponentNotVisibleOperatorMutator</text:p>
          </table:table-cell>
          <table:table-cell office:value-type="float" office:value="4134" calcext:value-type="float">
            <text:p>4134</text:p>
          </table:table-cell>
          <table:table-cell table:formula="of:=[.E317]+[.B318]" office:value-type="float" office:value="121594" calcext:value-type="float">
            <text:p>121594</text:p>
          </table:table-cell>
          <table:table-cell table:formula="of:=[.B318]/[.$B$1]" office:value-type="float" office:value="19" calcext:value-type="float">
            <text:p>19,00</text:p>
          </table:table-cell>
          <table:table-cell table:formula="of:=[.G317]+[.F318]" office:value-type="float" office:value="5286.69565217391" calcext:value-type="float">
            <text:p>5286,7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IconPacksManagerFragment_5_InvalidViewFocusOperatorMutator</text:p>
          </table:table-cell>
          <table:table-cell office:value-type="float" office:value="5134" calcext:value-type="float">
            <text:p>5134</text:p>
          </table:table-cell>
          <table:table-cell table:formula="of:=[.E318]+[.B319]" office:value-type="float" office:value="122040" calcext:value-type="float">
            <text:p>122040</text:p>
          </table:table-cell>
          <table:table-cell table:formula="of:=[.B319]/[.$B$1]" office:value-type="float" office:value="19.3913043478261" calcext:value-type="float">
            <text:p>19,39</text:p>
          </table:table-cell>
          <table:table-cell table:formula="of:=[.G318]+[.F319]" office:value-type="float" office:value="5306.08695652174" calcext:value-type="float">
            <text:p>5306,0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IconPacksManagerFragment_6_ViewComponentNotVisibleOperatorMutator</text:p>
          </table:table-cell>
          <table:table-cell office:value-type="float" office:value="6134" calcext:value-type="float">
            <text:p>6134</text:p>
          </table:table-cell>
          <table:table-cell table:formula="of:=[.E319]+[.B320]" office:value-type="float" office:value="122476" calcext:value-type="float">
            <text:p>122476</text:p>
          </table:table-cell>
          <table:table-cell table:formula="of:=[.B320]/[.$B$1]" office:value-type="float" office:value="18.9565217391304" calcext:value-type="float">
            <text:p>18,96</text:p>
          </table:table-cell>
          <table:table-cell table:formula="of:=[.G319]+[.F320]" office:value-type="float" office:value="5325.04347826087" calcext:value-type="float">
            <text:p>5325,0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conPacksManagerFragment_7_InvalidViewFocusOperatorMutator</text:p>
          </table:table-cell>
          <table:table-cell office:value-type="float" office:value="7134" calcext:value-type="float">
            <text:p>7134</text:p>
          </table:table-cell>
          <table:table-cell table:formula="of:=[.E320]+[.B321]" office:value-type="float" office:value="122909" calcext:value-type="float">
            <text:p>122909</text:p>
          </table:table-cell>
          <table:table-cell table:formula="of:=[.B321]/[.$B$1]" office:value-type="float" office:value="18.8260869565217" calcext:value-type="float">
            <text:p>18,83</text:p>
          </table:table-cell>
          <table:table-cell table:formula="of:=[.G320]+[.F321]" office:value-type="float" office:value="5343.86956521739" calcext:value-type="float">
            <text:p>5343,8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conPacksManagerFragment_8_ViewComponentNotVisibleOperatorMutator</text:p>
          </table:table-cell>
          <table:table-cell office:value-type="float" office:value="8134" calcext:value-type="float">
            <text:p>8134</text:p>
          </table:table-cell>
          <table:table-cell table:formula="of:=[.E321]+[.B322]" office:value-type="float" office:value="123342" calcext:value-type="float">
            <text:p>123342</text:p>
          </table:table-cell>
          <table:table-cell table:formula="of:=[.B322]/[.$B$1]" office:value-type="float" office:value="18.8260869565217" calcext:value-type="float">
            <text:p>18,83</text:p>
          </table:table-cell>
          <table:table-cell table:formula="of:=[.G321]+[.F322]" office:value-type="float" office:value="5362.69565217391" calcext:value-type="float">
            <text:p>5362,7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IconPacksManagerFragment_9_BuggyGUIListenerOperatorMutator</text:p>
          </table:table-cell>
          <table:table-cell office:value-type="float" office:value="9134" calcext:value-type="float">
            <text:p>9134</text:p>
          </table:table-cell>
          <table:table-cell table:formula="of:=[.E322]+[.B323]" office:value-type="float" office:value="123770" calcext:value-type="float">
            <text:p>123770</text:p>
          </table:table-cell>
          <table:table-cell table:formula="of:=[.B323]/[.$B$1]" office:value-type="float" office:value="18.6086956521739" calcext:value-type="float">
            <text:p>18,61</text:p>
          </table:table-cell>
          <table:table-cell table:formula="of:=[.G322]+[.F323]" office:value-type="float" office:value="5381.30434782609" calcext:value-type="float">
            <text:p>5381,3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IconPacksManagerFragment_10_BuggyGUIListenerOperatorMutator</text:p>
          </table:table-cell>
          <table:table-cell office:value-type="float" office:value="10134" calcext:value-type="float">
            <text:p>10134</text:p>
          </table:table-cell>
          <table:table-cell table:formula="of:=[.E323]+[.B324]" office:value-type="float" office:value="124205" calcext:value-type="float">
            <text:p>124205</text:p>
          </table:table-cell>
          <table:table-cell table:formula="of:=[.B324]/[.$B$1]" office:value-type="float" office:value="18.9130434782609" calcext:value-type="float">
            <text:p>18,91</text:p>
          </table:table-cell>
          <table:table-cell table:formula="of:=[.G323]+[.F324]" office:value-type="float" office:value="5400.21739130435" calcext:value-type="float">
            <text:p>5400,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IconPacksManagerFragment_11_NullIntentOperatorMutator</text:p>
          </table:table-cell>
          <table:table-cell office:value-type="float" office:value="11134" calcext:value-type="float">
            <text:p>11134</text:p>
          </table:table-cell>
          <table:table-cell table:formula="of:=[.E324]+[.B325]" office:value-type="float" office:value="124646" calcext:value-type="float">
            <text:p>124646</text:p>
          </table:table-cell>
          <table:table-cell table:formula="of:=[.B325]/[.$B$1]" office:value-type="float" office:value="19.1739130434783" calcext:value-type="float">
            <text:p>19,17</text:p>
          </table:table-cell>
          <table:table-cell table:formula="of:=[.G324]+[.F325]" office:value-type="float" office:value="5419.39130434783" calcext:value-type="float">
            <text:p>5419,3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conPacksManagerFragment_12_InvalidKeyIntentOperatorMutator</text:p>
          </table:table-cell>
          <table:table-cell office:value-type="float" office:value="12134" calcext:value-type="float">
            <text:p>12134</text:p>
          </table:table-cell>
          <table:table-cell table:formula="of:=[.E325]+[.B326]" office:value-type="float" office:value="125084" calcext:value-type="float">
            <text:p>125084</text:p>
          </table:table-cell>
          <table:table-cell table:formula="of:=[.B326]/[.$B$1]" office:value-type="float" office:value="19.0434782608696" calcext:value-type="float">
            <text:p>19,04</text:p>
          </table:table-cell>
          <table:table-cell table:formula="of:=[.G325]+[.F326]" office:value-type="float" office:value="5438.4347826087" calcext:value-type="float">
            <text:p>5438,4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conPacksManagerFragment_13_RandomActionIntentDefinitionOperatorMutator</text:p>
          </table:table-cell>
          <table:table-cell office:value-type="float" office:value="13134" calcext:value-type="float">
            <text:p>13134</text:p>
          </table:table-cell>
          <table:table-cell table:formula="of:=[.E326]+[.B327]" office:value-type="float" office:value="125521" calcext:value-type="float">
            <text:p>125521</text:p>
          </table:table-cell>
          <table:table-cell table:formula="of:=[.B327]/[.$B$1]" office:value-type="float" office:value="19" calcext:value-type="float">
            <text:p>19,00</text:p>
          </table:table-cell>
          <table:table-cell table:formula="of:=[.G326]+[.F327]" office:value-type="float" office:value="5457.4347826087" calcext:value-type="float">
            <text:p>5457,4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IconPacksManagerFragment_14_RandomActionIntentDefinitionOperatorMutator</text:p>
          </table:table-cell>
          <table:table-cell office:value-type="float" office:value="14134" calcext:value-type="float">
            <text:p>14134</text:p>
          </table:table-cell>
          <table:table-cell table:formula="of:=[.E327]+[.B328]" office:value-type="float" office:value="125953" calcext:value-type="float">
            <text:p>125953</text:p>
          </table:table-cell>
          <table:table-cell table:formula="of:=[.B328]/[.$B$1]" office:value-type="float" office:value="18.7826086956522" calcext:value-type="float">
            <text:p>18,78</text:p>
          </table:table-cell>
          <table:table-cell table:formula="of:=[.G327]+[.F328]" office:value-type="float" office:value="5476.21739130435" calcext:value-type="float">
            <text:p>5476,2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PreferencesFragment_0_RandomActionIntentDefinitionOperatorMutator</text:p>
          </table:table-cell>
          <table:table-cell office:value-type="float" office:value="135" calcext:value-type="float">
            <text:p>135</text:p>
          </table:table-cell>
          <table:table-cell table:formula="of:=[.E328]+[.B329]" office:value-type="float" office:value="126383" calcext:value-type="float">
            <text:p>126383</text:p>
          </table:table-cell>
          <table:table-cell table:formula="of:=[.B329]/[.$B$1]" office:value-type="float" office:value="18.695652173913" calcext:value-type="float">
            <text:p>18,70</text:p>
          </table:table-cell>
          <table:table-cell table:formula="of:=[.G328]+[.F329]" office:value-type="float" office:value="5494.91304347826" calcext:value-type="float">
            <text:p>5494,9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ppearancePreferencesFragment_0_InvalidKeyIntentOperatorMutator</text:p>
          </table:table-cell>
          <table:table-cell office:value-type="float" office:value="136" calcext:value-type="float">
            <text:p>136</text:p>
          </table:table-cell>
          <table:table-cell table:formula="of:=[.E329]+[.B330]" office:value-type="float" office:value="126816" calcext:value-type="float">
            <text:p>126816</text:p>
          </table:table-cell>
          <table:table-cell table:formula="of:=[.B330]/[.$B$1]" office:value-type="float" office:value="18.8260869565217" calcext:value-type="float">
            <text:p>18,83</text:p>
          </table:table-cell>
          <table:table-cell table:formula="of:=[.G329]+[.F330]" office:value-type="float" office:value="5513.73913043478" calcext:value-type="float">
            <text:p>5513,7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AppearancePreferencesFragment_1_RandomActionIntentDefinitionOperatorMutator</text:p>
          </table:table-cell>
          <table:table-cell office:value-type="float" office:value="1136" calcext:value-type="float">
            <text:p>1136</text:p>
          </table:table-cell>
          <table:table-cell table:formula="of:=[.E330]+[.B331]" office:value-type="float" office:value="127472" calcext:value-type="float">
            <text:p>127472</text:p>
          </table:table-cell>
          <table:table-cell table:formula="of:=[.B331]/[.$B$1]" office:value-type="float" office:value="28.5217391304348" calcext:value-type="float">
            <text:p>28,52</text:p>
          </table:table-cell>
          <table:table-cell table:formula="of:=[.G330]+[.F331]" office:value-type="float" office:value="5542.26086956522" calcext:value-type="float">
            <text:p>5542,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ppearancePreferencesFragment_2_BuggyGUIListenerOperatorMutator</text:p>
          </table:table-cell>
          <table:table-cell office:value-type="float" office:value="2136" calcext:value-type="float">
            <text:p>2136</text:p>
          </table:table-cell>
          <table:table-cell table:formula="of:=[.E331]+[.B332]" office:value-type="float" office:value="127909" calcext:value-type="float">
            <text:p>127909</text:p>
          </table:table-cell>
          <table:table-cell table:formula="of:=[.B332]/[.$B$1]" office:value-type="float" office:value="19" calcext:value-type="float">
            <text:p>19,00</text:p>
          </table:table-cell>
          <table:table-cell table:formula="of:=[.G331]+[.F332]" office:value-type="float" office:value="5561.26086956522" calcext:value-type="float">
            <text:p>5561,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ppearancePreferencesFragment_3_BuggyGUIListenerOperatorMutator</text:p>
          </table:table-cell>
          <table:table-cell office:value-type="float" office:value="3136" calcext:value-type="float">
            <text:p>3136</text:p>
          </table:table-cell>
          <table:table-cell table:formula="of:=[.E332]+[.B333]" office:value-type="float" office:value="128343" calcext:value-type="float">
            <text:p>128343</text:p>
          </table:table-cell>
          <table:table-cell table:formula="of:=[.B333]/[.$B$1]" office:value-type="float" office:value="18.8695652173913" calcext:value-type="float">
            <text:p>18,87</text:p>
          </table:table-cell>
          <table:table-cell table:formula="of:=[.G332]+[.F333]" office:value-type="float" office:value="5580.13043478261" calcext:value-type="float">
            <text:p>5580,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ppearancePreferencesFragment_4_NullValueIntentPutExtraOperatorMutator</text:p>
          </table:table-cell>
          <table:table-cell office:value-type="float" office:value="4136" calcext:value-type="float">
            <text:p>4136</text:p>
          </table:table-cell>
          <table:table-cell table:formula="of:=[.E333]+[.B334]" office:value-type="float" office:value="128779" calcext:value-type="float">
            <text:p>128779</text:p>
          </table:table-cell>
          <table:table-cell table:formula="of:=[.B334]/[.$B$1]" office:value-type="float" office:value="18.9565217391304" calcext:value-type="float">
            <text:p>18,96</text:p>
          </table:table-cell>
          <table:table-cell table:formula="of:=[.G333]+[.F334]" office:value-type="float" office:value="5599.08695652174" calcext:value-type="float">
            <text:p>5599,0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ppearancePreferencesFragment_5_IntentPayloadReplacementOperatorMutator</text:p>
          </table:table-cell>
          <table:table-cell office:value-type="float" office:value="5136" calcext:value-type="float">
            <text:p>5136</text:p>
          </table:table-cell>
          <table:table-cell table:formula="of:=[.E334]+[.B335]" office:value-type="float" office:value="129211" calcext:value-type="float">
            <text:p>129211</text:p>
          </table:table-cell>
          <table:table-cell table:formula="of:=[.B335]/[.$B$1]" office:value-type="float" office:value="18.7826086956522" calcext:value-type="float">
            <text:p>18,78</text:p>
          </table:table-cell>
          <table:table-cell table:formula="of:=[.G334]+[.F335]" office:value-type="float" office:value="5617.86956521739" calcext:value-type="float">
            <text:p>5617,8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ppearancePreferencesFragment_6_RandomActionIntentDefinitionOperatorMutator</text:p>
          </table:table-cell>
          <table:table-cell office:value-type="float" office:value="6136" calcext:value-type="float">
            <text:p>6136</text:p>
          </table:table-cell>
          <table:table-cell table:formula="of:=[.E335]+[.B336]" office:value-type="float" office:value="129641" calcext:value-type="float">
            <text:p>129641</text:p>
          </table:table-cell>
          <table:table-cell table:formula="of:=[.B336]/[.$B$1]" office:value-type="float" office:value="18.695652173913" calcext:value-type="float">
            <text:p>18,70</text:p>
          </table:table-cell>
          <table:table-cell table:formula="of:=[.G335]+[.F336]" office:value-type="float" office:value="5636.56521739131" calcext:value-type="float">
            <text:p>5636,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ppearancePreferencesFragment_7_NullValueIntentPutExtraOperatorMutator</text:p>
          </table:table-cell>
          <table:table-cell office:value-type="float" office:value="7136" calcext:value-type="float">
            <text:p>7136</text:p>
          </table:table-cell>
          <table:table-cell table:formula="of:=[.E336]+[.B337]" office:value-type="float" office:value="130078" calcext:value-type="float">
            <text:p>130078</text:p>
          </table:table-cell>
          <table:table-cell table:formula="of:=[.B337]/[.$B$1]" office:value-type="float" office:value="19" calcext:value-type="float">
            <text:p>19,00</text:p>
          </table:table-cell>
          <table:table-cell table:formula="of:=[.G336]+[.F337]" office:value-type="float" office:value="5655.56521739131" calcext:value-type="float">
            <text:p>5655,5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ppearancePreferencesFragment_8_IntentPayloadReplacementOperatorMutator</text:p>
          </table:table-cell>
          <table:table-cell office:value-type="float" office:value="8136" calcext:value-type="float">
            <text:p>8136</text:p>
          </table:table-cell>
          <table:table-cell table:formula="of:=[.E337]+[.B338]" office:value-type="float" office:value="130511" calcext:value-type="float">
            <text:p>130511</text:p>
          </table:table-cell>
          <table:table-cell table:formula="of:=[.B338]/[.$B$1]" office:value-type="float" office:value="18.8260869565217" calcext:value-type="float">
            <text:p>18,83</text:p>
          </table:table-cell>
          <table:table-cell table:formula="of:=[.G337]+[.F338]" office:value-type="float" office:value="5674.39130434783" calcext:value-type="float">
            <text:p>5674,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ppearancePreferencesFragment_9_RandomActionIntentDefinitionOperatorMutator</text:p>
          </table:table-cell>
          <table:table-cell office:value-type="float" office:value="9136" calcext:value-type="float">
            <text:p>9136</text:p>
          </table:table-cell>
          <table:table-cell table:formula="of:=[.E338]+[.B339]" office:value-type="float" office:value="130948" calcext:value-type="float">
            <text:p>130948</text:p>
          </table:table-cell>
          <table:table-cell table:formula="of:=[.B339]/[.$B$1]" office:value-type="float" office:value="19" calcext:value-type="float">
            <text:p>19,00</text:p>
          </table:table-cell>
          <table:table-cell table:formula="of:=[.G338]+[.F339]" office:value-type="float" office:value="5693.39130434783" calcext:value-type="float">
            <text:p>5693,3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ppearancePreferencesFragment_10_BuggyGUIListenerOperatorMutator</text:p>
          </table:table-cell>
          <table:table-cell office:value-type="float" office:value="10136" calcext:value-type="float">
            <text:p>10136</text:p>
          </table:table-cell>
          <table:table-cell table:formula="of:=[.E339]+[.B340]" office:value-type="float" office:value="131384" calcext:value-type="float">
            <text:p>131384</text:p>
          </table:table-cell>
          <table:table-cell table:formula="of:=[.B340]/[.$B$1]" office:value-type="float" office:value="18.9565217391304" calcext:value-type="float">
            <text:p>18,96</text:p>
          </table:table-cell>
          <table:table-cell table:formula="of:=[.G339]+[.F340]" office:value-type="float" office:value="5712.34782608696" calcext:value-type="float">
            <text:p>5712,3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ppearancePreferencesFragment_11_NullValueIntentPutExtraOperatorMutator</text:p>
          </table:table-cell>
          <table:table-cell office:value-type="float" office:value="11136" calcext:value-type="float">
            <text:p>11136</text:p>
          </table:table-cell>
          <table:table-cell table:formula="of:=[.E340]+[.B341]" office:value-type="float" office:value="131771" calcext:value-type="float">
            <text:p>131771</text:p>
          </table:table-cell>
          <table:table-cell table:formula="of:=[.B341]/[.$B$1]" office:value-type="float" office:value="16.8260869565217" calcext:value-type="float">
            <text:p>16,83</text:p>
          </table:table-cell>
          <table:table-cell table:formula="of:=[.G340]+[.F341]" office:value-type="float" office:value="5729.17391304348" calcext:value-type="float">
            <text:p>5729,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ppearancePreferencesFragment_12_IntentPayloadReplacementOperatorMutator</text:p>
          </table:table-cell>
          <table:table-cell office:value-type="float" office:value="12136" calcext:value-type="float">
            <text:p>12136</text:p>
          </table:table-cell>
          <table:table-cell table:formula="of:=[.E341]+[.B342]" office:value-type="float" office:value="132206" calcext:value-type="float">
            <text:p>132206</text:p>
          </table:table-cell>
          <table:table-cell table:formula="of:=[.B342]/[.$B$1]" office:value-type="float" office:value="18.9130434782609" calcext:value-type="float">
            <text:p>18,91</text:p>
          </table:table-cell>
          <table:table-cell table:formula="of:=[.G341]+[.F342]" office:value-type="float" office:value="5748.08695652174" calcext:value-type="float">
            <text:p>5748,0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ppearancePreferencesFragment_13_RandomActionIntentDefinitionOperatorMutator</text:p>
          </table:table-cell>
          <table:table-cell office:value-type="float" office:value="13136" calcext:value-type="float">
            <text:p>13136</text:p>
          </table:table-cell>
          <table:table-cell table:formula="of:=[.E342]+[.B343]" office:value-type="float" office:value="132650" calcext:value-type="float">
            <text:p>132650</text:p>
          </table:table-cell>
          <table:table-cell table:formula="of:=[.B343]/[.$B$1]" office:value-type="float" office:value="19.304347826087" calcext:value-type="float">
            <text:p>19,30</text:p>
          </table:table-cell>
          <table:table-cell table:formula="of:=[.G342]+[.F343]" office:value-type="float" office:value="5767.39130434783" calcext:value-type="float">
            <text:p>5767,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ppearancePreferencesFragment_14_NullValueIntentPutExtraOperatorMutator</text:p>
          </table:table-cell>
          <table:table-cell office:value-type="float" office:value="14136" calcext:value-type="float">
            <text:p>14136</text:p>
          </table:table-cell>
          <table:table-cell table:formula="of:=[.E343]+[.B344]" office:value-type="float" office:value="133089" calcext:value-type="float">
            <text:p>133089</text:p>
          </table:table-cell>
          <table:table-cell table:formula="of:=[.B344]/[.$B$1]" office:value-type="float" office:value="19.0869565217391" calcext:value-type="float">
            <text:p>19,09</text:p>
          </table:table-cell>
          <table:table-cell table:formula="of:=[.G343]+[.F344]" office:value-type="float" office:value="5786.47826086957" calcext:value-type="float">
            <text:p>5786,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ppearancePreferencesFragment_15_IntentPayloadReplacementOperatorMutator</text:p>
          </table:table-cell>
          <table:table-cell office:value-type="float" office:value="15136" calcext:value-type="float">
            <text:p>15136</text:p>
          </table:table-cell>
          <table:table-cell table:formula="of:=[.E344]+[.B345]" office:value-type="float" office:value="133517" calcext:value-type="float">
            <text:p>133517</text:p>
          </table:table-cell>
          <table:table-cell table:formula="of:=[.B345]/[.$B$1]" office:value-type="float" office:value="18.6086956521739" calcext:value-type="float">
            <text:p>18,61</text:p>
          </table:table-cell>
          <table:table-cell table:formula="of:=[.G344]+[.F345]" office:value-type="float" office:value="5805.08695652174" calcext:value-type="float">
            <text:p>5805,0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ppearancePreferencesFragment_16_RandomActionIntentDefinitionOperatorMutator</text:p>
          </table:table-cell>
          <table:table-cell office:value-type="float" office:value="16136" calcext:value-type="float">
            <text:p>16136</text:p>
          </table:table-cell>
          <table:table-cell table:formula="of:=[.E345]+[.B346]" office:value-type="float" office:value="133946" calcext:value-type="float">
            <text:p>133946</text:p>
          </table:table-cell>
          <table:table-cell table:formula="of:=[.B346]/[.$B$1]" office:value-type="float" office:value="18.6521739130435" calcext:value-type="float">
            <text:p>18,65</text:p>
          </table:table-cell>
          <table:table-cell table:formula="of:=[.G345]+[.F346]" office:value-type="float" office:value="5823.73913043478" calcext:value-type="float">
            <text:p>5823,7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ppearancePreferencesFragment_17_NullValueIntentPutExtraOperatorMutator</text:p>
          </table:table-cell>
          <table:table-cell office:value-type="float" office:value="17136" calcext:value-type="float">
            <text:p>17136</text:p>
          </table:table-cell>
          <table:table-cell table:formula="of:=[.E346]+[.B347]" office:value-type="float" office:value="134381" calcext:value-type="float">
            <text:p>134381</text:p>
          </table:table-cell>
          <table:table-cell table:formula="of:=[.B347]/[.$B$1]" office:value-type="float" office:value="18.9130434782609" calcext:value-type="float">
            <text:p>18,91</text:p>
          </table:table-cell>
          <table:table-cell table:formula="of:=[.G346]+[.F347]" office:value-type="float" office:value="5842.65217391304" calcext:value-type="float">
            <text:p>5842,6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ppearancePreferencesFragment_18_IntentPayloadReplacementOperatorMutator</text:p>
          </table:table-cell>
          <table:table-cell office:value-type="float" office:value="18136" calcext:value-type="float">
            <text:p>18136</text:p>
          </table:table-cell>
          <table:table-cell table:formula="of:=[.E347]+[.B348]" office:value-type="float" office:value="134817" calcext:value-type="float">
            <text:p>134817</text:p>
          </table:table-cell>
          <table:table-cell table:formula="of:=[.B348]/[.$B$1]" office:value-type="float" office:value="18.9565217391304" calcext:value-type="float">
            <text:p>18,96</text:p>
          </table:table-cell>
          <table:table-cell table:formula="of:=[.G347]+[.F348]" office:value-type="float" office:value="5861.60869565217" calcext:value-type="float">
            <text:p>5861,6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ppearancePreferencesFragment_19_RandomActionIntentDefinitionOperatorMutator</text:p>
          </table:table-cell>
          <table:table-cell office:value-type="float" office:value="19136" calcext:value-type="float">
            <text:p>19136</text:p>
          </table:table-cell>
          <table:table-cell table:formula="of:=[.E348]+[.B349]" office:value-type="float" office:value="135248" calcext:value-type="float">
            <text:p>135248</text:p>
          </table:table-cell>
          <table:table-cell table:formula="of:=[.B349]/[.$B$1]" office:value-type="float" office:value="18.7391304347826" calcext:value-type="float">
            <text:p>18,74</text:p>
          </table:table-cell>
          <table:table-cell table:formula="of:=[.G348]+[.F349]" office:value-type="float" office:value="5880.34782608696" calcext:value-type="float">
            <text:p>5880,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ppearancePreferencesFragment_20_NullValueIntentPutExtraOperatorMutator</text:p>
          </table:table-cell>
          <table:table-cell office:value-type="float" office:value="20136" calcext:value-type="float">
            <text:p>20136</text:p>
          </table:table-cell>
          <table:table-cell table:formula="of:=[.E349]+[.B350]" office:value-type="float" office:value="135685" calcext:value-type="float">
            <text:p>135685</text:p>
          </table:table-cell>
          <table:table-cell table:formula="of:=[.B350]/[.$B$1]" office:value-type="float" office:value="19" calcext:value-type="float">
            <text:p>19,00</text:p>
          </table:table-cell>
          <table:table-cell table:formula="of:=[.G349]+[.F350]" office:value-type="float" office:value="5899.34782608696" calcext:value-type="float">
            <text:p>5899,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ppearancePreferencesFragment_21_IntentPayloadReplacementOperatorMutator</text:p>
          </table:table-cell>
          <table:table-cell office:value-type="float" office:value="21136" calcext:value-type="float">
            <text:p>21136</text:p>
          </table:table-cell>
          <table:table-cell table:formula="of:=[.E350]+[.B351]" office:value-type="float" office:value="136113" calcext:value-type="float">
            <text:p>136113</text:p>
          </table:table-cell>
          <table:table-cell table:formula="of:=[.B351]/[.$B$1]" office:value-type="float" office:value="18.6086956521739" calcext:value-type="float">
            <text:p>18,61</text:p>
          </table:table-cell>
          <table:table-cell table:formula="of:=[.G350]+[.F351]" office:value-type="float" office:value="5917.95652173913" calcext:value-type="float">
            <text:p>5917,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ppearancePreferencesFragment_22_RandomActionIntentDefinitionOperatorMutator</text:p>
          </table:table-cell>
          <table:table-cell office:value-type="float" office:value="22136" calcext:value-type="float">
            <text:p>22136</text:p>
          </table:table-cell>
          <table:table-cell table:formula="of:=[.E351]+[.B352]" office:value-type="float" office:value="136548" calcext:value-type="float">
            <text:p>136548</text:p>
          </table:table-cell>
          <table:table-cell table:formula="of:=[.B352]/[.$B$1]" office:value-type="float" office:value="18.9130434782609" calcext:value-type="float">
            <text:p>18,91</text:p>
          </table:table-cell>
          <table:table-cell table:formula="of:=[.G351]+[.F352]" office:value-type="float" office:value="5936.86956521739" calcext:value-type="float">
            <text:p>5936,8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ImportExportPreferencesFragment_0_InvalidKeyIntentOperatorMutator</text:p>
          </table:table-cell>
          <table:table-cell office:value-type="float" office:value="137" calcext:value-type="float">
            <text:p>137</text:p>
          </table:table-cell>
          <table:table-cell table:formula="of:=[.E352]+[.B353]" office:value-type="float" office:value="136976" calcext:value-type="float">
            <text:p>136976</text:p>
          </table:table-cell>
          <table:table-cell table:formula="of:=[.B353]/[.$B$1]" office:value-type="float" office:value="18.6086956521739" calcext:value-type="float">
            <text:p>18,61</text:p>
          </table:table-cell>
          <table:table-cell table:formula="of:=[.G352]+[.F353]" office:value-type="float" office:value="5955.47826086957" calcext:value-type="float">
            <text:p>5955,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ImportExportPreferencesFragment_1_RandomActionIntentDefinitionOperatorMutator</text:p>
          </table:table-cell>
          <table:table-cell office:value-type="float" office:value="1137" calcext:value-type="float">
            <text:p>1137</text:p>
          </table:table-cell>
          <table:table-cell table:formula="of:=[.E353]+[.B354]" office:value-type="float" office:value="137415" calcext:value-type="float">
            <text:p>137415</text:p>
          </table:table-cell>
          <table:table-cell table:formula="of:=[.B354]/[.$B$1]" office:value-type="float" office:value="19.0869565217391" calcext:value-type="float">
            <text:p>19,09</text:p>
          </table:table-cell>
          <table:table-cell table:formula="of:=[.G353]+[.F354]" office:value-type="float" office:value="5974.56521739131" calcext:value-type="float">
            <text:p>5974,5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mportExportPreferencesFragment_2_RandomActionIntentDefinitionOperatorMutator</text:p>
          </table:table-cell>
          <table:table-cell office:value-type="float" office:value="2137" calcext:value-type="float">
            <text:p>2137</text:p>
          </table:table-cell>
          <table:table-cell table:formula="of:=[.E354]+[.B355]" office:value-type="float" office:value="137853" calcext:value-type="float">
            <text:p>137853</text:p>
          </table:table-cell>
          <table:table-cell table:formula="of:=[.B355]/[.$B$1]" office:value-type="float" office:value="19.0434782608696" calcext:value-type="float">
            <text:p>19,04</text:p>
          </table:table-cell>
          <table:table-cell table:formula="of:=[.G354]+[.F355]" office:value-type="float" office:value="5993.60869565218" calcext:value-type="float">
            <text:p>5993,6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mportExportPreferencesFragment_3_NullValueIntentPutExtraOperatorMutator</text:p>
          </table:table-cell>
          <table:table-cell office:value-type="float" office:value="3137" calcext:value-type="float">
            <text:p>3137</text:p>
          </table:table-cell>
          <table:table-cell table:formula="of:=[.E355]+[.B356]" office:value-type="float" office:value="138290" calcext:value-type="float">
            <text:p>138290</text:p>
          </table:table-cell>
          <table:table-cell table:formula="of:=[.B356]/[.$B$1]" office:value-type="float" office:value="19" calcext:value-type="float">
            <text:p>19,00</text:p>
          </table:table-cell>
          <table:table-cell table:formula="of:=[.G355]+[.F356]" office:value-type="float" office:value="6012.60869565218" calcext:value-type="float">
            <text:p>6012,6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ImportExportPreferencesFragment_4_IntentPayloadReplacementOperatorMutator</text:p>
          </table:table-cell>
          <table:table-cell office:value-type="float" office:value="4137" calcext:value-type="float">
            <text:p>4137</text:p>
          </table:table-cell>
          <table:table-cell table:formula="of:=[.E356]+[.B357]" office:value-type="float" office:value="138729" calcext:value-type="float">
            <text:p>138729</text:p>
          </table:table-cell>
          <table:table-cell table:formula="of:=[.B357]/[.$B$1]" office:value-type="float" office:value="19.0869565217391" calcext:value-type="float">
            <text:p>19,09</text:p>
          </table:table-cell>
          <table:table-cell table:formula="of:=[.G356]+[.F357]" office:value-type="float" office:value="6031.69565217391" calcext:value-type="float">
            <text:p>6031,7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ImportExportPreferencesFragment_5_RandomActionIntentDefinitionOperatorMutator</text:p>
          </table:table-cell>
          <table:table-cell office:value-type="float" office:value="5137" calcext:value-type="float">
            <text:p>5137</text:p>
          </table:table-cell>
          <table:table-cell table:formula="of:=[.E357]+[.B358]" office:value-type="float" office:value="139160" calcext:value-type="float">
            <text:p>139160</text:p>
          </table:table-cell>
          <table:table-cell table:formula="of:=[.B358]/[.$B$1]" office:value-type="float" office:value="18.7391304347826" calcext:value-type="float">
            <text:p>18,74</text:p>
          </table:table-cell>
          <table:table-cell table:formula="of:=[.G357]+[.F358]" office:value-type="float" office:value="6050.4347826087" calcext:value-type="float">
            <text:p>6050,4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ImportExportPreferencesFragment_6_NullIntentOperatorMutator</text:p>
          </table:table-cell>
          <table:table-cell office:value-type="float" office:value="6137" calcext:value-type="float">
            <text:p>6137</text:p>
          </table:table-cell>
          <table:table-cell table:formula="of:=[.E358]+[.B359]" office:value-type="float" office:value="139599" calcext:value-type="float">
            <text:p>139599</text:p>
          </table:table-cell>
          <table:table-cell table:formula="of:=[.B359]/[.$B$1]" office:value-type="float" office:value="19.0869565217391" calcext:value-type="float">
            <text:p>19,09</text:p>
          </table:table-cell>
          <table:table-cell table:formula="of:=[.G358]+[.F359]" office:value-type="float" office:value="6069.52173913044" calcext:value-type="float">
            <text:p>6069,5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ImportExportPreferencesFragment_7_InvalidKeyIntentOperatorMutator</text:p>
          </table:table-cell>
          <table:table-cell office:value-type="float" office:value="7137" calcext:value-type="float">
            <text:p>7137</text:p>
          </table:table-cell>
          <table:table-cell table:formula="of:=[.E359]+[.B360]" office:value-type="float" office:value="140073" calcext:value-type="float">
            <text:p>140073</text:p>
          </table:table-cell>
          <table:table-cell table:formula="of:=[.B360]/[.$B$1]" office:value-type="float" office:value="20.6086956521739" calcext:value-type="float">
            <text:p>20,61</text:p>
          </table:table-cell>
          <table:table-cell table:formula="of:=[.G359]+[.F360]" office:value-type="float" office:value="6090.13043478261" calcext:value-type="float">
            <text:p>6090,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ImportExportPreferencesFragment_8_RandomActionIntentDefinitionOperatorMutator</text:p>
          </table:table-cell>
          <table:table-cell office:value-type="float" office:value="8137" calcext:value-type="float">
            <text:p>8137</text:p>
          </table:table-cell>
          <table:table-cell table:formula="of:=[.E360]+[.B361]" office:value-type="float" office:value="140555" calcext:value-type="float">
            <text:p>140555</text:p>
          </table:table-cell>
          <table:table-cell table:formula="of:=[.B361]/[.$B$1]" office:value-type="float" office:value="20.9565217391304" calcext:value-type="float">
            <text:p>20,96</text:p>
          </table:table-cell>
          <table:table-cell table:formula="of:=[.G360]+[.F361]" office:value-type="float" office:value="6111.08695652174" calcext:value-type="float">
            <text:p>6111,0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mportExportPreferencesFragment_9_NullValueIntentPutExtraOperatorMutator</text:p>
          </table:table-cell>
          <table:table-cell office:value-type="float" office:value="9137" calcext:value-type="float">
            <text:p>9137</text:p>
          </table:table-cell>
          <table:table-cell table:formula="of:=[.E361]+[.B362]" office:value-type="float" office:value="140993" calcext:value-type="float">
            <text:p>140993</text:p>
          </table:table-cell>
          <table:table-cell table:formula="of:=[.B362]/[.$B$1]" office:value-type="float" office:value="19.0434782608696" calcext:value-type="float">
            <text:p>19,04</text:p>
          </table:table-cell>
          <table:table-cell table:formula="of:=[.G361]+[.F362]" office:value-type="float" office:value="6130.13043478261" calcext:value-type="float">
            <text:p>6130,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mportExportPreferencesFragment_10_IntentPayloadReplacementOperatorMutator</text:p>
          </table:table-cell>
          <table:table-cell office:value-type="float" office:value="10137" calcext:value-type="float">
            <text:p>10137</text:p>
          </table:table-cell>
          <table:table-cell table:formula="of:=[.E362]+[.B363]" office:value-type="float" office:value="141426" calcext:value-type="float">
            <text:p>141426</text:p>
          </table:table-cell>
          <table:table-cell table:formula="of:=[.B363]/[.$B$1]" office:value-type="float" office:value="18.8260869565217" calcext:value-type="float">
            <text:p>18,83</text:p>
          </table:table-cell>
          <table:table-cell table:formula="of:=[.G362]+[.F363]" office:value-type="float" office:value="6148.95652173913" calcext:value-type="float">
            <text:p>6148,9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ImportExportPreferencesFragment_11_RandomActionIntentDefinitionOperatorMutator</text:p>
          </table:table-cell>
          <table:table-cell office:value-type="float" office:value="11137" calcext:value-type="float">
            <text:p>11137</text:p>
          </table:table-cell>
          <table:table-cell table:formula="of:=[.E363]+[.B364]" office:value-type="float" office:value="141858" calcext:value-type="float">
            <text:p>141858</text:p>
          </table:table-cell>
          <table:table-cell table:formula="of:=[.B364]/[.$B$1]" office:value-type="float" office:value="18.7826086956522" calcext:value-type="float">
            <text:p>18,78</text:p>
          </table:table-cell>
          <table:table-cell table:formula="of:=[.G363]+[.F364]" office:value-type="float" office:value="6167.73913043478" calcext:value-type="float">
            <text:p>6167,7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ImportExportPreferencesFragment_12_NullValueIntentPutExtraOperatorMutator</text:p>
          </table:table-cell>
          <table:table-cell office:value-type="float" office:value="12137" calcext:value-type="float">
            <text:p>12137</text:p>
          </table:table-cell>
          <table:table-cell table:formula="of:=[.E364]+[.B365]" office:value-type="float" office:value="142293" calcext:value-type="float">
            <text:p>142293</text:p>
          </table:table-cell>
          <table:table-cell table:formula="of:=[.B365]/[.$B$1]" office:value-type="float" office:value="18.9130434782609" calcext:value-type="float">
            <text:p>18,91</text:p>
          </table:table-cell>
          <table:table-cell table:formula="of:=[.G364]+[.F365]" office:value-type="float" office:value="6186.65217391304" calcext:value-type="float">
            <text:p>6186,6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ImportExportPreferencesFragment_13_IntentPayloadReplacementOperatorMutator</text:p>
          </table:table-cell>
          <table:table-cell office:value-type="float" office:value="13137" calcext:value-type="float">
            <text:p>13137</text:p>
          </table:table-cell>
          <table:table-cell table:formula="of:=[.E365]+[.B366]" office:value-type="float" office:value="142729" calcext:value-type="float">
            <text:p>142729</text:p>
          </table:table-cell>
          <table:table-cell table:formula="of:=[.B366]/[.$B$1]" office:value-type="float" office:value="18.9565217391304" calcext:value-type="float">
            <text:p>18,96</text:p>
          </table:table-cell>
          <table:table-cell table:formula="of:=[.G365]+[.F366]" office:value-type="float" office:value="6205.60869565218" calcext:value-type="float">
            <text:p>6205,6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mportExportPreferencesFragment_14_RandomActionIntentDefinitionOperatorMutator</text:p>
          </table:table-cell>
          <table:table-cell office:value-type="float" office:value="14137" calcext:value-type="float">
            <text:p>14137</text:p>
          </table:table-cell>
          <table:table-cell table:formula="of:=[.E366]+[.B367]" office:value-type="float" office:value="143162" calcext:value-type="float">
            <text:p>143162</text:p>
          </table:table-cell>
          <table:table-cell table:formula="of:=[.B367]/[.$B$1]" office:value-type="float" office:value="18.8260869565217" calcext:value-type="float">
            <text:p>18,83</text:p>
          </table:table-cell>
          <table:table-cell table:formula="of:=[.G366]+[.F367]" office:value-type="float" office:value="6224.4347826087" calcext:value-type="float">
            <text:p>6224,4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mportExportPreferencesFragment_15_InvalidViewFocusOperatorMutator</text:p>
          </table:table-cell>
          <table:table-cell office:value-type="float" office:value="15137" calcext:value-type="float">
            <text:p>15137</text:p>
          </table:table-cell>
          <table:table-cell table:formula="of:=[.E367]+[.B368]" office:value-type="float" office:value="143599" calcext:value-type="float">
            <text:p>143599</text:p>
          </table:table-cell>
          <table:table-cell table:formula="of:=[.B368]/[.$B$1]" office:value-type="float" office:value="19" calcext:value-type="float">
            <text:p>19,00</text:p>
          </table:table-cell>
          <table:table-cell table:formula="of:=[.G367]+[.F368]" office:value-type="float" office:value="6243.4347826087" calcext:value-type="float">
            <text:p>6243,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mportExportPreferencesFragment_16_ViewComponentNotVisibleOperatorMutator</text:p>
          </table:table-cell>
          <table:table-cell office:value-type="float" office:value="16137" calcext:value-type="float">
            <text:p>16137</text:p>
          </table:table-cell>
          <table:table-cell table:formula="of:=[.E368]+[.B369]" office:value-type="float" office:value="144032" calcext:value-type="float">
            <text:p>144032</text:p>
          </table:table-cell>
          <table:table-cell table:formula="of:=[.B369]/[.$B$1]" office:value-type="float" office:value="18.8260869565217" calcext:value-type="float">
            <text:p>18,83</text:p>
          </table:table-cell>
          <table:table-cell table:formula="of:=[.G368]+[.F369]" office:value-type="float" office:value="6262.26086956522" calcext:value-type="float">
            <text:p>6262,2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mportExportPreferencesFragment_17_InvalidViewFocusOperatorMutator</text:p>
          </table:table-cell>
          <table:table-cell office:value-type="float" office:value="17137" calcext:value-type="float">
            <text:p>17137</text:p>
          </table:table-cell>
          <table:table-cell table:formula="of:=[.E369]+[.B370]" office:value-type="float" office:value="144461" calcext:value-type="float">
            <text:p>144461</text:p>
          </table:table-cell>
          <table:table-cell table:formula="of:=[.B370]/[.$B$1]" office:value-type="float" office:value="18.6521739130435" calcext:value-type="float">
            <text:p>18,65</text:p>
          </table:table-cell>
          <table:table-cell table:formula="of:=[.G369]+[.F370]" office:value-type="float" office:value="6280.91304347826" calcext:value-type="float">
            <text:p>6280,9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ImportExportPreferencesFragment_18_ViewComponentNotVisibleOperatorMutator</text:p>
          </table:table-cell>
          <table:table-cell office:value-type="float" office:value="18137" calcext:value-type="float">
            <text:p>18137</text:p>
          </table:table-cell>
          <table:table-cell table:formula="of:=[.E370]+[.B371]" office:value-type="float" office:value="144876" calcext:value-type="float">
            <text:p>144876</text:p>
          </table:table-cell>
          <table:table-cell table:formula="of:=[.B371]/[.$B$1]" office:value-type="float" office:value="18.0434782608696" calcext:value-type="float">
            <text:p>18,04</text:p>
          </table:table-cell>
          <table:table-cell table:formula="of:=[.G370]+[.F371]" office:value-type="float" office:value="6298.95652173913" calcext:value-type="float">
            <text:p>6298,9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mportExportPreferencesFragment_19_InvalidViewFocusOperatorMutator</text:p>
          </table:table-cell>
          <table:table-cell office:value-type="float" office:value="19137" calcext:value-type="float">
            <text:p>19137</text:p>
          </table:table-cell>
          <table:table-cell table:formula="of:=[.E371]+[.B372]" office:value-type="float" office:value="145309" calcext:value-type="float">
            <text:p>145309</text:p>
          </table:table-cell>
          <table:table-cell table:formula="of:=[.B372]/[.$B$1]" office:value-type="float" office:value="18.8260869565217" calcext:value-type="float">
            <text:p>18,83</text:p>
          </table:table-cell>
          <table:table-cell table:formula="of:=[.G371]+[.F372]" office:value-type="float" office:value="6317.78260869565" calcext:value-type="float">
            <text:p>6317,7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mportExportPreferencesFragment_20_ViewComponentNotVisibleOperatorMutator</text:p>
          </table:table-cell>
          <table:table-cell office:value-type="float" office:value="20137" calcext:value-type="float">
            <text:p>20137</text:p>
          </table:table-cell>
          <table:table-cell table:formula="of:=[.E372]+[.B373]" office:value-type="float" office:value="145742" calcext:value-type="float">
            <text:p>145742</text:p>
          </table:table-cell>
          <table:table-cell table:formula="of:=[.B373]/[.$B$1]" office:value-type="float" office:value="18.8260869565217" calcext:value-type="float">
            <text:p>18,83</text:p>
          </table:table-cell>
          <table:table-cell table:formula="of:=[.G372]+[.F373]" office:value-type="float" office:value="6336.60869565218" calcext:value-type="float">
            <text:p>6336,6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ImportExportPreferencesFragment_21_InvalidViewFocusOperatorMutator</text:p>
          </table:table-cell>
          <table:table-cell office:value-type="float" office:value="21137" calcext:value-type="float">
            <text:p>21137</text:p>
          </table:table-cell>
          <table:table-cell table:formula="of:=[.E373]+[.B374]" office:value-type="float" office:value="146177" calcext:value-type="float">
            <text:p>146177</text:p>
          </table:table-cell>
          <table:table-cell table:formula="of:=[.B374]/[.$B$1]" office:value-type="float" office:value="18.9130434782609" calcext:value-type="float">
            <text:p>18,91</text:p>
          </table:table-cell>
          <table:table-cell table:formula="of:=[.G373]+[.F374]" office:value-type="float" office:value="6355.52173913044" calcext:value-type="float">
            <text:p>6355,5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mportExportPreferencesFragment_22_ViewComponentNotVisibleOperatorMutator</text:p>
          </table:table-cell>
          <table:table-cell office:value-type="float" office:value="22137" calcext:value-type="float">
            <text:p>22137</text:p>
          </table:table-cell>
          <table:table-cell table:formula="of:=[.E374]+[.B375]" office:value-type="float" office:value="146614" calcext:value-type="float">
            <text:p>146614</text:p>
          </table:table-cell>
          <table:table-cell table:formula="of:=[.B375]/[.$B$1]" office:value-type="float" office:value="19" calcext:value-type="float">
            <text:p>19,00</text:p>
          </table:table-cell>
          <table:table-cell table:formula="of:=[.G374]+[.F375]" office:value-type="float" office:value="6374.52173913044" calcext:value-type="float">
            <text:p>6374,5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mportExportPreferencesFragment_23_InvalidViewFocusOperatorMutator</text:p>
          </table:table-cell>
          <table:table-cell office:value-type="float" office:value="23137" calcext:value-type="float">
            <text:p>23137</text:p>
          </table:table-cell>
          <table:table-cell table:formula="of:=[.E375]+[.B376]" office:value-type="float" office:value="147069" calcext:value-type="float">
            <text:p>147069</text:p>
          </table:table-cell>
          <table:table-cell table:formula="of:=[.B376]/[.$B$1]" office:value-type="float" office:value="19.7826086956522" calcext:value-type="float">
            <text:p>19,78</text:p>
          </table:table-cell>
          <table:table-cell table:formula="of:=[.G375]+[.F376]" office:value-type="float" office:value="6394.30434782609" calcext:value-type="float">
            <text:p>6394,3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ImportExportPreferencesFragment_24_ViewComponentNotVisibleOperatorMutator</text:p>
          </table:table-cell>
          <table:table-cell office:value-type="float" office:value="24137" calcext:value-type="float">
            <text:p>24137</text:p>
          </table:table-cell>
          <table:table-cell table:formula="of:=[.E376]+[.B377]" office:value-type="float" office:value="147503" calcext:value-type="float">
            <text:p>147503</text:p>
          </table:table-cell>
          <table:table-cell table:formula="of:=[.B377]/[.$B$1]" office:value-type="float" office:value="18.8695652173913" calcext:value-type="float">
            <text:p>18,87</text:p>
          </table:table-cell>
          <table:table-cell table:formula="of:=[.G376]+[.F377]" office:value-type="float" office:value="6413.17391304348" calcext:value-type="float">
            <text:p>6413,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mportExportPreferencesFragment_25_InvalidViewFocusOperatorMutator</text:p>
          </table:table-cell>
          <table:table-cell office:value-type="float" office:value="25137" calcext:value-type="float">
            <text:p>25137</text:p>
          </table:table-cell>
          <table:table-cell table:formula="of:=[.E377]+[.B378]" office:value-type="float" office:value="147941" calcext:value-type="float">
            <text:p>147941</text:p>
          </table:table-cell>
          <table:table-cell table:formula="of:=[.B378]/[.$B$1]" office:value-type="float" office:value="19.0434782608696" calcext:value-type="float">
            <text:p>19,04</text:p>
          </table:table-cell>
          <table:table-cell table:formula="of:=[.G377]+[.F378]" office:value-type="float" office:value="6432.21739130435" calcext:value-type="float">
            <text:p>6432,2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mportExportPreferencesFragment_26_ViewComponentNotVisibleOperatorMutator</text:p>
          </table:table-cell>
          <table:table-cell office:value-type="float" office:value="26137" calcext:value-type="float">
            <text:p>26137</text:p>
          </table:table-cell>
          <table:table-cell table:formula="of:=[.E378]+[.B379]" office:value-type="float" office:value="148378" calcext:value-type="float">
            <text:p>148378</text:p>
          </table:table-cell>
          <table:table-cell table:formula="of:=[.B379]/[.$B$1]" office:value-type="float" office:value="19" calcext:value-type="float">
            <text:p>19,00</text:p>
          </table:table-cell>
          <table:table-cell table:formula="of:=[.G378]+[.F379]" office:value-type="float" office:value="6451.21739130435" calcext:value-type="float">
            <text:p>6451,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ImportExportPreferencesFragment_27_InvalidViewFocusOperatorMutator</text:p>
          </table:table-cell>
          <table:table-cell office:value-type="float" office:value="27137" calcext:value-type="float">
            <text:p>27137</text:p>
          </table:table-cell>
          <table:table-cell table:formula="of:=[.E379]+[.B380]" office:value-type="float" office:value="148813" calcext:value-type="float">
            <text:p>148813</text:p>
          </table:table-cell>
          <table:table-cell table:formula="of:=[.B380]/[.$B$1]" office:value-type="float" office:value="18.9130434782609" calcext:value-type="float">
            <text:p>18,91</text:p>
          </table:table-cell>
          <table:table-cell table:formula="of:=[.G379]+[.F380]" office:value-type="float" office:value="6470.13043478261" calcext:value-type="float">
            <text:p>6470,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ImportExportPreferencesFragment_28_ViewComponentNotVisibleOperatorMutator</text:p>
          </table:table-cell>
          <table:table-cell office:value-type="float" office:value="28137" calcext:value-type="float">
            <text:p>28137</text:p>
          </table:table-cell>
          <table:table-cell table:formula="of:=[.E380]+[.B381]" office:value-type="float" office:value="149245" calcext:value-type="float">
            <text:p>149245</text:p>
          </table:table-cell>
          <table:table-cell table:formula="of:=[.B381]/[.$B$1]" office:value-type="float" office:value="18.7826086956522" calcext:value-type="float">
            <text:p>18,78</text:p>
          </table:table-cell>
          <table:table-cell table:formula="of:=[.G380]+[.F381]" office:value-type="float" office:value="6488.91304347826" calcext:value-type="float">
            <text:p>6488,9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ImportExportPreferencesFragment_29_InvalidViewFocusOperatorMutator</text:p>
          </table:table-cell>
          <table:table-cell office:value-type="float" office:value="29137" calcext:value-type="float">
            <text:p>29137</text:p>
          </table:table-cell>
          <table:table-cell table:formula="of:=[.E381]+[.B382]" office:value-type="float" office:value="149758" calcext:value-type="float">
            <text:p>149758</text:p>
          </table:table-cell>
          <table:table-cell table:formula="of:=[.B382]/[.$B$1]" office:value-type="float" office:value="22.304347826087" calcext:value-type="float">
            <text:p>22,30</text:p>
          </table:table-cell>
          <table:table-cell table:formula="of:=[.G381]+[.F382]" office:value-type="float" office:value="6511.21739130435" calcext:value-type="float">
            <text:p>6511,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mportExportPreferencesFragment_30_ViewComponentNotVisibleOperatorMutator</text:p>
          </table:table-cell>
          <table:table-cell office:value-type="float" office:value="30137" calcext:value-type="float">
            <text:p>30137</text:p>
          </table:table-cell>
          <table:table-cell table:formula="of:=[.E382]+[.B383]" office:value-type="float" office:value="150187" calcext:value-type="float">
            <text:p>150187</text:p>
          </table:table-cell>
          <table:table-cell table:formula="of:=[.B383]/[.$B$1]" office:value-type="float" office:value="18.6521739130435" calcext:value-type="float">
            <text:p>18,65</text:p>
          </table:table-cell>
          <table:table-cell table:formula="of:=[.G382]+[.F383]" office:value-type="float" office:value="6529.86956521739" calcext:value-type="float">
            <text:p>6529,8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mportExportPreferencesFragment_31_BuggyGUIListenerOperatorMutator</text:p>
          </table:table-cell>
          <table:table-cell office:value-type="float" office:value="31137" calcext:value-type="float">
            <text:p>31137</text:p>
          </table:table-cell>
          <table:table-cell table:formula="of:=[.E383]+[.B384]" office:value-type="float" office:value="150616" calcext:value-type="float">
            <text:p>150616</text:p>
          </table:table-cell>
          <table:table-cell table:formula="of:=[.B384]/[.$B$1]" office:value-type="float" office:value="18.6521739130435" calcext:value-type="float">
            <text:p>18,65</text:p>
          </table:table-cell>
          <table:table-cell table:formula="of:=[.G383]+[.F384]" office:value-type="float" office:value="6548.52173913044" calcext:value-type="float">
            <text:p>6548,5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mportExportPreferencesFragment_32_RandomActionIntentDefinitionOperatorMutator</text:p>
          </table:table-cell>
          <table:table-cell office:value-type="float" office:value="32137" calcext:value-type="float">
            <text:p>32137</text:p>
          </table:table-cell>
          <table:table-cell table:formula="of:=[.E384]+[.B385]" office:value-type="float" office:value="151054" calcext:value-type="float">
            <text:p>151054</text:p>
          </table:table-cell>
          <table:table-cell table:formula="of:=[.B385]/[.$B$1]" office:value-type="float" office:value="19.0434782608696" calcext:value-type="float">
            <text:p>19,04</text:p>
          </table:table-cell>
          <table:table-cell table:formula="of:=[.G384]+[.F385]" office:value-type="float" office:value="6567.56521739131" calcext:value-type="float">
            <text:p>6567,5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ImportExportPreferencesFragment_33_BuggyGUIListenerOperatorMutator</text:p>
          </table:table-cell>
          <table:table-cell office:value-type="float" office:value="33137" calcext:value-type="float">
            <text:p>33137</text:p>
          </table:table-cell>
          <table:table-cell table:formula="of:=[.E385]+[.B386]" office:value-type="float" office:value="151482" calcext:value-type="float">
            <text:p>151482</text:p>
          </table:table-cell>
          <table:table-cell table:formula="of:=[.B386]/[.$B$1]" office:value-type="float" office:value="18.6086956521739" calcext:value-type="float">
            <text:p>18,61</text:p>
          </table:table-cell>
          <table:table-cell table:formula="of:=[.G385]+[.F386]" office:value-type="float" office:value="6586.17391304348" calcext:value-type="float">
            <text:p>6586,1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mportExportPreferencesFragment_34_RandomActionIntentDefinitionOperatorMutator</text:p>
          </table:table-cell>
          <table:table-cell office:value-type="float" office:value="34137" calcext:value-type="float">
            <text:p>34137</text:p>
          </table:table-cell>
          <table:table-cell table:formula="of:=[.E386]+[.B387]" office:value-type="float" office:value="151920" calcext:value-type="float">
            <text:p>151920</text:p>
          </table:table-cell>
          <table:table-cell table:formula="of:=[.B387]/[.$B$1]" office:value-type="float" office:value="19.0434782608696" calcext:value-type="float">
            <text:p>19,04</text:p>
          </table:table-cell>
          <table:table-cell table:formula="of:=[.G386]+[.F387]" office:value-type="float" office:value="6605.21739130435" calcext:value-type="float">
            <text:p>6605,2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mportExportPreferencesFragment_35_RandomActionIntentDefinitionOperatorMutator</text:p>
          </table:table-cell>
          <table:table-cell office:value-type="float" office:value="35137" calcext:value-type="float">
            <text:p>35137</text:p>
          </table:table-cell>
          <table:table-cell table:formula="of:=[.E387]+[.B388]" office:value-type="float" office:value="152353" calcext:value-type="float">
            <text:p>152353</text:p>
          </table:table-cell>
          <table:table-cell table:formula="of:=[.B388]/[.$B$1]" office:value-type="float" office:value="18.8260869565217" calcext:value-type="float">
            <text:p>18,83</text:p>
          </table:table-cell>
          <table:table-cell table:formula="of:=[.G387]+[.F388]" office:value-type="float" office:value="6624.04347826087" calcext:value-type="float">
            <text:p>6624,0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mportExportPreferencesFragment_36_BinaryMutator</text:p>
          </table:table-cell>
          <table:table-cell office:value-type="float" office:value="36137" calcext:value-type="float">
            <text:p>36137</text:p>
          </table:table-cell>
          <table:table-cell table:formula="of:=[.E388]+[.B389]" office:value-type="float" office:value="152791" calcext:value-type="float">
            <text:p>152791</text:p>
          </table:table-cell>
          <table:table-cell table:formula="of:=[.B389]/[.$B$1]" office:value-type="float" office:value="19.0434782608696" calcext:value-type="float">
            <text:p>19,04</text:p>
          </table:table-cell>
          <table:table-cell table:formula="of:=[.G388]+[.F389]" office:value-type="float" office:value="6643.08695652174" calcext:value-type="float">
            <text:p>6643,0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ImportExportPreferencesFragment_37_BinaryMutator</text:p>
          </table:table-cell>
          <table:table-cell office:value-type="float" office:value="37137" calcext:value-type="float">
            <text:p>37137</text:p>
          </table:table-cell>
          <table:table-cell table:formula="of:=[.E389]+[.B390]" office:value-type="float" office:value="153223" calcext:value-type="float">
            <text:p>153223</text:p>
          </table:table-cell>
          <table:table-cell table:formula="of:=[.B390]/[.$B$1]" office:value-type="float" office:value="18.7826086956522" calcext:value-type="float">
            <text:p>18,78</text:p>
          </table:table-cell>
          <table:table-cell table:formula="of:=[.G389]+[.F390]" office:value-type="float" office:value="6661.86956521739" calcext:value-type="float">
            <text:p>6661,8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ImportExportPreferencesFragment_38_BinaryMutator</text:p>
          </table:table-cell>
          <table:table-cell office:value-type="float" office:value="38137" calcext:value-type="float">
            <text:p>38137</text:p>
          </table:table-cell>
          <table:table-cell table:formula="of:=[.E390]+[.B391]" office:value-type="float" office:value="153655" calcext:value-type="float">
            <text:p>153655</text:p>
          </table:table-cell>
          <table:table-cell table:formula="of:=[.B391]/[.$B$1]" office:value-type="float" office:value="18.7826086956522" calcext:value-type="float">
            <text:p>18,78</text:p>
          </table:table-cell>
          <table:table-cell table:formula="of:=[.G390]+[.F391]" office:value-type="float" office:value="6680.65217391305" calcext:value-type="float">
            <text:p>6680,6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ImportExportPreferencesFragment_39_BinaryMutator</text:p>
          </table:table-cell>
          <table:table-cell office:value-type="float" office:value="39137" calcext:value-type="float">
            <text:p>39137</text:p>
          </table:table-cell>
          <table:table-cell table:formula="of:=[.E391]+[.B392]" office:value-type="float" office:value="153982" calcext:value-type="float">
            <text:p>153982</text:p>
          </table:table-cell>
          <table:table-cell table:formula="of:=[.B392]/[.$B$1]" office:value-type="float" office:value="14.2173913043478" calcext:value-type="float">
            <text:p>14,22</text:p>
          </table:table-cell>
          <table:table-cell table:formula="of:=[.G391]+[.F392]" office:value-type="float" office:value="6694.86956521739" calcext:value-type="float">
            <text:p>6694,8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mportExportPreferencesFragment_40_NullIntentOperatorMutator</text:p>
          </table:table-cell>
          <table:table-cell office:value-type="float" office:value="40137" calcext:value-type="float">
            <text:p>40137</text:p>
          </table:table-cell>
          <table:table-cell table:formula="of:=[.E392]+[.B393]" office:value-type="float" office:value="154420" calcext:value-type="float">
            <text:p>154420</text:p>
          </table:table-cell>
          <table:table-cell table:formula="of:=[.B393]/[.$B$1]" office:value-type="float" office:value="19.0434782608696" calcext:value-type="float">
            <text:p>19,04</text:p>
          </table:table-cell>
          <table:table-cell table:formula="of:=[.G392]+[.F393]" office:value-type="float" office:value="6713.91304347826" calcext:value-type="float">
            <text:p>6713,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mportExportPreferencesFragment_41_InvalidKeyIntentOperatorMutator</text:p>
          </table:table-cell>
          <table:table-cell office:value-type="float" office:value="41137" calcext:value-type="float">
            <text:p>41137</text:p>
          </table:table-cell>
          <table:table-cell table:formula="of:=[.E393]+[.B394]" office:value-type="float" office:value="154863" calcext:value-type="float">
            <text:p>154863</text:p>
          </table:table-cell>
          <table:table-cell table:formula="of:=[.B394]/[.$B$1]" office:value-type="float" office:value="19.2608695652174" calcext:value-type="float">
            <text:p>19,26</text:p>
          </table:table-cell>
          <table:table-cell table:formula="of:=[.G393]+[.F394]" office:value-type="float" office:value="6733.17391304348" calcext:value-type="float">
            <text:p>6733,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ImportExportPreferencesFragment_42_RandomActionIntentDefinitionOperatorMutator</text:p>
          </table:table-cell>
          <table:table-cell office:value-type="float" office:value="42137" calcext:value-type="float">
            <text:p>42137</text:p>
          </table:table-cell>
          <table:table-cell table:formula="of:=[.E394]+[.B395]" office:value-type="float" office:value="155297" calcext:value-type="float">
            <text:p>155297</text:p>
          </table:table-cell>
          <table:table-cell table:formula="of:=[.B395]/[.$B$1]" office:value-type="float" office:value="18.8695652173913" calcext:value-type="float">
            <text:p>18,87</text:p>
          </table:table-cell>
          <table:table-cell table:formula="of:=[.G394]+[.F395]" office:value-type="float" office:value="6752.04347826087" calcext:value-type="float">
            <text:p>6752,0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mportExportPreferencesFragment_43_NullValueIntentPutExtraOperatorMutator</text:p>
          </table:table-cell>
          <table:table-cell office:value-type="float" office:value="43137" calcext:value-type="float">
            <text:p>43137</text:p>
          </table:table-cell>
          <table:table-cell table:formula="of:=[.E395]+[.B396]" office:value-type="float" office:value="155735" calcext:value-type="float">
            <text:p>155735</text:p>
          </table:table-cell>
          <table:table-cell table:formula="of:=[.B396]/[.$B$1]" office:value-type="float" office:value="19.0434782608696" calcext:value-type="float">
            <text:p>19,04</text:p>
          </table:table-cell>
          <table:table-cell table:formula="of:=[.G395]+[.F396]" office:value-type="float" office:value="6771.08695652174" calcext:value-type="float">
            <text:p>6771,0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ImportExportPreferencesFragment_44_IntentPayloadReplacementOperatorMutator</text:p>
          </table:table-cell>
          <table:table-cell office:value-type="float" office:value="44137" calcext:value-type="float">
            <text:p>44137</text:p>
          </table:table-cell>
          <table:table-cell table:formula="of:=[.E396]+[.B397]" office:value-type="float" office:value="156167" calcext:value-type="float">
            <text:p>156167</text:p>
          </table:table-cell>
          <table:table-cell table:formula="of:=[.B397]/[.$B$1]" office:value-type="float" office:value="18.7826086956522" calcext:value-type="float">
            <text:p>18,78</text:p>
          </table:table-cell>
          <table:table-cell table:formula="of:=[.G396]+[.F397]" office:value-type="float" office:value="6789.86956521739" calcext:value-type="float">
            <text:p>6789,8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ImportExportPreferencesFragment_45_RandomActionIntentDefinitionOperatorMutator</text:p>
          </table:table-cell>
          <table:table-cell office:value-type="float" office:value="45137" calcext:value-type="float">
            <text:p>45137</text:p>
          </table:table-cell>
          <table:table-cell table:formula="of:=[.E397]+[.B398]" office:value-type="float" office:value="156606" calcext:value-type="float">
            <text:p>156606</text:p>
          </table:table-cell>
          <table:table-cell table:formula="of:=[.B398]/[.$B$1]" office:value-type="float" office:value="19.0869565217391" calcext:value-type="float">
            <text:p>19,09</text:p>
          </table:table-cell>
          <table:table-cell table:formula="of:=[.G397]+[.F398]" office:value-type="float" office:value="6808.95652173913" calcext:value-type="float">
            <text:p>6808,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SecurityPreferencesFragment_0_NullValueIntentPutExtraOperatorMutator</text:p>
          </table:table-cell>
          <table:table-cell office:value-type="float" office:value="138" calcext:value-type="float">
            <text:p>138</text:p>
          </table:table-cell>
          <table:table-cell table:formula="of:=[.E398]+[.B399]" office:value-type="float" office:value="157033" calcext:value-type="float">
            <text:p>157033</text:p>
          </table:table-cell>
          <table:table-cell table:formula="of:=[.B399]/[.$B$1]" office:value-type="float" office:value="18.5652173913043" calcext:value-type="float">
            <text:p>18,57</text:p>
          </table:table-cell>
          <table:table-cell table:formula="of:=[.G398]+[.F399]" office:value-type="float" office:value="6827.52173913044" calcext:value-type="float">
            <text:p>6827,5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ecurityPreferencesFragment_1_IntentPayloadReplacementOperatorMutator</text:p>
          </table:table-cell>
          <table:table-cell office:value-type="float" office:value="1138" calcext:value-type="float">
            <text:p>1138</text:p>
          </table:table-cell>
          <table:table-cell table:formula="of:=[.E399]+[.B400]" office:value-type="float" office:value="157466" calcext:value-type="float">
            <text:p>157466</text:p>
          </table:table-cell>
          <table:table-cell table:formula="of:=[.B400]/[.$B$1]" office:value-type="float" office:value="18.8260869565217" calcext:value-type="float">
            <text:p>18,83</text:p>
          </table:table-cell>
          <table:table-cell table:formula="of:=[.G399]+[.F400]" office:value-type="float" office:value="6846.34782608696" calcext:value-type="float">
            <text:p>6846,3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ecurityPreferencesFragment_2_RandomActionIntentDefinitionOperatorMutator</text:p>
          </table:table-cell>
          <table:table-cell office:value-type="float" office:value="2138" calcext:value-type="float">
            <text:p>2138</text:p>
          </table:table-cell>
          <table:table-cell table:formula="of:=[.E400]+[.B401]" office:value-type="float" office:value="157901" calcext:value-type="float">
            <text:p>157901</text:p>
          </table:table-cell>
          <table:table-cell table:formula="of:=[.B401]/[.$B$1]" office:value-type="float" office:value="18.9130434782609" calcext:value-type="float">
            <text:p>18,91</text:p>
          </table:table-cell>
          <table:table-cell table:formula="of:=[.G400]+[.F401]" office:value-type="float" office:value="6865.26086956522" calcext:value-type="float">
            <text:p>6865,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ecurityPreferencesFragment_3_NullValueIntentPutExtraOperatorMutator</text:p>
          </table:table-cell>
          <table:table-cell office:value-type="float" office:value="3138" calcext:value-type="float">
            <text:p>3138</text:p>
          </table:table-cell>
          <table:table-cell table:formula="of:=[.E401]+[.B402]" office:value-type="float" office:value="158332" calcext:value-type="float">
            <text:p>158332</text:p>
          </table:table-cell>
          <table:table-cell table:formula="of:=[.B402]/[.$B$1]" office:value-type="float" office:value="18.7391304347826" calcext:value-type="float">
            <text:p>18,74</text:p>
          </table:table-cell>
          <table:table-cell table:formula="of:=[.G401]+[.F402]" office:value-type="float" office:value="6884" calcext:value-type="float">
            <text:p>6884,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ecurityPreferencesFragment_4_IntentPayloadReplacementOperatorMutator</text:p>
          </table:table-cell>
          <table:table-cell office:value-type="float" office:value="4138" calcext:value-type="float">
            <text:p>4138</text:p>
          </table:table-cell>
          <table:table-cell table:formula="of:=[.E402]+[.B403]" office:value-type="float" office:value="158770" calcext:value-type="float">
            <text:p>158770</text:p>
          </table:table-cell>
          <table:table-cell table:formula="of:=[.B403]/[.$B$1]" office:value-type="float" office:value="19.0434782608696" calcext:value-type="float">
            <text:p>19,04</text:p>
          </table:table-cell>
          <table:table-cell table:formula="of:=[.G402]+[.F403]" office:value-type="float" office:value="6903.04347826087" calcext:value-type="float">
            <text:p>6903,0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ecurityPreferencesFragment_5_RandomActionIntentDefinitionOperatorMutator</text:p>
          </table:table-cell>
          <table:table-cell office:value-type="float" office:value="5138" calcext:value-type="float">
            <text:p>5138</text:p>
          </table:table-cell>
          <table:table-cell table:formula="of:=[.E403]+[.B404]" office:value-type="float" office:value="159204" calcext:value-type="float">
            <text:p>159204</text:p>
          </table:table-cell>
          <table:table-cell table:formula="of:=[.B404]/[.$B$1]" office:value-type="float" office:value="18.8695652173913" calcext:value-type="float">
            <text:p>18,87</text:p>
          </table:table-cell>
          <table:table-cell table:formula="of:=[.G403]+[.F404]" office:value-type="float" office:value="6921.91304347826" calcext:value-type="float">
            <text:p>6921,9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SecurityPreferencesFragment_6_NullValueIntentPutExtraOperatorMutator</text:p>
          </table:table-cell>
          <table:table-cell office:value-type="float" office:value="6138" calcext:value-type="float">
            <text:p>6138</text:p>
          </table:table-cell>
          <table:table-cell table:formula="of:=[.E404]+[.B405]" office:value-type="float" office:value="159633" calcext:value-type="float">
            <text:p>159633</text:p>
          </table:table-cell>
          <table:table-cell table:formula="of:=[.B405]/[.$B$1]" office:value-type="float" office:value="18.6521739130435" calcext:value-type="float">
            <text:p>18,65</text:p>
          </table:table-cell>
          <table:table-cell table:formula="of:=[.G404]+[.F405]" office:value-type="float" office:value="6940.56521739131" calcext:value-type="float">
            <text:p>6940,5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ecurityPreferencesFragment_7_IntentPayloadReplacementOperatorMutator</text:p>
          </table:table-cell>
          <table:table-cell office:value-type="float" office:value="7138" calcext:value-type="float">
            <text:p>7138</text:p>
          </table:table-cell>
          <table:table-cell table:formula="of:=[.E405]+[.B406]" office:value-type="float" office:value="160068" calcext:value-type="float">
            <text:p>160068</text:p>
          </table:table-cell>
          <table:table-cell table:formula="of:=[.B406]/[.$B$1]" office:value-type="float" office:value="18.9130434782609" calcext:value-type="float">
            <text:p>18,91</text:p>
          </table:table-cell>
          <table:table-cell table:formula="of:=[.G405]+[.F406]" office:value-type="float" office:value="6959.47826086957" calcext:value-type="float">
            <text:p>6959,4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ecurityPreferencesFragment_8_RandomActionIntentDefinitionOperatorMutator</text:p>
          </table:table-cell>
          <table:table-cell office:value-type="float" office:value="8138" calcext:value-type="float">
            <text:p>8138</text:p>
          </table:table-cell>
          <table:table-cell table:formula="of:=[.E406]+[.B407]" office:value-type="float" office:value="160505" calcext:value-type="float">
            <text:p>160505</text:p>
          </table:table-cell>
          <table:table-cell table:formula="of:=[.B407]/[.$B$1]" office:value-type="float" office:value="19" calcext:value-type="float">
            <text:p>19,00</text:p>
          </table:table-cell>
          <table:table-cell table:formula="of:=[.G406]+[.F407]" office:value-type="float" office:value="6978.47826086957" calcext:value-type="float">
            <text:p>6978,4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ecurityPreferencesFragment_9_BuggyGUIListenerOperatorMutator</text:p>
          </table:table-cell>
          <table:table-cell office:value-type="float" office:value="9138" calcext:value-type="float">
            <text:p>9138</text:p>
          </table:table-cell>
          <table:table-cell table:formula="of:=[.E407]+[.B408]" office:value-type="float" office:value="160933" calcext:value-type="float">
            <text:p>160933</text:p>
          </table:table-cell>
          <table:table-cell table:formula="of:=[.B408]/[.$B$1]" office:value-type="float" office:value="18.6086956521739" calcext:value-type="float">
            <text:p>18,61</text:p>
          </table:table-cell>
          <table:table-cell table:formula="of:=[.G407]+[.F408]" office:value-type="float" office:value="6997.08695652174" calcext:value-type="float">
            <text:p>6997,0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ecurityPreferencesFragment_10_BuggyGUIListenerOperatorMutator</text:p>
          </table:table-cell>
          <table:table-cell office:value-type="float" office:value="10138" calcext:value-type="float">
            <text:p>10138</text:p>
          </table:table-cell>
          <table:table-cell table:formula="of:=[.E408]+[.B409]" office:value-type="float" office:value="161370" calcext:value-type="float">
            <text:p>161370</text:p>
          </table:table-cell>
          <table:table-cell table:formula="of:=[.B409]/[.$B$1]" office:value-type="float" office:value="19" calcext:value-type="float">
            <text:p>19,00</text:p>
          </table:table-cell>
          <table:table-cell table:formula="of:=[.G408]+[.F409]" office:value-type="float" office:value="7016.08695652174" calcext:value-type="float">
            <text:p>7016,0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ecurityPreferencesFragment_11_BuggyGUIListenerOperatorMutator</text:p>
          </table:table-cell>
          <table:table-cell office:value-type="float" office:value="11138" calcext:value-type="float">
            <text:p>11138</text:p>
          </table:table-cell>
          <table:table-cell table:formula="of:=[.E409]+[.B410]" office:value-type="float" office:value="161800" calcext:value-type="float">
            <text:p>161800</text:p>
          </table:table-cell>
          <table:table-cell table:formula="of:=[.B410]/[.$B$1]" office:value-type="float" office:value="18.695652173913" calcext:value-type="float">
            <text:p>18,70</text:p>
          </table:table-cell>
          <table:table-cell table:formula="of:=[.G409]+[.F410]" office:value-type="float" office:value="7034.78260869565" calcext:value-type="float">
            <text:p>7034,7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ehaviorPreferencesFragment_0_NullValueIntentPutExtraOperatorMutator</text:p>
          </table:table-cell>
          <table:table-cell office:value-type="float" office:value="139" calcext:value-type="float">
            <text:p>139</text:p>
          </table:table-cell>
          <table:table-cell table:formula="of:=[.E410]+[.B411]" office:value-type="float" office:value="162231" calcext:value-type="float">
            <text:p>162231</text:p>
          </table:table-cell>
          <table:table-cell table:formula="of:=[.B411]/[.$B$1]" office:value-type="float" office:value="18.7391304347826" calcext:value-type="float">
            <text:p>18,74</text:p>
          </table:table-cell>
          <table:table-cell table:formula="of:=[.G410]+[.F411]" office:value-type="float" office:value="7053.52173913044" calcext:value-type="float">
            <text:p>7053,5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ehaviorPreferencesFragment_1_IntentPayloadReplacementOperatorMutator</text:p>
          </table:table-cell>
          <table:table-cell office:value-type="float" office:value="1139" calcext:value-type="float">
            <text:p>1139</text:p>
          </table:table-cell>
          <table:table-cell table:formula="of:=[.E411]+[.B412]" office:value-type="float" office:value="162687" calcext:value-type="float">
            <text:p>162687</text:p>
          </table:table-cell>
          <table:table-cell table:formula="of:=[.B412]/[.$B$1]" office:value-type="float" office:value="19.8260869565217" calcext:value-type="float">
            <text:p>19,83</text:p>
          </table:table-cell>
          <table:table-cell table:formula="of:=[.G411]+[.F412]" office:value-type="float" office:value="7073.34782608696" calcext:value-type="float">
            <text:p>7073,3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BehaviorPreferencesFragment_2_RandomActionIntentDefinitionOperatorMutator</text:p>
          </table:table-cell>
          <table:table-cell office:value-type="float" office:value="2139" calcext:value-type="float">
            <text:p>2139</text:p>
          </table:table-cell>
          <table:table-cell table:formula="of:=[.E412]+[.B413]" office:value-type="float" office:value="163157" calcext:value-type="float">
            <text:p>163157</text:p>
          </table:table-cell>
          <table:table-cell table:formula="of:=[.B413]/[.$B$1]" office:value-type="float" office:value="20.4347826086957" calcext:value-type="float">
            <text:p>20,43</text:p>
          </table:table-cell>
          <table:table-cell table:formula="of:=[.G412]+[.F413]" office:value-type="float" office:value="7093.78260869566" calcext:value-type="float">
            <text:p>7093,7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BehaviorPreferencesFragment_3_NullValueIntentPutExtraOperatorMutator</text:p>
          </table:table-cell>
          <table:table-cell office:value-type="float" office:value="3139" calcext:value-type="float">
            <text:p>3139</text:p>
          </table:table-cell>
          <table:table-cell table:formula="of:=[.E413]+[.B414]" office:value-type="float" office:value="163610" calcext:value-type="float">
            <text:p>163610</text:p>
          </table:table-cell>
          <table:table-cell table:formula="of:=[.B414]/[.$B$1]" office:value-type="float" office:value="19.695652173913" calcext:value-type="float">
            <text:p>19,70</text:p>
          </table:table-cell>
          <table:table-cell table:formula="of:=[.G413]+[.F414]" office:value-type="float" office:value="7113.47826086957" calcext:value-type="float">
            <text:p>7113,4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ehaviorPreferencesFragment_4_IntentPayloadReplacementOperatorMutator</text:p>
          </table:table-cell>
          <table:table-cell office:value-type="float" office:value="4139" calcext:value-type="float">
            <text:p>4139</text:p>
          </table:table-cell>
          <table:table-cell table:formula="of:=[.E414]+[.B415]" office:value-type="float" office:value="164046" calcext:value-type="float">
            <text:p>164046</text:p>
          </table:table-cell>
          <table:table-cell table:formula="of:=[.B415]/[.$B$1]" office:value-type="float" office:value="18.9565217391304" calcext:value-type="float">
            <text:p>18,96</text:p>
          </table:table-cell>
          <table:table-cell table:formula="of:=[.G414]+[.F415]" office:value-type="float" office:value="7132.4347826087" calcext:value-type="float">
            <text:p>7132,4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BehaviorPreferencesFragment_5_RandomActionIntentDefinitionOperatorMutator</text:p>
          </table:table-cell>
          <table:table-cell office:value-type="float" office:value="5139" calcext:value-type="float">
            <text:p>5139</text:p>
          </table:table-cell>
          <table:table-cell table:formula="of:=[.E415]+[.B416]" office:value-type="float" office:value="164489" calcext:value-type="float">
            <text:p>164489</text:p>
          </table:table-cell>
          <table:table-cell table:formula="of:=[.B416]/[.$B$1]" office:value-type="float" office:value="19.2608695652174" calcext:value-type="float">
            <text:p>19,26</text:p>
          </table:table-cell>
          <table:table-cell table:formula="of:=[.G415]+[.F416]" office:value-type="float" office:value="7151.69565217392" calcext:value-type="float">
            <text:p>7151,7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ehaviorPreferencesFragment_6_NullValueIntentPutExtraOperatorMutator</text:p>
          </table:table-cell>
          <table:table-cell office:value-type="float" office:value="6139" calcext:value-type="float">
            <text:p>6139</text:p>
          </table:table-cell>
          <table:table-cell table:formula="of:=[.E416]+[.B417]" office:value-type="float" office:value="164927" calcext:value-type="float">
            <text:p>164927</text:p>
          </table:table-cell>
          <table:table-cell table:formula="of:=[.B417]/[.$B$1]" office:value-type="float" office:value="19.0434782608696" calcext:value-type="float">
            <text:p>19,04</text:p>
          </table:table-cell>
          <table:table-cell table:formula="of:=[.G416]+[.F417]" office:value-type="float" office:value="7170.73913043479" calcext:value-type="float">
            <text:p>7170,7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ehaviorPreferencesFragment_7_IntentPayloadReplacementOperatorMutator</text:p>
          </table:table-cell>
          <table:table-cell office:value-type="float" office:value="7139" calcext:value-type="float">
            <text:p>7139</text:p>
          </table:table-cell>
          <table:table-cell table:formula="of:=[.E417]+[.B418]" office:value-type="float" office:value="165363" calcext:value-type="float">
            <text:p>165363</text:p>
          </table:table-cell>
          <table:table-cell table:formula="of:=[.B418]/[.$B$1]" office:value-type="float" office:value="18.9565217391304" calcext:value-type="float">
            <text:p>18,96</text:p>
          </table:table-cell>
          <table:table-cell table:formula="of:=[.G417]+[.F418]" office:value-type="float" office:value="7189.69565217392" calcext:value-type="float">
            <text:p>7189,7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BehaviorPreferencesFragment_8_RandomActionIntentDefinitionOperatorMutator</text:p>
          </table:table-cell>
          <table:table-cell office:value-type="float" office:value="8139" calcext:value-type="float">
            <text:p>8139</text:p>
          </table:table-cell>
          <table:table-cell table:formula="of:=[.E418]+[.B419]" office:value-type="float" office:value="165800" calcext:value-type="float">
            <text:p>165800</text:p>
          </table:table-cell>
          <table:table-cell table:formula="of:=[.B419]/[.$B$1]" office:value-type="float" office:value="19" calcext:value-type="float">
            <text:p>19,00</text:p>
          </table:table-cell>
          <table:table-cell table:formula="of:=[.G418]+[.F419]" office:value-type="float" office:value="7208.69565217392" calcext:value-type="float">
            <text:p>7208,7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ProgressDialogTask_0_BinaryMutator</text:p>
          </table:table-cell>
          <table:table-cell office:value-type="float" office:value="144" calcext:value-type="float">
            <text:p>144</text:p>
          </table:table-cell>
          <table:table-cell table:formula="of:=[.E419]+[.B420]" office:value-type="float" office:value="166238" calcext:value-type="float">
            <text:p>166238</text:p>
          </table:table-cell>
          <table:table-cell table:formula="of:=[.B420]/[.$B$1]" office:value-type="float" office:value="19.0434782608696" calcext:value-type="float">
            <text:p>19,04</text:p>
          </table:table-cell>
          <table:table-cell table:formula="of:=[.G419]+[.F420]" office:value-type="float" office:value="7227.73913043479" calcext:value-type="float">
            <text:p>7227,7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QrDecodeTask_0_BinaryMutator</text:p>
          </table:table-cell>
          <table:table-cell office:value-type="float" office:value="145" calcext:value-type="float">
            <text:p>145</text:p>
          </table:table-cell>
          <table:table-cell table:formula="of:=[.E420]+[.B421]" office:value-type="float" office:value="166669" calcext:value-type="float">
            <text:p>166669</text:p>
          </table:table-cell>
          <table:table-cell table:formula="of:=[.B421]/[.$B$1]" office:value-type="float" office:value="18.7391304347826" calcext:value-type="float">
            <text:p>18,74</text:p>
          </table:table-cell>
          <table:table-cell table:formula="of:=[.G420]+[.F421]" office:value-type="float" office:value="7246.47826086957" calcext:value-type="float">
            <text:p>7246,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ropdownCheckBoxes_0_InvalidViewFocusOperatorMutator</text:p>
          </table:table-cell>
          <table:table-cell office:value-type="float" office:value="150" calcext:value-type="float">
            <text:p>150</text:p>
          </table:table-cell>
          <table:table-cell table:formula="of:=[.E421]+[.B422]" office:value-type="float" office:value="167111" calcext:value-type="float">
            <text:p>167111</text:p>
          </table:table-cell>
          <table:table-cell table:formula="of:=[.B422]/[.$B$1]" office:value-type="float" office:value="19.2173913043478" calcext:value-type="float">
            <text:p>19,22</text:p>
          </table:table-cell>
          <table:table-cell table:formula="of:=[.G421]+[.F422]" office:value-type="float" office:value="7265.69565217392" calcext:value-type="float">
            <text:p>7265,7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DropdownCheckBoxes_1_ViewComponentNotVisibleOperatorMutator</text:p>
          </table:table-cell>
          <table:table-cell office:value-type="float" office:value="1150" calcext:value-type="float">
            <text:p>1150</text:p>
          </table:table-cell>
          <table:table-cell table:formula="of:=[.E422]+[.B423]" office:value-type="float" office:value="167556" calcext:value-type="float">
            <text:p>167556</text:p>
          </table:table-cell>
          <table:table-cell table:formula="of:=[.B423]/[.$B$1]" office:value-type="float" office:value="19.3478260869565" calcext:value-type="float">
            <text:p>19,35</text:p>
          </table:table-cell>
          <table:table-cell table:formula="of:=[.G422]+[.F423]" office:value-type="float" office:value="7285.04347826087" calcext:value-type="float">
            <text:p>7285,0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conHolder_0_InvalidViewFocusOperatorMutator</text:p>
          </table:table-cell>
          <table:table-cell office:value-type="float" office:value="151" calcext:value-type="float">
            <text:p>151</text:p>
          </table:table-cell>
          <table:table-cell table:formula="of:=[.E423]+[.B424]" office:value-type="float" office:value="167994" calcext:value-type="float">
            <text:p>167994</text:p>
          </table:table-cell>
          <table:table-cell table:formula="of:=[.B424]/[.$B$1]" office:value-type="float" office:value="19.0434782608696" calcext:value-type="float">
            <text:p>19,04</text:p>
          </table:table-cell>
          <table:table-cell table:formula="of:=[.G423]+[.F424]" office:value-type="float" office:value="7304.08695652174" calcext:value-type="float">
            <text:p>7304,0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IconHolder_1_ViewComponentNotVisibleOperatorMutator</text:p>
          </table:table-cell>
          <table:table-cell office:value-type="float" office:value="1151" calcext:value-type="float">
            <text:p>1151</text:p>
          </table:table-cell>
          <table:table-cell table:formula="of:=[.E424]+[.B425]" office:value-type="float" office:value="168434" calcext:value-type="float">
            <text:p>168434</text:p>
          </table:table-cell>
          <table:table-cell table:formula="of:=[.B425]/[.$B$1]" office:value-type="float" office:value="19.1304347826087" calcext:value-type="float">
            <text:p>19,13</text:p>
          </table:table-cell>
          <table:table-cell table:formula="of:=[.G424]+[.F425]" office:value-type="float" office:value="7323.21739130435" calcext:value-type="float">
            <text:p>7323,2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conHolder_2_InvalidViewFocusOperatorMutator</text:p>
          </table:table-cell>
          <table:table-cell office:value-type="float" office:value="2151" calcext:value-type="float">
            <text:p>2151</text:p>
          </table:table-cell>
          <table:table-cell table:formula="of:=[.E425]+[.B426]" office:value-type="float" office:value="168871" calcext:value-type="float">
            <text:p>168871</text:p>
          </table:table-cell>
          <table:table-cell table:formula="of:=[.B426]/[.$B$1]" office:value-type="float" office:value="19" calcext:value-type="float">
            <text:p>19,00</text:p>
          </table:table-cell>
          <table:table-cell table:formula="of:=[.G425]+[.F426]" office:value-type="float" office:value="7342.21739130435" calcext:value-type="float">
            <text:p>7342,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conHolder_3_ViewComponentNotVisibleOperatorMutator</text:p>
          </table:table-cell>
          <table:table-cell office:value-type="float" office:value="3151" calcext:value-type="float">
            <text:p>3151</text:p>
          </table:table-cell>
          <table:table-cell table:formula="of:=[.E426]+[.B427]" office:value-type="float" office:value="169304" calcext:value-type="float">
            <text:p>169304</text:p>
          </table:table-cell>
          <table:table-cell table:formula="of:=[.B427]/[.$B$1]" office:value-type="float" office:value="18.8260869565217" calcext:value-type="float">
            <text:p>18,83</text:p>
          </table:table-cell>
          <table:table-cell table:formula="of:=[.G426]+[.F427]" office:value-type="float" office:value="7361.04347826088" calcext:value-type="float">
            <text:p>7361,0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GroupHolder_0_InvalidViewFocusOperatorMutator</text:p>
          </table:table-cell>
          <table:table-cell office:value-type="float" office:value="152" calcext:value-type="float">
            <text:p>152</text:p>
          </table:table-cell>
          <table:table-cell table:formula="of:=[.E427]+[.B428]" office:value-type="float" office:value="169748" calcext:value-type="float">
            <text:p>169748</text:p>
          </table:table-cell>
          <table:table-cell table:formula="of:=[.B428]/[.$B$1]" office:value-type="float" office:value="19.304347826087" calcext:value-type="float">
            <text:p>19,30</text:p>
          </table:table-cell>
          <table:table-cell table:formula="of:=[.G427]+[.F428]" office:value-type="float" office:value="7380.34782608696" calcext:value-type="float">
            <text:p>7380,3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GroupHolder_1_ViewComponentNotVisibleOperatorMutator</text:p>
          </table:table-cell>
          <table:table-cell office:value-type="float" office:value="1152" calcext:value-type="float">
            <text:p>1152</text:p>
          </table:table-cell>
          <table:table-cell table:formula="of:=[.E428]+[.B429]" office:value-type="float" office:value="170184" calcext:value-type="float">
            <text:p>170184</text:p>
          </table:table-cell>
          <table:table-cell table:formula="of:=[.B429]/[.$B$1]" office:value-type="float" office:value="18.9565217391304" calcext:value-type="float">
            <text:p>18,96</text:p>
          </table:table-cell>
          <table:table-cell table:formula="of:=[.G428]+[.F429]" office:value-type="float" office:value="7399.30434782609" calcext:value-type="float">
            <text:p>7399,3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GroupHolder_2_InvalidViewFocusOperatorMutator</text:p>
          </table:table-cell>
          <table:table-cell office:value-type="float" office:value="2152" calcext:value-type="float">
            <text:p>2152</text:p>
          </table:table-cell>
          <table:table-cell table:formula="of:=[.E429]+[.B430]" office:value-type="float" office:value="170625" calcext:value-type="float">
            <text:p>170625</text:p>
          </table:table-cell>
          <table:table-cell table:formula="of:=[.B430]/[.$B$1]" office:value-type="float" office:value="19.1739130434783" calcext:value-type="float">
            <text:p>19,17</text:p>
          </table:table-cell>
          <table:table-cell table:formula="of:=[.G429]+[.F430]" office:value-type="float" office:value="7418.47826086957" calcext:value-type="float">
            <text:p>7418,4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GroupHolder_3_ViewComponentNotVisibleOperatorMutator</text:p>
          </table:table-cell>
          <table:table-cell office:value-type="float" office:value="3152" calcext:value-type="float">
            <text:p>3152</text:p>
          </table:table-cell>
          <table:table-cell table:formula="of:=[.E430]+[.B431]" office:value-type="float" office:value="171063" calcext:value-type="float">
            <text:p>171063</text:p>
          </table:table-cell>
          <table:table-cell table:formula="of:=[.B431]/[.$B$1]" office:value-type="float" office:value="19.0434782608696" calcext:value-type="float">
            <text:p>19,04</text:p>
          </table:table-cell>
          <table:table-cell table:formula="of:=[.G430]+[.F431]" office:value-type="float" office:value="7437.52173913044" calcext:value-type="float">
            <text:p>7437,5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ntryListView_0_LengthyGUICreationOperatorMutator</text:p>
          </table:table-cell>
          <table:table-cell office:value-type="float" office:value="153" calcext:value-type="float">
            <text:p>153</text:p>
          </table:table-cell>
          <table:table-cell table:formula="of:=[.E431]+[.B432]" office:value-type="float" office:value="171546" calcext:value-type="float">
            <text:p>171546</text:p>
          </table:table-cell>
          <table:table-cell table:formula="of:=[.B432]/[.$B$1]" office:value-type="float" office:value="21" calcext:value-type="float">
            <text:p>21,00</text:p>
          </table:table-cell>
          <table:table-cell table:formula="of:=[.G431]+[.F432]" office:value-type="float" office:value="7458.52173913044" calcext:value-type="float">
            <text:p>7458,5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ntryListView_1_InvalidViewFocusOperatorMutator</text:p>
          </table:table-cell>
          <table:table-cell office:value-type="float" office:value="1153" calcext:value-type="float">
            <text:p>1153</text:p>
          </table:table-cell>
          <table:table-cell table:formula="of:=[.E432]+[.B433]" office:value-type="float" office:value="171983" calcext:value-type="float">
            <text:p>171983</text:p>
          </table:table-cell>
          <table:table-cell table:formula="of:=[.B433]/[.$B$1]" office:value-type="float" office:value="19" calcext:value-type="float">
            <text:p>19,00</text:p>
          </table:table-cell>
          <table:table-cell table:formula="of:=[.G432]+[.F433]" office:value-type="float" office:value="7477.52173913044" calcext:value-type="float">
            <text:p>7477,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ntryListView_2_ViewComponentNotVisibleOperatorMutator</text:p>
          </table:table-cell>
          <table:table-cell office:value-type="float" office:value="2153" calcext:value-type="float">
            <text:p>2153</text:p>
          </table:table-cell>
          <table:table-cell table:formula="of:=[.E433]+[.B434]" office:value-type="float" office:value="172417" calcext:value-type="float">
            <text:p>172417</text:p>
          </table:table-cell>
          <table:table-cell table:formula="of:=[.B434]/[.$B$1]" office:value-type="float" office:value="18.8695652173913" calcext:value-type="float">
            <text:p>18,87</text:p>
          </table:table-cell>
          <table:table-cell table:formula="of:=[.G433]+[.F434]" office:value-type="float" office:value="7496.39130434783" calcext:value-type="float">
            <text:p>7496,3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EntryListView_3_InvalidViewFocusOperatorMutator</text:p>
          </table:table-cell>
          <table:table-cell office:value-type="float" office:value="3153" calcext:value-type="float">
            <text:p>3153</text:p>
          </table:table-cell>
          <table:table-cell table:formula="of:=[.E434]+[.B435]" office:value-type="float" office:value="172863" calcext:value-type="float">
            <text:p>172863</text:p>
          </table:table-cell>
          <table:table-cell table:formula="of:=[.B435]/[.$B$1]" office:value-type="float" office:value="19.3913043478261" calcext:value-type="float">
            <text:p>19,39</text:p>
          </table:table-cell>
          <table:table-cell table:formula="of:=[.G434]+[.F435]" office:value-type="float" office:value="7515.78260869566" calcext:value-type="float">
            <text:p>7515,7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ntryListView_4_ViewComponentNotVisibleOperatorMutator</text:p>
          </table:table-cell>
          <table:table-cell office:value-type="float" office:value="4153" calcext:value-type="float">
            <text:p>4153</text:p>
          </table:table-cell>
          <table:table-cell table:formula="of:=[.E435]+[.B436]" office:value-type="float" office:value="173295" calcext:value-type="float">
            <text:p>173295</text:p>
          </table:table-cell>
          <table:table-cell table:formula="of:=[.B436]/[.$B$1]" office:value-type="float" office:value="18.7826086956522" calcext:value-type="float">
            <text:p>18,78</text:p>
          </table:table-cell>
          <table:table-cell table:formula="of:=[.G435]+[.F436]" office:value-type="float" office:value="7534.56521739131" calcext:value-type="float">
            <text:p>7534,57</text:p>
          </table:table-cell>
        </table:table-row>
        <table:table-row table:style-name="ro1"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EntryListView_5_InvalidViewFocusOperatorMutator</text:p>
          </table:table-cell>
          <table:table-cell office:value-type="float" office:value="5153" calcext:value-type="float">
            <text:p>5153</text:p>
          </table:table-cell>
          <table:table-cell table:formula="of:=[.E436]+[.B437]" office:value-type="float" office:value="173730" calcext:value-type="float">
            <text:p>173730</text:p>
          </table:table-cell>
          <table:table-cell table:formula="of:=[.B437]/[.$B$1]" office:value-type="float" office:value="18.9130434782609" calcext:value-type="float">
            <text:p>18,91</text:p>
          </table:table-cell>
          <table:table-cell table:formula="of:=[.G436]+[.F437]" office:value-type="float" office:value="7553.47826086957" calcext:value-type="float">
            <text:p>7553,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EntryListView_6_ViewComponentNotVisibleOperatorMutator</text:p>
          </table:table-cell>
          <table:table-cell office:value-type="float" office:value="6153" calcext:value-type="float">
            <text:p>6153</text:p>
          </table:table-cell>
          <table:table-cell table:formula="of:=[.E437]+[.B438]" office:value-type="float" office:value="174169" calcext:value-type="float">
            <text:p>174169</text:p>
          </table:table-cell>
          <table:table-cell table:formula="of:=[.B438]/[.$B$1]" office:value-type="float" office:value="19.0869565217391" calcext:value-type="float">
            <text:p>19,09</text:p>
          </table:table-cell>
          <table:table-cell table:formula="of:=[.G437]+[.F438]" office:value-type="float" office:value="7572.56521739131" calcext:value-type="float">
            <text:p>7572,5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ntryListView_7_InvalidViewFocusOperatorMutator</text:p>
          </table:table-cell>
          <table:table-cell office:value-type="float" office:value="7153" calcext:value-type="float">
            <text:p>7153</text:p>
          </table:table-cell>
          <table:table-cell table:formula="of:=[.E438]+[.B439]" office:value-type="float" office:value="174611" calcext:value-type="float">
            <text:p>174611</text:p>
          </table:table-cell>
          <table:table-cell table:formula="of:=[.B439]/[.$B$1]" office:value-type="float" office:value="19.2173913043478" calcext:value-type="float">
            <text:p>19,22</text:p>
          </table:table-cell>
          <table:table-cell table:formula="of:=[.G438]+[.F439]" office:value-type="float" office:value="7591.78260869566" calcext:value-type="float">
            <text:p>7591,7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ntryListView_8_ViewComponentNotVisibleOperatorMutator</text:p>
          </table:table-cell>
          <table:table-cell office:value-type="float" office:value="8153" calcext:value-type="float">
            <text:p>8153</text:p>
          </table:table-cell>
          <table:table-cell table:formula="of:=[.E439]+[.B440]" office:value-type="float" office:value="175044" calcext:value-type="float">
            <text:p>175044</text:p>
          </table:table-cell>
          <table:table-cell table:formula="of:=[.B440]/[.$B$1]" office:value-type="float" office:value="18.8260869565217" calcext:value-type="float">
            <text:p>18,83</text:p>
          </table:table-cell>
          <table:table-cell table:formula="of:=[.G439]+[.F440]" office:value-type="float" office:value="7610.60869565218" calcext:value-type="float">
            <text:p>7610,6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ntryListView_9_InvalidViewFocusOperatorMutator</text:p>
          </table:table-cell>
          <table:table-cell office:value-type="float" office:value="9153" calcext:value-type="float">
            <text:p>9153</text:p>
          </table:table-cell>
          <table:table-cell table:formula="of:=[.E440]+[.B441]" office:value-type="float" office:value="175477" calcext:value-type="float">
            <text:p>175477</text:p>
          </table:table-cell>
          <table:table-cell table:formula="of:=[.B441]/[.$B$1]" office:value-type="float" office:value="18.8260869565217" calcext:value-type="float">
            <text:p>18,83</text:p>
          </table:table-cell>
          <table:table-cell table:formula="of:=[.G440]+[.F441]" office:value-type="float" office:value="7629.4347826087" calcext:value-type="float">
            <text:p>7629,4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ntryListView_10_ViewComponentNotVisibleOperatorMutator</text:p>
          </table:table-cell>
          <table:table-cell office:value-type="float" office:value="10153" calcext:value-type="float">
            <text:p>10153</text:p>
          </table:table-cell>
          <table:table-cell table:formula="of:=[.E441]+[.B442]" office:value-type="float" office:value="175887" calcext:value-type="float">
            <text:p>175887</text:p>
          </table:table-cell>
          <table:table-cell table:formula="of:=[.B442]/[.$B$1]" office:value-type="float" office:value="17.8260869565217" calcext:value-type="float">
            <text:p>17,83</text:p>
          </table:table-cell>
          <table:table-cell table:formula="of:=[.G441]+[.F442]" office:value-type="float" office:value="7647.26086956522" calcext:value-type="float">
            <text:p>7647,2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ntryListView_11_InvalidViewFocusOperatorMutator</text:p>
          </table:table-cell>
          <table:table-cell office:value-type="float" office:value="11153" calcext:value-type="float">
            <text:p>11153</text:p>
          </table:table-cell>
          <table:table-cell table:formula="of:=[.E442]+[.B443]" office:value-type="float" office:value="176322" calcext:value-type="float">
            <text:p>176322</text:p>
          </table:table-cell>
          <table:table-cell table:formula="of:=[.B443]/[.$B$1]" office:value-type="float" office:value="18.9130434782609" calcext:value-type="float">
            <text:p>18,91</text:p>
          </table:table-cell>
          <table:table-cell table:formula="of:=[.G442]+[.F443]" office:value-type="float" office:value="7666.17391304348" calcext:value-type="float">
            <text:p>7666,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ntryListView_12_ViewComponentNotVisibleOperatorMutator</text:p>
          </table:table-cell>
          <table:table-cell office:value-type="float" office:value="12153" calcext:value-type="float">
            <text:p>12153</text:p>
          </table:table-cell>
          <table:table-cell table:formula="of:=[.E443]+[.B444]" office:value-type="float" office:value="176736" calcext:value-type="float">
            <text:p>176736</text:p>
          </table:table-cell>
          <table:table-cell table:formula="of:=[.B444]/[.$B$1]" office:value-type="float" office:value="18" calcext:value-type="float">
            <text:p>18,00</text:p>
          </table:table-cell>
          <table:table-cell table:formula="of:=[.G443]+[.F444]" office:value-type="float" office:value="7684.17391304348" calcext:value-type="float">
            <text:p>7684,1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EntryListView_13_InvalidViewFocusOperatorMutator</text:p>
          </table:table-cell>
          <table:table-cell office:value-type="float" office:value="13153" calcext:value-type="float">
            <text:p>13153</text:p>
          </table:table-cell>
          <table:table-cell table:formula="of:=[.E444]+[.B445]" office:value-type="float" office:value="177175" calcext:value-type="float">
            <text:p>177175</text:p>
          </table:table-cell>
          <table:table-cell table:formula="of:=[.B445]/[.$B$1]" office:value-type="float" office:value="19.0869565217391" calcext:value-type="float">
            <text:p>19,09</text:p>
          </table:table-cell>
          <table:table-cell table:formula="of:=[.G444]+[.F445]" office:value-type="float" office:value="7703.26086956522" calcext:value-type="float">
            <text:p>7703,2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ntryListView_14_ViewComponentNotVisibleOperatorMutator</text:p>
          </table:table-cell>
          <table:table-cell office:value-type="float" office:value="14153" calcext:value-type="float">
            <text:p>14153</text:p>
          </table:table-cell>
          <table:table-cell table:formula="of:=[.E445]+[.B446]" office:value-type="float" office:value="177610" calcext:value-type="float">
            <text:p>177610</text:p>
          </table:table-cell>
          <table:table-cell table:formula="of:=[.B446]/[.$B$1]" office:value-type="float" office:value="18.9130434782609" calcext:value-type="float">
            <text:p>18,91</text:p>
          </table:table-cell>
          <table:table-cell table:formula="of:=[.G445]+[.F446]" office:value-type="float" office:value="7722.17391304348" calcext:value-type="float">
            <text:p>7722,1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ntryListView_15_BuggyGUIListenerOperatorMutator</text:p>
          </table:table-cell>
          <table:table-cell office:value-type="float" office:value="15153" calcext:value-type="float">
            <text:p>15153</text:p>
          </table:table-cell>
          <table:table-cell table:formula="of:=[.E446]+[.B447]" office:value-type="float" office:value="178019" calcext:value-type="float">
            <text:p>178019</text:p>
          </table:table-cell>
          <table:table-cell table:formula="of:=[.B447]/[.$B$1]" office:value-type="float" office:value="17.7826086956522" calcext:value-type="float">
            <text:p>17,78</text:p>
          </table:table-cell>
          <table:table-cell table:formula="of:=[.G446]+[.F447]" office:value-type="float" office:value="7739.95652173914" calcext:value-type="float">
            <text:p>7739,9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ntryListView_16_BuggyGUIListenerOperatorMutator</text:p>
          </table:table-cell>
          <table:table-cell office:value-type="float" office:value="16153" calcext:value-type="float">
            <text:p>16153</text:p>
          </table:table-cell>
          <table:table-cell table:formula="of:=[.E447]+[.B448]" office:value-type="float" office:value="178448" calcext:value-type="float">
            <text:p>178448</text:p>
          </table:table-cell>
          <table:table-cell table:formula="of:=[.B448]/[.$B$1]" office:value-type="float" office:value="18.6521739130435" calcext:value-type="float">
            <text:p>18,65</text:p>
          </table:table-cell>
          <table:table-cell table:formula="of:=[.G447]+[.F448]" office:value-type="float" office:value="7758.60869565218" calcext:value-type="float">
            <text:p>7758,6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ntryListView_17_BuggyGUIListenerOperatorMutator</text:p>
          </table:table-cell>
          <table:table-cell office:value-type="float" office:value="17153" calcext:value-type="float">
            <text:p>17153</text:p>
          </table:table-cell>
          <table:table-cell table:formula="of:=[.E448]+[.B449]" office:value-type="float" office:value="178863" calcext:value-type="float">
            <text:p>178863</text:p>
          </table:table-cell>
          <table:table-cell table:formula="of:=[.B449]/[.$B$1]" office:value-type="float" office:value="18.0434782608696" calcext:value-type="float">
            <text:p>18,04</text:p>
          </table:table-cell>
          <table:table-cell table:formula="of:=[.G448]+[.F449]" office:value-type="float" office:value="7776.65217391305" calcext:value-type="float">
            <text:p>7776,6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EntryListView_18_InvalidViewFocusOperatorMutator</text:p>
          </table:table-cell>
          <table:table-cell office:value-type="float" office:value="18153" calcext:value-type="float">
            <text:p>18153</text:p>
          </table:table-cell>
          <table:table-cell table:formula="of:=[.E449]+[.B450]" office:value-type="float" office:value="179301" calcext:value-type="float">
            <text:p>179301</text:p>
          </table:table-cell>
          <table:table-cell table:formula="of:=[.B450]/[.$B$1]" office:value-type="float" office:value="19.0434782608696" calcext:value-type="float">
            <text:p>19,04</text:p>
          </table:table-cell>
          <table:table-cell table:formula="of:=[.G449]+[.F450]" office:value-type="float" office:value="7795.69565217392" calcext:value-type="float">
            <text:p>7795,7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ntryListView_19_ViewComponentNotVisibleOperatorMutator</text:p>
          </table:table-cell>
          <table:table-cell office:value-type="float" office:value="19153" calcext:value-type="float">
            <text:p>19153</text:p>
          </table:table-cell>
          <table:table-cell table:formula="of:=[.E450]+[.B451]" office:value-type="float" office:value="179738" calcext:value-type="float">
            <text:p>179738</text:p>
          </table:table-cell>
          <table:table-cell table:formula="of:=[.B451]/[.$B$1]" office:value-type="float" office:value="19" calcext:value-type="float">
            <text:p>19,00</text:p>
          </table:table-cell>
          <table:table-cell table:formula="of:=[.G450]+[.F451]" office:value-type="float" office:value="7814.69565217392" calcext:value-type="float">
            <text:p>7814,7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EntryListView_20_BinaryMutator</text:p>
          </table:table-cell>
          <table:table-cell office:value-type="float" office:value="20153" calcext:value-type="float">
            <text:p>20153</text:p>
          </table:table-cell>
          <table:table-cell table:formula="of:=[.E451]+[.B452]" office:value-type="float" office:value="180177" calcext:value-type="float">
            <text:p>180177</text:p>
          </table:table-cell>
          <table:table-cell table:formula="of:=[.B452]/[.$B$1]" office:value-type="float" office:value="19.0869565217391" calcext:value-type="float">
            <text:p>19,09</text:p>
          </table:table-cell>
          <table:table-cell table:formula="of:=[.G451]+[.F452]" office:value-type="float" office:value="7833.78260869566" calcext:value-type="float">
            <text:p>7833,7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ntryListView_21_BinaryMutator</text:p>
          </table:table-cell>
          <table:table-cell office:value-type="float" office:value="21153" calcext:value-type="float">
            <text:p>21153</text:p>
          </table:table-cell>
          <table:table-cell table:formula="of:=[.E452]+[.B453]" office:value-type="float" office:value="180609" calcext:value-type="float">
            <text:p>180609</text:p>
          </table:table-cell>
          <table:table-cell table:formula="of:=[.B453]/[.$B$1]" office:value-type="float" office:value="18.7826086956522" calcext:value-type="float">
            <text:p>18,78</text:p>
          </table:table-cell>
          <table:table-cell table:formula="of:=[.G452]+[.F453]" office:value-type="float" office:value="7852.56521739131" calcext:value-type="float">
            <text:p>7852,5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EntryListView_22_BinaryMutator</text:p>
          </table:table-cell>
          <table:table-cell office:value-type="float" office:value="22153" calcext:value-type="float">
            <text:p>22153</text:p>
          </table:table-cell>
          <table:table-cell table:formula="of:=[.E453]+[.B454]" office:value-type="float" office:value="181047" calcext:value-type="float">
            <text:p>181047</text:p>
          </table:table-cell>
          <table:table-cell table:formula="of:=[.B454]/[.$B$1]" office:value-type="float" office:value="19.0434782608696" calcext:value-type="float">
            <text:p>19,04</text:p>
          </table:table-cell>
          <table:table-cell table:formula="of:=[.G453]+[.F454]" office:value-type="float" office:value="7871.60869565218" calcext:value-type="float">
            <text:p>7871,6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ntryAdapter_0_BinaryMutator</text:p>
          </table:table-cell>
          <table:table-cell office:value-type="float" office:value="154" calcext:value-type="float">
            <text:p>154</text:p>
          </table:table-cell>
          <table:table-cell table:formula="of:=[.E454]+[.B455]" office:value-type="float" office:value="181481" calcext:value-type="float">
            <text:p>181481</text:p>
          </table:table-cell>
          <table:table-cell table:formula="of:=[.B455]/[.$B$1]" office:value-type="float" office:value="18.8695652173913" calcext:value-type="float">
            <text:p>18,87</text:p>
          </table:table-cell>
          <table:table-cell table:formula="of:=[.G454]+[.F455]" office:value-type="float" office:value="7890.47826086957" calcext:value-type="float">
            <text:p>7890,4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ntryAdapter_1_BinaryMutator</text:p>
          </table:table-cell>
          <table:table-cell office:value-type="float" office:value="1154" calcext:value-type="float">
            <text:p>1154</text:p>
          </table:table-cell>
          <table:table-cell table:formula="of:=[.E455]+[.B456]" office:value-type="float" office:value="181915" calcext:value-type="float">
            <text:p>181915</text:p>
          </table:table-cell>
          <table:table-cell table:formula="of:=[.B456]/[.$B$1]" office:value-type="float" office:value="18.8695652173913" calcext:value-type="float">
            <text:p>18,87</text:p>
          </table:table-cell>
          <table:table-cell table:formula="of:=[.G455]+[.F456]" office:value-type="float" office:value="7909.34782608696" calcext:value-type="float">
            <text:p>7909,3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ntryAdapter_2_BuggyGUIListenerOperatorMutator</text:p>
          </table:table-cell>
          <table:table-cell office:value-type="float" office:value="2154" calcext:value-type="float">
            <text:p>2154</text:p>
          </table:table-cell>
          <table:table-cell table:formula="of:=[.E456]+[.B457]" office:value-type="float" office:value="182330" calcext:value-type="float">
            <text:p>182330</text:p>
          </table:table-cell>
          <table:table-cell table:formula="of:=[.B457]/[.$B$1]" office:value-type="float" office:value="18.0434782608696" calcext:value-type="float">
            <text:p>18,04</text:p>
          </table:table-cell>
          <table:table-cell table:formula="of:=[.G456]+[.F457]" office:value-type="float" office:value="7927.39130434783" calcext:value-type="float">
            <text:p>7927,3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EntryAdapter_3_LengthyGUIListenerOperatorMutator</text:p>
          </table:table-cell>
          <table:table-cell office:value-type="float" office:value="3154" calcext:value-type="float">
            <text:p>3154</text:p>
          </table:table-cell>
          <table:table-cell table:formula="of:=[.E457]+[.B458]" office:value-type="float" office:value="182794" calcext:value-type="float">
            <text:p>182794</text:p>
          </table:table-cell>
          <table:table-cell table:formula="of:=[.B458]/[.$B$1]" office:value-type="float" office:value="20.1739130434783" calcext:value-type="float">
            <text:p>20,17</text:p>
          </table:table-cell>
          <table:table-cell table:formula="of:=[.G457]+[.F458]" office:value-type="float" office:value="7947.56521739131" calcext:value-type="float">
            <text:p>7947,5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ntryAdapter_4_BuggyGUIListenerOperatorMutator</text:p>
          </table:table-cell>
          <table:table-cell office:value-type="float" office:value="4154" calcext:value-type="float">
            <text:p>4154</text:p>
          </table:table-cell>
          <table:table-cell table:formula="of:=[.E458]+[.B459]" office:value-type="float" office:value="183227" calcext:value-type="float">
            <text:p>183227</text:p>
          </table:table-cell>
          <table:table-cell table:formula="of:=[.B459]/[.$B$1]" office:value-type="float" office:value="18.8260869565217" calcext:value-type="float">
            <text:p>18,83</text:p>
          </table:table-cell>
          <table:table-cell table:formula="of:=[.G458]+[.F459]" office:value-type="float" office:value="7966.39130434783" calcext:value-type="float">
            <text:p>7966,3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ntryAdapter_5_LengthyGUIListenerOperatorMutator</text:p>
          </table:table-cell>
          <table:table-cell office:value-type="float" office:value="5154" calcext:value-type="float">
            <text:p>5154</text:p>
          </table:table-cell>
          <table:table-cell table:formula="of:=[.E459]+[.B460]" office:value-type="float" office:value="183743" calcext:value-type="float">
            <text:p>183743</text:p>
          </table:table-cell>
          <table:table-cell table:formula="of:=[.B460]/[.$B$1]" office:value-type="float" office:value="22.4347826086957" calcext:value-type="float">
            <text:p>22,43</text:p>
          </table:table-cell>
          <table:table-cell table:formula="of:=[.G459]+[.F460]" office:value-type="float" office:value="7988.82608695653" calcext:value-type="float">
            <text:p>7988,8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ntryAdapter_6_BinaryMutator</text:p>
          </table:table-cell>
          <table:table-cell office:value-type="float" office:value="6154" calcext:value-type="float">
            <text:p>6154</text:p>
          </table:table-cell>
          <table:table-cell table:formula="of:=[.E460]+[.B461]" office:value-type="float" office:value="184185" calcext:value-type="float">
            <text:p>184185</text:p>
          </table:table-cell>
          <table:table-cell table:formula="of:=[.B461]/[.$B$1]" office:value-type="float" office:value="19.2173913043478" calcext:value-type="float">
            <text:p>19,22</text:p>
          </table:table-cell>
          <table:table-cell table:formula="of:=[.G460]+[.F461]" office:value-type="float" office:value="8008.04347826088" calcext:value-type="float">
            <text:p>8008,0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ntryAdapter_7_BinaryMutator</text:p>
          </table:table-cell>
          <table:table-cell office:value-type="float" office:value="7154" calcext:value-type="float">
            <text:p>7154</text:p>
          </table:table-cell>
          <table:table-cell table:formula="of:=[.E461]+[.B462]" office:value-type="float" office:value="184622" calcext:value-type="float">
            <text:p>184622</text:p>
          </table:table-cell>
          <table:table-cell table:formula="of:=[.B462]/[.$B$1]" office:value-type="float" office:value="19" calcext:value-type="float">
            <text:p>19,00</text:p>
          </table:table-cell>
          <table:table-cell table:formula="of:=[.G461]+[.F462]" office:value-type="float" office:value="8027.04347826088" calcext:value-type="float">
            <text:p>8027,0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EntryAdapter_8_BinaryMutator</text:p>
          </table:table-cell>
          <table:table-cell office:value-type="float" office:value="8154" calcext:value-type="float">
            <text:p>8154</text:p>
          </table:table-cell>
          <table:table-cell table:formula="of:=[.E462]+[.B463]" office:value-type="float" office:value="185053" calcext:value-type="float">
            <text:p>185053</text:p>
          </table:table-cell>
          <table:table-cell table:formula="of:=[.B463]/[.$B$1]" office:value-type="float" office:value="18.7391304347826" calcext:value-type="float">
            <text:p>18,74</text:p>
          </table:table-cell>
          <table:table-cell table:formula="of:=[.G462]+[.F463]" office:value-type="float" office:value="8045.78260869566" calcext:value-type="float">
            <text:p>8045,7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EntryAdapter_9_BinaryMutator</text:p>
          </table:table-cell>
          <table:table-cell office:value-type="float" office:value="9154" calcext:value-type="float">
            <text:p>9154</text:p>
          </table:table-cell>
          <table:table-cell table:formula="of:=[.E463]+[.B464]" office:value-type="float" office:value="185491" calcext:value-type="float">
            <text:p>185491</text:p>
          </table:table-cell>
          <table:table-cell table:formula="of:=[.B464]/[.$B$1]" office:value-type="float" office:value="19.0434782608696" calcext:value-type="float">
            <text:p>19,04</text:p>
          </table:table-cell>
          <table:table-cell table:formula="of:=[.G463]+[.F464]" office:value-type="float" office:value="8064.82608695653" calcext:value-type="float">
            <text:p>8064,8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EntryAdapter_10_BinaryMutator</text:p>
          </table:table-cell>
          <table:table-cell office:value-type="float" office:value="10154" calcext:value-type="float">
            <text:p>10154</text:p>
          </table:table-cell>
          <table:table-cell table:formula="of:=[.E464]+[.B465]" office:value-type="float" office:value="185790" calcext:value-type="float">
            <text:p>185790</text:p>
          </table:table-cell>
          <table:table-cell table:formula="of:=[.B465]/[.$B$1]" office:value-type="float" office:value="13" calcext:value-type="float">
            <text:p>13,00</text:p>
          </table:table-cell>
          <table:table-cell table:formula="of:=[.G464]+[.F465]" office:value-type="float" office:value="8077.82608695653" calcext:value-type="float">
            <text:p>8077,8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ntryAdapter_11_InvalidViewFocusOperatorMutator</text:p>
          </table:table-cell>
          <table:table-cell office:value-type="float" office:value="11154" calcext:value-type="float">
            <text:p>11154</text:p>
          </table:table-cell>
          <table:table-cell table:formula="of:=[.E465]+[.B466]" office:value-type="float" office:value="186224" calcext:value-type="float">
            <text:p>186224</text:p>
          </table:table-cell>
          <table:table-cell table:formula="of:=[.B466]/[.$B$1]" office:value-type="float" office:value="18.8695652173913" calcext:value-type="float">
            <text:p>18,87</text:p>
          </table:table-cell>
          <table:table-cell table:formula="of:=[.G465]+[.F466]" office:value-type="float" office:value="8096.69565217392" calcext:value-type="float">
            <text:p>8096,7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ntryAdapter_12_ViewComponentNotVisibleOperatorMutator</text:p>
          </table:table-cell>
          <table:table-cell office:value-type="float" office:value="12154" calcext:value-type="float">
            <text:p>12154</text:p>
          </table:table-cell>
          <table:table-cell table:formula="of:=[.E466]+[.B467]" office:value-type="float" office:value="186657" calcext:value-type="float">
            <text:p>186657</text:p>
          </table:table-cell>
          <table:table-cell table:formula="of:=[.B467]/[.$B$1]" office:value-type="float" office:value="18.8260869565217" calcext:value-type="float">
            <text:p>18,83</text:p>
          </table:table-cell>
          <table:table-cell table:formula="of:=[.G466]+[.F467]" office:value-type="float" office:value="8115.52173913044" calcext:value-type="float">
            <text:p>8115,5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conCategoryHolder_0_InvalidViewFocusOperatorMutator</text:p>
          </table:table-cell>
          <table:table-cell office:value-type="float" office:value="155" calcext:value-type="float">
            <text:p>155</text:p>
          </table:table-cell>
          <table:table-cell table:formula="of:=[.E467]+[.B468]" office:value-type="float" office:value="187090" calcext:value-type="float">
            <text:p>187090</text:p>
          </table:table-cell>
          <table:table-cell table:formula="of:=[.B468]/[.$B$1]" office:value-type="float" office:value="18.8260869565217" calcext:value-type="float">
            <text:p>18,83</text:p>
          </table:table-cell>
          <table:table-cell table:formula="of:=[.G467]+[.F468]" office:value-type="float" office:value="8134.34782608696" calcext:value-type="float">
            <text:p>8134,3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IconCategoryHolder_1_ViewComponentNotVisibleOperatorMutator</text:p>
          </table:table-cell>
          <table:table-cell office:value-type="float" office:value="1155" calcext:value-type="float">
            <text:p>1155</text:p>
          </table:table-cell>
          <table:table-cell table:formula="of:=[.E468]+[.B469]" office:value-type="float" office:value="187530" calcext:value-type="float">
            <text:p>187530</text:p>
          </table:table-cell>
          <table:table-cell table:formula="of:=[.B469]/[.$B$1]" office:value-type="float" office:value="19.1304347826087" calcext:value-type="float">
            <text:p>19,13</text:p>
          </table:table-cell>
          <table:table-cell table:formula="of:=[.G468]+[.F469]" office:value-type="float" office:value="8153.47826086957" calcext:value-type="float">
            <text:p>8153,4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IconCategoryHolder_2_InvalidViewFocusOperatorMutator</text:p>
          </table:table-cell>
          <table:table-cell office:value-type="float" office:value="2155" calcext:value-type="float">
            <text:p>2155</text:p>
          </table:table-cell>
          <table:table-cell table:formula="of:=[.E469]+[.B470]" office:value-type="float" office:value="187966" calcext:value-type="float">
            <text:p>187966</text:p>
          </table:table-cell>
          <table:table-cell table:formula="of:=[.B470]/[.$B$1]" office:value-type="float" office:value="18.9565217391304" calcext:value-type="float">
            <text:p>18,96</text:p>
          </table:table-cell>
          <table:table-cell table:formula="of:=[.G469]+[.F470]" office:value-type="float" office:value="8172.4347826087" calcext:value-type="float">
            <text:p>8172,4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conCategoryHolder_3_ViewComponentNotVisibleOperatorMutator</text:p>
          </table:table-cell>
          <table:table-cell office:value-type="float" office:value="3155" calcext:value-type="float">
            <text:p>3155</text:p>
          </table:table-cell>
          <table:table-cell table:formula="of:=[.E470]+[.B471]" office:value-type="float" office:value="188403" calcext:value-type="float">
            <text:p>188403</text:p>
          </table:table-cell>
          <table:table-cell table:formula="of:=[.B471]/[.$B$1]" office:value-type="float" office:value="19" calcext:value-type="float">
            <text:p>19,00</text:p>
          </table:table-cell>
          <table:table-cell table:formula="of:=[.G470]+[.F471]" office:value-type="float" office:value="8191.4347826087" calcext:value-type="float">
            <text:p>8191,4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IconRecyclerView_0_BinaryMutator</text:p>
          </table:table-cell>
          <table:table-cell office:value-type="float" office:value="156" calcext:value-type="float">
            <text:p>156</text:p>
          </table:table-cell>
          <table:table-cell table:formula="of:=[.E471]+[.B472]" office:value-type="float" office:value="188843" calcext:value-type="float">
            <text:p>188843</text:p>
          </table:table-cell>
          <table:table-cell table:formula="of:=[.B472]/[.$B$1]" office:value-type="float" office:value="19.1304347826087" calcext:value-type="float">
            <text:p>19,13</text:p>
          </table:table-cell>
          <table:table-cell table:formula="of:=[.G471]+[.F472]" office:value-type="float" office:value="8210.56521739131" calcext:value-type="float">
            <text:p>8210,5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IconPackAdapter_0_BinaryMutator</text:p>
          </table:table-cell>
          <table:table-cell office:value-type="float" office:value="157" calcext:value-type="float">
            <text:p>157</text:p>
          </table:table-cell>
          <table:table-cell table:formula="of:=[.E472]+[.B473]" office:value-type="float" office:value="189282" calcext:value-type="float">
            <text:p>189282</text:p>
          </table:table-cell>
          <table:table-cell table:formula="of:=[.B473]/[.$B$1]" office:value-type="float" office:value="19.0869565217391" calcext:value-type="float">
            <text:p>19,09</text:p>
          </table:table-cell>
          <table:table-cell table:formula="of:=[.G472]+[.F473]" office:value-type="float" office:value="8229.65217391305" calcext:value-type="float">
            <text:p>8229,6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IconPackAdapter_1_BuggyGUIListenerOperatorMutator</text:p>
          </table:table-cell>
          <table:table-cell office:value-type="float" office:value="1157" calcext:value-type="float">
            <text:p>1157</text:p>
          </table:table-cell>
          <table:table-cell table:formula="of:=[.E473]+[.B474]" office:value-type="float" office:value="189714" calcext:value-type="float">
            <text:p>189714</text:p>
          </table:table-cell>
          <table:table-cell table:formula="of:=[.B474]/[.$B$1]" office:value-type="float" office:value="18.7826086956522" calcext:value-type="float">
            <text:p>18,78</text:p>
          </table:table-cell>
          <table:table-cell table:formula="of:=[.G473]+[.F474]" office:value-type="float" office:value="8248.4347826087" calcext:value-type="float">
            <text:p>8248,4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mportEntriesAdapter_0_BinaryMutator</text:p>
          </table:table-cell>
          <table:table-cell office:value-type="float" office:value="158" calcext:value-type="float">
            <text:p>158</text:p>
          </table:table-cell>
          <table:table-cell table:formula="of:=[.E474]+[.B475]" office:value-type="float" office:value="190157" calcext:value-type="float">
            <text:p>190157</text:p>
          </table:table-cell>
          <table:table-cell table:formula="of:=[.B475]/[.$B$1]" office:value-type="float" office:value="19.2608695652174" calcext:value-type="float">
            <text:p>19,26</text:p>
          </table:table-cell>
          <table:table-cell table:formula="of:=[.G474]+[.F475]" office:value-type="float" office:value="8267.69565217392" calcext:value-type="float">
            <text:p>8267,7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mportEntryHolder_0_InvalidViewFocusOperatorMutator</text:p>
          </table:table-cell>
          <table:table-cell office:value-type="float" office:value="159" calcext:value-type="float">
            <text:p>159</text:p>
          </table:table-cell>
          <table:table-cell table:formula="of:=[.E475]+[.B476]" office:value-type="float" office:value="190595" calcext:value-type="float">
            <text:p>190595</text:p>
          </table:table-cell>
          <table:table-cell table:formula="of:=[.B476]/[.$B$1]" office:value-type="float" office:value="19.0434782608696" calcext:value-type="float">
            <text:p>19,04</text:p>
          </table:table-cell>
          <table:table-cell table:formula="of:=[.G475]+[.F476]" office:value-type="float" office:value="8286.73913043479" calcext:value-type="float">
            <text:p>8286,7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ImportEntryHolder_1_ViewComponentNotVisibleOperatorMutator</text:p>
          </table:table-cell>
          <table:table-cell office:value-type="float" office:value="1159" calcext:value-type="float">
            <text:p>1159</text:p>
          </table:table-cell>
          <table:table-cell table:formula="of:=[.E476]+[.B477]" office:value-type="float" office:value="191027" calcext:value-type="float">
            <text:p>191027</text:p>
          </table:table-cell>
          <table:table-cell table:formula="of:=[.B477]/[.$B$1]" office:value-type="float" office:value="18.7826086956522" calcext:value-type="float">
            <text:p>18,78</text:p>
          </table:table-cell>
          <table:table-cell table:formula="of:=[.G476]+[.F477]" office:value-type="float" office:value="8305.52173913044" calcext:value-type="float">
            <text:p>8305,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mportEntryHolder_2_InvalidViewFocusOperatorMutator</text:p>
          </table:table-cell>
          <table:table-cell office:value-type="float" office:value="2159" calcext:value-type="float">
            <text:p>2159</text:p>
          </table:table-cell>
          <table:table-cell table:formula="of:=[.E477]+[.B478]" office:value-type="float" office:value="191464" calcext:value-type="float">
            <text:p>191464</text:p>
          </table:table-cell>
          <table:table-cell table:formula="of:=[.B478]/[.$B$1]" office:value-type="float" office:value="19" calcext:value-type="float">
            <text:p>19,00</text:p>
          </table:table-cell>
          <table:table-cell table:formula="of:=[.G477]+[.F478]" office:value-type="float" office:value="8324.52173913044" calcext:value-type="float">
            <text:p>8324,5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ImportEntryHolder_3_ViewComponentNotVisibleOperatorMutator</text:p>
          </table:table-cell>
          <table:table-cell office:value-type="float" office:value="3159" calcext:value-type="float">
            <text:p>3159</text:p>
          </table:table-cell>
          <table:table-cell table:formula="of:=[.E478]+[.B479]" office:value-type="float" office:value="191898" calcext:value-type="float">
            <text:p>191898</text:p>
          </table:table-cell>
          <table:table-cell table:formula="of:=[.B479]/[.$B$1]" office:value-type="float" office:value="18.8695652173913" calcext:value-type="float">
            <text:p>18,87</text:p>
          </table:table-cell>
          <table:table-cell table:formula="of:=[.G478]+[.F479]" office:value-type="float" office:value="8343.39130434783" calcext:value-type="float">
            <text:p>8343,3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mportEntryHolder_4_InvalidViewFocusOperatorMutator</text:p>
          </table:table-cell>
          <table:table-cell office:value-type="float" office:value="4159" calcext:value-type="float">
            <text:p>4159</text:p>
          </table:table-cell>
          <table:table-cell table:formula="of:=[.E479]+[.B480]" office:value-type="float" office:value="192327" calcext:value-type="float">
            <text:p>192327</text:p>
          </table:table-cell>
          <table:table-cell table:formula="of:=[.B480]/[.$B$1]" office:value-type="float" office:value="18.6521739130435" calcext:value-type="float">
            <text:p>18,65</text:p>
          </table:table-cell>
          <table:table-cell table:formula="of:=[.G479]+[.F480]" office:value-type="float" office:value="8362.04347826088" calcext:value-type="float">
            <text:p>8362,0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ImportEntryHolder_5_ViewComponentNotVisibleOperatorMutator</text:p>
          </table:table-cell>
          <table:table-cell office:value-type="float" office:value="5159" calcext:value-type="float">
            <text:p>5159</text:p>
          </table:table-cell>
          <table:table-cell table:formula="of:=[.E480]+[.B481]" office:value-type="float" office:value="192768" calcext:value-type="float">
            <text:p>192768</text:p>
          </table:table-cell>
          <table:table-cell table:formula="of:=[.B481]/[.$B$1]" office:value-type="float" office:value="19.1739130434783" calcext:value-type="float">
            <text:p>19,17</text:p>
          </table:table-cell>
          <table:table-cell table:formula="of:=[.G480]+[.F481]" office:value-type="float" office:value="8381.21739130436" calcext:value-type="float">
            <text:p>8381,2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ImportEntryHolder_6_BuggyGUIListenerOperatorMutator</text:p>
          </table:table-cell>
          <table:table-cell office:value-type="float" office:value="6159" calcext:value-type="float">
            <text:p>6159</text:p>
          </table:table-cell>
          <table:table-cell table:formula="of:=[.E481]+[.B482]" office:value-type="float" office:value="193199" calcext:value-type="float">
            <text:p>193199</text:p>
          </table:table-cell>
          <table:table-cell table:formula="of:=[.B482]/[.$B$1]" office:value-type="float" office:value="18.7391304347826" calcext:value-type="float">
            <text:p>18,74</text:p>
          </table:table-cell>
          <table:table-cell table:formula="of:=[.G481]+[.F482]" office:value-type="float" office:value="8399.95652173914" calcext:value-type="float">
            <text:p>8399,9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oupAdapter_0_BinaryMutator</text:p>
          </table:table-cell>
          <table:table-cell office:value-type="float" office:value="160" calcext:value-type="float">
            <text:p>160</text:p>
          </table:table-cell>
          <table:table-cell table:formula="of:=[.E482]+[.B483]" office:value-type="float" office:value="193638" calcext:value-type="float">
            <text:p>193638</text:p>
          </table:table-cell>
          <table:table-cell table:formula="of:=[.B483]/[.$B$1]" office:value-type="float" office:value="19.0869565217391" calcext:value-type="float">
            <text:p>19,09</text:p>
          </table:table-cell>
          <table:table-cell table:formula="of:=[.G482]+[.F483]" office:value-type="float" office:value="8419.04347826088" calcext:value-type="float">
            <text:p>8419,0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GroupAdapter_1_BuggyGUIListenerOperatorMutator</text:p>
          </table:table-cell>
          <table:table-cell office:value-type="float" office:value="1160" calcext:value-type="float">
            <text:p>1160</text:p>
          </table:table-cell>
          <table:table-cell table:formula="of:=[.E483]+[.B484]" office:value-type="float" office:value="194076" calcext:value-type="float">
            <text:p>194076</text:p>
          </table:table-cell>
          <table:table-cell table:formula="of:=[.B484]/[.$B$1]" office:value-type="float" office:value="19.0434782608696" calcext:value-type="float">
            <text:p>19,04</text:p>
          </table:table-cell>
          <table:table-cell table:formula="of:=[.G483]+[.F484]" office:value-type="float" office:value="8438.08695652175" calcext:value-type="float">
            <text:p>8438,0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IconPackHolder_0_InvalidViewFocusOperatorMutator</text:p>
          </table:table-cell>
          <table:table-cell office:value-type="float" office:value="161" calcext:value-type="float">
            <text:p>161</text:p>
          </table:table-cell>
          <table:table-cell table:formula="of:=[.E484]+[.B485]" office:value-type="float" office:value="194518" calcext:value-type="float">
            <text:p>194518</text:p>
          </table:table-cell>
          <table:table-cell table:formula="of:=[.B485]/[.$B$1]" office:value-type="float" office:value="19.2173913043478" calcext:value-type="float">
            <text:p>19,22</text:p>
          </table:table-cell>
          <table:table-cell table:formula="of:=[.G484]+[.F485]" office:value-type="float" office:value="8457.3043478261" calcext:value-type="float">
            <text:p>8457,3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IconPackHolder_1_ViewComponentNotVisibleOperatorMutator</text:p>
          </table:table-cell>
          <table:table-cell office:value-type="float" office:value="1161" calcext:value-type="float">
            <text:p>1161</text:p>
          </table:table-cell>
          <table:table-cell table:formula="of:=[.E485]+[.B486]" office:value-type="float" office:value="194960" calcext:value-type="float">
            <text:p>194960</text:p>
          </table:table-cell>
          <table:table-cell table:formula="of:=[.B486]/[.$B$1]" office:value-type="float" office:value="19.2173913043478" calcext:value-type="float">
            <text:p>19,22</text:p>
          </table:table-cell>
          <table:table-cell table:formula="of:=[.G485]+[.F486]" office:value-type="float" office:value="8476.52173913045" calcext:value-type="float">
            <text:p>8476,5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IconPackHolder_2_InvalidViewFocusOperatorMutator</text:p>
          </table:table-cell>
          <table:table-cell office:value-type="float" office:value="2161" calcext:value-type="float">
            <text:p>2161</text:p>
          </table:table-cell>
          <table:table-cell table:formula="of:=[.E486]+[.B487]" office:value-type="float" office:value="195399" calcext:value-type="float">
            <text:p>195399</text:p>
          </table:table-cell>
          <table:table-cell table:formula="of:=[.B487]/[.$B$1]" office:value-type="float" office:value="19.0869565217391" calcext:value-type="float">
            <text:p>19,09</text:p>
          </table:table-cell>
          <table:table-cell table:formula="of:=[.G486]+[.F487]" office:value-type="float" office:value="8495.60869565219" calcext:value-type="float">
            <text:p>8495,6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conPackHolder_3_ViewComponentNotVisibleOperatorMutator</text:p>
          </table:table-cell>
          <table:table-cell office:value-type="float" office:value="3161" calcext:value-type="float">
            <text:p>3161</text:p>
          </table:table-cell>
          <table:table-cell table:formula="of:=[.E487]+[.B488]" office:value-type="float" office:value="195837" calcext:value-type="float">
            <text:p>195837</text:p>
          </table:table-cell>
          <table:table-cell table:formula="of:=[.B488]/[.$B$1]" office:value-type="float" office:value="19.0434782608696" calcext:value-type="float">
            <text:p>19,04</text:p>
          </table:table-cell>
          <table:table-cell table:formula="of:=[.G487]+[.F488]" office:value-type="float" office:value="8514.65217391305" calcext:value-type="float">
            <text:p>8514,6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IconPackHolder_4_InvalidViewFocusOperatorMutator</text:p>
          </table:table-cell>
          <table:table-cell office:value-type="float" office:value="4161" calcext:value-type="float">
            <text:p>4161</text:p>
          </table:table-cell>
          <table:table-cell table:formula="of:=[.E488]+[.B489]" office:value-type="float" office:value="196277" calcext:value-type="float">
            <text:p>196277</text:p>
          </table:table-cell>
          <table:table-cell table:formula="of:=[.B489]/[.$B$1]" office:value-type="float" office:value="19.1304347826087" calcext:value-type="float">
            <text:p>19,13</text:p>
          </table:table-cell>
          <table:table-cell table:formula="of:=[.G488]+[.F489]" office:value-type="float" office:value="8533.78260869566" calcext:value-type="float">
            <text:p>8533,7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IconPackHolder_5_ViewComponentNotVisibleOperatorMutator</text:p>
          </table:table-cell>
          <table:table-cell office:value-type="float" office:value="5161" calcext:value-type="float">
            <text:p>5161</text:p>
          </table:table-cell>
          <table:table-cell table:formula="of:=[.E489]+[.B490]" office:value-type="float" office:value="196716" calcext:value-type="float">
            <text:p>196716</text:p>
          </table:table-cell>
          <table:table-cell table:formula="of:=[.B490]/[.$B$1]" office:value-type="float" office:value="19.0869565217391" calcext:value-type="float">
            <text:p>19,09</text:p>
          </table:table-cell>
          <table:table-cell table:formula="of:=[.G489]+[.F490]" office:value-type="float" office:value="8552.8695652174" calcext:value-type="float">
            <text:p>8552,8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ntryHolder_0_InvalidViewFocusOperatorMutator</text:p>
          </table:table-cell>
          <table:table-cell office:value-type="float" office:value="162" calcext:value-type="float">
            <text:p>162</text:p>
          </table:table-cell>
          <table:table-cell table:formula="of:=[.E490]+[.B491]" office:value-type="float" office:value="197153" calcext:value-type="float">
            <text:p>197153</text:p>
          </table:table-cell>
          <table:table-cell table:formula="of:=[.B491]/[.$B$1]" office:value-type="float" office:value="19" calcext:value-type="float">
            <text:p>19,00</text:p>
          </table:table-cell>
          <table:table-cell table:formula="of:=[.G490]+[.F491]" office:value-type="float" office:value="8571.8695652174" calcext:value-type="float">
            <text:p>8571,8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ntryHolder_1_ViewComponentNotVisibleOperatorMutator</text:p>
          </table:table-cell>
          <table:table-cell office:value-type="float" office:value="1162" calcext:value-type="float">
            <text:p>1162</text:p>
          </table:table-cell>
          <table:table-cell table:formula="of:=[.E491]+[.B492]" office:value-type="float" office:value="197586" calcext:value-type="float">
            <text:p>197586</text:p>
          </table:table-cell>
          <table:table-cell table:formula="of:=[.B492]/[.$B$1]" office:value-type="float" office:value="18.8260869565217" calcext:value-type="float">
            <text:p>18,83</text:p>
          </table:table-cell>
          <table:table-cell table:formula="of:=[.G491]+[.F492]" office:value-type="float" office:value="8590.69565217392" calcext:value-type="float">
            <text:p>8590,7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ntryHolder_2_InvalidViewFocusOperatorMutator</text:p>
          </table:table-cell>
          <table:table-cell office:value-type="float" office:value="2162" calcext:value-type="float">
            <text:p>2162</text:p>
          </table:table-cell>
          <table:table-cell table:formula="of:=[.E492]+[.B493]" office:value-type="float" office:value="198028" calcext:value-type="float">
            <text:p>198028</text:p>
          </table:table-cell>
          <table:table-cell table:formula="of:=[.B493]/[.$B$1]" office:value-type="float" office:value="19.2173913043478" calcext:value-type="float">
            <text:p>19,22</text:p>
          </table:table-cell>
          <table:table-cell table:formula="of:=[.G492]+[.F493]" office:value-type="float" office:value="8609.91304347827" calcext:value-type="float">
            <text:p>8609,9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ntryHolder_3_ViewComponentNotVisibleOperatorMutator</text:p>
          </table:table-cell>
          <table:table-cell office:value-type="float" office:value="3162" calcext:value-type="float">
            <text:p>3162</text:p>
          </table:table-cell>
          <table:table-cell table:formula="of:=[.E493]+[.B494]" office:value-type="float" office:value="198470" calcext:value-type="float">
            <text:p>198470</text:p>
          </table:table-cell>
          <table:table-cell table:formula="of:=[.B494]/[.$B$1]" office:value-type="float" office:value="19.2173913043478" calcext:value-type="float">
            <text:p>19,22</text:p>
          </table:table-cell>
          <table:table-cell table:formula="of:=[.G493]+[.F494]" office:value-type="float" office:value="8629.13043478262" calcext:value-type="float">
            <text:p>8629,1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ntryHolder_4_InvalidViewFocusOperatorMutator</text:p>
          </table:table-cell>
          <table:table-cell office:value-type="float" office:value="4162" calcext:value-type="float">
            <text:p>4162</text:p>
          </table:table-cell>
          <table:table-cell table:formula="of:=[.E494]+[.B495]" office:value-type="float" office:value="198906" calcext:value-type="float">
            <text:p>198906</text:p>
          </table:table-cell>
          <table:table-cell table:formula="of:=[.B495]/[.$B$1]" office:value-type="float" office:value="18.9565217391304" calcext:value-type="float">
            <text:p>18,96</text:p>
          </table:table-cell>
          <table:table-cell table:formula="of:=[.G494]+[.F495]" office:value-type="float" office:value="8648.08695652175" calcext:value-type="float">
            <text:p>8648,0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ntryHolder_5_ViewComponentNotVisibleOperatorMutator</text:p>
          </table:table-cell>
          <table:table-cell office:value-type="float" office:value="5162" calcext:value-type="float">
            <text:p>5162</text:p>
          </table:table-cell>
          <table:table-cell table:formula="of:=[.E495]+[.B496]" office:value-type="float" office:value="199343" calcext:value-type="float">
            <text:p>199343</text:p>
          </table:table-cell>
          <table:table-cell table:formula="of:=[.B496]/[.$B$1]" office:value-type="float" office:value="19" calcext:value-type="float">
            <text:p>19,00</text:p>
          </table:table-cell>
          <table:table-cell table:formula="of:=[.G495]+[.F496]" office:value-type="float" office:value="8667.08695652175" calcext:value-type="float">
            <text:p>8667,0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ntryHolder_6_InvalidViewFocusOperatorMutator</text:p>
          </table:table-cell>
          <table:table-cell office:value-type="float" office:value="6162" calcext:value-type="float">
            <text:p>6162</text:p>
          </table:table-cell>
          <table:table-cell table:formula="of:=[.E496]+[.B497]" office:value-type="float" office:value="199779" calcext:value-type="float">
            <text:p>199779</text:p>
          </table:table-cell>
          <table:table-cell table:formula="of:=[.B497]/[.$B$1]" office:value-type="float" office:value="18.9565217391304" calcext:value-type="float">
            <text:p>18,96</text:p>
          </table:table-cell>
          <table:table-cell table:formula="of:=[.G496]+[.F497]" office:value-type="float" office:value="8686.04347826088" calcext:value-type="float">
            <text:p>8686,0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ntryHolder_7_ViewComponentNotVisibleOperatorMutator</text:p>
          </table:table-cell>
          <table:table-cell office:value-type="float" office:value="7162" calcext:value-type="float">
            <text:p>7162</text:p>
          </table:table-cell>
          <table:table-cell table:formula="of:=[.E497]+[.B498]" office:value-type="float" office:value="200212" calcext:value-type="float">
            <text:p>200212</text:p>
          </table:table-cell>
          <table:table-cell table:formula="of:=[.B498]/[.$B$1]" office:value-type="float" office:value="18.8260869565217" calcext:value-type="float">
            <text:p>18,83</text:p>
          </table:table-cell>
          <table:table-cell table:formula="of:=[.G497]+[.F498]" office:value-type="float" office:value="8704.8695652174" calcext:value-type="float">
            <text:p>8704,8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ntryHolder_8_InvalidViewFocusOperatorMutator</text:p>
          </table:table-cell>
          <table:table-cell office:value-type="float" office:value="8162" calcext:value-type="float">
            <text:p>8162</text:p>
          </table:table-cell>
          <table:table-cell table:formula="of:=[.E498]+[.B499]" office:value-type="float" office:value="200645" calcext:value-type="float">
            <text:p>200645</text:p>
          </table:table-cell>
          <table:table-cell table:formula="of:=[.B499]/[.$B$1]" office:value-type="float" office:value="18.8260869565217" calcext:value-type="float">
            <text:p>18,83</text:p>
          </table:table-cell>
          <table:table-cell table:formula="of:=[.G498]+[.F499]" office:value-type="float" office:value="8723.69565217393" calcext:value-type="float">
            <text:p>8723,7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ntryHolder_9_ViewComponentNotVisibleOperatorMutator</text:p>
          </table:table-cell>
          <table:table-cell office:value-type="float" office:value="9162" calcext:value-type="float">
            <text:p>9162</text:p>
          </table:table-cell>
          <table:table-cell table:formula="of:=[.E499]+[.B500]" office:value-type="float" office:value="201087" calcext:value-type="float">
            <text:p>201087</text:p>
          </table:table-cell>
          <table:table-cell table:formula="of:=[.B500]/[.$B$1]" office:value-type="float" office:value="19.2173913043478" calcext:value-type="float">
            <text:p>19,22</text:p>
          </table:table-cell>
          <table:table-cell table:formula="of:=[.G499]+[.F500]" office:value-type="float" office:value="8742.91304347827" calcext:value-type="float">
            <text:p>8742,9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ntryHolder_10_InvalidViewFocusOperatorMutator</text:p>
          </table:table-cell>
          <table:table-cell office:value-type="float" office:value="10162" calcext:value-type="float">
            <text:p>10162</text:p>
          </table:table-cell>
          <table:table-cell table:formula="of:=[.E500]+[.B501]" office:value-type="float" office:value="201521" calcext:value-type="float">
            <text:p>201521</text:p>
          </table:table-cell>
          <table:table-cell table:formula="of:=[.B501]/[.$B$1]" office:value-type="float" office:value="18.8695652173913" calcext:value-type="float">
            <text:p>18,87</text:p>
          </table:table-cell>
          <table:table-cell table:formula="of:=[.G500]+[.F501]" office:value-type="float" office:value="8761.78260869567" calcext:value-type="float">
            <text:p>8761,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ntryHolder_11_ViewComponentNotVisibleOperatorMutator</text:p>
          </table:table-cell>
          <table:table-cell office:value-type="float" office:value="11162" calcext:value-type="float">
            <text:p>11162</text:p>
          </table:table-cell>
          <table:table-cell table:formula="of:=[.E501]+[.B502]" office:value-type="float" office:value="201955" calcext:value-type="float">
            <text:p>201955</text:p>
          </table:table-cell>
          <table:table-cell table:formula="of:=[.B502]/[.$B$1]" office:value-type="float" office:value="18.8695652173913" calcext:value-type="float">
            <text:p>18,87</text:p>
          </table:table-cell>
          <table:table-cell table:formula="of:=[.G501]+[.F502]" office:value-type="float" office:value="8780.65217391306" calcext:value-type="float">
            <text:p>8780,6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ntryHolder_12_InvalidViewFocusOperatorMutator</text:p>
          </table:table-cell>
          <table:table-cell office:value-type="float" office:value="12162" calcext:value-type="float">
            <text:p>12162</text:p>
          </table:table-cell>
          <table:table-cell table:formula="of:=[.E502]+[.B503]" office:value-type="float" office:value="202390" calcext:value-type="float">
            <text:p>202390</text:p>
          </table:table-cell>
          <table:table-cell table:formula="of:=[.B503]/[.$B$1]" office:value-type="float" office:value="18.9130434782609" calcext:value-type="float">
            <text:p>18,91</text:p>
          </table:table-cell>
          <table:table-cell table:formula="of:=[.G502]+[.F503]" office:value-type="float" office:value="8799.56521739132" calcext:value-type="float">
            <text:p>8799,5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EntryHolder_13_ViewComponentNotVisibleOperatorMutator</text:p>
          </table:table-cell>
          <table:table-cell office:value-type="float" office:value="13162" calcext:value-type="float">
            <text:p>13162</text:p>
          </table:table-cell>
          <table:table-cell table:formula="of:=[.E503]+[.B504]" office:value-type="float" office:value="202831" calcext:value-type="float">
            <text:p>202831</text:p>
          </table:table-cell>
          <table:table-cell table:formula="of:=[.B504]/[.$B$1]" office:value-type="float" office:value="19.1739130434783" calcext:value-type="float">
            <text:p>19,17</text:p>
          </table:table-cell>
          <table:table-cell table:formula="of:=[.G503]+[.F504]" office:value-type="float" office:value="8818.73913043479" calcext:value-type="float">
            <text:p>8818,7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EntryHolder_14_InvalidViewFocusOperatorMutator</text:p>
          </table:table-cell>
          <table:table-cell office:value-type="float" office:value="14162" calcext:value-type="float">
            <text:p>14162</text:p>
          </table:table-cell>
          <table:table-cell table:formula="of:=[.E504]+[.B505]" office:value-type="float" office:value="203272" calcext:value-type="float">
            <text:p>203272</text:p>
          </table:table-cell>
          <table:table-cell table:formula="of:=[.B505]/[.$B$1]" office:value-type="float" office:value="19.1739130434783" calcext:value-type="float">
            <text:p>19,17</text:p>
          </table:table-cell>
          <table:table-cell table:formula="of:=[.G504]+[.F505]" office:value-type="float" office:value="8837.91304347827" calcext:value-type="float">
            <text:p>8837,9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EntryHolder_15_ViewComponentNotVisibleOperatorMutator</text:p>
          </table:table-cell>
          <table:table-cell office:value-type="float" office:value="15162" calcext:value-type="float">
            <text:p>15162</text:p>
          </table:table-cell>
          <table:table-cell table:formula="of:=[.E505]+[.B506]" office:value-type="float" office:value="203713" calcext:value-type="float">
            <text:p>203713</text:p>
          </table:table-cell>
          <table:table-cell table:formula="of:=[.B506]/[.$B$1]" office:value-type="float" office:value="19.1739130434783" calcext:value-type="float">
            <text:p>19,17</text:p>
          </table:table-cell>
          <table:table-cell table:formula="of:=[.G505]+[.F506]" office:value-type="float" office:value="8857.08695652175" calcext:value-type="float">
            <text:p>8857,0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ntryHolder_16_InvalidViewFocusOperatorMutator</text:p>
          </table:table-cell>
          <table:table-cell office:value-type="float" office:value="16162" calcext:value-type="float">
            <text:p>16162</text:p>
          </table:table-cell>
          <table:table-cell table:formula="of:=[.E506]+[.B507]" office:value-type="float" office:value="204148" calcext:value-type="float">
            <text:p>204148</text:p>
          </table:table-cell>
          <table:table-cell table:formula="of:=[.B507]/[.$B$1]" office:value-type="float" office:value="18.9130434782609" calcext:value-type="float">
            <text:p>18,91</text:p>
          </table:table-cell>
          <table:table-cell table:formula="of:=[.G506]+[.F507]" office:value-type="float" office:value="8876.00000000001" calcext:value-type="float">
            <text:p>8876,0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EntryHolder_17_ViewComponentNotVisibleOperatorMutator</text:p>
          </table:table-cell>
          <table:table-cell office:value-type="float" office:value="17162" calcext:value-type="float">
            <text:p>17162</text:p>
          </table:table-cell>
          <table:table-cell table:formula="of:=[.E507]+[.B508]" office:value-type="float" office:value="204588" calcext:value-type="float">
            <text:p>204588</text:p>
          </table:table-cell>
          <table:table-cell table:formula="of:=[.B508]/[.$B$1]" office:value-type="float" office:value="19.1304347826087" calcext:value-type="float">
            <text:p>19,13</text:p>
          </table:table-cell>
          <table:table-cell table:formula="of:=[.G507]+[.F508]" office:value-type="float" office:value="8895.13043478262" calcext:value-type="float">
            <text:p>8895,1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EntryHolder_18_InvalidViewFocusOperatorMutator</text:p>
          </table:table-cell>
          <table:table-cell office:value-type="float" office:value="18162" calcext:value-type="float">
            <text:p>18162</text:p>
          </table:table-cell>
          <table:table-cell table:formula="of:=[.E508]+[.B509]" office:value-type="float" office:value="205026" calcext:value-type="float">
            <text:p>205026</text:p>
          </table:table-cell>
          <table:table-cell table:formula="of:=[.B509]/[.$B$1]" office:value-type="float" office:value="19.0434782608696" calcext:value-type="float">
            <text:p>19,04</text:p>
          </table:table-cell>
          <table:table-cell table:formula="of:=[.G508]+[.F509]" office:value-type="float" office:value="8914.17391304349" calcext:value-type="float">
            <text:p>8914,1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ntryHolder_19_ViewComponentNotVisibleOperatorMutator</text:p>
          </table:table-cell>
          <table:table-cell office:value-type="float" office:value="19162" calcext:value-type="float">
            <text:p>19162</text:p>
          </table:table-cell>
          <table:table-cell table:formula="of:=[.E509]+[.B510]" office:value-type="float" office:value="205468" calcext:value-type="float">
            <text:p>205468</text:p>
          </table:table-cell>
          <table:table-cell table:formula="of:=[.B510]/[.$B$1]" office:value-type="float" office:value="19.2173913043478" calcext:value-type="float">
            <text:p>19,22</text:p>
          </table:table-cell>
          <table:table-cell table:formula="of:=[.G509]+[.F510]" office:value-type="float" office:value="8933.39130434784" calcext:value-type="float">
            <text:p>8933,3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EntryHolder_20_InvalidViewFocusOperatorMutator</text:p>
          </table:table-cell>
          <table:table-cell office:value-type="float" office:value="20162" calcext:value-type="float">
            <text:p>20162</text:p>
          </table:table-cell>
          <table:table-cell table:formula="of:=[.E510]+[.B511]" office:value-type="float" office:value="205908" calcext:value-type="float">
            <text:p>205908</text:p>
          </table:table-cell>
          <table:table-cell table:formula="of:=[.B511]/[.$B$1]" office:value-type="float" office:value="19.1304347826087" calcext:value-type="float">
            <text:p>19,13</text:p>
          </table:table-cell>
          <table:table-cell table:formula="of:=[.G510]+[.F511]" office:value-type="float" office:value="8952.52173913045" calcext:value-type="float">
            <text:p>8952,5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ntryHolder_21_ViewComponentNotVisibleOperatorMutator</text:p>
          </table:table-cell>
          <table:table-cell office:value-type="float" office:value="21162" calcext:value-type="float">
            <text:p>21162</text:p>
          </table:table-cell>
          <table:table-cell table:formula="of:=[.E511]+[.B512]" office:value-type="float" office:value="206344" calcext:value-type="float">
            <text:p>206344</text:p>
          </table:table-cell>
          <table:table-cell table:formula="of:=[.B512]/[.$B$1]" office:value-type="float" office:value="18.9565217391304" calcext:value-type="float">
            <text:p>18,96</text:p>
          </table:table-cell>
          <table:table-cell table:formula="of:=[.G511]+[.F512]" office:value-type="float" office:value="8971.47826086957" calcext:value-type="float">
            <text:p>8971,4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EntryHolder_22_InvalidViewFocusOperatorMutator</text:p>
          </table:table-cell>
          <table:table-cell office:value-type="float" office:value="22162" calcext:value-type="float">
            <text:p>22162</text:p>
          </table:table-cell>
          <table:table-cell table:formula="of:=[.E512]+[.B513]" office:value-type="float" office:value="206787" calcext:value-type="float">
            <text:p>206787</text:p>
          </table:table-cell>
          <table:table-cell table:formula="of:=[.B513]/[.$B$1]" office:value-type="float" office:value="19.2608695652174" calcext:value-type="float">
            <text:p>19,26</text:p>
          </table:table-cell>
          <table:table-cell table:formula="of:=[.G512]+[.F513]" office:value-type="float" office:value="8990.73913043479" calcext:value-type="float">
            <text:p>8990,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EntryHolder_23_ViewComponentNotVisibleOperatorMutator</text:p>
          </table:table-cell>
          <table:table-cell office:value-type="float" office:value="23162" calcext:value-type="float">
            <text:p>23162</text:p>
          </table:table-cell>
          <table:table-cell table:formula="of:=[.E513]+[.B514]" office:value-type="float" office:value="207225" calcext:value-type="float">
            <text:p>207225</text:p>
          </table:table-cell>
          <table:table-cell table:formula="of:=[.B514]/[.$B$1]" office:value-type="float" office:value="19.0434782608696" calcext:value-type="float">
            <text:p>19,04</text:p>
          </table:table-cell>
          <table:table-cell table:formula="of:=[.G513]+[.F514]" office:value-type="float" office:value="9009.78260869566" calcext:value-type="float">
            <text:p>9009,7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ntryHolder_24_BinaryMutator</text:p>
          </table:table-cell>
          <table:table-cell office:value-type="float" office:value="24162" calcext:value-type="float">
            <text:p>24162</text:p>
          </table:table-cell>
          <table:table-cell table:formula="of:=[.E514]+[.B515]" office:value-type="float" office:value="207661" calcext:value-type="float">
            <text:p>207661</text:p>
          </table:table-cell>
          <table:table-cell table:formula="of:=[.B515]/[.$B$1]" office:value-type="float" office:value="18.9565217391304" calcext:value-type="float">
            <text:p>18,96</text:p>
          </table:table-cell>
          <table:table-cell table:formula="of:=[.G514]+[.F515]" office:value-type="float" office:value="9028.73913043479" calcext:value-type="float">
            <text:p>9028,7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EntryHolder_25_BinaryMutator</text:p>
          </table:table-cell>
          <table:table-cell office:value-type="float" office:value="25162" calcext:value-type="float">
            <text:p>25162</text:p>
          </table:table-cell>
          <table:table-cell table:formula="of:=[.E515]+[.B516]" office:value-type="float" office:value="208101" calcext:value-type="float">
            <text:p>208101</text:p>
          </table:table-cell>
          <table:table-cell table:formula="of:=[.B516]/[.$B$1]" office:value-type="float" office:value="19.1304347826087" calcext:value-type="float">
            <text:p>19,13</text:p>
          </table:table-cell>
          <table:table-cell table:formula="of:=[.G515]+[.F516]" office:value-type="float" office:value="9047.8695652174" calcext:value-type="float">
            <text:p>9047,8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IconAdapter_0_BinaryMutator</text:p>
          </table:table-cell>
          <table:table-cell office:value-type="float" office:value="163" calcext:value-type="float">
            <text:p>163</text:p>
          </table:table-cell>
          <table:table-cell table:formula="of:=[.E516]+[.B517]" office:value-type="float" office:value="208540" calcext:value-type="float">
            <text:p>208540</text:p>
          </table:table-cell>
          <table:table-cell table:formula="of:=[.B517]/[.$B$1]" office:value-type="float" office:value="19.0869565217391" calcext:value-type="float">
            <text:p>19,09</text:p>
          </table:table-cell>
          <table:table-cell table:formula="of:=[.G516]+[.F517]" office:value-type="float" office:value="9066.95652173914" calcext:value-type="float">
            <text:p>9066,9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conAdapter_1_BinaryMutator</text:p>
          </table:table-cell>
          <table:table-cell office:value-type="float" office:value="1163" calcext:value-type="float">
            <text:p>1163</text:p>
          </table:table-cell>
          <table:table-cell table:formula="of:=[.E517]+[.B518]" office:value-type="float" office:value="208973" calcext:value-type="float">
            <text:p>208973</text:p>
          </table:table-cell>
          <table:table-cell table:formula="of:=[.B518]/[.$B$1]" office:value-type="float" office:value="18.8260869565217" calcext:value-type="float">
            <text:p>18,83</text:p>
          </table:table-cell>
          <table:table-cell table:formula="of:=[.G517]+[.F518]" office:value-type="float" office:value="9085.78260869566" calcext:value-type="float">
            <text:p>9085,7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conAdapter_2_BuggyGUIListenerOperatorMutator</text:p>
          </table:table-cell>
          <table:table-cell office:value-type="float" office:value="2163" calcext:value-type="float">
            <text:p>2163</text:p>
          </table:table-cell>
          <table:table-cell table:formula="of:=[.E518]+[.B519]" office:value-type="float" office:value="209410" calcext:value-type="float">
            <text:p>209410</text:p>
          </table:table-cell>
          <table:table-cell table:formula="of:=[.B519]/[.$B$1]" office:value-type="float" office:value="19" calcext:value-type="float">
            <text:p>19,00</text:p>
          </table:table-cell>
          <table:table-cell table:formula="of:=[.G518]+[.F519]" office:value-type="float" office:value="9104.78260869566" calcext:value-type="float">
            <text:p>9104,7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conAdapter_3_BuggyGUIListenerOperatorMutator</text:p>
          </table:table-cell>
          <table:table-cell office:value-type="float" office:value="3163" calcext:value-type="float">
            <text:p>3163</text:p>
          </table:table-cell>
          <table:table-cell table:formula="of:=[.E519]+[.B520]" office:value-type="float" office:value="209847" calcext:value-type="float">
            <text:p>209847</text:p>
          </table:table-cell>
          <table:table-cell table:formula="of:=[.B520]/[.$B$1]" office:value-type="float" office:value="19" calcext:value-type="float">
            <text:p>19,00</text:p>
          </table:table-cell>
          <table:table-cell table:formula="of:=[.G519]+[.F520]" office:value-type="float" office:value="9123.78260869566" calcext:value-type="float">
            <text:p>9123,7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IconAdapter_4_BinaryMutator</text:p>
          </table:table-cell>
          <table:table-cell office:value-type="float" office:value="4163" calcext:value-type="float">
            <text:p>4163</text:p>
          </table:table-cell>
          <table:table-cell table:formula="of:=[.E520]+[.B521]" office:value-type="float" office:value="210286" calcext:value-type="float">
            <text:p>210286</text:p>
          </table:table-cell>
          <table:table-cell table:formula="of:=[.B521]/[.$B$1]" office:value-type="float" office:value="19.0869565217391" calcext:value-type="float">
            <text:p>19,09</text:p>
          </table:table-cell>
          <table:table-cell table:formula="of:=[.G520]+[.F521]" office:value-type="float" office:value="9142.8695652174" calcext:value-type="float">
            <text:p>9142,8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IconAdapter_5_BinaryMutator</text:p>
          </table:table-cell>
          <table:table-cell office:value-type="float" office:value="5163" calcext:value-type="float">
            <text:p>5163</text:p>
          </table:table-cell>
          <table:table-cell table:formula="of:=[.E521]+[.B522]" office:value-type="float" office:value="210732" calcext:value-type="float">
            <text:p>210732</text:p>
          </table:table-cell>
          <table:table-cell table:formula="of:=[.B522]/[.$B$1]" office:value-type="float" office:value="19.3913043478261" calcext:value-type="float">
            <text:p>19,39</text:p>
          </table:table-cell>
          <table:table-cell table:formula="of:=[.G521]+[.F522]" office:value-type="float" office:value="9162.26086956523" calcext:value-type="float">
            <text:p>9162,2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TotpProgressBar_0_BinaryMutator</text:p>
          </table:table-cell>
          <table:table-cell office:value-type="float" office:value="164" calcext:value-type="float">
            <text:p>164</text:p>
          </table:table-cell>
          <table:table-cell table:formula="of:=[.E522]+[.B523]" office:value-type="float" office:value="211171" calcext:value-type="float">
            <text:p>211171</text:p>
          </table:table-cell>
          <table:table-cell table:formula="of:=[.B523]/[.$B$1]" office:value-type="float" office:value="19.0869565217391" calcext:value-type="float">
            <text:p>19,09</text:p>
          </table:table-cell>
          <table:table-cell table:formula="of:=[.G522]+[.F523]" office:value-type="float" office:value="9181.34782608697" calcext:value-type="float">
            <text:p>9181,3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TotpProgressBar_1_BinaryMutator</text:p>
          </table:table-cell>
          <table:table-cell office:value-type="float" office:value="1164" calcext:value-type="float">
            <text:p>1164</text:p>
          </table:table-cell>
          <table:table-cell table:formula="of:=[.E523]+[.B524]" office:value-type="float" office:value="211603" calcext:value-type="float">
            <text:p>211603</text:p>
          </table:table-cell>
          <table:table-cell table:formula="of:=[.B524]/[.$B$1]" office:value-type="float" office:value="18.7826086956522" calcext:value-type="float">
            <text:p>18,78</text:p>
          </table:table-cell>
          <table:table-cell table:formula="of:=[.G523]+[.F524]" office:value-type="float" office:value="9200.13043478262" calcext:value-type="float">
            <text:p>9200,1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TotpProgressBar_2_BinaryMutator</text:p>
          </table:table-cell>
          <table:table-cell office:value-type="float" office:value="2164" calcext:value-type="float">
            <text:p>2164</text:p>
          </table:table-cell>
          <table:table-cell table:formula="of:=[.E524]+[.B525]" office:value-type="float" office:value="212035" calcext:value-type="float">
            <text:p>212035</text:p>
          </table:table-cell>
          <table:table-cell table:formula="of:=[.B525]/[.$B$1]" office:value-type="float" office:value="18.7826086956522" calcext:value-type="float">
            <text:p>18,78</text:p>
          </table:table-cell>
          <table:table-cell table:formula="of:=[.G524]+[.F525]" office:value-type="float" office:value="9218.91304347827" calcext:value-type="float">
            <text:p>9218,9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TotpProgressBar_3_BinaryMutator</text:p>
          </table:table-cell>
          <table:table-cell office:value-type="float" office:value="3164" calcext:value-type="float">
            <text:p>3164</text:p>
          </table:table-cell>
          <table:table-cell table:formula="of:=[.E525]+[.B526]" office:value-type="float" office:value="212567" calcext:value-type="float">
            <text:p>212567</text:p>
          </table:table-cell>
          <table:table-cell table:formula="of:=[.B526]/[.$B$1]" office:value-type="float" office:value="23.1304347826087" calcext:value-type="float">
            <text:p>23,13</text:p>
          </table:table-cell>
          <table:table-cell table:formula="of:=[.G525]+[.F526]" office:value-type="float" office:value="9242.04347826088" calcext:value-type="float">
            <text:p>9242,0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TotpProgressBar_4_BinaryMutator</text:p>
          </table:table-cell>
          <table:table-cell office:value-type="float" office:value="4164" calcext:value-type="float">
            <text:p>4164</text:p>
          </table:table-cell>
          <table:table-cell table:formula="of:=[.E526]+[.B527]" office:value-type="float" office:value="212997" calcext:value-type="float">
            <text:p>212997</text:p>
          </table:table-cell>
          <table:table-cell table:formula="of:=[.B527]/[.$B$1]" office:value-type="float" office:value="18.695652173913" calcext:value-type="float">
            <text:p>18,70</text:p>
          </table:table-cell>
          <table:table-cell table:formula="of:=[.G526]+[.F527]" office:value-type="float" office:value="9260.73913043479" calcext:value-type="float">
            <text:p>9260,7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TotpProgressBar_5_BinaryMutator</text:p>
          </table:table-cell>
          <table:table-cell office:value-type="float" office:value="5164" calcext:value-type="float">
            <text:p>5164</text:p>
          </table:table-cell>
          <table:table-cell table:formula="of:=[.E527]+[.B528]" office:value-type="float" office:value="213808" calcext:value-type="float">
            <text:p>213808</text:p>
          </table:table-cell>
          <table:table-cell table:formula="of:=[.B528]/[.$B$1]" office:value-type="float" office:value="35.2608695652174" calcext:value-type="float">
            <text:p>35,26</text:p>
          </table:table-cell>
          <table:table-cell table:formula="of:=[.G527]+[.F528]" office:value-type="float" office:value="9296.00000000001" calcext:value-type="float">
            <text:p>9296,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otpProgressBar_6_BinaryMutator</text:p>
          </table:table-cell>
          <table:table-cell office:value-type="float" office:value="6164" calcext:value-type="float">
            <text:p>6164</text:p>
          </table:table-cell>
          <table:table-cell table:formula="of:=[.E528]+[.B529]" office:value-type="float" office:value="214246" calcext:value-type="float">
            <text:p>214246</text:p>
          </table:table-cell>
          <table:table-cell table:formula="of:=[.B529]/[.$B$1]" office:value-type="float" office:value="19.0434782608696" calcext:value-type="float">
            <text:p>19,04</text:p>
          </table:table-cell>
          <table:table-cell table:formula="of:=[.G528]+[.F529]" office:value-type="float" office:value="9315.04347826088" calcext:value-type="float">
            <text:p>9315,0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otpProgressBar_7_BinaryMutator</text:p>
          </table:table-cell>
          <table:table-cell office:value-type="float" office:value="7164" calcext:value-type="float">
            <text:p>7164</text:p>
          </table:table-cell>
          <table:table-cell table:formula="of:=[.E529]+[.B530]" office:value-type="float" office:value="214679" calcext:value-type="float">
            <text:p>214679</text:p>
          </table:table-cell>
          <table:table-cell table:formula="of:=[.B530]/[.$B$1]" office:value-type="float" office:value="18.8260869565217" calcext:value-type="float">
            <text:p>18,83</text:p>
          </table:table-cell>
          <table:table-cell table:formula="of:=[.G529]+[.F530]" office:value-type="float" office:value="9333.86956521741" calcext:value-type="float">
            <text:p>9333,8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TotpProgressBar_8_BinaryMutator</text:p>
          </table:table-cell>
          <table:table-cell office:value-type="float" office:value="8164" calcext:value-type="float">
            <text:p>8164</text:p>
          </table:table-cell>
          <table:table-cell table:formula="of:=[.E530]+[.B531]" office:value-type="float" office:value="215109" calcext:value-type="float">
            <text:p>215109</text:p>
          </table:table-cell>
          <table:table-cell table:formula="of:=[.B531]/[.$B$1]" office:value-type="float" office:value="18.695652173913" calcext:value-type="float">
            <text:p>18,70</text:p>
          </table:table-cell>
          <table:table-cell table:formula="of:=[.G530]+[.F531]" office:value-type="float" office:value="9352.56521739132" calcext:value-type="float">
            <text:p>9352,5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otpProgressBar_9_BinaryMutator</text:p>
          </table:table-cell>
          <table:table-cell office:value-type="float" office:value="9164" calcext:value-type="float">
            <text:p>9164</text:p>
          </table:table-cell>
          <table:table-cell table:formula="of:=[.E531]+[.B532]" office:value-type="float" office:value="215543" calcext:value-type="float">
            <text:p>215543</text:p>
          </table:table-cell>
          <table:table-cell table:formula="of:=[.B532]/[.$B$1]" office:value-type="float" office:value="18.8695652173913" calcext:value-type="float">
            <text:p>18,87</text:p>
          </table:table-cell>
          <table:table-cell table:formula="of:=[.G531]+[.F532]" office:value-type="float" office:value="9371.43478260871" calcext:value-type="float">
            <text:p>9371,4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otpProgressBar_10_BinaryMutator</text:p>
          </table:table-cell>
          <table:table-cell office:value-type="float" office:value="10164" calcext:value-type="float">
            <text:p>10164</text:p>
          </table:table-cell>
          <table:table-cell table:formula="of:=[.E532]+[.B533]" office:value-type="float" office:value="215977" calcext:value-type="float">
            <text:p>215977</text:p>
          </table:table-cell>
          <table:table-cell table:formula="of:=[.B533]/[.$B$1]" office:value-type="float" office:value="18.8695652173913" calcext:value-type="float">
            <text:p>18,87</text:p>
          </table:table-cell>
          <table:table-cell table:formula="of:=[.G532]+[.F533]" office:value-type="float" office:value="9390.3043478261" calcext:value-type="float">
            <text:p>9390,3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ImportEntriesActivity_0_LengthyGUICreationOperatorMutator</text:p>
          </table:table-cell>
          <table:table-cell office:value-type="float" office:value="165" calcext:value-type="float">
            <text:p>165</text:p>
          </table:table-cell>
          <table:table-cell table:formula="of:=[.E533]+[.B534]" office:value-type="float" office:value="216411" calcext:value-type="float">
            <text:p>216411</text:p>
          </table:table-cell>
          <table:table-cell table:formula="of:=[.B534]/[.$B$1]" office:value-type="float" office:value="18.8695652173913" calcext:value-type="float">
            <text:p>18,87</text:p>
          </table:table-cell>
          <table:table-cell table:formula="of:=[.G533]+[.F534]" office:value-type="float" office:value="9409.17391304349" calcext:value-type="float">
            <text:p>9409,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mportEntriesActivity_1_InvalidIDFindViewOperatorMutator</text:p>
          </table:table-cell>
          <table:table-cell office:value-type="float" office:value="1165" calcext:value-type="float">
            <text:p>1165</text:p>
          </table:table-cell>
          <table:table-cell table:formula="of:=[.E534]+[.B535]" office:value-type="float" office:value="216848" calcext:value-type="float">
            <text:p>216848</text:p>
          </table:table-cell>
          <table:table-cell table:formula="of:=[.B535]/[.$B$1]" office:value-type="float" office:value="19" calcext:value-type="float">
            <text:p>19,00</text:p>
          </table:table-cell>
          <table:table-cell table:formula="of:=[.G534]+[.F535]" office:value-type="float" office:value="9428.17391304349" calcext:value-type="float">
            <text:p>9428,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ImportEntriesActivity_2_FindViewByIdReturnsNullOperatorMutator</text:p>
          </table:table-cell>
          <table:table-cell office:value-type="float" office:value="2165" calcext:value-type="float">
            <text:p>2165</text:p>
          </table:table-cell>
          <table:table-cell table:formula="of:=[.E535]+[.B536]" office:value-type="float" office:value="217280" calcext:value-type="float">
            <text:p>217280</text:p>
          </table:table-cell>
          <table:table-cell table:formula="of:=[.B536]/[.$B$1]" office:value-type="float" office:value="18.7826086956522" calcext:value-type="float">
            <text:p>18,78</text:p>
          </table:table-cell>
          <table:table-cell table:formula="of:=[.G535]+[.F536]" office:value-type="float" office:value="9446.95652173915" calcext:value-type="float">
            <text:p>9446,9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mportEntriesActivity_3_InvalidIDFindViewOperatorMutator</text:p>
          </table:table-cell>
          <table:table-cell office:value-type="float" office:value="3165" calcext:value-type="float">
            <text:p>3165</text:p>
          </table:table-cell>
          <table:table-cell table:formula="of:=[.E536]+[.B537]" office:value-type="float" office:value="217718" calcext:value-type="float">
            <text:p>217718</text:p>
          </table:table-cell>
          <table:table-cell table:formula="of:=[.B537]/[.$B$1]" office:value-type="float" office:value="19.0434782608696" calcext:value-type="float">
            <text:p>19,04</text:p>
          </table:table-cell>
          <table:table-cell table:formula="of:=[.G536]+[.F537]" office:value-type="float" office:value="9466.00000000002" calcext:value-type="float">
            <text:p>9466,0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ImportEntriesActivity_4_InvalidViewFocusOperatorMutator</text:p>
          </table:table-cell>
          <table:table-cell office:value-type="float" office:value="4165" calcext:value-type="float">
            <text:p>4165</text:p>
          </table:table-cell>
          <table:table-cell table:formula="of:=[.E537]+[.B538]" office:value-type="float" office:value="218157" calcext:value-type="float">
            <text:p>218157</text:p>
          </table:table-cell>
          <table:table-cell table:formula="of:=[.B538]/[.$B$1]" office:value-type="float" office:value="19.0869565217391" calcext:value-type="float">
            <text:p>19,09</text:p>
          </table:table-cell>
          <table:table-cell table:formula="of:=[.G537]+[.F538]" office:value-type="float" office:value="9485.08695652176" calcext:value-type="float">
            <text:p>9485,0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ImportEntriesActivity_5_ViewComponentNotVisibleOperatorMutator</text:p>
          </table:table-cell>
          <table:table-cell office:value-type="float" office:value="5165" calcext:value-type="float">
            <text:p>5165</text:p>
          </table:table-cell>
          <table:table-cell table:formula="of:=[.E538]+[.B539]" office:value-type="float" office:value="218592" calcext:value-type="float">
            <text:p>218592</text:p>
          </table:table-cell>
          <table:table-cell table:formula="of:=[.B539]/[.$B$1]" office:value-type="float" office:value="18.9130434782609" calcext:value-type="float">
            <text:p>18,91</text:p>
          </table:table-cell>
          <table:table-cell table:formula="of:=[.G538]+[.F539]" office:value-type="float" office:value="9504.00000000002" calcext:value-type="float">
            <text:p>9504,0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mportEntriesActivity_6_FindViewByIdReturnsNullOperatorMutator</text:p>
          </table:table-cell>
          <table:table-cell office:value-type="float" office:value="6165" calcext:value-type="float">
            <text:p>6165</text:p>
          </table:table-cell>
          <table:table-cell table:formula="of:=[.E539]+[.B540]" office:value-type="float" office:value="219042" calcext:value-type="float">
            <text:p>219042</text:p>
          </table:table-cell>
          <table:table-cell table:formula="of:=[.B540]/[.$B$1]" office:value-type="float" office:value="19.5652173913043" calcext:value-type="float">
            <text:p>19,57</text:p>
          </table:table-cell>
          <table:table-cell table:formula="of:=[.G539]+[.F540]" office:value-type="float" office:value="9523.56521739132" calcext:value-type="float">
            <text:p>9523,5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mportEntriesActivity_7_InvalidIDFindViewOperatorMutator</text:p>
          </table:table-cell>
          <table:table-cell office:value-type="float" office:value="7165" calcext:value-type="float">
            <text:p>7165</text:p>
          </table:table-cell>
          <table:table-cell table:formula="of:=[.E540]+[.B541]" office:value-type="float" office:value="219479" calcext:value-type="float">
            <text:p>219479</text:p>
          </table:table-cell>
          <table:table-cell table:formula="of:=[.B541]/[.$B$1]" office:value-type="float" office:value="19" calcext:value-type="float">
            <text:p>19,00</text:p>
          </table:table-cell>
          <table:table-cell table:formula="of:=[.G540]+[.F541]" office:value-type="float" office:value="9542.56521739132" calcext:value-type="float">
            <text:p>9542,5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ImportEntriesActivity_8_InvalidViewFocusOperatorMutator</text:p>
          </table:table-cell>
          <table:table-cell office:value-type="float" office:value="8165" calcext:value-type="float">
            <text:p>8165</text:p>
          </table:table-cell>
          <table:table-cell table:formula="of:=[.E541]+[.B542]" office:value-type="float" office:value="219914" calcext:value-type="float">
            <text:p>219914</text:p>
          </table:table-cell>
          <table:table-cell table:formula="of:=[.B542]/[.$B$1]" office:value-type="float" office:value="18.9130434782609" calcext:value-type="float">
            <text:p>18,91</text:p>
          </table:table-cell>
          <table:table-cell table:formula="of:=[.G541]+[.F542]" office:value-type="float" office:value="9561.47826086958" calcext:value-type="float">
            <text:p>9561,4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mportEntriesActivity_9_ViewComponentNotVisibleOperatorMutator</text:p>
          </table:table-cell>
          <table:table-cell office:value-type="float" office:value="9165" calcext:value-type="float">
            <text:p>9165</text:p>
          </table:table-cell>
          <table:table-cell table:formula="of:=[.E542]+[.B543]" office:value-type="float" office:value="220351" calcext:value-type="float">
            <text:p>220351</text:p>
          </table:table-cell>
          <table:table-cell table:formula="of:=[.B543]/[.$B$1]" office:value-type="float" office:value="19" calcext:value-type="float">
            <text:p>19,00</text:p>
          </table:table-cell>
          <table:table-cell table:formula="of:=[.G542]+[.F543]" office:value-type="float" office:value="9580.47826086958" calcext:value-type="float">
            <text:p>9580,4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mportEntriesActivity_10_BuggyGUIListenerOperatorMutator</text:p>
          </table:table-cell>
          <table:table-cell office:value-type="float" office:value="10165" calcext:value-type="float">
            <text:p>10165</text:p>
          </table:table-cell>
          <table:table-cell table:formula="of:=[.E543]+[.B544]" office:value-type="float" office:value="220784" calcext:value-type="float">
            <text:p>220784</text:p>
          </table:table-cell>
          <table:table-cell table:formula="of:=[.B544]/[.$B$1]" office:value-type="float" office:value="18.8260869565217" calcext:value-type="float">
            <text:p>18,83</text:p>
          </table:table-cell>
          <table:table-cell table:formula="of:=[.G543]+[.F544]" office:value-type="float" office:value="9599.3043478261" calcext:value-type="float">
            <text:p>9599,3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ImportEntriesActivity_11_BuggyGUIListenerOperatorMutator</text:p>
          </table:table-cell>
          <table:table-cell office:value-type="float" office:value="11165" calcext:value-type="float">
            <text:p>11165</text:p>
          </table:table-cell>
          <table:table-cell table:formula="of:=[.E544]+[.B545]" office:value-type="float" office:value="221216" calcext:value-type="float">
            <text:p>221216</text:p>
          </table:table-cell>
          <table:table-cell table:formula="of:=[.B545]/[.$B$1]" office:value-type="float" office:value="18.7826086956522" calcext:value-type="float">
            <text:p>18,78</text:p>
          </table:table-cell>
          <table:table-cell table:formula="of:=[.G544]+[.F545]" office:value-type="float" office:value="9618.08695652175" calcext:value-type="float">
            <text:p>9618,0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mportEntriesActivity_12_BuggyGUIListenerOperatorMutator</text:p>
          </table:table-cell>
          <table:table-cell office:value-type="float" office:value="12165" calcext:value-type="float">
            <text:p>12165</text:p>
          </table:table-cell>
          <table:table-cell table:formula="of:=[.E545]+[.B546]" office:value-type="float" office:value="221649" calcext:value-type="float">
            <text:p>221649</text:p>
          </table:table-cell>
          <table:table-cell table:formula="of:=[.B546]/[.$B$1]" office:value-type="float" office:value="18.8260869565217" calcext:value-type="float">
            <text:p>18,83</text:p>
          </table:table-cell>
          <table:table-cell table:formula="of:=[.G545]+[.F546]" office:value-type="float" office:value="9636.91304347828" calcext:value-type="float">
            <text:p>9636,9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mportEntriesActivity_13_BuggyGUIListenerOperatorMutator</text:p>
          </table:table-cell>
          <table:table-cell office:value-type="float" office:value="13165" calcext:value-type="float">
            <text:p>13165</text:p>
          </table:table-cell>
          <table:table-cell table:formula="of:=[.E546]+[.B547]" office:value-type="float" office:value="222082" calcext:value-type="float">
            <text:p>222082</text:p>
          </table:table-cell>
          <table:table-cell table:formula="of:=[.B547]/[.$B$1]" office:value-type="float" office:value="18.8260869565217" calcext:value-type="float">
            <text:p>18,83</text:p>
          </table:table-cell>
          <table:table-cell table:formula="of:=[.G546]+[.F547]" office:value-type="float" office:value="9655.7391304348" calcext:value-type="float">
            <text:p>9655,7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ImportEntriesActivity_14_BuggyGUIListenerOperatorMutator</text:p>
          </table:table-cell>
          <table:table-cell office:value-type="float" office:value="14165" calcext:value-type="float">
            <text:p>14165</text:p>
          </table:table-cell>
          <table:table-cell table:formula="of:=[.E547]+[.B548]" office:value-type="float" office:value="222518" calcext:value-type="float">
            <text:p>222518</text:p>
          </table:table-cell>
          <table:table-cell table:formula="of:=[.B548]/[.$B$1]" office:value-type="float" office:value="18.9565217391304" calcext:value-type="float">
            <text:p>18,96</text:p>
          </table:table-cell>
          <table:table-cell table:formula="of:=[.G547]+[.F548]" office:value-type="float" office:value="9674.69565217393" calcext:value-type="float">
            <text:p>9674,7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ImportEntriesActivity_15_BuggyGUIListenerOperatorMutator</text:p>
          </table:table-cell>
          <table:table-cell office:value-type="float" office:value="15165" calcext:value-type="float">
            <text:p>15165</text:p>
          </table:table-cell>
          <table:table-cell table:formula="of:=[.E548]+[.B549]" office:value-type="float" office:value="222957" calcext:value-type="float">
            <text:p>222957</text:p>
          </table:table-cell>
          <table:table-cell table:formula="of:=[.B549]/[.$B$1]" office:value-type="float" office:value="19.0869565217391" calcext:value-type="float">
            <text:p>19,09</text:p>
          </table:table-cell>
          <table:table-cell table:formula="of:=[.G548]+[.F549]" office:value-type="float" office:value="9693.78260869567" calcext:value-type="float">
            <text:p>9693,7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ImportEntriesActivity_16_BuggyGUIListenerOperatorMutator</text:p>
          </table:table-cell>
          <table:table-cell office:value-type="float" office:value="16165" calcext:value-type="float">
            <text:p>16165</text:p>
          </table:table-cell>
          <table:table-cell table:formula="of:=[.E549]+[.B550]" office:value-type="float" office:value="223399" calcext:value-type="float">
            <text:p>223399</text:p>
          </table:table-cell>
          <table:table-cell table:formula="of:=[.B550]/[.$B$1]" office:value-type="float" office:value="19.2173913043478" calcext:value-type="float">
            <text:p>19,22</text:p>
          </table:table-cell>
          <table:table-cell table:formula="of:=[.G549]+[.F550]" office:value-type="float" office:value="9713.00000000002" calcext:value-type="float">
            <text:p>9713,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mportEntriesActivity_17_BuggyGUIListenerOperatorMutator</text:p>
          </table:table-cell>
          <table:table-cell office:value-type="float" office:value="17165" calcext:value-type="float">
            <text:p>17165</text:p>
          </table:table-cell>
          <table:table-cell table:formula="of:=[.E550]+[.B551]" office:value-type="float" office:value="223836" calcext:value-type="float">
            <text:p>223836</text:p>
          </table:table-cell>
          <table:table-cell table:formula="of:=[.B551]/[.$B$1]" office:value-type="float" office:value="19" calcext:value-type="float">
            <text:p>19,00</text:p>
          </table:table-cell>
          <table:table-cell table:formula="of:=[.G550]+[.F551]" office:value-type="float" office:value="9732.00000000002" calcext:value-type="float">
            <text:p>9732,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cannerActivity_0_LengthyGUICreationOperatorMutator</text:p>
          </table:table-cell>
          <table:table-cell office:value-type="float" office:value="166" calcext:value-type="float">
            <text:p>166</text:p>
          </table:table-cell>
          <table:table-cell table:formula="of:=[.E551]+[.B552]" office:value-type="float" office:value="224274" calcext:value-type="float">
            <text:p>224274</text:p>
          </table:table-cell>
          <table:table-cell table:formula="of:=[.B552]/[.$B$1]" office:value-type="float" office:value="19.0434782608696" calcext:value-type="float">
            <text:p>19,04</text:p>
          </table:table-cell>
          <table:table-cell table:formula="of:=[.G551]+[.F552]" office:value-type="float" office:value="9751.04347826089" calcext:value-type="float">
            <text:p>9751,0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ScannerActivity_1_InvalidIDFindViewOperatorMutator</text:p>
          </table:table-cell>
          <table:table-cell office:value-type="float" office:value="1166" calcext:value-type="float">
            <text:p>1166</text:p>
          </table:table-cell>
          <table:table-cell table:formula="of:=[.E552]+[.B553]" office:value-type="float" office:value="224717" calcext:value-type="float">
            <text:p>224717</text:p>
          </table:table-cell>
          <table:table-cell table:formula="of:=[.B553]/[.$B$1]" office:value-type="float" office:value="19.2608695652174" calcext:value-type="float">
            <text:p>19,26</text:p>
          </table:table-cell>
          <table:table-cell table:formula="of:=[.G552]+[.F553]" office:value-type="float" office:value="9770.30434782611" calcext:value-type="float">
            <text:p>9770,3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cannerActivity_2_FindViewByIdReturnsNullOperatorMutator</text:p>
          </table:table-cell>
          <table:table-cell office:value-type="float" office:value="2166" calcext:value-type="float">
            <text:p>2166</text:p>
          </table:table-cell>
          <table:table-cell table:formula="of:=[.E553]+[.B554]" office:value-type="float" office:value="225151" calcext:value-type="float">
            <text:p>225151</text:p>
          </table:table-cell>
          <table:table-cell table:formula="of:=[.B554]/[.$B$1]" office:value-type="float" office:value="18.8695652173913" calcext:value-type="float">
            <text:p>18,87</text:p>
          </table:table-cell>
          <table:table-cell table:formula="of:=[.G553]+[.F554]" office:value-type="float" office:value="9789.1739130435" calcext:value-type="float">
            <text:p>9789,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ScannerActivity_3_InvalidIDFindViewOperatorMutator</text:p>
          </table:table-cell>
          <table:table-cell office:value-type="float" office:value="3166" calcext:value-type="float">
            <text:p>3166</text:p>
          </table:table-cell>
          <table:table-cell table:formula="of:=[.E554]+[.B555]" office:value-type="float" office:value="225623" calcext:value-type="float">
            <text:p>225623</text:p>
          </table:table-cell>
          <table:table-cell table:formula="of:=[.B555]/[.$B$1]" office:value-type="float" office:value="20.5217391304348" calcext:value-type="float">
            <text:p>20,52</text:p>
          </table:table-cell>
          <table:table-cell table:formula="of:=[.G554]+[.F555]" office:value-type="float" office:value="9809.69565217393" calcext:value-type="float">
            <text:p>9809,7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cannerActivity_4_InvalidViewFocusOperatorMutator</text:p>
          </table:table-cell>
          <table:table-cell office:value-type="float" office:value="4166" calcext:value-type="float">
            <text:p>4166</text:p>
          </table:table-cell>
          <table:table-cell table:formula="of:=[.E555]+[.B556]" office:value-type="float" office:value="225954" calcext:value-type="float">
            <text:p>225954</text:p>
          </table:table-cell>
          <table:table-cell table:formula="of:=[.B556]/[.$B$1]" office:value-type="float" office:value="14.3913043478261" calcext:value-type="float">
            <text:p>14,39</text:p>
          </table:table-cell>
          <table:table-cell table:formula="of:=[.G555]+[.F556]" office:value-type="float" office:value="9824.08695652176" calcext:value-type="float">
            <text:p>9824,0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cannerActivity_5_ViewComponentNotVisibleOperatorMutator</text:p>
          </table:table-cell>
          <table:table-cell office:value-type="float" office:value="5166" calcext:value-type="float">
            <text:p>5166</text:p>
          </table:table-cell>
          <table:table-cell table:formula="of:=[.E556]+[.B557]" office:value-type="float" office:value="226387" calcext:value-type="float">
            <text:p>226387</text:p>
          </table:table-cell>
          <table:table-cell table:formula="of:=[.B557]/[.$B$1]" office:value-type="float" office:value="18.8260869565217" calcext:value-type="float">
            <text:p>18,83</text:p>
          </table:table-cell>
          <table:table-cell table:formula="of:=[.G556]+[.F557]" office:value-type="float" office:value="9842.91304347828" calcext:value-type="float">
            <text:p>9842,9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ScannerActivity_6_BuggyGUIListenerOperatorMutator</text:p>
          </table:table-cell>
          <table:table-cell office:value-type="float" office:value="6166" calcext:value-type="float">
            <text:p>6166</text:p>
          </table:table-cell>
          <table:table-cell table:formula="of:=[.E557]+[.B558]" office:value-type="float" office:value="226833" calcext:value-type="float">
            <text:p>226833</text:p>
          </table:table-cell>
          <table:table-cell table:formula="of:=[.B558]/[.$B$1]" office:value-type="float" office:value="19.3913043478261" calcext:value-type="float">
            <text:p>19,39</text:p>
          </table:table-cell>
          <table:table-cell table:formula="of:=[.G557]+[.F558]" office:value-type="float" office:value="9862.3043478261" calcext:value-type="float">
            <text:p>9862,3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cannerActivity_7_BinaryMutator</text:p>
          </table:table-cell>
          <table:table-cell office:value-type="float" office:value="7166" calcext:value-type="float">
            <text:p>7166</text:p>
          </table:table-cell>
          <table:table-cell table:formula="of:=[.E558]+[.B559]" office:value-type="float" office:value="227271" calcext:value-type="float">
            <text:p>227271</text:p>
          </table:table-cell>
          <table:table-cell table:formula="of:=[.B559]/[.$B$1]" office:value-type="float" office:value="19.0434782608696" calcext:value-type="float">
            <text:p>19,04</text:p>
          </table:table-cell>
          <table:table-cell table:formula="of:=[.G558]+[.F559]" office:value-type="float" office:value="9881.34782608698" calcext:value-type="float">
            <text:p>9881,3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cannerActivity_8_BinaryMutator</text:p>
          </table:table-cell>
          <table:table-cell office:value-type="float" office:value="8166" calcext:value-type="float">
            <text:p>8166</text:p>
          </table:table-cell>
          <table:table-cell table:formula="of:=[.E559]+[.B560]" office:value-type="float" office:value="227705" calcext:value-type="float">
            <text:p>227705</text:p>
          </table:table-cell>
          <table:table-cell table:formula="of:=[.B560]/[.$B$1]" office:value-type="float" office:value="18.8695652173913" calcext:value-type="float">
            <text:p>18,87</text:p>
          </table:table-cell>
          <table:table-cell table:formula="of:=[.G559]+[.F560]" office:value-type="float" office:value="9900.21739130437" calcext:value-type="float">
            <text:p>9900,2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cannerActivity_9_BinaryMutator</text:p>
          </table:table-cell>
          <table:table-cell office:value-type="float" office:value="9166" calcext:value-type="float">
            <text:p>9166</text:p>
          </table:table-cell>
          <table:table-cell table:formula="of:=[.E560]+[.B561]" office:value-type="float" office:value="228135" calcext:value-type="float">
            <text:p>228135</text:p>
          </table:table-cell>
          <table:table-cell table:formula="of:=[.B561]/[.$B$1]" office:value-type="float" office:value="18.695652173913" calcext:value-type="float">
            <text:p>18,70</text:p>
          </table:table-cell>
          <table:table-cell table:formula="of:=[.G560]+[.F561]" office:value-type="float" office:value="9918.91304347828" calcext:value-type="float">
            <text:p>9918,9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cannerActivity_10_BinaryMutator</text:p>
          </table:table-cell>
          <table:table-cell office:value-type="float" office:value="10166" calcext:value-type="float">
            <text:p>10166</text:p>
          </table:table-cell>
          <table:table-cell table:formula="of:=[.E561]+[.B562]" office:value-type="float" office:value="228568" calcext:value-type="float">
            <text:p>228568</text:p>
          </table:table-cell>
          <table:table-cell table:formula="of:=[.B562]/[.$B$1]" office:value-type="float" office:value="18.8260869565217" calcext:value-type="float">
            <text:p>18,83</text:p>
          </table:table-cell>
          <table:table-cell table:formula="of:=[.G561]+[.F562]" office:value-type="float" office:value="9937.7391304348" calcext:value-type="float">
            <text:p>9937,7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cannerActivity_11_BinaryMutator</text:p>
          </table:table-cell>
          <table:table-cell office:value-type="float" office:value="11166" calcext:value-type="float">
            <text:p>11166</text:p>
          </table:table-cell>
          <table:table-cell table:formula="of:=[.E562]+[.B563]" office:value-type="float" office:value="229003" calcext:value-type="float">
            <text:p>229003</text:p>
          </table:table-cell>
          <table:table-cell table:formula="of:=[.B563]/[.$B$1]" office:value-type="float" office:value="18.9130434782609" calcext:value-type="float">
            <text:p>18,91</text:p>
          </table:table-cell>
          <table:table-cell table:formula="of:=[.G562]+[.F563]" office:value-type="float" office:value="9956.65217391306" calcext:value-type="float">
            <text:p>9956,6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cannerActivity_12_NullIntentOperatorMutator</text:p>
          </table:table-cell>
          <table:table-cell office:value-type="float" office:value="12166" calcext:value-type="float">
            <text:p>12166</text:p>
          </table:table-cell>
          <table:table-cell table:formula="of:=[.E563]+[.B564]" office:value-type="float" office:value="229440" calcext:value-type="float">
            <text:p>229440</text:p>
          </table:table-cell>
          <table:table-cell table:formula="of:=[.B564]/[.$B$1]" office:value-type="float" office:value="19" calcext:value-type="float">
            <text:p>19,00</text:p>
          </table:table-cell>
          <table:table-cell table:formula="of:=[.G563]+[.F564]" office:value-type="float" office:value="9975.65217391306" calcext:value-type="float">
            <text:p>9975,6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ScannerActivity_13_RandomActionIntentDefinitionOperatorMutator</text:p>
          </table:table-cell>
          <table:table-cell office:value-type="float" office:value="13166" calcext:value-type="float">
            <text:p>13166</text:p>
          </table:table-cell>
          <table:table-cell table:formula="of:=[.E564]+[.B565]" office:value-type="float" office:value="229854" calcext:value-type="float">
            <text:p>229854</text:p>
          </table:table-cell>
          <table:table-cell table:formula="of:=[.B565]/[.$B$1]" office:value-type="float" office:value="18" calcext:value-type="float">
            <text:p>18,00</text:p>
          </table:table-cell>
          <table:table-cell table:formula="of:=[.G564]+[.F565]" office:value-type="float" office:value="9993.65217391306" calcext:value-type="float">
            <text:p>9993,6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cannerActivity_14_NullValueIntentPutExtraOperatorMutator</text:p>
          </table:table-cell>
          <table:table-cell office:value-type="float" office:value="14166" calcext:value-type="float">
            <text:p>14166</text:p>
          </table:table-cell>
          <table:table-cell table:formula="of:=[.E565]+[.B566]" office:value-type="float" office:value="230288" calcext:value-type="float">
            <text:p>230288</text:p>
          </table:table-cell>
          <table:table-cell table:formula="of:=[.B566]/[.$B$1]" office:value-type="float" office:value="18.8695652173913" calcext:value-type="float">
            <text:p>18,87</text:p>
          </table:table-cell>
          <table:table-cell table:formula="of:=[.G565]+[.F566]" office:value-type="float" office:value="10012.5217391305" calcext:value-type="float">
            <text:p>10012,5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cannerActivity_15_IntentPayloadReplacementOperatorMutator</text:p>
          </table:table-cell>
          <table:table-cell office:value-type="float" office:value="15166" calcext:value-type="float">
            <text:p>15166</text:p>
          </table:table-cell>
          <table:table-cell table:formula="of:=[.E566]+[.B567]" office:value-type="float" office:value="230725" calcext:value-type="float">
            <text:p>230725</text:p>
          </table:table-cell>
          <table:table-cell table:formula="of:=[.B567]/[.$B$1]" office:value-type="float" office:value="19" calcext:value-type="float">
            <text:p>19,00</text:p>
          </table:table-cell>
          <table:table-cell table:formula="of:=[.G566]+[.F567]" office:value-type="float" office:value="10031.5217391305" calcext:value-type="float">
            <text:p>10031,5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cannerActivity_16_RandomActionIntentDefinitionOperatorMutator</text:p>
          </table:table-cell>
          <table:table-cell office:value-type="float" office:value="16166" calcext:value-type="float">
            <text:p>16166</text:p>
          </table:table-cell>
          <table:table-cell table:formula="of:=[.E567]+[.B568]" office:value-type="float" office:value="231166" calcext:value-type="float">
            <text:p>231166</text:p>
          </table:table-cell>
          <table:table-cell table:formula="of:=[.B568]/[.$B$1]" office:value-type="float" office:value="19.1739130434783" calcext:value-type="float">
            <text:p>19,17</text:p>
          </table:table-cell>
          <table:table-cell table:formula="of:=[.G567]+[.F568]" office:value-type="float" office:value="10050.6956521739" calcext:value-type="float">
            <text:p>10050,7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uthActivity_0_LengthyGUICreationOperatorMutator</text:p>
          </table:table-cell>
          <table:table-cell office:value-type="float" office:value="167" calcext:value-type="float">
            <text:p>167</text:p>
          </table:table-cell>
          <table:table-cell table:formula="of:=[.E568]+[.B569]" office:value-type="float" office:value="231588" calcext:value-type="float">
            <text:p>231588</text:p>
          </table:table-cell>
          <table:table-cell table:formula="of:=[.B569]/[.$B$1]" office:value-type="float" office:value="18.3478260869565" calcext:value-type="float">
            <text:p>18,35</text:p>
          </table:table-cell>
          <table:table-cell table:formula="of:=[.G568]+[.F569]" office:value-type="float" office:value="10069.0434782609" calcext:value-type="float">
            <text:p>10069,0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uthActivity_1_FindViewByIdReturnsNullOperatorMutator</text:p>
          </table:table-cell>
          <table:table-cell office:value-type="float" office:value="1167" calcext:value-type="float">
            <text:p>1167</text:p>
          </table:table-cell>
          <table:table-cell table:formula="of:=[.E569]+[.B570]" office:value-type="float" office:value="232006" calcext:value-type="float">
            <text:p>232006</text:p>
          </table:table-cell>
          <table:table-cell table:formula="of:=[.B570]/[.$B$1]" office:value-type="float" office:value="18.1739130434783" calcext:value-type="float">
            <text:p>18,17</text:p>
          </table:table-cell>
          <table:table-cell table:formula="of:=[.G569]+[.F570]" office:value-type="float" office:value="10087.2173913044" calcext:value-type="float">
            <text:p>10087,2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uthActivity_2_InvalidIDFindViewOperatorMutator</text:p>
          </table:table-cell>
          <table:table-cell office:value-type="float" office:value="2167" calcext:value-type="float">
            <text:p>2167</text:p>
          </table:table-cell>
          <table:table-cell table:formula="of:=[.E570]+[.B571]" office:value-type="float" office:value="232431" calcext:value-type="float">
            <text:p>232431</text:p>
          </table:table-cell>
          <table:table-cell table:formula="of:=[.B571]/[.$B$1]" office:value-type="float" office:value="18.4782608695652" calcext:value-type="float">
            <text:p>18,48</text:p>
          </table:table-cell>
          <table:table-cell table:formula="of:=[.G570]+[.F571]" office:value-type="float" office:value="10105.6956521739" calcext:value-type="float">
            <text:p>10105,7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uthActivity_3_InvalidViewFocusOperatorMutator</text:p>
          </table:table-cell>
          <table:table-cell office:value-type="float" office:value="3167" calcext:value-type="float">
            <text:p>3167</text:p>
          </table:table-cell>
          <table:table-cell table:formula="of:=[.E571]+[.B572]" office:value-type="float" office:value="232868" calcext:value-type="float">
            <text:p>232868</text:p>
          </table:table-cell>
          <table:table-cell table:formula="of:=[.B572]/[.$B$1]" office:value-type="float" office:value="19" calcext:value-type="float">
            <text:p>19,00</text:p>
          </table:table-cell>
          <table:table-cell table:formula="of:=[.G571]+[.F572]" office:value-type="float" office:value="10124.6956521739" calcext:value-type="float">
            <text:p>10124,7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uthActivity_4_ViewComponentNotVisibleOperatorMutator</text:p>
          </table:table-cell>
          <table:table-cell office:value-type="float" office:value="4167" calcext:value-type="float">
            <text:p>4167</text:p>
          </table:table-cell>
          <table:table-cell table:formula="of:=[.E572]+[.B573]" office:value-type="float" office:value="233294" calcext:value-type="float">
            <text:p>233294</text:p>
          </table:table-cell>
          <table:table-cell table:formula="of:=[.B573]/[.$B$1]" office:value-type="float" office:value="18.5217391304348" calcext:value-type="float">
            <text:p>18,52</text:p>
          </table:table-cell>
          <table:table-cell table:formula="of:=[.G572]+[.F573]" office:value-type="float" office:value="10143.2173913044" calcext:value-type="float">
            <text:p>10143,2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uthActivity_5_FindViewByIdReturnsNullOperatorMutator</text:p>
          </table:table-cell>
          <table:table-cell office:value-type="float" office:value="5167" calcext:value-type="float">
            <text:p>5167</text:p>
          </table:table-cell>
          <table:table-cell table:formula="of:=[.E573]+[.B574]" office:value-type="float" office:value="233728" calcext:value-type="float">
            <text:p>233728</text:p>
          </table:table-cell>
          <table:table-cell table:formula="of:=[.B574]/[.$B$1]" office:value-type="float" office:value="18.8695652173913" calcext:value-type="float">
            <text:p>18,87</text:p>
          </table:table-cell>
          <table:table-cell table:formula="of:=[.G573]+[.F574]" office:value-type="float" office:value="10162.0869565218" calcext:value-type="float">
            <text:p>10162,0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uthActivity_6_InvalidIDFindViewOperatorMutator</text:p>
          </table:table-cell>
          <table:table-cell office:value-type="float" office:value="6167" calcext:value-type="float">
            <text:p>6167</text:p>
          </table:table-cell>
          <table:table-cell table:formula="of:=[.E574]+[.B575]" office:value-type="float" office:value="234164" calcext:value-type="float">
            <text:p>234164</text:p>
          </table:table-cell>
          <table:table-cell table:formula="of:=[.B575]/[.$B$1]" office:value-type="float" office:value="18.9565217391304" calcext:value-type="float">
            <text:p>18,96</text:p>
          </table:table-cell>
          <table:table-cell table:formula="of:=[.G574]+[.F575]" office:value-type="float" office:value="10181.0434782609" calcext:value-type="float">
            <text:p>10181,0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uthActivity_7_InvalidViewFocusOperatorMutator</text:p>
          </table:table-cell>
          <table:table-cell office:value-type="float" office:value="7167" calcext:value-type="float">
            <text:p>7167</text:p>
          </table:table-cell>
          <table:table-cell table:formula="of:=[.E575]+[.B576]" office:value-type="float" office:value="234598" calcext:value-type="float">
            <text:p>234598</text:p>
          </table:table-cell>
          <table:table-cell table:formula="of:=[.B576]/[.$B$1]" office:value-type="float" office:value="18.8695652173913" calcext:value-type="float">
            <text:p>18,87</text:p>
          </table:table-cell>
          <table:table-cell table:formula="of:=[.G575]+[.F576]" office:value-type="float" office:value="10199.9130434783" calcext:value-type="float">
            <text:p>10199,9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uthActivity_8_ViewComponentNotVisibleOperatorMutator</text:p>
          </table:table-cell>
          <table:table-cell office:value-type="float" office:value="8167" calcext:value-type="float">
            <text:p>8167</text:p>
          </table:table-cell>
          <table:table-cell table:formula="of:=[.E576]+[.B577]" office:value-type="float" office:value="235034" calcext:value-type="float">
            <text:p>235034</text:p>
          </table:table-cell>
          <table:table-cell table:formula="of:=[.B577]/[.$B$1]" office:value-type="float" office:value="18.9565217391304" calcext:value-type="float">
            <text:p>18,96</text:p>
          </table:table-cell>
          <table:table-cell table:formula="of:=[.G576]+[.F577]" office:value-type="float" office:value="10218.8695652174" calcext:value-type="float">
            <text:p>10218,8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uthActivity_9_FindViewByIdReturnsNullOperatorMutator</text:p>
          </table:table-cell>
          <table:table-cell office:value-type="float" office:value="9167" calcext:value-type="float">
            <text:p>9167</text:p>
          </table:table-cell>
          <table:table-cell table:formula="of:=[.E577]+[.B578]" office:value-type="float" office:value="235452" calcext:value-type="float">
            <text:p>235452</text:p>
          </table:table-cell>
          <table:table-cell table:formula="of:=[.B578]/[.$B$1]" office:value-type="float" office:value="18.1739130434783" calcext:value-type="float">
            <text:p>18,17</text:p>
          </table:table-cell>
          <table:table-cell table:formula="of:=[.G577]+[.F578]" office:value-type="float" office:value="10237.0434782609" calcext:value-type="float">
            <text:p>10237,0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uthActivity_10_InvalidIDFindViewOperatorMutator</text:p>
          </table:table-cell>
          <table:table-cell office:value-type="float" office:value="10167" calcext:value-type="float">
            <text:p>10167</text:p>
          </table:table-cell>
          <table:table-cell table:formula="of:=[.E578]+[.B579]" office:value-type="float" office:value="235875" calcext:value-type="float">
            <text:p>235875</text:p>
          </table:table-cell>
          <table:table-cell table:formula="of:=[.B579]/[.$B$1]" office:value-type="float" office:value="18.3913043478261" calcext:value-type="float">
            <text:p>18,39</text:p>
          </table:table-cell>
          <table:table-cell table:formula="of:=[.G578]+[.F579]" office:value-type="float" office:value="10255.4347826087" calcext:value-type="float">
            <text:p>10255,4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uthActivity_11_InvalidViewFocusOperatorMutator</text:p>
          </table:table-cell>
          <table:table-cell office:value-type="float" office:value="11167" calcext:value-type="float">
            <text:p>11167</text:p>
          </table:table-cell>
          <table:table-cell table:formula="of:=[.E579]+[.B580]" office:value-type="float" office:value="236307" calcext:value-type="float">
            <text:p>236307</text:p>
          </table:table-cell>
          <table:table-cell table:formula="of:=[.B580]/[.$B$1]" office:value-type="float" office:value="18.7826086956522" calcext:value-type="float">
            <text:p>18,78</text:p>
          </table:table-cell>
          <table:table-cell table:formula="of:=[.G579]+[.F580]" office:value-type="float" office:value="10274.2173913044" calcext:value-type="float">
            <text:p>10274,2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uthActivity_12_ViewComponentNotVisibleOperatorMutator</text:p>
          </table:table-cell>
          <table:table-cell office:value-type="float" office:value="12167" calcext:value-type="float">
            <text:p>12167</text:p>
          </table:table-cell>
          <table:table-cell table:formula="of:=[.E580]+[.B581]" office:value-type="float" office:value="236743" calcext:value-type="float">
            <text:p>236743</text:p>
          </table:table-cell>
          <table:table-cell table:formula="of:=[.B581]/[.$B$1]" office:value-type="float" office:value="18.9565217391304" calcext:value-type="float">
            <text:p>18,96</text:p>
          </table:table-cell>
          <table:table-cell table:formula="of:=[.G580]+[.F581]" office:value-type="float" office:value="10293.1739130435" calcext:value-type="float">
            <text:p>10293,1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uthActivity_13_FindViewByIdReturnsNullOperatorMutator</text:p>
          </table:table-cell>
          <table:table-cell office:value-type="float" office:value="13167" calcext:value-type="float">
            <text:p>13167</text:p>
          </table:table-cell>
          <table:table-cell table:formula="of:=[.E581]+[.B582]" office:value-type="float" office:value="237166" calcext:value-type="float">
            <text:p>237166</text:p>
          </table:table-cell>
          <table:table-cell table:formula="of:=[.B582]/[.$B$1]" office:value-type="float" office:value="18.3913043478261" calcext:value-type="float">
            <text:p>18,39</text:p>
          </table:table-cell>
          <table:table-cell table:formula="of:=[.G581]+[.F582]" office:value-type="float" office:value="10311.5652173913" calcext:value-type="float">
            <text:p>10311,5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uthActivity_14_InvalidIDFindViewOperatorMutator</text:p>
          </table:table-cell>
          <table:table-cell office:value-type="float" office:value="14167" calcext:value-type="float">
            <text:p>14167</text:p>
          </table:table-cell>
          <table:table-cell table:formula="of:=[.E582]+[.B583]" office:value-type="float" office:value="237590" calcext:value-type="float">
            <text:p>237590</text:p>
          </table:table-cell>
          <table:table-cell table:formula="of:=[.B583]/[.$B$1]" office:value-type="float" office:value="18.4347826086957" calcext:value-type="float">
            <text:p>18,43</text:p>
          </table:table-cell>
          <table:table-cell table:formula="of:=[.G582]+[.F583]" office:value-type="float" office:value="10330" calcext:value-type="float">
            <text:p>10330,0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uthActivity_15_InvalidViewFocusOperatorMutator</text:p>
          </table:table-cell>
          <table:table-cell office:value-type="float" office:value="15167" calcext:value-type="float">
            <text:p>15167</text:p>
          </table:table-cell>
          <table:table-cell table:formula="of:=[.E583]+[.B584]" office:value-type="float" office:value="238031" calcext:value-type="float">
            <text:p>238031</text:p>
          </table:table-cell>
          <table:table-cell table:formula="of:=[.B584]/[.$B$1]" office:value-type="float" office:value="19.1739130434783" calcext:value-type="float">
            <text:p>19,17</text:p>
          </table:table-cell>
          <table:table-cell table:formula="of:=[.G583]+[.F584]" office:value-type="float" office:value="10349.1739130435" calcext:value-type="float">
            <text:p>10349,1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uthActivity_16_ViewComponentNotVisibleOperatorMutator</text:p>
          </table:table-cell>
          <table:table-cell office:value-type="float" office:value="16167" calcext:value-type="float">
            <text:p>16167</text:p>
          </table:table-cell>
          <table:table-cell table:formula="of:=[.E584]+[.B585]" office:value-type="float" office:value="238467" calcext:value-type="float">
            <text:p>238467</text:p>
          </table:table-cell>
          <table:table-cell table:formula="of:=[.B585]/[.$B$1]" office:value-type="float" office:value="18.9565217391304" calcext:value-type="float">
            <text:p>18,96</text:p>
          </table:table-cell>
          <table:table-cell table:formula="of:=[.G584]+[.F585]" office:value-type="float" office:value="10368.1304347826" calcext:value-type="float">
            <text:p>10368,1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uthActivity_17_RandomActionIntentDefinitionOperatorMutator</text:p>
          </table:table-cell>
          <table:table-cell office:value-type="float" office:value="17167" calcext:value-type="float">
            <text:p>17167</text:p>
          </table:table-cell>
          <table:table-cell table:formula="of:=[.E585]+[.B586]" office:value-type="float" office:value="238948" calcext:value-type="float">
            <text:p>238948</text:p>
          </table:table-cell>
          <table:table-cell table:formula="of:=[.B586]/[.$B$1]" office:value-type="float" office:value="20.9130434782609" calcext:value-type="float">
            <text:p>20,91</text:p>
          </table:table-cell>
          <table:table-cell table:formula="of:=[.G585]+[.F586]" office:value-type="float" office:value="10389.0434782609" calcext:value-type="float">
            <text:p>10389,0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uthActivity_18_BuggyGUIListenerOperatorMutator</text:p>
          </table:table-cell>
          <table:table-cell office:value-type="float" office:value="18167" calcext:value-type="float">
            <text:p>18167</text:p>
          </table:table-cell>
          <table:table-cell table:formula="of:=[.E586]+[.B587]" office:value-type="float" office:value="239384" calcext:value-type="float">
            <text:p>239384</text:p>
          </table:table-cell>
          <table:table-cell table:formula="of:=[.B587]/[.$B$1]" office:value-type="float" office:value="18.9565217391304" calcext:value-type="float">
            <text:p>18,96</text:p>
          </table:table-cell>
          <table:table-cell table:formula="of:=[.G586]+[.F587]" office:value-type="float" office:value="10408" calcext:value-type="float">
            <text:p>10408,0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uthActivity_19_BuggyGUIListenerOperatorMutator</text:p>
          </table:table-cell>
          <table:table-cell office:value-type="float" office:value="19167" calcext:value-type="float">
            <text:p>19167</text:p>
          </table:table-cell>
          <table:table-cell table:formula="of:=[.E587]+[.B588]" office:value-type="float" office:value="239807" calcext:value-type="float">
            <text:p>239807</text:p>
          </table:table-cell>
          <table:table-cell table:formula="of:=[.B588]/[.$B$1]" office:value-type="float" office:value="18.3913043478261" calcext:value-type="float">
            <text:p>18,39</text:p>
          </table:table-cell>
          <table:table-cell table:formula="of:=[.G587]+[.F588]" office:value-type="float" office:value="10426.3913043478" calcext:value-type="float">
            <text:p>10426,3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uthActivity_20_BuggyGUIListenerOperatorMutator</text:p>
          </table:table-cell>
          <table:table-cell office:value-type="float" office:value="20167" calcext:value-type="float">
            <text:p>20167</text:p>
          </table:table-cell>
          <table:table-cell table:formula="of:=[.E588]+[.B589]" office:value-type="float" office:value="240238" calcext:value-type="float">
            <text:p>240238</text:p>
          </table:table-cell>
          <table:table-cell table:formula="of:=[.B589]/[.$B$1]" office:value-type="float" office:value="18.7391304347826" calcext:value-type="float">
            <text:p>18,74</text:p>
          </table:table-cell>
          <table:table-cell table:formula="of:=[.G588]+[.F589]" office:value-type="float" office:value="10445.1304347826" calcext:value-type="float">
            <text:p>10445,1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uthActivity_21_BinaryMutator</text:p>
          </table:table-cell>
          <table:table-cell office:value-type="float" office:value="21167" calcext:value-type="float">
            <text:p>21167</text:p>
          </table:table-cell>
          <table:table-cell table:formula="of:=[.E589]+[.B590]" office:value-type="float" office:value="240668" calcext:value-type="float">
            <text:p>240668</text:p>
          </table:table-cell>
          <table:table-cell table:formula="of:=[.B590]/[.$B$1]" office:value-type="float" office:value="18.695652173913" calcext:value-type="float">
            <text:p>18,70</text:p>
          </table:table-cell>
          <table:table-cell table:formula="of:=[.G589]+[.F590]" office:value-type="float" office:value="10463.8260869565" calcext:value-type="float">
            <text:p>10463,8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uthActivity_22_BinaryMutator</text:p>
          </table:table-cell>
          <table:table-cell office:value-type="float" office:value="22167" calcext:value-type="float">
            <text:p>22167</text:p>
          </table:table-cell>
          <table:table-cell table:formula="of:=[.E590]+[.B591]" office:value-type="float" office:value="241100" calcext:value-type="float">
            <text:p>241100</text:p>
          </table:table-cell>
          <table:table-cell table:formula="of:=[.B591]/[.$B$1]" office:value-type="float" office:value="18.7826086956522" calcext:value-type="float">
            <text:p>18,78</text:p>
          </table:table-cell>
          <table:table-cell table:formula="of:=[.G590]+[.F591]" office:value-type="float" office:value="10482.6086956522" calcext:value-type="float">
            <text:p>10482,6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uthActivity_23_BuggyGUIListenerOperatorMutator</text:p>
          </table:table-cell>
          <table:table-cell office:value-type="float" office:value="23167" calcext:value-type="float">
            <text:p>23167</text:p>
          </table:table-cell>
          <table:table-cell table:formula="of:=[.E591]+[.B592]" office:value-type="float" office:value="241533" calcext:value-type="float">
            <text:p>241533</text:p>
          </table:table-cell>
          <table:table-cell table:formula="of:=[.B592]/[.$B$1]" office:value-type="float" office:value="18.8260869565217" calcext:value-type="float">
            <text:p>18,83</text:p>
          </table:table-cell>
          <table:table-cell table:formula="of:=[.G591]+[.F592]" office:value-type="float" office:value="10501.4347826087" calcext:value-type="float">
            <text:p>10501,4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PreferencesActivity_0_LengthyGUICreationOperatorMutator</text:p>
          </table:table-cell>
          <table:table-cell office:value-type="float" office:value="168" calcext:value-type="float">
            <text:p>168</text:p>
          </table:table-cell>
          <table:table-cell table:formula="of:=[.E592]+[.B593]" office:value-type="float" office:value="242068" calcext:value-type="float">
            <text:p>242068</text:p>
          </table:table-cell>
          <table:table-cell table:formula="of:=[.B593]/[.$B$1]" office:value-type="float" office:value="23.2608695652174" calcext:value-type="float">
            <text:p>23,26</text:p>
          </table:table-cell>
          <table:table-cell table:formula="of:=[.G592]+[.F593]" office:value-type="float" office:value="10524.6956521739" calcext:value-type="float">
            <text:p>10524,7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referencesActivity_1_InvalidIDFindViewOperatorMutator</text:p>
          </table:table-cell>
          <table:table-cell office:value-type="float" office:value="1168" calcext:value-type="float">
            <text:p>1168</text:p>
          </table:table-cell>
          <table:table-cell table:formula="of:=[.E593]+[.B594]" office:value-type="float" office:value="242502" calcext:value-type="float">
            <text:p>242502</text:p>
          </table:table-cell>
          <table:table-cell table:formula="of:=[.B594]/[.$B$1]" office:value-type="float" office:value="18.8695652173913" calcext:value-type="float">
            <text:p>18,87</text:p>
          </table:table-cell>
          <table:table-cell table:formula="of:=[.G593]+[.F594]" office:value-type="float" office:value="10543.5652173913" calcext:value-type="float">
            <text:p>10543,5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GroupManagerActivity_0_LengthyGUICreationOperatorMutator</text:p>
          </table:table-cell>
          <table:table-cell office:value-type="float" office:value="169" calcext:value-type="float">
            <text:p>169</text:p>
          </table:table-cell>
          <table:table-cell table:formula="of:=[.E594]+[.B595]" office:value-type="float" office:value="242938" calcext:value-type="float">
            <text:p>242938</text:p>
          </table:table-cell>
          <table:table-cell table:formula="of:=[.B595]/[.$B$1]" office:value-type="float" office:value="18.9565217391304" calcext:value-type="float">
            <text:p>18,96</text:p>
          </table:table-cell>
          <table:table-cell table:formula="of:=[.G594]+[.F595]" office:value-type="float" office:value="10562.5217391305" calcext:value-type="float">
            <text:p>10562,5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GroupManagerActivity_1_InvalidIDFindViewOperatorMutator</text:p>
          </table:table-cell>
          <table:table-cell office:value-type="float" office:value="1169" calcext:value-type="float">
            <text:p>1169</text:p>
          </table:table-cell>
          <table:table-cell table:formula="of:=[.E595]+[.B596]" office:value-type="float" office:value="243375" calcext:value-type="float">
            <text:p>243375</text:p>
          </table:table-cell>
          <table:table-cell table:formula="of:=[.B596]/[.$B$1]" office:value-type="float" office:value="19" calcext:value-type="float">
            <text:p>19,00</text:p>
          </table:table-cell>
          <table:table-cell table:formula="of:=[.G595]+[.F596]" office:value-type="float" office:value="10581.5217391305" calcext:value-type="float">
            <text:p>10581,5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GroupManagerActivity_2_FindViewByIdReturnsNullOperatorMutator</text:p>
          </table:table-cell>
          <table:table-cell office:value-type="float" office:value="2169" calcext:value-type="float">
            <text:p>2169</text:p>
          </table:table-cell>
          <table:table-cell table:formula="of:=[.E596]+[.B597]" office:value-type="float" office:value="243813" calcext:value-type="float">
            <text:p>243813</text:p>
          </table:table-cell>
          <table:table-cell table:formula="of:=[.B597]/[.$B$1]" office:value-type="float" office:value="19.0434782608696" calcext:value-type="float">
            <text:p>19,04</text:p>
          </table:table-cell>
          <table:table-cell table:formula="of:=[.G596]+[.F597]" office:value-type="float" office:value="10600.5652173913" calcext:value-type="float">
            <text:p>10600,5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GroupManagerActivity_3_InvalidIDFindViewOperatorMutator</text:p>
          </table:table-cell>
          <table:table-cell office:value-type="float" office:value="3169" calcext:value-type="float">
            <text:p>3169</text:p>
          </table:table-cell>
          <table:table-cell table:formula="of:=[.E597]+[.B598]" office:value-type="float" office:value="244217" calcext:value-type="float">
            <text:p>244217</text:p>
          </table:table-cell>
          <table:table-cell table:formula="of:=[.B598]/[.$B$1]" office:value-type="float" office:value="17.5652173913043" calcext:value-type="float">
            <text:p>17,57</text:p>
          </table:table-cell>
          <table:table-cell table:formula="of:=[.G597]+[.F598]" office:value-type="float" office:value="10618.1304347826" calcext:value-type="float">
            <text:p>10618,1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GroupManagerActivity_4_InvalidViewFocusOperatorMutator</text:p>
          </table:table-cell>
          <table:table-cell office:value-type="float" office:value="4169" calcext:value-type="float">
            <text:p>4169</text:p>
          </table:table-cell>
          <table:table-cell table:formula="of:=[.E598]+[.B599]" office:value-type="float" office:value="244650" calcext:value-type="float">
            <text:p>244650</text:p>
          </table:table-cell>
          <table:table-cell table:formula="of:=[.B599]/[.$B$1]" office:value-type="float" office:value="18.8260869565217" calcext:value-type="float">
            <text:p>18,83</text:p>
          </table:table-cell>
          <table:table-cell table:formula="of:=[.G598]+[.F599]" office:value-type="float" office:value="10636.9565217392" calcext:value-type="float">
            <text:p>10636,9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GroupManagerActivity_5_ViewComponentNotVisibleOperatorMutator</text:p>
          </table:table-cell>
          <table:table-cell office:value-type="float" office:value="5169" calcext:value-type="float">
            <text:p>5169</text:p>
          </table:table-cell>
          <table:table-cell table:formula="of:=[.E599]+[.B600]" office:value-type="float" office:value="245096" calcext:value-type="float">
            <text:p>245096</text:p>
          </table:table-cell>
          <table:table-cell table:formula="of:=[.B600]/[.$B$1]" office:value-type="float" office:value="19.3913043478261" calcext:value-type="float">
            <text:p>19,39</text:p>
          </table:table-cell>
          <table:table-cell table:formula="of:=[.G599]+[.F600]" office:value-type="float" office:value="10656.347826087" calcext:value-type="float">
            <text:p>10656,3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GroupManagerActivity_6_FindViewByIdReturnsNullOperatorMutator</text:p>
          </table:table-cell>
          <table:table-cell office:value-type="float" office:value="6169" calcext:value-type="float">
            <text:p>6169</text:p>
          </table:table-cell>
          <table:table-cell table:formula="of:=[.E600]+[.B601]" office:value-type="float" office:value="245534" calcext:value-type="float">
            <text:p>245534</text:p>
          </table:table-cell>
          <table:table-cell table:formula="of:=[.B601]/[.$B$1]" office:value-type="float" office:value="19.0434782608696" calcext:value-type="float">
            <text:p>19,04</text:p>
          </table:table-cell>
          <table:table-cell table:formula="of:=[.G600]+[.F601]" office:value-type="float" office:value="10675.3913043478" calcext:value-type="float">
            <text:p>10675,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GroupManagerActivity_7_InvalidIDFindViewOperatorMutator</text:p>
          </table:table-cell>
          <table:table-cell office:value-type="float" office:value="7169" calcext:value-type="float">
            <text:p>7169</text:p>
          </table:table-cell>
          <table:table-cell table:formula="of:=[.E601]+[.B602]" office:value-type="float" office:value="245977" calcext:value-type="float">
            <text:p>245977</text:p>
          </table:table-cell>
          <table:table-cell table:formula="of:=[.B602]/[.$B$1]" office:value-type="float" office:value="19.2608695652174" calcext:value-type="float">
            <text:p>19,26</text:p>
          </table:table-cell>
          <table:table-cell table:formula="of:=[.G601]+[.F602]" office:value-type="float" office:value="10694.6521739131" calcext:value-type="float">
            <text:p>10694,6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GroupManagerActivity_8_InvalidViewFocusOperatorMutator</text:p>
          </table:table-cell>
          <table:table-cell office:value-type="float" office:value="8169" calcext:value-type="float">
            <text:p>8169</text:p>
          </table:table-cell>
          <table:table-cell table:formula="of:=[.E602]+[.B603]" office:value-type="float" office:value="246415" calcext:value-type="float">
            <text:p>246415</text:p>
          </table:table-cell>
          <table:table-cell table:formula="of:=[.B603]/[.$B$1]" office:value-type="float" office:value="19.0434782608696" calcext:value-type="float">
            <text:p>19,04</text:p>
          </table:table-cell>
          <table:table-cell table:formula="of:=[.G602]+[.F603]" office:value-type="float" office:value="10713.6956521739" calcext:value-type="float">
            <text:p>10713,7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GroupManagerActivity_9_ViewComponentNotVisibleOperatorMutator</text:p>
          </table:table-cell>
          <table:table-cell office:value-type="float" office:value="9169" calcext:value-type="float">
            <text:p>9169</text:p>
          </table:table-cell>
          <table:table-cell table:formula="of:=[.E603]+[.B604]" office:value-type="float" office:value="246856" calcext:value-type="float">
            <text:p>246856</text:p>
          </table:table-cell>
          <table:table-cell table:formula="of:=[.B604]/[.$B$1]" office:value-type="float" office:value="19.1739130434783" calcext:value-type="float">
            <text:p>19,17</text:p>
          </table:table-cell>
          <table:table-cell table:formula="of:=[.G603]+[.F604]" office:value-type="float" office:value="10732.8695652174" calcext:value-type="float">
            <text:p>10732,8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GroupManagerActivity_10_BuggyGUIListenerOperatorMutator</text:p>
          </table:table-cell>
          <table:table-cell office:value-type="float" office:value="10169" calcext:value-type="float">
            <text:p>10169</text:p>
          </table:table-cell>
          <table:table-cell table:formula="of:=[.E604]+[.B605]" office:value-type="float" office:value="247293" calcext:value-type="float">
            <text:p>247293</text:p>
          </table:table-cell>
          <table:table-cell table:formula="of:=[.B605]/[.$B$1]" office:value-type="float" office:value="19" calcext:value-type="float">
            <text:p>19,00</text:p>
          </table:table-cell>
          <table:table-cell table:formula="of:=[.G604]+[.F605]" office:value-type="float" office:value="10751.8695652174" calcext:value-type="float">
            <text:p>10751,8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GroupManagerActivity_11_BuggyGUIListenerOperatorMutator</text:p>
          </table:table-cell>
          <table:table-cell office:value-type="float" office:value="11169" calcext:value-type="float">
            <text:p>11169</text:p>
          </table:table-cell>
          <table:table-cell table:formula="of:=[.E605]+[.B606]" office:value-type="float" office:value="247731" calcext:value-type="float">
            <text:p>247731</text:p>
          </table:table-cell>
          <table:table-cell table:formula="of:=[.B606]/[.$B$1]" office:value-type="float" office:value="19.0434782608696" calcext:value-type="float">
            <text:p>19,04</text:p>
          </table:table-cell>
          <table:table-cell table:formula="of:=[.G605]+[.F606]" office:value-type="float" office:value="10770.9130434783" calcext:value-type="float">
            <text:p>10770,9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roupManagerActivity_12_BuggyGUIListenerOperatorMutator</text:p>
          </table:table-cell>
          <table:table-cell office:value-type="float" office:value="12169" calcext:value-type="float">
            <text:p>12169</text:p>
          </table:table-cell>
          <table:table-cell table:formula="of:=[.E606]+[.B607]" office:value-type="float" office:value="248171" calcext:value-type="float">
            <text:p>248171</text:p>
          </table:table-cell>
          <table:table-cell table:formula="of:=[.B607]/[.$B$1]" office:value-type="float" office:value="19.1304347826087" calcext:value-type="float">
            <text:p>19,13</text:p>
          </table:table-cell>
          <table:table-cell table:formula="of:=[.G606]+[.F607]" office:value-type="float" office:value="10790.0434782609" calcext:value-type="float">
            <text:p>10790,0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PanicResponderActivity_0_LengthyGUICreationOperatorMutator</text:p>
          </table:table-cell>
          <table:table-cell office:value-type="float" office:value="170" calcext:value-type="float">
            <text:p>170</text:p>
          </table:table-cell>
          <table:table-cell table:formula="of:=[.E607]+[.B608]" office:value-type="float" office:value="248619" calcext:value-type="float">
            <text:p>248619</text:p>
          </table:table-cell>
          <table:table-cell table:formula="of:=[.B608]/[.$B$1]" office:value-type="float" office:value="19.4782608695652" calcext:value-type="float">
            <text:p>19,48</text:p>
          </table:table-cell>
          <table:table-cell table:formula="of:=[.G607]+[.F608]" office:value-type="float" office:value="10809.5217391305" calcext:value-type="float">
            <text:p>10809,5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PanicResponderActivity_1_RandomActionIntentDefinitionOperatorMutator</text:p>
          </table:table-cell>
          <table:table-cell office:value-type="float" office:value="1170" calcext:value-type="float">
            <text:p>1170</text:p>
          </table:table-cell>
          <table:table-cell table:formula="of:=[.E608]+[.B609]" office:value-type="float" office:value="249050" calcext:value-type="float">
            <text:p>249050</text:p>
          </table:table-cell>
          <table:table-cell table:formula="of:=[.B609]/[.$B$1]" office:value-type="float" office:value="18.7391304347826" calcext:value-type="float">
            <text:p>18,74</text:p>
          </table:table-cell>
          <table:table-cell table:formula="of:=[.G608]+[.F609]" office:value-type="float" office:value="10828.2608695652" calcext:value-type="float">
            <text:p>10828,2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PanicResponderActivity_2_RandomActionIntentDefinitionOperatorMutator</text:p>
          </table:table-cell>
          <table:table-cell office:value-type="float" office:value="2170" calcext:value-type="float">
            <text:p>2170</text:p>
          </table:table-cell>
          <table:table-cell table:formula="of:=[.E609]+[.B610]" office:value-type="float" office:value="249488" calcext:value-type="float">
            <text:p>249488</text:p>
          </table:table-cell>
          <table:table-cell table:formula="of:=[.B610]/[.$B$1]" office:value-type="float" office:value="19.0434782608696" calcext:value-type="float">
            <text:p>19,04</text:p>
          </table:table-cell>
          <table:table-cell table:formula="of:=[.G609]+[.F610]" office:value-type="float" office:value="10847.3043478261" calcext:value-type="float">
            <text:p>10847,3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ExitActivity_0_LengthyGUICreationOperatorMutator</text:p>
          </table:table-cell>
          <table:table-cell office:value-type="float" office:value="171" calcext:value-type="float">
            <text:p>171</text:p>
          </table:table-cell>
          <table:table-cell table:formula="of:=[.E610]+[.B611]" office:value-type="float" office:value="249933" calcext:value-type="float">
            <text:p>249933</text:p>
          </table:table-cell>
          <table:table-cell table:formula="of:=[.B611]/[.$B$1]" office:value-type="float" office:value="19.3478260869565" calcext:value-type="float">
            <text:p>19,35</text:p>
          </table:table-cell>
          <table:table-cell table:formula="of:=[.G610]+[.F611]" office:value-type="float" office:value="10866.6521739131" calcext:value-type="float">
            <text:p>10866,6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xitActivity_1_NullIntentOperatorMutator</text:p>
          </table:table-cell>
          <table:table-cell office:value-type="float" office:value="1171" calcext:value-type="float">
            <text:p>1171</text:p>
          </table:table-cell>
          <table:table-cell table:formula="of:=[.E611]+[.B612]" office:value-type="float" office:value="250362" calcext:value-type="float">
            <text:p>250362</text:p>
          </table:table-cell>
          <table:table-cell table:formula="of:=[.B612]/[.$B$1]" office:value-type="float" office:value="18.6521739130435" calcext:value-type="float">
            <text:p>18,65</text:p>
          </table:table-cell>
          <table:table-cell table:formula="of:=[.G611]+[.F612]" office:value-type="float" office:value="10885.3043478261" calcext:value-type="float">
            <text:p>10885,3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xitActivity_2_InvalidKeyIntentOperatorMutator</text:p>
          </table:table-cell>
          <table:table-cell office:value-type="float" office:value="2171" calcext:value-type="float">
            <text:p>2171</text:p>
          </table:table-cell>
          <table:table-cell table:formula="of:=[.E612]+[.B613]" office:value-type="float" office:value="250794" calcext:value-type="float">
            <text:p>250794</text:p>
          </table:table-cell>
          <table:table-cell table:formula="of:=[.B613]/[.$B$1]" office:value-type="float" office:value="18.7826086956522" calcext:value-type="float">
            <text:p>18,78</text:p>
          </table:table-cell>
          <table:table-cell table:formula="of:=[.G612]+[.F613]" office:value-type="float" office:value="10904.0869565218" calcext:value-type="float">
            <text:p>10904,0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ExitActivity_3_RandomActionIntentDefinitionOperatorMutator</text:p>
          </table:table-cell>
          <table:table-cell office:value-type="float" office:value="3171" calcext:value-type="float">
            <text:p>3171</text:p>
          </table:table-cell>
          <table:table-cell table:formula="of:=[.E613]+[.B614]" office:value-type="float" office:value="251224" calcext:value-type="float">
            <text:p>251224</text:p>
          </table:table-cell>
          <table:table-cell table:formula="of:=[.B614]/[.$B$1]" office:value-type="float" office:value="18.695652173913" calcext:value-type="float">
            <text:p>18,70</text:p>
          </table:table-cell>
          <table:table-cell table:formula="of:=[.G613]+[.F614]" office:value-type="float" office:value="10922.7826086957" calcext:value-type="float">
            <text:p>10922,7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xitActivity_4_RandomActionIntentDefinitionOperatorMutator</text:p>
          </table:table-cell>
          <table:table-cell office:value-type="float" office:value="4171" calcext:value-type="float">
            <text:p>4171</text:p>
          </table:table-cell>
          <table:table-cell table:formula="of:=[.E614]+[.B615]" office:value-type="float" office:value="251656" calcext:value-type="float">
            <text:p>251656</text:p>
          </table:table-cell>
          <table:table-cell table:formula="of:=[.B615]/[.$B$1]" office:value-type="float" office:value="18.7826086956522" calcext:value-type="float">
            <text:p>18,78</text:p>
          </table:table-cell>
          <table:table-cell table:formula="of:=[.G614]+[.F615]" office:value-type="float" office:value="10941.5652173913" calcext:value-type="float">
            <text:p>10941,5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ransferEntriesActivity_0_LengthyGUICreationOperatorMutator</text:p>
          </table:table-cell>
          <table:table-cell office:value-type="float" office:value="172" calcext:value-type="float">
            <text:p>172</text:p>
          </table:table-cell>
          <table:table-cell table:formula="of:=[.E615]+[.B616]" office:value-type="float" office:value="252080" calcext:value-type="float">
            <text:p>252080</text:p>
          </table:table-cell>
          <table:table-cell table:formula="of:=[.B616]/[.$B$1]" office:value-type="float" office:value="18.4347826086957" calcext:value-type="float">
            <text:p>18,43</text:p>
          </table:table-cell>
          <table:table-cell table:formula="of:=[.G615]+[.F616]" office:value-type="float" office:value="10960" calcext:value-type="float">
            <text:p>10960,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ansferEntriesActivity_1_InvalidIDFindViewOperatorMutator</text:p>
          </table:table-cell>
          <table:table-cell office:value-type="float" office:value="1172" calcext:value-type="float">
            <text:p>1172</text:p>
          </table:table-cell>
          <table:table-cell table:formula="of:=[.E616]+[.B617]" office:value-type="float" office:value="252513" calcext:value-type="float">
            <text:p>252513</text:p>
          </table:table-cell>
          <table:table-cell table:formula="of:=[.B617]/[.$B$1]" office:value-type="float" office:value="18.8260869565217" calcext:value-type="float">
            <text:p>18,83</text:p>
          </table:table-cell>
          <table:table-cell table:formula="of:=[.G616]+[.F617]" office:value-type="float" office:value="10978.8260869565" calcext:value-type="float">
            <text:p>10978,8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ransferEntriesActivity_2_FindViewByIdReturnsNullOperatorMutator</text:p>
          </table:table-cell>
          <table:table-cell office:value-type="float" office:value="2172" calcext:value-type="float">
            <text:p>2172</text:p>
          </table:table-cell>
          <table:table-cell table:formula="of:=[.E617]+[.B618]" office:value-type="float" office:value="252924" calcext:value-type="float">
            <text:p>252924</text:p>
          </table:table-cell>
          <table:table-cell table:formula="of:=[.B618]/[.$B$1]" office:value-type="float" office:value="17.8695652173913" calcext:value-type="float">
            <text:p>17,87</text:p>
          </table:table-cell>
          <table:table-cell table:formula="of:=[.G617]+[.F618]" office:value-type="float" office:value="10996.6956521739" calcext:value-type="float">
            <text:p>10996,7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TransferEntriesActivity_3_InvalidIDFindViewOperatorMutator</text:p>
          </table:table-cell>
          <table:table-cell office:value-type="float" office:value="3172" calcext:value-type="float">
            <text:p>3172</text:p>
          </table:table-cell>
          <table:table-cell table:formula="of:=[.E618]+[.B619]" office:value-type="float" office:value="253347" calcext:value-type="float">
            <text:p>253347</text:p>
          </table:table-cell>
          <table:table-cell table:formula="of:=[.B619]/[.$B$1]" office:value-type="float" office:value="18.3913043478261" calcext:value-type="float">
            <text:p>18,39</text:p>
          </table:table-cell>
          <table:table-cell table:formula="of:=[.G618]+[.F619]" office:value-type="float" office:value="11015.0869565218" calcext:value-type="float">
            <text:p>11015,0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TransferEntriesActivity_4_InvalidViewFocusOperatorMutator</text:p>
          </table:table-cell>
          <table:table-cell office:value-type="float" office:value="4172" calcext:value-type="float">
            <text:p>4172</text:p>
          </table:table-cell>
          <table:table-cell table:formula="of:=[.E619]+[.B620]" office:value-type="float" office:value="253786" calcext:value-type="float">
            <text:p>253786</text:p>
          </table:table-cell>
          <table:table-cell table:formula="of:=[.B620]/[.$B$1]" office:value-type="float" office:value="19.0869565217391" calcext:value-type="float">
            <text:p>19,09</text:p>
          </table:table-cell>
          <table:table-cell table:formula="of:=[.G619]+[.F620]" office:value-type="float" office:value="11034.1739130435" calcext:value-type="float">
            <text:p>11034,1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TransferEntriesActivity_5_ViewComponentNotVisibleOperatorMutator</text:p>
          </table:table-cell>
          <table:table-cell office:value-type="float" office:value="5172" calcext:value-type="float">
            <text:p>5172</text:p>
          </table:table-cell>
          <table:table-cell table:formula="of:=[.E620]+[.B621]" office:value-type="float" office:value="254229" calcext:value-type="float">
            <text:p>254229</text:p>
          </table:table-cell>
          <table:table-cell table:formula="of:=[.B621]/[.$B$1]" office:value-type="float" office:value="19.2608695652174" calcext:value-type="float">
            <text:p>19,26</text:p>
          </table:table-cell>
          <table:table-cell table:formula="of:=[.G620]+[.F621]" office:value-type="float" office:value="11053.4347826087" calcext:value-type="float">
            <text:p>11053,4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ransferEntriesActivity_6_FindViewByIdReturnsNullOperatorMutator</text:p>
          </table:table-cell>
          <table:table-cell office:value-type="float" office:value="6172" calcext:value-type="float">
            <text:p>6172</text:p>
          </table:table-cell>
          <table:table-cell table:formula="of:=[.E621]+[.B622]" office:value-type="float" office:value="254665" calcext:value-type="float">
            <text:p>254665</text:p>
          </table:table-cell>
          <table:table-cell table:formula="of:=[.B622]/[.$B$1]" office:value-type="float" office:value="18.9565217391304" calcext:value-type="float">
            <text:p>18,96</text:p>
          </table:table-cell>
          <table:table-cell table:formula="of:=[.G621]+[.F622]" office:value-type="float" office:value="11072.3913043478" calcext:value-type="float">
            <text:p>11072,3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TransferEntriesActivity_7_InvalidIDFindViewOperatorMutator</text:p>
          </table:table-cell>
          <table:table-cell office:value-type="float" office:value="7172" calcext:value-type="float">
            <text:p>7172</text:p>
          </table:table-cell>
          <table:table-cell table:formula="of:=[.E622]+[.B623]" office:value-type="float" office:value="255108" calcext:value-type="float">
            <text:p>255108</text:p>
          </table:table-cell>
          <table:table-cell table:formula="of:=[.B623]/[.$B$1]" office:value-type="float" office:value="19.2608695652174" calcext:value-type="float">
            <text:p>19,26</text:p>
          </table:table-cell>
          <table:table-cell table:formula="of:=[.G622]+[.F623]" office:value-type="float" office:value="11091.6521739131" calcext:value-type="float">
            <text:p>11091,6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TransferEntriesActivity_8_InvalidViewFocusOperatorMutator</text:p>
          </table:table-cell>
          <table:table-cell office:value-type="float" office:value="8172" calcext:value-type="float">
            <text:p>8172</text:p>
          </table:table-cell>
          <table:table-cell table:formula="of:=[.E623]+[.B624]" office:value-type="float" office:value="255531" calcext:value-type="float">
            <text:p>255531</text:p>
          </table:table-cell>
          <table:table-cell table:formula="of:=[.B624]/[.$B$1]" office:value-type="float" office:value="18.3913043478261" calcext:value-type="float">
            <text:p>18,39</text:p>
          </table:table-cell>
          <table:table-cell table:formula="of:=[.G623]+[.F624]" office:value-type="float" office:value="11110.0434782609" calcext:value-type="float">
            <text:p>11110,0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TransferEntriesActivity_9_ViewComponentNotVisibleOperatorMutator</text:p>
          </table:table-cell>
          <table:table-cell office:value-type="float" office:value="9172" calcext:value-type="float">
            <text:p>9172</text:p>
          </table:table-cell>
          <table:table-cell table:formula="of:=[.E624]+[.B625]" office:value-type="float" office:value="255970" calcext:value-type="float">
            <text:p>255970</text:p>
          </table:table-cell>
          <table:table-cell table:formula="of:=[.B625]/[.$B$1]" office:value-type="float" office:value="19.0869565217391" calcext:value-type="float">
            <text:p>19,09</text:p>
          </table:table-cell>
          <table:table-cell table:formula="of:=[.G624]+[.F625]" office:value-type="float" office:value="11129.1304347826" calcext:value-type="float">
            <text:p>11129,1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TransferEntriesActivity_10_FindViewByIdReturnsNullOperatorMutator</text:p>
          </table:table-cell>
          <table:table-cell office:value-type="float" office:value="10172" calcext:value-type="float">
            <text:p>10172</text:p>
          </table:table-cell>
          <table:table-cell table:formula="of:=[.E625]+[.B626]" office:value-type="float" office:value="256388" calcext:value-type="float">
            <text:p>256388</text:p>
          </table:table-cell>
          <table:table-cell table:formula="of:=[.B626]/[.$B$1]" office:value-type="float" office:value="18.1739130434783" calcext:value-type="float">
            <text:p>18,17</text:p>
          </table:table-cell>
          <table:table-cell table:formula="of:=[.G625]+[.F626]" office:value-type="float" office:value="11147.3043478261" calcext:value-type="float">
            <text:p>11147,3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TransferEntriesActivity_11_InvalidIDFindViewOperatorMutator</text:p>
          </table:table-cell>
          <table:table-cell office:value-type="float" office:value="11172" calcext:value-type="float">
            <text:p>11172</text:p>
          </table:table-cell>
          <table:table-cell table:formula="of:=[.E626]+[.B627]" office:value-type="float" office:value="256805" calcext:value-type="float">
            <text:p>256805</text:p>
          </table:table-cell>
          <table:table-cell table:formula="of:=[.B627]/[.$B$1]" office:value-type="float" office:value="18.1304347826087" calcext:value-type="float">
            <text:p>18,13</text:p>
          </table:table-cell>
          <table:table-cell table:formula="of:=[.G626]+[.F627]" office:value-type="float" office:value="11165.4347826087" calcext:value-type="float">
            <text:p>11165,4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ransferEntriesActivity_12_InvalidViewFocusOperatorMutator</text:p>
          </table:table-cell>
          <table:table-cell office:value-type="float" office:value="12172" calcext:value-type="float">
            <text:p>12172</text:p>
          </table:table-cell>
          <table:table-cell table:formula="of:=[.E627]+[.B628]" office:value-type="float" office:value="257247" calcext:value-type="float">
            <text:p>257247</text:p>
          </table:table-cell>
          <table:table-cell table:formula="of:=[.B628]/[.$B$1]" office:value-type="float" office:value="19.2173913043478" calcext:value-type="float">
            <text:p>19,22</text:p>
          </table:table-cell>
          <table:table-cell table:formula="of:=[.G627]+[.F628]" office:value-type="float" office:value="11184.6521739131" calcext:value-type="float">
            <text:p>11184,6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TransferEntriesActivity_13_ViewComponentNotVisibleOperatorMutator</text:p>
          </table:table-cell>
          <table:table-cell office:value-type="float" office:value="13172" calcext:value-type="float">
            <text:p>13172</text:p>
          </table:table-cell>
          <table:table-cell table:formula="of:=[.E628]+[.B629]" office:value-type="float" office:value="257676" calcext:value-type="float">
            <text:p>257676</text:p>
          </table:table-cell>
          <table:table-cell table:formula="of:=[.B629]/[.$B$1]" office:value-type="float" office:value="18.6521739130435" calcext:value-type="float">
            <text:p>18,65</text:p>
          </table:table-cell>
          <table:table-cell table:formula="of:=[.G628]+[.F629]" office:value-type="float" office:value="11203.3043478261" calcext:value-type="float">
            <text:p>11203,3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TransferEntriesActivity_14_FindViewByIdReturnsNullOperatorMutator</text:p>
          </table:table-cell>
          <table:table-cell office:value-type="float" office:value="14172" calcext:value-type="float">
            <text:p>14172</text:p>
          </table:table-cell>
          <table:table-cell table:formula="of:=[.E629]+[.B630]" office:value-type="float" office:value="258090" calcext:value-type="float">
            <text:p>258090</text:p>
          </table:table-cell>
          <table:table-cell table:formula="of:=[.B630]/[.$B$1]" office:value-type="float" office:value="18" calcext:value-type="float">
            <text:p>18,00</text:p>
          </table:table-cell>
          <table:table-cell table:formula="of:=[.G629]+[.F630]" office:value-type="float" office:value="11221.3043478261" calcext:value-type="float">
            <text:p>11221,3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TransferEntriesActivity_15_InvalidIDFindViewOperatorMutator</text:p>
          </table:table-cell>
          <table:table-cell office:value-type="float" office:value="15172" calcext:value-type="float">
            <text:p>15172</text:p>
          </table:table-cell>
          <table:table-cell table:formula="of:=[.E630]+[.B631]" office:value-type="float" office:value="258509" calcext:value-type="float">
            <text:p>258509</text:p>
          </table:table-cell>
          <table:table-cell table:formula="of:=[.B631]/[.$B$1]" office:value-type="float" office:value="18.2173913043478" calcext:value-type="float">
            <text:p>18,22</text:p>
          </table:table-cell>
          <table:table-cell table:formula="of:=[.G630]+[.F631]" office:value-type="float" office:value="11239.5217391305" calcext:value-type="float">
            <text:p>11239,5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TransferEntriesActivity_16_InvalidViewFocusOperatorMutator</text:p>
          </table:table-cell>
          <table:table-cell office:value-type="float" office:value="16172" calcext:value-type="float">
            <text:p>16172</text:p>
          </table:table-cell>
          <table:table-cell table:formula="of:=[.E631]+[.B632]" office:value-type="float" office:value="258946" calcext:value-type="float">
            <text:p>258946</text:p>
          </table:table-cell>
          <table:table-cell table:formula="of:=[.B632]/[.$B$1]" office:value-type="float" office:value="19" calcext:value-type="float">
            <text:p>19,00</text:p>
          </table:table-cell>
          <table:table-cell table:formula="of:=[.G631]+[.F632]" office:value-type="float" office:value="11258.5217391305" calcext:value-type="float">
            <text:p>11258,5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ransferEntriesActivity_17_ViewComponentNotVisibleOperatorMutator</text:p>
          </table:table-cell>
          <table:table-cell office:value-type="float" office:value="17172" calcext:value-type="float">
            <text:p>17172</text:p>
          </table:table-cell>
          <table:table-cell table:formula="of:=[.E632]+[.B633]" office:value-type="float" office:value="259382" calcext:value-type="float">
            <text:p>259382</text:p>
          </table:table-cell>
          <table:table-cell table:formula="of:=[.B633]/[.$B$1]" office:value-type="float" office:value="18.9565217391304" calcext:value-type="float">
            <text:p>18,96</text:p>
          </table:table-cell>
          <table:table-cell table:formula="of:=[.G632]+[.F633]" office:value-type="float" office:value="11277.4782608696" calcext:value-type="float">
            <text:p>11277,4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TransferEntriesActivity_18_FindViewByIdReturnsNullOperatorMutator</text:p>
          </table:table-cell>
          <table:table-cell office:value-type="float" office:value="18172" calcext:value-type="float">
            <text:p>18172</text:p>
          </table:table-cell>
          <table:table-cell table:formula="of:=[.E633]+[.B634]" office:value-type="float" office:value="259797" calcext:value-type="float">
            <text:p>259797</text:p>
          </table:table-cell>
          <table:table-cell table:formula="of:=[.B634]/[.$B$1]" office:value-type="float" office:value="18.0434782608696" calcext:value-type="float">
            <text:p>18,04</text:p>
          </table:table-cell>
          <table:table-cell table:formula="of:=[.G633]+[.F634]" office:value-type="float" office:value="11295.5217391305" calcext:value-type="float">
            <text:p>11295,5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TransferEntriesActivity_19_InvalidIDFindViewOperatorMutator</text:p>
          </table:table-cell>
          <table:table-cell office:value-type="float" office:value="19172" calcext:value-type="float">
            <text:p>19172</text:p>
          </table:table-cell>
          <table:table-cell table:formula="of:=[.E634]+[.B635]" office:value-type="float" office:value="260214" calcext:value-type="float">
            <text:p>260214</text:p>
          </table:table-cell>
          <table:table-cell table:formula="of:=[.B635]/[.$B$1]" office:value-type="float" office:value="18.1304347826087" calcext:value-type="float">
            <text:p>18,13</text:p>
          </table:table-cell>
          <table:table-cell table:formula="of:=[.G634]+[.F635]" office:value-type="float" office:value="11313.6521739131" calcext:value-type="float">
            <text:p>11313,6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TransferEntriesActivity_20_InvalidViewFocusOperatorMutator</text:p>
          </table:table-cell>
          <table:table-cell office:value-type="float" office:value="20172" calcext:value-type="float">
            <text:p>20172</text:p>
          </table:table-cell>
          <table:table-cell table:formula="of:=[.E635]+[.B636]" office:value-type="float" office:value="260636" calcext:value-type="float">
            <text:p>260636</text:p>
          </table:table-cell>
          <table:table-cell table:formula="of:=[.B636]/[.$B$1]" office:value-type="float" office:value="18.3478260869565" calcext:value-type="float">
            <text:p>18,35</text:p>
          </table:table-cell>
          <table:table-cell table:formula="of:=[.G635]+[.F636]" office:value-type="float" office:value="11332" calcext:value-type="float">
            <text:p>11332,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TransferEntriesActivity_21_ViewComponentNotVisibleOperatorMutator</text:p>
          </table:table-cell>
          <table:table-cell office:value-type="float" office:value="21172" calcext:value-type="float">
            <text:p>21172</text:p>
          </table:table-cell>
          <table:table-cell table:formula="of:=[.E636]+[.B637]" office:value-type="float" office:value="261075" calcext:value-type="float">
            <text:p>261075</text:p>
          </table:table-cell>
          <table:table-cell table:formula="of:=[.B637]/[.$B$1]" office:value-type="float" office:value="19.0869565217391" calcext:value-type="float">
            <text:p>19,09</text:p>
          </table:table-cell>
          <table:table-cell table:formula="of:=[.G636]+[.F637]" office:value-type="float" office:value="11351.0869565218" calcext:value-type="float">
            <text:p>11351,0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TransferEntriesActivity_22_FindViewByIdReturnsNullOperatorMutator</text:p>
          </table:table-cell>
          <table:table-cell office:value-type="float" office:value="22172" calcext:value-type="float">
            <text:p>22172</text:p>
          </table:table-cell>
          <table:table-cell table:formula="of:=[.E637]+[.B638]" office:value-type="float" office:value="261491" calcext:value-type="float">
            <text:p>261491</text:p>
          </table:table-cell>
          <table:table-cell table:formula="of:=[.B638]/[.$B$1]" office:value-type="float" office:value="18.0869565217391" calcext:value-type="float">
            <text:p>18,09</text:p>
          </table:table-cell>
          <table:table-cell table:formula="of:=[.G637]+[.F638]" office:value-type="float" office:value="11369.1739130435" calcext:value-type="float">
            <text:p>11369,1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TransferEntriesActivity_23_InvalidIDFindViewOperatorMutator</text:p>
          </table:table-cell>
          <table:table-cell office:value-type="float" office:value="23172" calcext:value-type="float">
            <text:p>23172</text:p>
          </table:table-cell>
          <table:table-cell table:formula="of:=[.E638]+[.B639]" office:value-type="float" office:value="261908" calcext:value-type="float">
            <text:p>261908</text:p>
          </table:table-cell>
          <table:table-cell table:formula="of:=[.B639]/[.$B$1]" office:value-type="float" office:value="18.1304347826087" calcext:value-type="float">
            <text:p>18,13</text:p>
          </table:table-cell>
          <table:table-cell table:formula="of:=[.G638]+[.F639]" office:value-type="float" office:value="11387.3043478261" calcext:value-type="float">
            <text:p>11387,3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ransferEntriesActivity_24_InvalidViewFocusOperatorMutator</text:p>
          </table:table-cell>
          <table:table-cell office:value-type="float" office:value="24172" calcext:value-type="float">
            <text:p>24172</text:p>
          </table:table-cell>
          <table:table-cell table:formula="of:=[.E639]+[.B640]" office:value-type="float" office:value="262348" calcext:value-type="float">
            <text:p>262348</text:p>
          </table:table-cell>
          <table:table-cell table:formula="of:=[.B640]/[.$B$1]" office:value-type="float" office:value="19.1304347826087" calcext:value-type="float">
            <text:p>19,13</text:p>
          </table:table-cell>
          <table:table-cell table:formula="of:=[.G639]+[.F640]" office:value-type="float" office:value="11406.4347826087" calcext:value-type="float">
            <text:p>11406,4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ransferEntriesActivity_25_ViewComponentNotVisibleOperatorMutator</text:p>
          </table:table-cell>
          <table:table-cell office:value-type="float" office:value="25172" calcext:value-type="float">
            <text:p>25172</text:p>
          </table:table-cell>
          <table:table-cell table:formula="of:=[.E640]+[.B641]" office:value-type="float" office:value="262786" calcext:value-type="float">
            <text:p>262786</text:p>
          </table:table-cell>
          <table:table-cell table:formula="of:=[.B641]/[.$B$1]" office:value-type="float" office:value="19.0434782608696" calcext:value-type="float">
            <text:p>19,04</text:p>
          </table:table-cell>
          <table:table-cell table:formula="of:=[.G640]+[.F641]" office:value-type="float" office:value="11425.4782608696" calcext:value-type="float">
            <text:p>11425,4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TransferEntriesActivity_26_FindViewByIdReturnsNullOperatorMutator</text:p>
          </table:table-cell>
          <table:table-cell office:value-type="float" office:value="26172" calcext:value-type="float">
            <text:p>26172</text:p>
          </table:table-cell>
          <table:table-cell table:formula="of:=[.E641]+[.B642]" office:value-type="float" office:value="263200" calcext:value-type="float">
            <text:p>263200</text:p>
          </table:table-cell>
          <table:table-cell table:formula="of:=[.B642]/[.$B$1]" office:value-type="float" office:value="18" calcext:value-type="float">
            <text:p>18,00</text:p>
          </table:table-cell>
          <table:table-cell table:formula="of:=[.G641]+[.F642]" office:value-type="float" office:value="11443.4782608696" calcext:value-type="float">
            <text:p>11443,4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TransferEntriesActivity_27_InvalidIDFindViewOperatorMutator</text:p>
          </table:table-cell>
          <table:table-cell office:value-type="float" office:value="27172" calcext:value-type="float">
            <text:p>27172</text:p>
          </table:table-cell>
          <table:table-cell table:formula="of:=[.E642]+[.B643]" office:value-type="float" office:value="263613" calcext:value-type="float">
            <text:p>263613</text:p>
          </table:table-cell>
          <table:table-cell table:formula="of:=[.B643]/[.$B$1]" office:value-type="float" office:value="17.9565217391304" calcext:value-type="float">
            <text:p>17,96</text:p>
          </table:table-cell>
          <table:table-cell table:formula="of:=[.G642]+[.F643]" office:value-type="float" office:value="11461.4347826087" calcext:value-type="float">
            <text:p>11461,4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TransferEntriesActivity_28_InvalidViewFocusOperatorMutator</text:p>
          </table:table-cell>
          <table:table-cell office:value-type="float" office:value="28172" calcext:value-type="float">
            <text:p>28172</text:p>
          </table:table-cell>
          <table:table-cell table:formula="of:=[.E643]+[.B644]" office:value-type="float" office:value="264060" calcext:value-type="float">
            <text:p>264060</text:p>
          </table:table-cell>
          <table:table-cell table:formula="of:=[.B644]/[.$B$1]" office:value-type="float" office:value="19.4347826086957" calcext:value-type="float">
            <text:p>19,43</text:p>
          </table:table-cell>
          <table:table-cell table:formula="of:=[.G643]+[.F644]" office:value-type="float" office:value="11480.8695652174" calcext:value-type="float">
            <text:p>11480,8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TransferEntriesActivity_29_ViewComponentNotVisibleOperatorMutator</text:p>
          </table:table-cell>
          <table:table-cell office:value-type="float" office:value="29172" calcext:value-type="float">
            <text:p>29172</text:p>
          </table:table-cell>
          <table:table-cell table:formula="of:=[.E644]+[.B645]" office:value-type="float" office:value="264499" calcext:value-type="float">
            <text:p>264499</text:p>
          </table:table-cell>
          <table:table-cell table:formula="of:=[.B645]/[.$B$1]" office:value-type="float" office:value="19.0869565217391" calcext:value-type="float">
            <text:p>19,09</text:p>
          </table:table-cell>
          <table:table-cell table:formula="of:=[.G644]+[.F645]" office:value-type="float" office:value="11499.9565217392" calcext:value-type="float">
            <text:p>11499,9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TransferEntriesActivity_30_FindViewByIdReturnsNullOperatorMutator</text:p>
          </table:table-cell>
          <table:table-cell office:value-type="float" office:value="30172" calcext:value-type="float">
            <text:p>30172</text:p>
          </table:table-cell>
          <table:table-cell table:formula="of:=[.E645]+[.B646]" office:value-type="float" office:value="264915" calcext:value-type="float">
            <text:p>264915</text:p>
          </table:table-cell>
          <table:table-cell table:formula="of:=[.B646]/[.$B$1]" office:value-type="float" office:value="18.0869565217391" calcext:value-type="float">
            <text:p>18,09</text:p>
          </table:table-cell>
          <table:table-cell table:formula="of:=[.G645]+[.F646]" office:value-type="float" office:value="11518.0434782609" calcext:value-type="float">
            <text:p>11518,0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TransferEntriesActivity_31_InvalidIDFindViewOperatorMutator</text:p>
          </table:table-cell>
          <table:table-cell office:value-type="float" office:value="31172" calcext:value-type="float">
            <text:p>31172</text:p>
          </table:table-cell>
          <table:table-cell table:formula="of:=[.E646]+[.B647]" office:value-type="float" office:value="265328" calcext:value-type="float">
            <text:p>265328</text:p>
          </table:table-cell>
          <table:table-cell table:formula="of:=[.B647]/[.$B$1]" office:value-type="float" office:value="17.9565217391304" calcext:value-type="float">
            <text:p>17,96</text:p>
          </table:table-cell>
          <table:table-cell table:formula="of:=[.G646]+[.F647]" office:value-type="float" office:value="11536" calcext:value-type="float">
            <text:p>11536,0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TransferEntriesActivity_32_InvalidViewFocusOperatorMutator</text:p>
          </table:table-cell>
          <table:table-cell office:value-type="float" office:value="32172" calcext:value-type="float">
            <text:p>32172</text:p>
          </table:table-cell>
          <table:table-cell table:formula="of:=[.E647]+[.B648]" office:value-type="float" office:value="265615" calcext:value-type="float">
            <text:p>265615</text:p>
          </table:table-cell>
          <table:table-cell table:formula="of:=[.B648]/[.$B$1]" office:value-type="float" office:value="12.4782608695652" calcext:value-type="float">
            <text:p>12,48</text:p>
          </table:table-cell>
          <table:table-cell table:formula="of:=[.G647]+[.F648]" office:value-type="float" office:value="11548.4782608696" calcext:value-type="float">
            <text:p>11548,4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ransferEntriesActivity_33_ViewComponentNotVisibleOperatorMutator</text:p>
          </table:table-cell>
          <table:table-cell office:value-type="float" office:value="33172" calcext:value-type="float">
            <text:p>33172</text:p>
          </table:table-cell>
          <table:table-cell table:formula="of:=[.E648]+[.B649]" office:value-type="float" office:value="266050" calcext:value-type="float">
            <text:p>266050</text:p>
          </table:table-cell>
          <table:table-cell table:formula="of:=[.B649]/[.$B$1]" office:value-type="float" office:value="18.9130434782609" calcext:value-type="float">
            <text:p>18,91</text:p>
          </table:table-cell>
          <table:table-cell table:formula="of:=[.G648]+[.F649]" office:value-type="float" office:value="11567.3913043479" calcext:value-type="float">
            <text:p>11567,3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TransferEntriesActivity_34_RandomActionIntentDefinitionOperatorMutator</text:p>
          </table:table-cell>
          <table:table-cell office:value-type="float" office:value="34172" calcext:value-type="float">
            <text:p>34172</text:p>
          </table:table-cell>
          <table:table-cell table:formula="of:=[.E649]+[.B650]" office:value-type="float" office:value="266469" calcext:value-type="float">
            <text:p>266469</text:p>
          </table:table-cell>
          <table:table-cell table:formula="of:=[.B650]/[.$B$1]" office:value-type="float" office:value="18.2173913043478" calcext:value-type="float">
            <text:p>18,22</text:p>
          </table:table-cell>
          <table:table-cell table:formula="of:=[.G649]+[.F650]" office:value-type="float" office:value="11585.6086956522" calcext:value-type="float">
            <text:p>11585,6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TransferEntriesActivity_35_BuggyGUIListenerOperatorMutator</text:p>
          </table:table-cell>
          <table:table-cell office:value-type="float" office:value="35172" calcext:value-type="float">
            <text:p>35172</text:p>
          </table:table-cell>
          <table:table-cell table:formula="of:=[.E650]+[.B651]" office:value-type="float" office:value="266892" calcext:value-type="float">
            <text:p>266892</text:p>
          </table:table-cell>
          <table:table-cell table:formula="of:=[.B651]/[.$B$1]" office:value-type="float" office:value="18.3913043478261" calcext:value-type="float">
            <text:p>18,39</text:p>
          </table:table-cell>
          <table:table-cell table:formula="of:=[.G650]+[.F651]" office:value-type="float" office:value="11604" calcext:value-type="float">
            <text:p>11604,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TransferEntriesActivity_36_BuggyGUIListenerOperatorMutator</text:p>
          </table:table-cell>
          <table:table-cell office:value-type="float" office:value="36172" calcext:value-type="float">
            <text:p>36172</text:p>
          </table:table-cell>
          <table:table-cell table:formula="of:=[.E651]+[.B652]" office:value-type="float" office:value="267321" calcext:value-type="float">
            <text:p>267321</text:p>
          </table:table-cell>
          <table:table-cell table:formula="of:=[.B652]/[.$B$1]" office:value-type="float" office:value="18.6521739130435" calcext:value-type="float">
            <text:p>18,65</text:p>
          </table:table-cell>
          <table:table-cell table:formula="of:=[.G651]+[.F652]" office:value-type="float" office:value="11622.6521739131" calcext:value-type="float">
            <text:p>11622,6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ransferEntriesActivity_37_BuggyGUIListenerOperatorMutator</text:p>
          </table:table-cell>
          <table:table-cell office:value-type="float" office:value="37172" calcext:value-type="float">
            <text:p>37172</text:p>
          </table:table-cell>
          <table:table-cell table:formula="of:=[.E652]+[.B653]" office:value-type="float" office:value="267761" calcext:value-type="float">
            <text:p>267761</text:p>
          </table:table-cell>
          <table:table-cell table:formula="of:=[.B653]/[.$B$1]" office:value-type="float" office:value="19.1304347826087" calcext:value-type="float">
            <text:p>19,13</text:p>
          </table:table-cell>
          <table:table-cell table:formula="of:=[.G652]+[.F653]" office:value-type="float" office:value="11641.7826086957" calcext:value-type="float">
            <text:p>11641,7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ransferEntriesActivity_38_BinaryMutator</text:p>
          </table:table-cell>
          <table:table-cell office:value-type="float" office:value="38172" calcext:value-type="float">
            <text:p>38172</text:p>
          </table:table-cell>
          <table:table-cell table:formula="of:=[.E653]+[.B654]" office:value-type="float" office:value="268201" calcext:value-type="float">
            <text:p>268201</text:p>
          </table:table-cell>
          <table:table-cell table:formula="of:=[.B654]/[.$B$1]" office:value-type="float" office:value="19.1304347826087" calcext:value-type="float">
            <text:p>19,13</text:p>
          </table:table-cell>
          <table:table-cell table:formula="of:=[.G653]+[.F654]" office:value-type="float" office:value="11660.9130434783" calcext:value-type="float">
            <text:p>11660,9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ransferEntriesActivity_39_BinaryMutator</text:p>
          </table:table-cell>
          <table:table-cell office:value-type="float" office:value="39172" calcext:value-type="float">
            <text:p>39172</text:p>
          </table:table-cell>
          <table:table-cell table:formula="of:=[.E654]+[.B655]" office:value-type="float" office:value="268625" calcext:value-type="float">
            <text:p>268625</text:p>
          </table:table-cell>
          <table:table-cell table:formula="of:=[.B655]/[.$B$1]" office:value-type="float" office:value="18.4347826086957" calcext:value-type="float">
            <text:p>18,43</text:p>
          </table:table-cell>
          <table:table-cell table:formula="of:=[.G654]+[.F655]" office:value-type="float" office:value="11679.347826087" calcext:value-type="float">
            <text:p>11679,3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ainActivity_0_LengthyGUICreationOperatorMutator</text:p>
          </table:table-cell>
          <table:table-cell office:value-type="float" office:value="173" calcext:value-type="float">
            <text:p>173</text:p>
          </table:table-cell>
          <table:table-cell table:formula="of:=[.E655]+[.B656]" office:value-type="float" office:value="269106" calcext:value-type="float">
            <text:p>269106</text:p>
          </table:table-cell>
          <table:table-cell table:formula="of:=[.B656]/[.$B$1]" office:value-type="float" office:value="20.9130434782609" calcext:value-type="float">
            <text:p>20,91</text:p>
          </table:table-cell>
          <table:table-cell table:formula="of:=[.G655]+[.F656]" office:value-type="float" office:value="11700.2608695652" calcext:value-type="float">
            <text:p>11700,2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inActivity_1_InvalidIDFindViewOperatorMutator</text:p>
          </table:table-cell>
          <table:table-cell office:value-type="float" office:value="1173" calcext:value-type="float">
            <text:p>1173</text:p>
          </table:table-cell>
          <table:table-cell table:formula="of:=[.E656]+[.B657]" office:value-type="float" office:value="269506" calcext:value-type="float">
            <text:p>269506</text:p>
          </table:table-cell>
          <table:table-cell table:formula="of:=[.B657]/[.$B$1]" office:value-type="float" office:value="17.3913043478261" calcext:value-type="float">
            <text:p>17,39</text:p>
          </table:table-cell>
          <table:table-cell table:formula="of:=[.G656]+[.F657]" office:value-type="float" office:value="11717.6521739131" calcext:value-type="float">
            <text:p>11717,6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ainActivity_2_FindViewByIdReturnsNullOperatorMutator</text:p>
          </table:table-cell>
          <table:table-cell office:value-type="float" office:value="2173" calcext:value-type="float">
            <text:p>2173</text:p>
          </table:table-cell>
          <table:table-cell table:formula="of:=[.E657]+[.B658]" office:value-type="float" office:value="269772" calcext:value-type="float">
            <text:p>269772</text:p>
          </table:table-cell>
          <table:table-cell table:formula="of:=[.B658]/[.$B$1]" office:value-type="float" office:value="11.5652173913043" calcext:value-type="float">
            <text:p>11,57</text:p>
          </table:table-cell>
          <table:table-cell table:formula="of:=[.G657]+[.F658]" office:value-type="float" office:value="11729.2173913044" calcext:value-type="float">
            <text:p>11729,2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ainActivity_3_InvalidIDFindViewOperatorMutator</text:p>
          </table:table-cell>
          <table:table-cell office:value-type="float" office:value="3173" calcext:value-type="float">
            <text:p>3173</text:p>
          </table:table-cell>
          <table:table-cell table:formula="of:=[.E658]+[.B659]" office:value-type="float" office:value="270038" calcext:value-type="float">
            <text:p>270038</text:p>
          </table:table-cell>
          <table:table-cell table:formula="of:=[.B659]/[.$B$1]" office:value-type="float" office:value="11.5652173913043" calcext:value-type="float">
            <text:p>11,57</text:p>
          </table:table-cell>
          <table:table-cell table:formula="of:=[.G658]+[.F659]" office:value-type="float" office:value="11740.7826086957" calcext:value-type="float">
            <text:p>11740,7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ainActivity_4_InvalidViewFocusOperatorMutator</text:p>
          </table:table-cell>
          <table:table-cell office:value-type="float" office:value="4173" calcext:value-type="float">
            <text:p>4173</text:p>
          </table:table-cell>
          <table:table-cell table:formula="of:=[.E659]+[.B660]" office:value-type="float" office:value="270482" calcext:value-type="float">
            <text:p>270482</text:p>
          </table:table-cell>
          <table:table-cell table:formula="of:=[.B660]/[.$B$1]" office:value-type="float" office:value="19.304347826087" calcext:value-type="float">
            <text:p>19,30</text:p>
          </table:table-cell>
          <table:table-cell table:formula="of:=[.G659]+[.F660]" office:value-type="float" office:value="11760.0869565218" calcext:value-type="float">
            <text:p>11760,0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ainActivity_5_ViewComponentNotVisibleOperatorMutator</text:p>
          </table:table-cell>
          <table:table-cell office:value-type="float" office:value="5173" calcext:value-type="float">
            <text:p>5173</text:p>
          </table:table-cell>
          <table:table-cell table:formula="of:=[.E660]+[.B661]" office:value-type="float" office:value="270926" calcext:value-type="float">
            <text:p>270926</text:p>
          </table:table-cell>
          <table:table-cell table:formula="of:=[.B661]/[.$B$1]" office:value-type="float" office:value="19.304347826087" calcext:value-type="float">
            <text:p>19,30</text:p>
          </table:table-cell>
          <table:table-cell table:formula="of:=[.G660]+[.F661]" office:value-type="float" office:value="11779.3913043478" calcext:value-type="float">
            <text:p>11779,3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ainActivity_6_BuggyGUIListenerOperatorMutator</text:p>
          </table:table-cell>
          <table:table-cell office:value-type="float" office:value="6173" calcext:value-type="float">
            <text:p>6173</text:p>
          </table:table-cell>
          <table:table-cell table:formula="of:=[.E661]+[.B662]" office:value-type="float" office:value="271212" calcext:value-type="float">
            <text:p>271212</text:p>
          </table:table-cell>
          <table:table-cell table:formula="of:=[.B662]/[.$B$1]" office:value-type="float" office:value="12.4347826086957" calcext:value-type="float">
            <text:p>12,43</text:p>
          </table:table-cell>
          <table:table-cell table:formula="of:=[.G661]+[.F662]" office:value-type="float" office:value="11791.8260869565" calcext:value-type="float">
            <text:p>11791,8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ainActivity_7_BuggyGUIListenerOperatorMutator</text:p>
          </table:table-cell>
          <table:table-cell office:value-type="float" office:value="7173" calcext:value-type="float">
            <text:p>7173</text:p>
          </table:table-cell>
          <table:table-cell table:formula="of:=[.E662]+[.B663]" office:value-type="float" office:value="271499" calcext:value-type="float">
            <text:p>271499</text:p>
          </table:table-cell>
          <table:table-cell table:formula="of:=[.B663]/[.$B$1]" office:value-type="float" office:value="12.4782608695652" calcext:value-type="float">
            <text:p>12,48</text:p>
          </table:table-cell>
          <table:table-cell table:formula="of:=[.G662]+[.F663]" office:value-type="float" office:value="11804.3043478261" calcext:value-type="float">
            <text:p>11804,3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inActivity_8_BuggyGUIListenerOperatorMutator</text:p>
          </table:table-cell>
          <table:table-cell office:value-type="float" office:value="8173" calcext:value-type="float">
            <text:p>8173</text:p>
          </table:table-cell>
          <table:table-cell table:formula="of:=[.E663]+[.B664]" office:value-type="float" office:value="271931" calcext:value-type="float">
            <text:p>271931</text:p>
          </table:table-cell>
          <table:table-cell table:formula="of:=[.B664]/[.$B$1]" office:value-type="float" office:value="18.7826086956522" calcext:value-type="float">
            <text:p>18,78</text:p>
          </table:table-cell>
          <table:table-cell table:formula="of:=[.G663]+[.F664]" office:value-type="float" office:value="11823.0869565218" calcext:value-type="float">
            <text:p>11823,0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ainActivity_9_BuggyGUIListenerOperatorMutator</text:p>
          </table:table-cell>
          <table:table-cell office:value-type="float" office:value="9173" calcext:value-type="float">
            <text:p>9173</text:p>
          </table:table-cell>
          <table:table-cell table:formula="of:=[.E664]+[.B665]" office:value-type="float" office:value="272369" calcext:value-type="float">
            <text:p>272369</text:p>
          </table:table-cell>
          <table:table-cell table:formula="of:=[.B665]/[.$B$1]" office:value-type="float" office:value="19.0434782608696" calcext:value-type="float">
            <text:p>19,04</text:p>
          </table:table-cell>
          <table:table-cell table:formula="of:=[.G664]+[.F665]" office:value-type="float" office:value="11842.1304347826" calcext:value-type="float">
            <text:p>11842,1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ainActivity_10_FindViewByIdReturnsNullOperatorMutator</text:p>
          </table:table-cell>
          <table:table-cell office:value-type="float" office:value="10173" calcext:value-type="float">
            <text:p>10173</text:p>
          </table:table-cell>
          <table:table-cell table:formula="of:=[.E665]+[.B666]" office:value-type="float" office:value="272644" calcext:value-type="float">
            <text:p>272644</text:p>
          </table:table-cell>
          <table:table-cell table:formula="of:=[.B666]/[.$B$1]" office:value-type="float" office:value="11.9565217391304" calcext:value-type="float">
            <text:p>11,96</text:p>
          </table:table-cell>
          <table:table-cell table:formula="of:=[.G665]+[.F666]" office:value-type="float" office:value="11854.0869565218" calcext:value-type="float">
            <text:p>11854,0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ainActivity_11_InvalidIDFindViewOperatorMutator</text:p>
          </table:table-cell>
          <table:table-cell office:value-type="float" office:value="11173" calcext:value-type="float">
            <text:p>11173</text:p>
          </table:table-cell>
          <table:table-cell table:formula="of:=[.E666]+[.B667]" office:value-type="float" office:value="272919" calcext:value-type="float">
            <text:p>272919</text:p>
          </table:table-cell>
          <table:table-cell table:formula="of:=[.B667]/[.$B$1]" office:value-type="float" office:value="11.9565217391304" calcext:value-type="float">
            <text:p>11,96</text:p>
          </table:table-cell>
          <table:table-cell table:formula="of:=[.G666]+[.F667]" office:value-type="float" office:value="11866.0434782609" calcext:value-type="float">
            <text:p>11866,0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ainActivity_12_InvalidViewFocusOperatorMutator</text:p>
          </table:table-cell>
          <table:table-cell office:value-type="float" office:value="12173" calcext:value-type="float">
            <text:p>12173</text:p>
          </table:table-cell>
          <table:table-cell table:formula="of:=[.E667]+[.B668]" office:value-type="float" office:value="273355" calcext:value-type="float">
            <text:p>273355</text:p>
          </table:table-cell>
          <table:table-cell table:formula="of:=[.B668]/[.$B$1]" office:value-type="float" office:value="18.9565217391304" calcext:value-type="float">
            <text:p>18,96</text:p>
          </table:table-cell>
          <table:table-cell table:formula="of:=[.G667]+[.F668]" office:value-type="float" office:value="11885" calcext:value-type="float">
            <text:p>11885,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ainActivity_13_ViewComponentNotVisibleOperatorMutator</text:p>
          </table:table-cell>
          <table:table-cell office:value-type="float" office:value="13173" calcext:value-type="float">
            <text:p>13173</text:p>
          </table:table-cell>
          <table:table-cell table:formula="of:=[.E668]+[.B669]" office:value-type="float" office:value="273793" calcext:value-type="float">
            <text:p>273793</text:p>
          </table:table-cell>
          <table:table-cell table:formula="of:=[.B669]/[.$B$1]" office:value-type="float" office:value="19.0434782608696" calcext:value-type="float">
            <text:p>19,04</text:p>
          </table:table-cell>
          <table:table-cell table:formula="of:=[.G668]+[.F669]" office:value-type="float" office:value="11904.0434782609" calcext:value-type="float">
            <text:p>11904,0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ainActivity_14_FindViewByIdReturnsNullOperatorMutator</text:p>
          </table:table-cell>
          <table:table-cell office:value-type="float" office:value="14173" calcext:value-type="float">
            <text:p>14173</text:p>
          </table:table-cell>
          <table:table-cell table:formula="of:=[.E669]+[.B670]" office:value-type="float" office:value="274096" calcext:value-type="float">
            <text:p>274096</text:p>
          </table:table-cell>
          <table:table-cell table:formula="of:=[.B670]/[.$B$1]" office:value-type="float" office:value="13.1739130434783" calcext:value-type="float">
            <text:p>13,17</text:p>
          </table:table-cell>
          <table:table-cell table:formula="of:=[.G669]+[.F670]" office:value-type="float" office:value="11917.2173913044" calcext:value-type="float">
            <text:p>11917,2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ainActivity_15_InvalidIDFindViewOperatorMutator</text:p>
          </table:table-cell>
          <table:table-cell office:value-type="float" office:value="15173" calcext:value-type="float">
            <text:p>15173</text:p>
          </table:table-cell>
          <table:table-cell table:formula="of:=[.E670]+[.B671]" office:value-type="float" office:value="274400" calcext:value-type="float">
            <text:p>274400</text:p>
          </table:table-cell>
          <table:table-cell table:formula="of:=[.B671]/[.$B$1]" office:value-type="float" office:value="13.2173913043478" calcext:value-type="float">
            <text:p>13,22</text:p>
          </table:table-cell>
          <table:table-cell table:formula="of:=[.G670]+[.F671]" office:value-type="float" office:value="11930.4347826087" calcext:value-type="float">
            <text:p>11930,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ainActivity_16_InvalidViewFocusOperatorMutator</text:p>
          </table:table-cell>
          <table:table-cell office:value-type="float" office:value="16173" calcext:value-type="float">
            <text:p>16173</text:p>
          </table:table-cell>
          <table:table-cell table:formula="of:=[.E671]+[.B672]" office:value-type="float" office:value="274843" calcext:value-type="float">
            <text:p>274843</text:p>
          </table:table-cell>
          <table:table-cell table:formula="of:=[.B672]/[.$B$1]" office:value-type="float" office:value="19.2608695652174" calcext:value-type="float">
            <text:p>19,26</text:p>
          </table:table-cell>
          <table:table-cell table:formula="of:=[.G671]+[.F672]" office:value-type="float" office:value="11949.6956521739" calcext:value-type="float">
            <text:p>11949,7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ainActivity_17_ViewComponentNotVisibleOperatorMutator</text:p>
          </table:table-cell>
          <table:table-cell office:value-type="float" office:value="17173" calcext:value-type="float">
            <text:p>17173</text:p>
          </table:table-cell>
          <table:table-cell table:formula="of:=[.E672]+[.B673]" office:value-type="float" office:value="275288" calcext:value-type="float">
            <text:p>275288</text:p>
          </table:table-cell>
          <table:table-cell table:formula="of:=[.B673]/[.$B$1]" office:value-type="float" office:value="19.3478260869565" calcext:value-type="float">
            <text:p>19,35</text:p>
          </table:table-cell>
          <table:table-cell table:formula="of:=[.G672]+[.F673]" office:value-type="float" office:value="11969.0434782609" calcext:value-type="float">
            <text:p>11969,0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inActivity_18_NullIntentOperatorMutator</text:p>
          </table:table-cell>
          <table:table-cell office:value-type="float" office:value="18173" calcext:value-type="float">
            <text:p>18173</text:p>
          </table:table-cell>
          <table:table-cell table:formula="of:=[.E673]+[.B674]" office:value-type="float" office:value="275720" calcext:value-type="float">
            <text:p>275720</text:p>
          </table:table-cell>
          <table:table-cell table:formula="of:=[.B674]/[.$B$1]" office:value-type="float" office:value="18.7826086956522" calcext:value-type="float">
            <text:p>18,78</text:p>
          </table:table-cell>
          <table:table-cell table:formula="of:=[.G673]+[.F674]" office:value-type="float" office:value="11987.8260869565" calcext:value-type="float">
            <text:p>11987,8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inActivity_19_InvalidKeyIntentOperatorMutator</text:p>
          </table:table-cell>
          <table:table-cell office:value-type="float" office:value="19173" calcext:value-type="float">
            <text:p>19173</text:p>
          </table:table-cell>
          <table:table-cell table:formula="of:=[.E674]+[.B675]" office:value-type="float" office:value="276162" calcext:value-type="float">
            <text:p>276162</text:p>
          </table:table-cell>
          <table:table-cell table:formula="of:=[.B675]/[.$B$1]" office:value-type="float" office:value="19.2173913043478" calcext:value-type="float">
            <text:p>19,22</text:p>
          </table:table-cell>
          <table:table-cell table:formula="of:=[.G674]+[.F675]" office:value-type="float" office:value="12007.0434782609" calcext:value-type="float">
            <text:p>12007,0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ainActivity_20_RandomActionIntentDefinitionOperatorMutator</text:p>
          </table:table-cell>
          <table:table-cell office:value-type="float" office:value="20173" calcext:value-type="float">
            <text:p>20173</text:p>
          </table:table-cell>
          <table:table-cell table:formula="of:=[.E675]+[.B676]" office:value-type="float" office:value="276596" calcext:value-type="float">
            <text:p>276596</text:p>
          </table:table-cell>
          <table:table-cell table:formula="of:=[.B676]/[.$B$1]" office:value-type="float" office:value="18.8695652173913" calcext:value-type="float">
            <text:p>18,87</text:p>
          </table:table-cell>
          <table:table-cell table:formula="of:=[.G675]+[.F676]" office:value-type="float" office:value="12025.9130434783" calcext:value-type="float">
            <text:p>12025,9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MainActivity_21_NullValueIntentPutExtraOperatorMutator</text:p>
          </table:table-cell>
          <table:table-cell office:value-type="float" office:value="21173" calcext:value-type="float">
            <text:p>21173</text:p>
          </table:table-cell>
          <table:table-cell table:formula="of:=[.E676]+[.B677]" office:value-type="float" office:value="277090" calcext:value-type="float">
            <text:p>277090</text:p>
          </table:table-cell>
          <table:table-cell table:formula="of:=[.B677]/[.$B$1]" office:value-type="float" office:value="21.4782608695652" calcext:value-type="float">
            <text:p>21,48</text:p>
          </table:table-cell>
          <table:table-cell table:formula="of:=[.G676]+[.F677]" office:value-type="float" office:value="12047.3913043478" calcext:value-type="float">
            <text:p>12047,3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ainActivity_22_IntentPayloadReplacementOperatorMutator</text:p>
          </table:table-cell>
          <table:table-cell office:value-type="float" office:value="22173" calcext:value-type="float">
            <text:p>22173</text:p>
          </table:table-cell>
          <table:table-cell table:formula="of:=[.E677]+[.B678]" office:value-type="float" office:value="277524" calcext:value-type="float">
            <text:p>277524</text:p>
          </table:table-cell>
          <table:table-cell table:formula="of:=[.B678]/[.$B$1]" office:value-type="float" office:value="18.8695652173913" calcext:value-type="float">
            <text:p>18,87</text:p>
          </table:table-cell>
          <table:table-cell table:formula="of:=[.G677]+[.F678]" office:value-type="float" office:value="12066.2608695652" calcext:value-type="float">
            <text:p>12066,2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ainActivity_23_RandomActionIntentDefinitionOperatorMutator</text:p>
          </table:table-cell>
          <table:table-cell office:value-type="float" office:value="23173" calcext:value-type="float">
            <text:p>23173</text:p>
          </table:table-cell>
          <table:table-cell table:formula="of:=[.E678]+[.B679]" office:value-type="float" office:value="277955" calcext:value-type="float">
            <text:p>277955</text:p>
          </table:table-cell>
          <table:table-cell table:formula="of:=[.B679]/[.$B$1]" office:value-type="float" office:value="18.7391304347826" calcext:value-type="float">
            <text:p>18,74</text:p>
          </table:table-cell>
          <table:table-cell table:formula="of:=[.G678]+[.F679]" office:value-type="float" office:value="12085" calcext:value-type="float">
            <text:p>12085,0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ainActivity_24_NullValueIntentPutExtraOperatorMutator</text:p>
          </table:table-cell>
          <table:table-cell office:value-type="float" office:value="24173" calcext:value-type="float">
            <text:p>24173</text:p>
          </table:table-cell>
          <table:table-cell table:formula="of:=[.E679]+[.B680]" office:value-type="float" office:value="278394" calcext:value-type="float">
            <text:p>278394</text:p>
          </table:table-cell>
          <table:table-cell table:formula="of:=[.B680]/[.$B$1]" office:value-type="float" office:value="19.0869565217391" calcext:value-type="float">
            <text:p>19,09</text:p>
          </table:table-cell>
          <table:table-cell table:formula="of:=[.G679]+[.F680]" office:value-type="float" office:value="12104.0869565218" calcext:value-type="float">
            <text:p>12104,0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inActivity_25_IntentPayloadReplacementOperatorMutator</text:p>
          </table:table-cell>
          <table:table-cell office:value-type="float" office:value="25173" calcext:value-type="float">
            <text:p>25173</text:p>
          </table:table-cell>
          <table:table-cell table:formula="of:=[.E680]+[.B681]" office:value-type="float" office:value="278826" calcext:value-type="float">
            <text:p>278826</text:p>
          </table:table-cell>
          <table:table-cell table:formula="of:=[.B681]/[.$B$1]" office:value-type="float" office:value="18.7826086956522" calcext:value-type="float">
            <text:p>18,78</text:p>
          </table:table-cell>
          <table:table-cell table:formula="of:=[.G680]+[.F681]" office:value-type="float" office:value="12122.8695652174" calcext:value-type="float">
            <text:p>12122,8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inActivity_26_RandomActionIntentDefinitionOperatorMutator</text:p>
          </table:table-cell>
          <table:table-cell office:value-type="float" office:value="26173" calcext:value-type="float">
            <text:p>26173</text:p>
          </table:table-cell>
          <table:table-cell table:formula="of:=[.E681]+[.B682]" office:value-type="float" office:value="279258" calcext:value-type="float">
            <text:p>279258</text:p>
          </table:table-cell>
          <table:table-cell table:formula="of:=[.B682]/[.$B$1]" office:value-type="float" office:value="18.7826086956522" calcext:value-type="float">
            <text:p>18,78</text:p>
          </table:table-cell>
          <table:table-cell table:formula="of:=[.G681]+[.F682]" office:value-type="float" office:value="12141.6521739131" calcext:value-type="float">
            <text:p>12141,6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MainActivity_27_NullIntentOperatorMutator</text:p>
          </table:table-cell>
          <table:table-cell office:value-type="float" office:value="27173" calcext:value-type="float">
            <text:p>27173</text:p>
          </table:table-cell>
          <table:table-cell table:formula="of:=[.E682]+[.B683]" office:value-type="float" office:value="279585" calcext:value-type="float">
            <text:p>279585</text:p>
          </table:table-cell>
          <table:table-cell table:formula="of:=[.B683]/[.$B$1]" office:value-type="float" office:value="14.2173913043478" calcext:value-type="float">
            <text:p>14,22</text:p>
          </table:table-cell>
          <table:table-cell table:formula="of:=[.G682]+[.F683]" office:value-type="float" office:value="12155.8695652174" calcext:value-type="float">
            <text:p>12155,8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inActivity_28_InvalidKeyIntentOperatorMutator</text:p>
          </table:table-cell>
          <table:table-cell office:value-type="float" office:value="28173" calcext:value-type="float">
            <text:p>28173</text:p>
          </table:table-cell>
          <table:table-cell table:formula="of:=[.E683]+[.B684]" office:value-type="float" office:value="279869" calcext:value-type="float">
            <text:p>279869</text:p>
          </table:table-cell>
          <table:table-cell table:formula="of:=[.B684]/[.$B$1]" office:value-type="float" office:value="12.3478260869565" calcext:value-type="float">
            <text:p>12,35</text:p>
          </table:table-cell>
          <table:table-cell table:formula="of:=[.G683]+[.F684]" office:value-type="float" office:value="12168.2173913044" calcext:value-type="float">
            <text:p>12168,2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ainActivity_29_RandomActionIntentDefinitionOperatorMutator</text:p>
          </table:table-cell>
          <table:table-cell office:value-type="float" office:value="29173" calcext:value-type="float">
            <text:p>29173</text:p>
          </table:table-cell>
          <table:table-cell table:formula="of:=[.E684]+[.B685]" office:value-type="float" office:value="280157" calcext:value-type="float">
            <text:p>280157</text:p>
          </table:table-cell>
          <table:table-cell table:formula="of:=[.B685]/[.$B$1]" office:value-type="float" office:value="12.5217391304348" calcext:value-type="float">
            <text:p>12,52</text:p>
          </table:table-cell>
          <table:table-cell table:formula="of:=[.G684]+[.F685]" office:value-type="float" office:value="12180.7391304348" calcext:value-type="float">
            <text:p>12180,7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ainActivity_30_NullValueIntentPutExtraOperatorMutator</text:p>
          </table:table-cell>
          <table:table-cell office:value-type="float" office:value="30173" calcext:value-type="float">
            <text:p>30173</text:p>
          </table:table-cell>
          <table:table-cell table:formula="of:=[.E685]+[.B686]" office:value-type="float" office:value="280443" calcext:value-type="float">
            <text:p>280443</text:p>
          </table:table-cell>
          <table:table-cell table:formula="of:=[.B686]/[.$B$1]" office:value-type="float" office:value="12.4347826086957" calcext:value-type="float">
            <text:p>12,43</text:p>
          </table:table-cell>
          <table:table-cell table:formula="of:=[.G685]+[.F686]" office:value-type="float" office:value="12193.1739130435" calcext:value-type="float">
            <text:p>12193,1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ainActivity_31_IntentPayloadReplacementOperatorMutator</text:p>
          </table:table-cell>
          <table:table-cell office:value-type="float" office:value="31173" calcext:value-type="float">
            <text:p>31173</text:p>
          </table:table-cell>
          <table:table-cell table:formula="of:=[.E686]+[.B687]" office:value-type="float" office:value="280738" calcext:value-type="float">
            <text:p>280738</text:p>
          </table:table-cell>
          <table:table-cell table:formula="of:=[.B687]/[.$B$1]" office:value-type="float" office:value="12.8260869565217" calcext:value-type="float">
            <text:p>12,83</text:p>
          </table:table-cell>
          <table:table-cell table:formula="of:=[.G686]+[.F687]" office:value-type="float" office:value="12206" calcext:value-type="float">
            <text:p>12206,0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ainActivity_32_RandomActionIntentDefinitionOperatorMutator</text:p>
          </table:table-cell>
          <table:table-cell office:value-type="float" office:value="32173" calcext:value-type="float">
            <text:p>32173</text:p>
          </table:table-cell>
          <table:table-cell table:formula="of:=[.E687]+[.B688]" office:value-type="float" office:value="281024" calcext:value-type="float">
            <text:p>281024</text:p>
          </table:table-cell>
          <table:table-cell table:formula="of:=[.B688]/[.$B$1]" office:value-type="float" office:value="12.4347826086957" calcext:value-type="float">
            <text:p>12,43</text:p>
          </table:table-cell>
          <table:table-cell table:formula="of:=[.G687]+[.F688]" office:value-type="float" office:value="12218.4347826087" calcext:value-type="float">
            <text:p>12218,4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ainActivity_33_NullValueIntentPutExtraOperatorMutator</text:p>
          </table:table-cell>
          <table:table-cell office:value-type="float" office:value="33173" calcext:value-type="float">
            <text:p>33173</text:p>
          </table:table-cell>
          <table:table-cell table:formula="of:=[.E688]+[.B689]" office:value-type="float" office:value="281317" calcext:value-type="float">
            <text:p>281317</text:p>
          </table:table-cell>
          <table:table-cell table:formula="of:=[.B689]/[.$B$1]" office:value-type="float" office:value="12.7391304347826" calcext:value-type="float">
            <text:p>12,74</text:p>
          </table:table-cell>
          <table:table-cell table:formula="of:=[.G688]+[.F689]" office:value-type="float" office:value="12231.1739130435" calcext:value-type="float">
            <text:p>12231,1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inActivity_34_IntentPayloadReplacementOperatorMutator</text:p>
          </table:table-cell>
          <table:table-cell office:value-type="float" office:value="34173" calcext:value-type="float">
            <text:p>34173</text:p>
          </table:table-cell>
          <table:table-cell table:formula="of:=[.E689]+[.B690]" office:value-type="float" office:value="281749" calcext:value-type="float">
            <text:p>281749</text:p>
          </table:table-cell>
          <table:table-cell table:formula="of:=[.B690]/[.$B$1]" office:value-type="float" office:value="18.7826086956522" calcext:value-type="float">
            <text:p>18,78</text:p>
          </table:table-cell>
          <table:table-cell table:formula="of:=[.G689]+[.F690]" office:value-type="float" office:value="12249.9565217392" calcext:value-type="float">
            <text:p>12249,9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ainActivity_35_RandomActionIntentDefinitionOperatorMutator</text:p>
          </table:table-cell>
          <table:table-cell office:value-type="float" office:value="35173" calcext:value-type="float">
            <text:p>35173</text:p>
          </table:table-cell>
          <table:table-cell table:formula="of:=[.E690]+[.B691]" office:value-type="float" office:value="282044" calcext:value-type="float">
            <text:p>282044</text:p>
          </table:table-cell>
          <table:table-cell table:formula="of:=[.B691]/[.$B$1]" office:value-type="float" office:value="12.8260869565217" calcext:value-type="float">
            <text:p>12,83</text:p>
          </table:table-cell>
          <table:table-cell table:formula="of:=[.G690]+[.F691]" office:value-type="float" office:value="12262.7826086957" calcext:value-type="float">
            <text:p>12262,7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ainActivity_36_NullIntentOperatorMutator</text:p>
          </table:table-cell>
          <table:table-cell office:value-type="float" office:value="36173" calcext:value-type="float">
            <text:p>36173</text:p>
          </table:table-cell>
          <table:table-cell table:formula="of:=[.E691]+[.B692]" office:value-type="float" office:value="282426" calcext:value-type="float">
            <text:p>282426</text:p>
          </table:table-cell>
          <table:table-cell table:formula="of:=[.B692]/[.$B$1]" office:value-type="float" office:value="16.6086956521739" calcext:value-type="float">
            <text:p>16,61</text:p>
          </table:table-cell>
          <table:table-cell table:formula="of:=[.G691]+[.F692]" office:value-type="float" office:value="12279.3913043478" calcext:value-type="float">
            <text:p>12279,3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ainActivity_37_InvalidKeyIntentOperatorMutator</text:p>
          </table:table-cell>
          <table:table-cell office:value-type="float" office:value="37173" calcext:value-type="float">
            <text:p>37173</text:p>
          </table:table-cell>
          <table:table-cell table:formula="of:=[.E692]+[.B693]" office:value-type="float" office:value="282815" calcext:value-type="float">
            <text:p>282815</text:p>
          </table:table-cell>
          <table:table-cell table:formula="of:=[.B693]/[.$B$1]" office:value-type="float" office:value="16.9130434782609" calcext:value-type="float">
            <text:p>16,91</text:p>
          </table:table-cell>
          <table:table-cell table:formula="of:=[.G692]+[.F693]" office:value-type="float" office:value="12296.3043478261" calcext:value-type="float">
            <text:p>12296,3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ainActivity_38_RandomActionIntentDefinitionOperatorMutator</text:p>
          </table:table-cell>
          <table:table-cell office:value-type="float" office:value="38173" calcext:value-type="float">
            <text:p>38173</text:p>
          </table:table-cell>
          <table:table-cell table:formula="of:=[.E693]+[.B694]" office:value-type="float" office:value="283206" calcext:value-type="float">
            <text:p>283206</text:p>
          </table:table-cell>
          <table:table-cell table:formula="of:=[.B694]/[.$B$1]" office:value-type="float" office:value="17" calcext:value-type="float">
            <text:p>17,00</text:p>
          </table:table-cell>
          <table:table-cell table:formula="of:=[.G693]+[.F694]" office:value-type="float" office:value="12313.3043478261" calcext:value-type="float">
            <text:p>12313,3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ainActivity_39_NullValueIntentPutExtraOperatorMutator</text:p>
          </table:table-cell>
          <table:table-cell office:value-type="float" office:value="39173" calcext:value-type="float">
            <text:p>39173</text:p>
          </table:table-cell>
          <table:table-cell table:formula="of:=[.E694]+[.B695]" office:value-type="float" office:value="283598" calcext:value-type="float">
            <text:p>283598</text:p>
          </table:table-cell>
          <table:table-cell table:formula="of:=[.B695]/[.$B$1]" office:value-type="float" office:value="17.0434782608696" calcext:value-type="float">
            <text:p>17,04</text:p>
          </table:table-cell>
          <table:table-cell table:formula="of:=[.G694]+[.F695]" office:value-type="float" office:value="12330.347826087" calcext:value-type="float">
            <text:p>12330,3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ainActivity_40_IntentPayloadReplacementOperatorMutator</text:p>
          </table:table-cell>
          <table:table-cell office:value-type="float" office:value="40173" calcext:value-type="float">
            <text:p>40173</text:p>
          </table:table-cell>
          <table:table-cell table:formula="of:=[.E695]+[.B696]" office:value-type="float" office:value="283989" calcext:value-type="float">
            <text:p>283989</text:p>
          </table:table-cell>
          <table:table-cell table:formula="of:=[.B696]/[.$B$1]" office:value-type="float" office:value="17" calcext:value-type="float">
            <text:p>17,00</text:p>
          </table:table-cell>
          <table:table-cell table:formula="of:=[.G695]+[.F696]" office:value-type="float" office:value="12347.347826087" calcext:value-type="float">
            <text:p>12347,3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ainActivity_41_RandomActionIntentDefinitionOperatorMutator</text:p>
          </table:table-cell>
          <table:table-cell office:value-type="float" office:value="41173" calcext:value-type="float">
            <text:p>41173</text:p>
          </table:table-cell>
          <table:table-cell table:formula="of:=[.E696]+[.B697]" office:value-type="float" office:value="284383" calcext:value-type="float">
            <text:p>284383</text:p>
          </table:table-cell>
          <table:table-cell table:formula="of:=[.B697]/[.$B$1]" office:value-type="float" office:value="17.1304347826087" calcext:value-type="float">
            <text:p>17,13</text:p>
          </table:table-cell>
          <table:table-cell table:formula="of:=[.G696]+[.F697]" office:value-type="float" office:value="12364.4782608696" calcext:value-type="float">
            <text:p>12364,4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ainActivity_42_NullIntentOperatorMutator</text:p>
          </table:table-cell>
          <table:table-cell office:value-type="float" office:value="42173" calcext:value-type="float">
            <text:p>42173</text:p>
          </table:table-cell>
          <table:table-cell table:formula="of:=[.E697]+[.B698]" office:value-type="float" office:value="284658" calcext:value-type="float">
            <text:p>284658</text:p>
          </table:table-cell>
          <table:table-cell table:formula="of:=[.B698]/[.$B$1]" office:value-type="float" office:value="11.9565217391304" calcext:value-type="float">
            <text:p>11,96</text:p>
          </table:table-cell>
          <table:table-cell table:formula="of:=[.G697]+[.F698]" office:value-type="float" office:value="12376.4347826087" calcext:value-type="float">
            <text:p>12376,4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ainActivity_43_InvalidKeyIntentOperatorMutator</text:p>
          </table:table-cell>
          <table:table-cell office:value-type="float" office:value="43173" calcext:value-type="float">
            <text:p>43173</text:p>
          </table:table-cell>
          <table:table-cell table:formula="of:=[.E698]+[.B699]" office:value-type="float" office:value="284934" calcext:value-type="float">
            <text:p>284934</text:p>
          </table:table-cell>
          <table:table-cell table:formula="of:=[.B699]/[.$B$1]" office:value-type="float" office:value="12" calcext:value-type="float">
            <text:p>12,00</text:p>
          </table:table-cell>
          <table:table-cell table:formula="of:=[.G698]+[.F699]" office:value-type="float" office:value="12388.4347826087" calcext:value-type="float">
            <text:p>12388,4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ainActivity_44_RandomActionIntentDefinitionOperatorMutator</text:p>
          </table:table-cell>
          <table:table-cell office:value-type="float" office:value="44173" calcext:value-type="float">
            <text:p>44173</text:p>
          </table:table-cell>
          <table:table-cell table:formula="of:=[.E699]+[.B700]" office:value-type="float" office:value="285210" calcext:value-type="float">
            <text:p>285210</text:p>
          </table:table-cell>
          <table:table-cell table:formula="of:=[.B700]/[.$B$1]" office:value-type="float" office:value="12" calcext:value-type="float">
            <text:p>12,00</text:p>
          </table:table-cell>
          <table:table-cell table:formula="of:=[.G699]+[.F700]" office:value-type="float" office:value="12400.4347826087" calcext:value-type="float">
            <text:p>12400,4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ainActivity_45_BuggyGUIListenerOperatorMutator</text:p>
          </table:table-cell>
          <table:table-cell office:value-type="float" office:value="45173" calcext:value-type="float">
            <text:p>45173</text:p>
          </table:table-cell>
          <table:table-cell table:formula="of:=[.E700]+[.B701]" office:value-type="float" office:value="285655" calcext:value-type="float">
            <text:p>285655</text:p>
          </table:table-cell>
          <table:table-cell table:formula="of:=[.B701]/[.$B$1]" office:value-type="float" office:value="19.3478260869565" calcext:value-type="float">
            <text:p>19,35</text:p>
          </table:table-cell>
          <table:table-cell table:formula="of:=[.G700]+[.F701]" office:value-type="float" office:value="12419.7826086957" calcext:value-type="float">
            <text:p>12419,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inActivity_46_BinaryMutator</text:p>
          </table:table-cell>
          <table:table-cell office:value-type="float" office:value="46173" calcext:value-type="float">
            <text:p>46173</text:p>
          </table:table-cell>
          <table:table-cell table:formula="of:=[.E701]+[.B702]" office:value-type="float" office:value="286097" calcext:value-type="float">
            <text:p>286097</text:p>
          </table:table-cell>
          <table:table-cell table:formula="of:=[.B702]/[.$B$1]" office:value-type="float" office:value="19.2173913043478" calcext:value-type="float">
            <text:p>19,22</text:p>
          </table:table-cell>
          <table:table-cell table:formula="of:=[.G701]+[.F702]" office:value-type="float" office:value="12439" calcext:value-type="float">
            <text:p>12439,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ainActivity_47_BuggyGUIListenerOperatorMutator</text:p>
          </table:table-cell>
          <table:table-cell office:value-type="float" office:value="47173" calcext:value-type="float">
            <text:p>47173</text:p>
          </table:table-cell>
          <table:table-cell table:formula="of:=[.E702]+[.B703]" office:value-type="float" office:value="286545" calcext:value-type="float">
            <text:p>286545</text:p>
          </table:table-cell>
          <table:table-cell table:formula="of:=[.B703]/[.$B$1]" office:value-type="float" office:value="19.4782608695652" calcext:value-type="float">
            <text:p>19,48</text:p>
          </table:table-cell>
          <table:table-cell table:formula="of:=[.G702]+[.F703]" office:value-type="float" office:value="12458.4782608696" calcext:value-type="float">
            <text:p>12458,4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ainActivity_48_InvalidKeyIntentOperatorMutator</text:p>
          </table:table-cell>
          <table:table-cell office:value-type="float" office:value="48173" calcext:value-type="float">
            <text:p>48173</text:p>
          </table:table-cell>
          <table:table-cell table:formula="of:=[.E703]+[.B704]" office:value-type="float" office:value="286990" calcext:value-type="float">
            <text:p>286990</text:p>
          </table:table-cell>
          <table:table-cell table:formula="of:=[.B704]/[.$B$1]" office:value-type="float" office:value="19.3478260869565" calcext:value-type="float">
            <text:p>19,35</text:p>
          </table:table-cell>
          <table:table-cell table:formula="of:=[.G703]+[.F704]" office:value-type="float" office:value="12477.8260869565" calcext:value-type="float">
            <text:p>12477,8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ainActivity_49_RandomActionIntentDefinitionOperatorMutator</text:p>
          </table:table-cell>
          <table:table-cell office:value-type="float" office:value="49173" calcext:value-type="float">
            <text:p>49173</text:p>
          </table:table-cell>
          <table:table-cell table:formula="of:=[.E704]+[.B705]" office:value-type="float" office:value="287423" calcext:value-type="float">
            <text:p>287423</text:p>
          </table:table-cell>
          <table:table-cell table:formula="of:=[.B705]/[.$B$1]" office:value-type="float" office:value="18.8260869565217" calcext:value-type="float">
            <text:p>18,83</text:p>
          </table:table-cell>
          <table:table-cell table:formula="of:=[.G704]+[.F705]" office:value-type="float" office:value="12496.6521739131" calcext:value-type="float">
            <text:p>12496,6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inActivity_50_NullIntentOperatorMutator</text:p>
          </table:table-cell>
          <table:table-cell office:value-type="float" office:value="50173" calcext:value-type="float">
            <text:p>50173</text:p>
          </table:table-cell>
          <table:table-cell table:formula="of:=[.E705]+[.B706]" office:value-type="float" office:value="287855" calcext:value-type="float">
            <text:p>287855</text:p>
          </table:table-cell>
          <table:table-cell table:formula="of:=[.B706]/[.$B$1]" office:value-type="float" office:value="18.7826086956522" calcext:value-type="float">
            <text:p>18,78</text:p>
          </table:table-cell>
          <table:table-cell table:formula="of:=[.G705]+[.F706]" office:value-type="float" office:value="12515.4347826087" calcext:value-type="float">
            <text:p>12515,4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ainActivity_51_InvalidKeyIntentOperatorMutator</text:p>
          </table:table-cell>
          <table:table-cell office:value-type="float" office:value="51173" calcext:value-type="float">
            <text:p>51173</text:p>
          </table:table-cell>
          <table:table-cell table:formula="of:=[.E706]+[.B707]" office:value-type="float" office:value="288286" calcext:value-type="float">
            <text:p>288286</text:p>
          </table:table-cell>
          <table:table-cell table:formula="of:=[.B707]/[.$B$1]" office:value-type="float" office:value="18.7391304347826" calcext:value-type="float">
            <text:p>18,74</text:p>
          </table:table-cell>
          <table:table-cell table:formula="of:=[.G706]+[.F707]" office:value-type="float" office:value="12534.1739130435" calcext:value-type="float">
            <text:p>12534,1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ainActivity_52_RandomActionIntentDefinitionOperatorMutator</text:p>
          </table:table-cell>
          <table:table-cell office:value-type="float" office:value="52173" calcext:value-type="float">
            <text:p>52173</text:p>
          </table:table-cell>
          <table:table-cell table:formula="of:=[.E707]+[.B708]" office:value-type="float" office:value="288720" calcext:value-type="float">
            <text:p>288720</text:p>
          </table:table-cell>
          <table:table-cell table:formula="of:=[.B708]/[.$B$1]" office:value-type="float" office:value="18.8695652173913" calcext:value-type="float">
            <text:p>18,87</text:p>
          </table:table-cell>
          <table:table-cell table:formula="of:=[.G707]+[.F708]" office:value-type="float" office:value="12553.0434782609" calcext:value-type="float">
            <text:p>12553,0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inActivity_53_NullIntentOperatorMutator</text:p>
          </table:table-cell>
          <table:table-cell office:value-type="float" office:value="53173" calcext:value-type="float">
            <text:p>53173</text:p>
          </table:table-cell>
          <table:table-cell table:formula="of:=[.E708]+[.B709]" office:value-type="float" office:value="289152" calcext:value-type="float">
            <text:p>289152</text:p>
          </table:table-cell>
          <table:table-cell table:formula="of:=[.B709]/[.$B$1]" office:value-type="float" office:value="18.7826086956522" calcext:value-type="float">
            <text:p>18,78</text:p>
          </table:table-cell>
          <table:table-cell table:formula="of:=[.G708]+[.F709]" office:value-type="float" office:value="12571.8260869565" calcext:value-type="float">
            <text:p>12571,8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ainActivity_54_InvalidKeyIntentOperatorMutator</text:p>
          </table:table-cell>
          <table:table-cell office:value-type="float" office:value="54173" calcext:value-type="float">
            <text:p>54173</text:p>
          </table:table-cell>
          <table:table-cell table:formula="of:=[.E709]+[.B710]" office:value-type="float" office:value="289582" calcext:value-type="float">
            <text:p>289582</text:p>
          </table:table-cell>
          <table:table-cell table:formula="of:=[.B710]/[.$B$1]" office:value-type="float" office:value="18.695652173913" calcext:value-type="float">
            <text:p>18,70</text:p>
          </table:table-cell>
          <table:table-cell table:formula="of:=[.G709]+[.F710]" office:value-type="float" office:value="12590.5217391305" calcext:value-type="float">
            <text:p>12590,5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ainActivity_55_RandomActionIntentDefinitionOperatorMutator</text:p>
          </table:table-cell>
          <table:table-cell office:value-type="float" office:value="55173" calcext:value-type="float">
            <text:p>55173</text:p>
          </table:table-cell>
          <table:table-cell table:formula="of:=[.E710]+[.B711]" office:value-type="float" office:value="290019" calcext:value-type="float">
            <text:p>290019</text:p>
          </table:table-cell>
          <table:table-cell table:formula="of:=[.B711]/[.$B$1]" office:value-type="float" office:value="19" calcext:value-type="float">
            <text:p>19,00</text:p>
          </table:table-cell>
          <table:table-cell table:formula="of:=[.G710]+[.F711]" office:value-type="float" office:value="12609.5217391305" calcext:value-type="float">
            <text:p>12609,5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ainActivity_56_NullValueIntentPutExtraOperatorMutator</text:p>
          </table:table-cell>
          <table:table-cell office:value-type="float" office:value="56173" calcext:value-type="float">
            <text:p>56173</text:p>
          </table:table-cell>
          <table:table-cell table:formula="of:=[.E711]+[.B712]" office:value-type="float" office:value="290453" calcext:value-type="float">
            <text:p>290453</text:p>
          </table:table-cell>
          <table:table-cell table:formula="of:=[.B712]/[.$B$1]" office:value-type="float" office:value="18.8695652173913" calcext:value-type="float">
            <text:p>18,87</text:p>
          </table:table-cell>
          <table:table-cell table:formula="of:=[.G711]+[.F712]" office:value-type="float" office:value="12628.3913043478" calcext:value-type="float">
            <text:p>12628,3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inActivity_57_IntentPayloadReplacementOperatorMutator</text:p>
          </table:table-cell>
          <table:table-cell office:value-type="float" office:value="57173" calcext:value-type="float">
            <text:p>57173</text:p>
          </table:table-cell>
          <table:table-cell table:formula="of:=[.E712]+[.B713]" office:value-type="float" office:value="290895" calcext:value-type="float">
            <text:p>290895</text:p>
          </table:table-cell>
          <table:table-cell table:formula="of:=[.B713]/[.$B$1]" office:value-type="float" office:value="19.2173913043478" calcext:value-type="float">
            <text:p>19,22</text:p>
          </table:table-cell>
          <table:table-cell table:formula="of:=[.G712]+[.F713]" office:value-type="float" office:value="12647.6086956522" calcext:value-type="float">
            <text:p>12647,6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ainActivity_58_RandomActionIntentDefinitionOperatorMutator</text:p>
          </table:table-cell>
          <table:table-cell office:value-type="float" office:value="58173" calcext:value-type="float">
            <text:p>58173</text:p>
          </table:table-cell>
          <table:table-cell table:formula="of:=[.E713]+[.B714]" office:value-type="float" office:value="291330" calcext:value-type="float">
            <text:p>291330</text:p>
          </table:table-cell>
          <table:table-cell table:formula="of:=[.B714]/[.$B$1]" office:value-type="float" office:value="18.9130434782609" calcext:value-type="float">
            <text:p>18,91</text:p>
          </table:table-cell>
          <table:table-cell table:formula="of:=[.G713]+[.F714]" office:value-type="float" office:value="12666.5217391305" calcext:value-type="float">
            <text:p>12666,5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ainActivity_59_RandomActionIntentDefinitionOperatorMutator</text:p>
          </table:table-cell>
          <table:table-cell office:value-type="float" office:value="59173" calcext:value-type="float">
            <text:p>59173</text:p>
          </table:table-cell>
          <table:table-cell table:formula="of:=[.E714]+[.B715]" office:value-type="float" office:value="291767" calcext:value-type="float">
            <text:p>291767</text:p>
          </table:table-cell>
          <table:table-cell table:formula="of:=[.B715]/[.$B$1]" office:value-type="float" office:value="19" calcext:value-type="float">
            <text:p>19,00</text:p>
          </table:table-cell>
          <table:table-cell table:formula="of:=[.G714]+[.F715]" office:value-type="float" office:value="12685.5217391305" calcext:value-type="float">
            <text:p>12685,5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ainActivity_60_NullIntentOperatorMutator</text:p>
          </table:table-cell>
          <table:table-cell office:value-type="float" office:value="60173" calcext:value-type="float">
            <text:p>60173</text:p>
          </table:table-cell>
          <table:table-cell table:formula="of:=[.E715]+[.B716]" office:value-type="float" office:value="292200" calcext:value-type="float">
            <text:p>292200</text:p>
          </table:table-cell>
          <table:table-cell table:formula="of:=[.B716]/[.$B$1]" office:value-type="float" office:value="18.8260869565217" calcext:value-type="float">
            <text:p>18,83</text:p>
          </table:table-cell>
          <table:table-cell table:formula="of:=[.G715]+[.F716]" office:value-type="float" office:value="12704.347826087" calcext:value-type="float">
            <text:p>12704,3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ainActivity_61_InvalidKeyIntentOperatorMutator</text:p>
          </table:table-cell>
          <table:table-cell office:value-type="float" office:value="61173" calcext:value-type="float">
            <text:p>61173</text:p>
          </table:table-cell>
          <table:table-cell table:formula="of:=[.E716]+[.B717]" office:value-type="float" office:value="292641" calcext:value-type="float">
            <text:p>292641</text:p>
          </table:table-cell>
          <table:table-cell table:formula="of:=[.B717]/[.$B$1]" office:value-type="float" office:value="19.1739130434783" calcext:value-type="float">
            <text:p>19,17</text:p>
          </table:table-cell>
          <table:table-cell table:formula="of:=[.G716]+[.F717]" office:value-type="float" office:value="12723.5217391305" calcext:value-type="float">
            <text:p>12723,5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ainActivity_62_RandomActionIntentDefinitionOperatorMutator</text:p>
          </table:table-cell>
          <table:table-cell office:value-type="float" office:value="62173" calcext:value-type="float">
            <text:p>62173</text:p>
          </table:table-cell>
          <table:table-cell table:formula="of:=[.E717]+[.B718]" office:value-type="float" office:value="293074" calcext:value-type="float">
            <text:p>293074</text:p>
          </table:table-cell>
          <table:table-cell table:formula="of:=[.B718]/[.$B$1]" office:value-type="float" office:value="18.8260869565217" calcext:value-type="float">
            <text:p>18,83</text:p>
          </table:table-cell>
          <table:table-cell table:formula="of:=[.G717]+[.F718]" office:value-type="float" office:value="12742.347826087" calcext:value-type="float">
            <text:p>12742,3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ainActivity_63_NullValueIntentPutExtraOperatorMutator</text:p>
          </table:table-cell>
          <table:table-cell office:value-type="float" office:value="63173" calcext:value-type="float">
            <text:p>63173</text:p>
          </table:table-cell>
          <table:table-cell table:formula="of:=[.E718]+[.B719]" office:value-type="float" office:value="293509" calcext:value-type="float">
            <text:p>293509</text:p>
          </table:table-cell>
          <table:table-cell table:formula="of:=[.B719]/[.$B$1]" office:value-type="float" office:value="18.9130434782609" calcext:value-type="float">
            <text:p>18,91</text:p>
          </table:table-cell>
          <table:table-cell table:formula="of:=[.G718]+[.F719]" office:value-type="float" office:value="12761.2608695652" calcext:value-type="float">
            <text:p>12761,2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ainActivity_64_IntentPayloadReplacementOperatorMutator</text:p>
          </table:table-cell>
          <table:table-cell office:value-type="float" office:value="64173" calcext:value-type="float">
            <text:p>64173</text:p>
          </table:table-cell>
          <table:table-cell table:formula="of:=[.E719]+[.B720]" office:value-type="float" office:value="293948" calcext:value-type="float">
            <text:p>293948</text:p>
          </table:table-cell>
          <table:table-cell table:formula="of:=[.B720]/[.$B$1]" office:value-type="float" office:value="19.0869565217391" calcext:value-type="float">
            <text:p>19,09</text:p>
          </table:table-cell>
          <table:table-cell table:formula="of:=[.G719]+[.F720]" office:value-type="float" office:value="12780.347826087" calcext:value-type="float">
            <text:p>12780,3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ainActivity_65_RandomActionIntentDefinitionOperatorMutator</text:p>
          </table:table-cell>
          <table:table-cell office:value-type="float" office:value="65173" calcext:value-type="float">
            <text:p>65173</text:p>
          </table:table-cell>
          <table:table-cell table:formula="of:=[.E720]+[.B721]" office:value-type="float" office:value="294385" calcext:value-type="float">
            <text:p>294385</text:p>
          </table:table-cell>
          <table:table-cell table:formula="of:=[.B721]/[.$B$1]" office:value-type="float" office:value="19" calcext:value-type="float">
            <text:p>19,00</text:p>
          </table:table-cell>
          <table:table-cell table:formula="of:=[.G720]+[.F721]" office:value-type="float" office:value="12799.347826087" calcext:value-type="float">
            <text:p>12799,3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ainActivity_66_RandomActionIntentDefinitionOperatorMutator</text:p>
          </table:table-cell>
          <table:table-cell office:value-type="float" office:value="66173" calcext:value-type="float">
            <text:p>66173</text:p>
          </table:table-cell>
          <table:table-cell table:formula="of:=[.E721]+[.B722]" office:value-type="float" office:value="294820" calcext:value-type="float">
            <text:p>294820</text:p>
          </table:table-cell>
          <table:table-cell table:formula="of:=[.B722]/[.$B$1]" office:value-type="float" office:value="18.9130434782609" calcext:value-type="float">
            <text:p>18,91</text:p>
          </table:table-cell>
          <table:table-cell table:formula="of:=[.G721]+[.F722]" office:value-type="float" office:value="12818.2608695652" calcext:value-type="float">
            <text:p>12818,2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ainActivity_67_RandomActionIntentDefinitionOperatorMutator</text:p>
          </table:table-cell>
          <table:table-cell office:value-type="float" office:value="67173" calcext:value-type="float">
            <text:p>67173</text:p>
          </table:table-cell>
          <table:table-cell table:formula="of:=[.E722]+[.B723]" office:value-type="float" office:value="295255" calcext:value-type="float">
            <text:p>295255</text:p>
          </table:table-cell>
          <table:table-cell table:formula="of:=[.B723]/[.$B$1]" office:value-type="float" office:value="18.9130434782609" calcext:value-type="float">
            <text:p>18,91</text:p>
          </table:table-cell>
          <table:table-cell table:formula="of:=[.G722]+[.F723]" office:value-type="float" office:value="12837.1739130435" calcext:value-type="float">
            <text:p>12837,1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inActivity_68_NullValueIntentPutExtraOperatorMutator</text:p>
          </table:table-cell>
          <table:table-cell office:value-type="float" office:value="68173" calcext:value-type="float">
            <text:p>68173</text:p>
          </table:table-cell>
          <table:table-cell table:formula="of:=[.E723]+[.B724]" office:value-type="float" office:value="295687" calcext:value-type="float">
            <text:p>295687</text:p>
          </table:table-cell>
          <table:table-cell table:formula="of:=[.B724]/[.$B$1]" office:value-type="float" office:value="18.7826086956522" calcext:value-type="float">
            <text:p>18,78</text:p>
          </table:table-cell>
          <table:table-cell table:formula="of:=[.G723]+[.F724]" office:value-type="float" office:value="12855.9565217392" calcext:value-type="float">
            <text:p>12855,9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ainActivity_69_IntentPayloadReplacementOperatorMutator</text:p>
          </table:table-cell>
          <table:table-cell office:value-type="float" office:value="69173" calcext:value-type="float">
            <text:p>69173</text:p>
          </table:table-cell>
          <table:table-cell table:formula="of:=[.E724]+[.B725]" office:value-type="float" office:value="296127" calcext:value-type="float">
            <text:p>296127</text:p>
          </table:table-cell>
          <table:table-cell table:formula="of:=[.B725]/[.$B$1]" office:value-type="float" office:value="19.1304347826087" calcext:value-type="float">
            <text:p>19,13</text:p>
          </table:table-cell>
          <table:table-cell table:formula="of:=[.G724]+[.F725]" office:value-type="float" office:value="12875.0869565218" calcext:value-type="float">
            <text:p>12875,0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ainActivity_70_RandomActionIntentDefinitionOperatorMutator</text:p>
          </table:table-cell>
          <table:table-cell office:value-type="float" office:value="70173" calcext:value-type="float">
            <text:p>70173</text:p>
          </table:table-cell>
          <table:table-cell table:formula="of:=[.E725]+[.B726]" office:value-type="float" office:value="296562" calcext:value-type="float">
            <text:p>296562</text:p>
          </table:table-cell>
          <table:table-cell table:formula="of:=[.B726]/[.$B$1]" office:value-type="float" office:value="18.9130434782609" calcext:value-type="float">
            <text:p>18,91</text:p>
          </table:table-cell>
          <table:table-cell table:formula="of:=[.G725]+[.F726]" office:value-type="float" office:value="12894" calcext:value-type="float">
            <text:p>12894,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ainActivity_71_NullIntentOperatorMutator</text:p>
          </table:table-cell>
          <table:table-cell office:value-type="float" office:value="71173" calcext:value-type="float">
            <text:p>71173</text:p>
          </table:table-cell>
          <table:table-cell table:formula="of:=[.E726]+[.B727]" office:value-type="float" office:value="296986" calcext:value-type="float">
            <text:p>296986</text:p>
          </table:table-cell>
          <table:table-cell table:formula="of:=[.B727]/[.$B$1]" office:value-type="float" office:value="18.4347826086957" calcext:value-type="float">
            <text:p>18,43</text:p>
          </table:table-cell>
          <table:table-cell table:formula="of:=[.G726]+[.F727]" office:value-type="float" office:value="12912.4347826087" calcext:value-type="float">
            <text:p>12912,4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ainActivity_72_InvalidKeyIntentOperatorMutator</text:p>
          </table:table-cell>
          <table:table-cell office:value-type="float" office:value="72173" calcext:value-type="float">
            <text:p>72173</text:p>
          </table:table-cell>
          <table:table-cell table:formula="of:=[.E727]+[.B728]" office:value-type="float" office:value="297412" calcext:value-type="float">
            <text:p>297412</text:p>
          </table:table-cell>
          <table:table-cell table:formula="of:=[.B728]/[.$B$1]" office:value-type="float" office:value="18.5217391304348" calcext:value-type="float">
            <text:p>18,52</text:p>
          </table:table-cell>
          <table:table-cell table:formula="of:=[.G727]+[.F728]" office:value-type="float" office:value="12930.9565217391" calcext:value-type="float">
            <text:p>12930,9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ainActivity_73_RandomActionIntentDefinitionOperatorMutator</text:p>
          </table:table-cell>
          <table:table-cell office:value-type="float" office:value="73173" calcext:value-type="float">
            <text:p>73173</text:p>
          </table:table-cell>
          <table:table-cell table:formula="of:=[.E728]+[.B729]" office:value-type="float" office:value="297849" calcext:value-type="float">
            <text:p>297849</text:p>
          </table:table-cell>
          <table:table-cell table:formula="of:=[.B729]/[.$B$1]" office:value-type="float" office:value="19" calcext:value-type="float">
            <text:p>19,00</text:p>
          </table:table-cell>
          <table:table-cell table:formula="of:=[.G728]+[.F729]" office:value-type="float" office:value="12949.9565217391" calcext:value-type="float">
            <text:p>12949,9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ainActivity_74_NullValueIntentPutExtraOperatorMutator</text:p>
          </table:table-cell>
          <table:table-cell office:value-type="float" office:value="74173" calcext:value-type="float">
            <text:p>74173</text:p>
          </table:table-cell>
          <table:table-cell table:formula="of:=[.E729]+[.B730]" office:value-type="float" office:value="298272" calcext:value-type="float">
            <text:p>298272</text:p>
          </table:table-cell>
          <table:table-cell table:formula="of:=[.B730]/[.$B$1]" office:value-type="float" office:value="18.3913043478261" calcext:value-type="float">
            <text:p>18,39</text:p>
          </table:table-cell>
          <table:table-cell table:formula="of:=[.G729]+[.F730]" office:value-type="float" office:value="12968.347826087" calcext:value-type="float">
            <text:p>12968,3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ainActivity_75_IntentPayloadReplacementOperatorMutator</text:p>
          </table:table-cell>
          <table:table-cell office:value-type="float" office:value="75173" calcext:value-type="float">
            <text:p>75173</text:p>
          </table:table-cell>
          <table:table-cell table:formula="of:=[.E730]+[.B731]" office:value-type="float" office:value="298707" calcext:value-type="float">
            <text:p>298707</text:p>
          </table:table-cell>
          <table:table-cell table:formula="of:=[.B731]/[.$B$1]" office:value-type="float" office:value="18.9130434782609" calcext:value-type="float">
            <text:p>18,91</text:p>
          </table:table-cell>
          <table:table-cell table:formula="of:=[.G730]+[.F731]" office:value-type="float" office:value="12987.2608695652" calcext:value-type="float">
            <text:p>12987,2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ainActivity_76_RandomActionIntentDefinitionOperatorMutator</text:p>
          </table:table-cell>
          <table:table-cell office:value-type="float" office:value="76173" calcext:value-type="float">
            <text:p>76173</text:p>
          </table:table-cell>
          <table:table-cell table:formula="of:=[.E731]+[.B732]" office:value-type="float" office:value="299144" calcext:value-type="float">
            <text:p>299144</text:p>
          </table:table-cell>
          <table:table-cell table:formula="of:=[.B732]/[.$B$1]" office:value-type="float" office:value="19" calcext:value-type="float">
            <text:p>19,00</text:p>
          </table:table-cell>
          <table:table-cell table:formula="of:=[.G731]+[.F732]" office:value-type="float" office:value="13006.2608695652" calcext:value-type="float">
            <text:p>13006,2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inActivity_77_NullValueIntentPutExtraOperatorMutator</text:p>
          </table:table-cell>
          <table:table-cell office:value-type="float" office:value="77173" calcext:value-type="float">
            <text:p>77173</text:p>
          </table:table-cell>
          <table:table-cell table:formula="of:=[.E732]+[.B733]" office:value-type="float" office:value="299576" calcext:value-type="float">
            <text:p>299576</text:p>
          </table:table-cell>
          <table:table-cell table:formula="of:=[.B733]/[.$B$1]" office:value-type="float" office:value="18.7826086956522" calcext:value-type="float">
            <text:p>18,78</text:p>
          </table:table-cell>
          <table:table-cell table:formula="of:=[.G732]+[.F733]" office:value-type="float" office:value="13025.0434782609" calcext:value-type="float">
            <text:p>13025,0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ainActivity_78_IntentPayloadReplacementOperatorMutator</text:p>
          </table:table-cell>
          <table:table-cell office:value-type="float" office:value="78173" calcext:value-type="float">
            <text:p>78173</text:p>
          </table:table-cell>
          <table:table-cell table:formula="of:=[.E733]+[.B734]" office:value-type="float" office:value="300019" calcext:value-type="float">
            <text:p>300019</text:p>
          </table:table-cell>
          <table:table-cell table:formula="of:=[.B734]/[.$B$1]" office:value-type="float" office:value="19.2608695652174" calcext:value-type="float">
            <text:p>19,26</text:p>
          </table:table-cell>
          <table:table-cell table:formula="of:=[.G733]+[.F734]" office:value-type="float" office:value="13044.3043478261" calcext:value-type="float">
            <text:p>13044,3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ainActivity_79_RandomActionIntentDefinitionOperatorMutator</text:p>
          </table:table-cell>
          <table:table-cell office:value-type="float" office:value="79173" calcext:value-type="float">
            <text:p>79173</text:p>
          </table:table-cell>
          <table:table-cell table:formula="of:=[.E734]+[.B735]" office:value-type="float" office:value="300460" calcext:value-type="float">
            <text:p>300460</text:p>
          </table:table-cell>
          <table:table-cell table:formula="of:=[.B735]/[.$B$1]" office:value-type="float" office:value="19.1739130434783" calcext:value-type="float">
            <text:p>19,17</text:p>
          </table:table-cell>
          <table:table-cell table:formula="of:=[.G734]+[.F735]" office:value-type="float" office:value="13063.4782608696" calcext:value-type="float">
            <text:p>13063,4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ainActivity_80_RandomActionIntentDefinitionOperatorMutator</text:p>
          </table:table-cell>
          <table:table-cell office:value-type="float" office:value="80173" calcext:value-type="float">
            <text:p>80173</text:p>
          </table:table-cell>
          <table:table-cell table:formula="of:=[.E735]+[.B736]" office:value-type="float" office:value="300897" calcext:value-type="float">
            <text:p>300897</text:p>
          </table:table-cell>
          <table:table-cell table:formula="of:=[.B736]/[.$B$1]" office:value-type="float" office:value="19" calcext:value-type="float">
            <text:p>19,00</text:p>
          </table:table-cell>
          <table:table-cell table:formula="of:=[.G735]+[.F736]" office:value-type="float" office:value="13082.4782608696" calcext:value-type="float">
            <text:p>13082,4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ainActivity_81_RandomActionIntentDefinitionOperatorMutator</text:p>
          </table:table-cell>
          <table:table-cell office:value-type="float" office:value="81173" calcext:value-type="float">
            <text:p>81173</text:p>
          </table:table-cell>
          <table:table-cell table:formula="of:=[.E736]+[.B737]" office:value-type="float" office:value="301327" calcext:value-type="float">
            <text:p>301327</text:p>
          </table:table-cell>
          <table:table-cell table:formula="of:=[.B737]/[.$B$1]" office:value-type="float" office:value="18.695652173913" calcext:value-type="float">
            <text:p>18,70</text:p>
          </table:table-cell>
          <table:table-cell table:formula="of:=[.G736]+[.F737]" office:value-type="float" office:value="13101.1739130435" calcext:value-type="float">
            <text:p>13101,1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ainActivity_82_RandomActionIntentDefinitionOperatorMutator</text:p>
          </table:table-cell>
          <table:table-cell office:value-type="float" office:value="82173" calcext:value-type="float">
            <text:p>82173</text:p>
          </table:table-cell>
          <table:table-cell table:formula="of:=[.E737]+[.B738]" office:value-type="float" office:value="301765" calcext:value-type="float">
            <text:p>301765</text:p>
          </table:table-cell>
          <table:table-cell table:formula="of:=[.B738]/[.$B$1]" office:value-type="float" office:value="19.0434782608696" calcext:value-type="float">
            <text:p>19,04</text:p>
          </table:table-cell>
          <table:table-cell table:formula="of:=[.G737]+[.F738]" office:value-type="float" office:value="13120.2173913044" calcext:value-type="float">
            <text:p>13120,2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ainActivity_83_RandomActionIntentDefinitionOperatorMutator</text:p>
          </table:table-cell>
          <table:table-cell office:value-type="float" office:value="83173" calcext:value-type="float">
            <text:p>83173</text:p>
          </table:table-cell>
          <table:table-cell table:formula="of:=[.E738]+[.B739]" office:value-type="float" office:value="302201" calcext:value-type="float">
            <text:p>302201</text:p>
          </table:table-cell>
          <table:table-cell table:formula="of:=[.B739]/[.$B$1]" office:value-type="float" office:value="18.9565217391304" calcext:value-type="float">
            <text:p>18,96</text:p>
          </table:table-cell>
          <table:table-cell table:formula="of:=[.G738]+[.F739]" office:value-type="float" office:value="13139.1739130435" calcext:value-type="float">
            <text:p>13139,1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ainActivity_84_RandomActionIntentDefinitionOperatorMutator</text:p>
          </table:table-cell>
          <table:table-cell office:value-type="float" office:value="84173" calcext:value-type="float">
            <text:p>84173</text:p>
          </table:table-cell>
          <table:table-cell table:formula="of:=[.E739]+[.B740]" office:value-type="float" office:value="302634" calcext:value-type="float">
            <text:p>302634</text:p>
          </table:table-cell>
          <table:table-cell table:formula="of:=[.B740]/[.$B$1]" office:value-type="float" office:value="18.8260869565217" calcext:value-type="float">
            <text:p>18,83</text:p>
          </table:table-cell>
          <table:table-cell table:formula="of:=[.G739]+[.F740]" office:value-type="float" office:value="13158" calcext:value-type="float">
            <text:p>13158,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ainActivity_85_RandomActionIntentDefinitionOperatorMutator</text:p>
          </table:table-cell>
          <table:table-cell office:value-type="float" office:value="85173" calcext:value-type="float">
            <text:p>85173</text:p>
          </table:table-cell>
          <table:table-cell table:formula="of:=[.E740]+[.B741]" office:value-type="float" office:value="303070" calcext:value-type="float">
            <text:p>303070</text:p>
          </table:table-cell>
          <table:table-cell table:formula="of:=[.B741]/[.$B$1]" office:value-type="float" office:value="18.9565217391304" calcext:value-type="float">
            <text:p>18,96</text:p>
          </table:table-cell>
          <table:table-cell table:formula="of:=[.G740]+[.F741]" office:value-type="float" office:value="13176.9565217392" calcext:value-type="float">
            <text:p>13176,9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MainActivity_86_RandomActionIntentDefinitionOperatorMutator</text:p>
          </table:table-cell>
          <table:table-cell office:value-type="float" office:value="86173" calcext:value-type="float">
            <text:p>86173</text:p>
          </table:table-cell>
          <table:table-cell table:formula="of:=[.E741]+[.B742]" office:value-type="float" office:value="303552" calcext:value-type="float">
            <text:p>303552</text:p>
          </table:table-cell>
          <table:table-cell table:formula="of:=[.B742]/[.$B$1]" office:value-type="float" office:value="20.9565217391304" calcext:value-type="float">
            <text:p>20,96</text:p>
          </table:table-cell>
          <table:table-cell table:formula="of:=[.G741]+[.F742]" office:value-type="float" office:value="13197.9130434783" calcext:value-type="float">
            <text:p>13197,9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ainActivity_87_BuggyGUIListenerOperatorMutator</text:p>
          </table:table-cell>
          <table:table-cell office:value-type="float" office:value="87173" calcext:value-type="float">
            <text:p>87173</text:p>
          </table:table-cell>
          <table:table-cell table:formula="of:=[.E742]+[.B743]" office:value-type="float" office:value="303983" calcext:value-type="float">
            <text:p>303983</text:p>
          </table:table-cell>
          <table:table-cell table:formula="of:=[.B743]/[.$B$1]" office:value-type="float" office:value="18.7391304347826" calcext:value-type="float">
            <text:p>18,74</text:p>
          </table:table-cell>
          <table:table-cell table:formula="of:=[.G742]+[.F743]" office:value-type="float" office:value="13216.6521739131" calcext:value-type="float">
            <text:p>13216,6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ainActivity_88_BuggyGUIListenerOperatorMutator</text:p>
          </table:table-cell>
          <table:table-cell office:value-type="float" office:value="88173" calcext:value-type="float">
            <text:p>88173</text:p>
          </table:table-cell>
          <table:table-cell table:formula="of:=[.E743]+[.B744]" office:value-type="float" office:value="304421" calcext:value-type="float">
            <text:p>304421</text:p>
          </table:table-cell>
          <table:table-cell table:formula="of:=[.B744]/[.$B$1]" office:value-type="float" office:value="19.0434782608696" calcext:value-type="float">
            <text:p>19,04</text:p>
          </table:table-cell>
          <table:table-cell table:formula="of:=[.G743]+[.F744]" office:value-type="float" office:value="13235.6956521739" calcext:value-type="float">
            <text:p>13235,7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ainActivity_89_NullIntentOperatorMutator</text:p>
          </table:table-cell>
          <table:table-cell office:value-type="float" office:value="89173" calcext:value-type="float">
            <text:p>89173</text:p>
          </table:table-cell>
          <table:table-cell table:formula="of:=[.E744]+[.B745]" office:value-type="float" office:value="304765" calcext:value-type="float">
            <text:p>304765</text:p>
          </table:table-cell>
          <table:table-cell table:formula="of:=[.B745]/[.$B$1]" office:value-type="float" office:value="14.9565217391304" calcext:value-type="float">
            <text:p>14,96</text:p>
          </table:table-cell>
          <table:table-cell table:formula="of:=[.G744]+[.F745]" office:value-type="float" office:value="13250.6521739131" calcext:value-type="float">
            <text:p>13250,6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ainActivity_90_InvalidKeyIntentOperatorMutator</text:p>
          </table:table-cell>
          <table:table-cell office:value-type="float" office:value="90173" calcext:value-type="float">
            <text:p>90173</text:p>
          </table:table-cell>
          <table:table-cell table:formula="of:=[.E745]+[.B746]" office:value-type="float" office:value="305198" calcext:value-type="float">
            <text:p>305198</text:p>
          </table:table-cell>
          <table:table-cell table:formula="of:=[.B746]/[.$B$1]" office:value-type="float" office:value="18.8260869565217" calcext:value-type="float">
            <text:p>18,83</text:p>
          </table:table-cell>
          <table:table-cell table:formula="of:=[.G745]+[.F746]" office:value-type="float" office:value="13269.4782608696" calcext:value-type="float">
            <text:p>13269,4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ainActivity_91_RandomActionIntentDefinitionOperatorMutator</text:p>
          </table:table-cell>
          <table:table-cell office:value-type="float" office:value="91173" calcext:value-type="float">
            <text:p>91173</text:p>
          </table:table-cell>
          <table:table-cell table:formula="of:=[.E746]+[.B747]" office:value-type="float" office:value="305632" calcext:value-type="float">
            <text:p>305632</text:p>
          </table:table-cell>
          <table:table-cell table:formula="of:=[.B747]/[.$B$1]" office:value-type="float" office:value="18.8695652173913" calcext:value-type="float">
            <text:p>18,87</text:p>
          </table:table-cell>
          <table:table-cell table:formula="of:=[.G746]+[.F747]" office:value-type="float" office:value="13288.347826087" calcext:value-type="float">
            <text:p>13288,3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inActivity_92_NullIntentOperatorMutator</text:p>
          </table:table-cell>
          <table:table-cell office:value-type="float" office:value="92173" calcext:value-type="float">
            <text:p>92173</text:p>
          </table:table-cell>
          <table:table-cell table:formula="of:=[.E747]+[.B748]" office:value-type="float" office:value="306048" calcext:value-type="float">
            <text:p>306048</text:p>
          </table:table-cell>
          <table:table-cell table:formula="of:=[.B748]/[.$B$1]" office:value-type="float" office:value="18.0869565217391" calcext:value-type="float">
            <text:p>18,09</text:p>
          </table:table-cell>
          <table:table-cell table:formula="of:=[.G747]+[.F748]" office:value-type="float" office:value="13306.4347826087" calcext:value-type="float">
            <text:p>13306,4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inActivity_93_InvalidKeyIntentOperatorMutator</text:p>
          </table:table-cell>
          <table:table-cell office:value-type="float" office:value="93173" calcext:value-type="float">
            <text:p>93173</text:p>
          </table:table-cell>
          <table:table-cell table:formula="of:=[.E748]+[.B749]" office:value-type="float" office:value="306464" calcext:value-type="float">
            <text:p>306464</text:p>
          </table:table-cell>
          <table:table-cell table:formula="of:=[.B749]/[.$B$1]" office:value-type="float" office:value="18.0869565217391" calcext:value-type="float">
            <text:p>18,09</text:p>
          </table:table-cell>
          <table:table-cell table:formula="of:=[.G748]+[.F749]" office:value-type="float" office:value="13324.5217391305" calcext:value-type="float">
            <text:p>13324,5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ainActivity_94_RandomActionIntentDefinitionOperatorMutator</text:p>
          </table:table-cell>
          <table:table-cell office:value-type="float" office:value="94173" calcext:value-type="float">
            <text:p>94173</text:p>
          </table:table-cell>
          <table:table-cell table:formula="of:=[.E749]+[.B750]" office:value-type="float" office:value="306887" calcext:value-type="float">
            <text:p>306887</text:p>
          </table:table-cell>
          <table:table-cell table:formula="of:=[.B750]/[.$B$1]" office:value-type="float" office:value="18.3913043478261" calcext:value-type="float">
            <text:p>18,39</text:p>
          </table:table-cell>
          <table:table-cell table:formula="of:=[.G749]+[.F750]" office:value-type="float" office:value="13342.9130434783" calcext:value-type="float">
            <text:p>13342,9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ainActivity_95_NullValueIntentPutExtraOperatorMutator</text:p>
          </table:table-cell>
          <table:table-cell office:value-type="float" office:value="95173" calcext:value-type="float">
            <text:p>95173</text:p>
          </table:table-cell>
          <table:table-cell table:formula="of:=[.E750]+[.B751]" office:value-type="float" office:value="307324" calcext:value-type="float">
            <text:p>307324</text:p>
          </table:table-cell>
          <table:table-cell table:formula="of:=[.B751]/[.$B$1]" office:value-type="float" office:value="19" calcext:value-type="float">
            <text:p>19,00</text:p>
          </table:table-cell>
          <table:table-cell table:formula="of:=[.G750]+[.F751]" office:value-type="float" office:value="13361.9130434783" calcext:value-type="float">
            <text:p>13361,9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ainActivity_96_IntentPayloadReplacementOperatorMutator</text:p>
          </table:table-cell>
          <table:table-cell office:value-type="float" office:value="96173" calcext:value-type="float">
            <text:p>96173</text:p>
          </table:table-cell>
          <table:table-cell table:formula="of:=[.E751]+[.B752]" office:value-type="float" office:value="307759" calcext:value-type="float">
            <text:p>307759</text:p>
          </table:table-cell>
          <table:table-cell table:formula="of:=[.B752]/[.$B$1]" office:value-type="float" office:value="18.9130434782609" calcext:value-type="float">
            <text:p>18,91</text:p>
          </table:table-cell>
          <table:table-cell table:formula="of:=[.G751]+[.F752]" office:value-type="float" office:value="13380.8260869565" calcext:value-type="float">
            <text:p>13380,8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ainActivity_97_RandomActionIntentDefinitionOperatorMutator</text:p>
          </table:table-cell>
          <table:table-cell office:value-type="float" office:value="97173" calcext:value-type="float">
            <text:p>97173</text:p>
          </table:table-cell>
          <table:table-cell table:formula="of:=[.E752]+[.B753]" office:value-type="float" office:value="308196" calcext:value-type="float">
            <text:p>308196</text:p>
          </table:table-cell>
          <table:table-cell table:formula="of:=[.B753]/[.$B$1]" office:value-type="float" office:value="19" calcext:value-type="float">
            <text:p>19,00</text:p>
          </table:table-cell>
          <table:table-cell table:formula="of:=[.G752]+[.F753]" office:value-type="float" office:value="13399.8260869565" calcext:value-type="float">
            <text:p>13399,8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ainActivity_98_BuggyGUIListenerOperatorMutator</text:p>
          </table:table-cell>
          <table:table-cell office:value-type="float" office:value="98173" calcext:value-type="float">
            <text:p>98173</text:p>
          </table:table-cell>
          <table:table-cell table:formula="of:=[.E753]+[.B754]" office:value-type="float" office:value="308633" calcext:value-type="float">
            <text:p>308633</text:p>
          </table:table-cell>
          <table:table-cell table:formula="of:=[.B754]/[.$B$1]" office:value-type="float" office:value="19" calcext:value-type="float">
            <text:p>19,00</text:p>
          </table:table-cell>
          <table:table-cell table:formula="of:=[.G753]+[.F754]" office:value-type="float" office:value="13418.8260869565" calcext:value-type="float">
            <text:p>13418,8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ainActivity_99_BuggyGUIListenerOperatorMutator</text:p>
          </table:table-cell>
          <table:table-cell office:value-type="float" office:value="99173" calcext:value-type="float">
            <text:p>99173</text:p>
          </table:table-cell>
          <table:table-cell table:formula="of:=[.E754]+[.B755]" office:value-type="float" office:value="309068" calcext:value-type="float">
            <text:p>309068</text:p>
          </table:table-cell>
          <table:table-cell table:formula="of:=[.B755]/[.$B$1]" office:value-type="float" office:value="18.9130434782609" calcext:value-type="float">
            <text:p>18,91</text:p>
          </table:table-cell>
          <table:table-cell table:formula="of:=[.G754]+[.F755]" office:value-type="float" office:value="13437.7391304348" calcext:value-type="float">
            <text:p>13437,7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ainActivity_100_BuggyGUIListenerOperatorMutator</text:p>
          </table:table-cell>
          <table:table-cell office:value-type="float" office:value="100173" calcext:value-type="float">
            <text:p>100173</text:p>
          </table:table-cell>
          <table:table-cell table:formula="of:=[.E755]+[.B756]" office:value-type="float" office:value="309502" calcext:value-type="float">
            <text:p>309502</text:p>
          </table:table-cell>
          <table:table-cell table:formula="of:=[.B756]/[.$B$1]" office:value-type="float" office:value="18.8695652173913" calcext:value-type="float">
            <text:p>18,87</text:p>
          </table:table-cell>
          <table:table-cell table:formula="of:=[.G755]+[.F756]" office:value-type="float" office:value="13456.6086956522" calcext:value-type="float">
            <text:p>13456,6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ainActivity_101_BuggyGUIListenerOperatorMutator</text:p>
          </table:table-cell>
          <table:table-cell office:value-type="float" office:value="101173" calcext:value-type="float">
            <text:p>101173</text:p>
          </table:table-cell>
          <table:table-cell table:formula="of:=[.E756]+[.B757]" office:value-type="float" office:value="309939" calcext:value-type="float">
            <text:p>309939</text:p>
          </table:table-cell>
          <table:table-cell table:formula="of:=[.B757]/[.$B$1]" office:value-type="float" office:value="19" calcext:value-type="float">
            <text:p>19,00</text:p>
          </table:table-cell>
          <table:table-cell table:formula="of:=[.G756]+[.F757]" office:value-type="float" office:value="13475.6086956522" calcext:value-type="float">
            <text:p>13475,6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MainActivity_102_BuggyGUIListenerOperatorMutator</text:p>
          </table:table-cell>
          <table:table-cell office:value-type="float" office:value="102173" calcext:value-type="float">
            <text:p>102173</text:p>
          </table:table-cell>
          <table:table-cell table:formula="of:=[.E757]+[.B758]" office:value-type="float" office:value="310605" calcext:value-type="float">
            <text:p>310605</text:p>
          </table:table-cell>
          <table:table-cell table:formula="of:=[.B758]/[.$B$1]" office:value-type="float" office:value="28.9565217391304" calcext:value-type="float">
            <text:p>28,96</text:p>
          </table:table-cell>
          <table:table-cell table:formula="of:=[.G757]+[.F758]" office:value-type="float" office:value="13504.5652173913" calcext:value-type="float">
            <text:p>13504,5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ainActivity_103_InvalidViewFocusOperatorMutator</text:p>
          </table:table-cell>
          <table:table-cell office:value-type="float" office:value="103173" calcext:value-type="float">
            <text:p>103173</text:p>
          </table:table-cell>
          <table:table-cell table:formula="of:=[.E758]+[.B759]" office:value-type="float" office:value="310883" calcext:value-type="float">
            <text:p>310883</text:p>
          </table:table-cell>
          <table:table-cell table:formula="of:=[.B759]/[.$B$1]" office:value-type="float" office:value="12.0869565217391" calcext:value-type="float">
            <text:p>12,09</text:p>
          </table:table-cell>
          <table:table-cell table:formula="of:=[.G758]+[.F759]" office:value-type="float" office:value="13516.6521739131" calcext:value-type="float">
            <text:p>13516,6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ainActivity_104_ViewComponentNotVisibleOperatorMutator</text:p>
          </table:table-cell>
          <table:table-cell office:value-type="float" office:value="104173" calcext:value-type="float">
            <text:p>104173</text:p>
          </table:table-cell>
          <table:table-cell table:formula="of:=[.E759]+[.B760]" office:value-type="float" office:value="311245" calcext:value-type="float">
            <text:p>311245</text:p>
          </table:table-cell>
          <table:table-cell table:formula="of:=[.B760]/[.$B$1]" office:value-type="float" office:value="15.7391304347826" calcext:value-type="float">
            <text:p>15,74</text:p>
          </table:table-cell>
          <table:table-cell table:formula="of:=[.G759]+[.F760]" office:value-type="float" office:value="13532.3913043478" calcext:value-type="float">
            <text:p>13532,3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ainActivity_105_BuggyGUIListenerOperatorMutator</text:p>
          </table:table-cell>
          <table:table-cell office:value-type="float" office:value="105173" calcext:value-type="float">
            <text:p>105173</text:p>
          </table:table-cell>
          <table:table-cell table:formula="of:=[.E760]+[.B761]" office:value-type="float" office:value="311682" calcext:value-type="float">
            <text:p>311682</text:p>
          </table:table-cell>
          <table:table-cell table:formula="of:=[.B761]/[.$B$1]" office:value-type="float" office:value="19" calcext:value-type="float">
            <text:p>19,00</text:p>
          </table:table-cell>
          <table:table-cell table:formula="of:=[.G760]+[.F761]" office:value-type="float" office:value="13551.3913043478" calcext:value-type="float">
            <text:p>13551,3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inActivity_106_NullIntentOperatorMutator</text:p>
          </table:table-cell>
          <table:table-cell office:value-type="float" office:value="106173" calcext:value-type="float">
            <text:p>106173</text:p>
          </table:table-cell>
          <table:table-cell table:formula="of:=[.E761]+[.B762]" office:value-type="float" office:value="312096" calcext:value-type="float">
            <text:p>312096</text:p>
          </table:table-cell>
          <table:table-cell table:formula="of:=[.B762]/[.$B$1]" office:value-type="float" office:value="18" calcext:value-type="float">
            <text:p>18,00</text:p>
          </table:table-cell>
          <table:table-cell table:formula="of:=[.G761]+[.F762]" office:value-type="float" office:value="13569.3913043478" calcext:value-type="float">
            <text:p>13569,3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inActivity_107_InvalidKeyIntentOperatorMutator</text:p>
          </table:table-cell>
          <table:table-cell office:value-type="float" office:value="107173" calcext:value-type="float">
            <text:p>107173</text:p>
          </table:table-cell>
          <table:table-cell table:formula="of:=[.E762]+[.B763]" office:value-type="float" office:value="312514" calcext:value-type="float">
            <text:p>312514</text:p>
          </table:table-cell>
          <table:table-cell table:formula="of:=[.B763]/[.$B$1]" office:value-type="float" office:value="18.1739130434783" calcext:value-type="float">
            <text:p>18,17</text:p>
          </table:table-cell>
          <table:table-cell table:formula="of:=[.G762]+[.F763]" office:value-type="float" office:value="13587.5652173913" calcext:value-type="float">
            <text:p>13587,5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inActivity_108_RandomActionIntentDefinitionOperatorMutator</text:p>
          </table:table-cell>
          <table:table-cell office:value-type="float" office:value="108173" calcext:value-type="float">
            <text:p>108173</text:p>
          </table:table-cell>
          <table:table-cell table:formula="of:=[.E763]+[.B764]" office:value-type="float" office:value="312929" calcext:value-type="float">
            <text:p>312929</text:p>
          </table:table-cell>
          <table:table-cell table:formula="of:=[.B764]/[.$B$1]" office:value-type="float" office:value="18.0434782608696" calcext:value-type="float">
            <text:p>18,04</text:p>
          </table:table-cell>
          <table:table-cell table:formula="of:=[.G763]+[.F764]" office:value-type="float" office:value="13605.6086956522" calcext:value-type="float">
            <text:p>13605,6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inActivity_109_NullValueIntentPutExtraOperatorMutator</text:p>
          </table:table-cell>
          <table:table-cell office:value-type="float" office:value="109173" calcext:value-type="float">
            <text:p>109173</text:p>
          </table:table-cell>
          <table:table-cell table:formula="of:=[.E764]+[.B765]" office:value-type="float" office:value="313342" calcext:value-type="float">
            <text:p>313342</text:p>
          </table:table-cell>
          <table:table-cell table:formula="of:=[.B765]/[.$B$1]" office:value-type="float" office:value="17.9565217391304" calcext:value-type="float">
            <text:p>17,96</text:p>
          </table:table-cell>
          <table:table-cell table:formula="of:=[.G764]+[.F765]" office:value-type="float" office:value="13623.5652173913" calcext:value-type="float">
            <text:p>13623,5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inActivity_110_IntentPayloadReplacementOperatorMutator</text:p>
          </table:table-cell>
          <table:table-cell office:value-type="float" office:value="110173" calcext:value-type="float">
            <text:p>110173</text:p>
          </table:table-cell>
          <table:table-cell table:formula="of:=[.E765]+[.B766]" office:value-type="float" office:value="313759" calcext:value-type="float">
            <text:p>313759</text:p>
          </table:table-cell>
          <table:table-cell table:formula="of:=[.B766]/[.$B$1]" office:value-type="float" office:value="18.1304347826087" calcext:value-type="float">
            <text:p>18,13</text:p>
          </table:table-cell>
          <table:table-cell table:formula="of:=[.G765]+[.F766]" office:value-type="float" office:value="13641.6956521739" calcext:value-type="float">
            <text:p>13641,7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inActivity_111_RandomActionIntentDefinitionOperatorMutator</text:p>
          </table:table-cell>
          <table:table-cell office:value-type="float" office:value="111173" calcext:value-type="float">
            <text:p>111173</text:p>
          </table:table-cell>
          <table:table-cell table:formula="of:=[.E766]+[.B767]" office:value-type="float" office:value="314176" calcext:value-type="float">
            <text:p>314176</text:p>
          </table:table-cell>
          <table:table-cell table:formula="of:=[.B767]/[.$B$1]" office:value-type="float" office:value="18.1304347826087" calcext:value-type="float">
            <text:p>18,13</text:p>
          </table:table-cell>
          <table:table-cell table:formula="of:=[.G766]+[.F767]" office:value-type="float" office:value="13659.8260869565" calcext:value-type="float">
            <text:p>13659,8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MainActivity_112_BuggyGUIListenerOperatorMutator</text:p>
          </table:table-cell>
          <table:table-cell office:value-type="float" office:value="112173" calcext:value-type="float">
            <text:p>112173</text:p>
          </table:table-cell>
          <table:table-cell table:formula="of:=[.E767]+[.B768]" office:value-type="float" office:value="314605" calcext:value-type="float">
            <text:p>314605</text:p>
          </table:table-cell>
          <table:table-cell table:formula="of:=[.B768]/[.$B$1]" office:value-type="float" office:value="18.6521739130435" calcext:value-type="float">
            <text:p>18,65</text:p>
          </table:table-cell>
          <table:table-cell table:formula="of:=[.G767]+[.F768]" office:value-type="float" office:value="13678.4782608696" calcext:value-type="float">
            <text:p>13678,4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boutActivity_0_LengthyGUICreationOperatorMutator</text:p>
          </table:table-cell>
          <table:table-cell office:value-type="float" office:value="174" calcext:value-type="float">
            <text:p>174</text:p>
          </table:table-cell>
          <table:table-cell table:formula="of:=[.E768]+[.B769]" office:value-type="float" office:value="315037" calcext:value-type="float">
            <text:p>315037</text:p>
          </table:table-cell>
          <table:table-cell table:formula="of:=[.B769]/[.$B$1]" office:value-type="float" office:value="18.7826086956522" calcext:value-type="float">
            <text:p>18,78</text:p>
          </table:table-cell>
          <table:table-cell table:formula="of:=[.G768]+[.F769]" office:value-type="float" office:value="13697.2608695652" calcext:value-type="float">
            <text:p>13697,2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boutActivity_1_InvalidIDFindViewOperatorMutator</text:p>
          </table:table-cell>
          <table:table-cell office:value-type="float" office:value="1174" calcext:value-type="float">
            <text:p>1174</text:p>
          </table:table-cell>
          <table:table-cell table:formula="of:=[.E769]+[.B770]" office:value-type="float" office:value="315465" calcext:value-type="float">
            <text:p>315465</text:p>
          </table:table-cell>
          <table:table-cell table:formula="of:=[.B770]/[.$B$1]" office:value-type="float" office:value="18.6086956521739" calcext:value-type="float">
            <text:p>18,61</text:p>
          </table:table-cell>
          <table:table-cell table:formula="of:=[.G769]+[.F770]" office:value-type="float" office:value="13715.8695652174" calcext:value-type="float">
            <text:p>13715,8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boutActivity_2_FindViewByIdReturnsNullOperatorMutator</text:p>
          </table:table-cell>
          <table:table-cell office:value-type="float" office:value="2174" calcext:value-type="float">
            <text:p>2174</text:p>
          </table:table-cell>
          <table:table-cell table:formula="of:=[.E770]+[.B771]" office:value-type="float" office:value="315900" calcext:value-type="float">
            <text:p>315900</text:p>
          </table:table-cell>
          <table:table-cell table:formula="of:=[.B771]/[.$B$1]" office:value-type="float" office:value="18.9130434782609" calcext:value-type="float">
            <text:p>18,91</text:p>
          </table:table-cell>
          <table:table-cell table:formula="of:=[.G770]+[.F771]" office:value-type="float" office:value="13734.7826086957" calcext:value-type="float">
            <text:p>13734,7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boutActivity_3_InvalidIDFindViewOperatorMutator</text:p>
          </table:table-cell>
          <table:table-cell office:value-type="float" office:value="3174" calcext:value-type="float">
            <text:p>3174</text:p>
          </table:table-cell>
          <table:table-cell table:formula="of:=[.E771]+[.B772]" office:value-type="float" office:value="316329" calcext:value-type="float">
            <text:p>316329</text:p>
          </table:table-cell>
          <table:table-cell table:formula="of:=[.B772]/[.$B$1]" office:value-type="float" office:value="18.6521739130435" calcext:value-type="float">
            <text:p>18,65</text:p>
          </table:table-cell>
          <table:table-cell table:formula="of:=[.G771]+[.F772]" office:value-type="float" office:value="13753.4347826087" calcext:value-type="float">
            <text:p>13753,4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AboutActivity_4_InvalidViewFocusOperatorMutator</text:p>
          </table:table-cell>
          <table:table-cell office:value-type="float" office:value="4174" calcext:value-type="float">
            <text:p>4174</text:p>
          </table:table-cell>
          <table:table-cell table:formula="of:=[.E772]+[.B773]" office:value-type="float" office:value="316969" calcext:value-type="float">
            <text:p>316969</text:p>
          </table:table-cell>
          <table:table-cell table:formula="of:=[.B773]/[.$B$1]" office:value-type="float" office:value="27.8260869565217" calcext:value-type="float">
            <text:p>27,83</text:p>
          </table:table-cell>
          <table:table-cell table:formula="of:=[.G772]+[.F773]" office:value-type="float" office:value="13781.2608695652" calcext:value-type="float">
            <text:p>13781,2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boutActivity_5_ViewComponentNotVisibleOperatorMutator</text:p>
          </table:table-cell>
          <table:table-cell office:value-type="float" office:value="5174" calcext:value-type="float">
            <text:p>5174</text:p>
          </table:table-cell>
          <table:table-cell table:formula="of:=[.E773]+[.B774]" office:value-type="float" office:value="317403" calcext:value-type="float">
            <text:p>317403</text:p>
          </table:table-cell>
          <table:table-cell table:formula="of:=[.B774]/[.$B$1]" office:value-type="float" office:value="18.8695652173913" calcext:value-type="float">
            <text:p>18,87</text:p>
          </table:table-cell>
          <table:table-cell table:formula="of:=[.G773]+[.F774]" office:value-type="float" office:value="13800.1304347826" calcext:value-type="float">
            <text:p>13800,1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boutActivity_6_BuggyGUIListenerOperatorMutator</text:p>
          </table:table-cell>
          <table:table-cell office:value-type="float" office:value="6174" calcext:value-type="float">
            <text:p>6174</text:p>
          </table:table-cell>
          <table:table-cell table:formula="of:=[.E774]+[.B775]" office:value-type="float" office:value="317835" calcext:value-type="float">
            <text:p>317835</text:p>
          </table:table-cell>
          <table:table-cell table:formula="of:=[.B775]/[.$B$1]" office:value-type="float" office:value="18.7826086956522" calcext:value-type="float">
            <text:p>18,78</text:p>
          </table:table-cell>
          <table:table-cell table:formula="of:=[.G774]+[.F775]" office:value-type="float" office:value="13818.9130434783" calcext:value-type="float">
            <text:p>13818,9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boutActivity_7_FindViewByIdReturnsNullOperatorMutator</text:p>
          </table:table-cell>
          <table:table-cell office:value-type="float" office:value="7174" calcext:value-type="float">
            <text:p>7174</text:p>
          </table:table-cell>
          <table:table-cell table:formula="of:=[.E775]+[.B776]" office:value-type="float" office:value="318273" calcext:value-type="float">
            <text:p>318273</text:p>
          </table:table-cell>
          <table:table-cell table:formula="of:=[.B776]/[.$B$1]" office:value-type="float" office:value="19.0434782608696" calcext:value-type="float">
            <text:p>19,04</text:p>
          </table:table-cell>
          <table:table-cell table:formula="of:=[.G775]+[.F776]" office:value-type="float" office:value="13837.9565217391" calcext:value-type="float">
            <text:p>13837,9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boutActivity_8_InvalidIDFindViewOperatorMutator</text:p>
          </table:table-cell>
          <table:table-cell office:value-type="float" office:value="8174" calcext:value-type="float">
            <text:p>8174</text:p>
          </table:table-cell>
          <table:table-cell table:formula="of:=[.E776]+[.B777]" office:value-type="float" office:value="318706" calcext:value-type="float">
            <text:p>318706</text:p>
          </table:table-cell>
          <table:table-cell table:formula="of:=[.B777]/[.$B$1]" office:value-type="float" office:value="18.8260869565217" calcext:value-type="float">
            <text:p>18,83</text:p>
          </table:table-cell>
          <table:table-cell table:formula="of:=[.G776]+[.F777]" office:value-type="float" office:value="13856.7826086957" calcext:value-type="float">
            <text:p>13856,7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boutActivity_9_InvalidViewFocusOperatorMutator</text:p>
          </table:table-cell>
          <table:table-cell office:value-type="float" office:value="9174" calcext:value-type="float">
            <text:p>9174</text:p>
          </table:table-cell>
          <table:table-cell table:formula="of:=[.E777]+[.B778]" office:value-type="float" office:value="319139" calcext:value-type="float">
            <text:p>319139</text:p>
          </table:table-cell>
          <table:table-cell table:formula="of:=[.B778]/[.$B$1]" office:value-type="float" office:value="18.8260869565217" calcext:value-type="float">
            <text:p>18,83</text:p>
          </table:table-cell>
          <table:table-cell table:formula="of:=[.G777]+[.F778]" office:value-type="float" office:value="13875.6086956522" calcext:value-type="float">
            <text:p>13875,6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boutActivity_10_ViewComponentNotVisibleOperatorMutator</text:p>
          </table:table-cell>
          <table:table-cell office:value-type="float" office:value="10174" calcext:value-type="float">
            <text:p>10174</text:p>
          </table:table-cell>
          <table:table-cell table:formula="of:=[.E778]+[.B779]" office:value-type="float" office:value="319573" calcext:value-type="float">
            <text:p>319573</text:p>
          </table:table-cell>
          <table:table-cell table:formula="of:=[.B779]/[.$B$1]" office:value-type="float" office:value="18.8695652173913" calcext:value-type="float">
            <text:p>18,87</text:p>
          </table:table-cell>
          <table:table-cell table:formula="of:=[.G778]+[.F779]" office:value-type="float" office:value="13894.4782608696" calcext:value-type="float">
            <text:p>13894,4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boutActivity_11_BuggyGUIListenerOperatorMutator</text:p>
          </table:table-cell>
          <table:table-cell office:value-type="float" office:value="11174" calcext:value-type="float">
            <text:p>11174</text:p>
          </table:table-cell>
          <table:table-cell table:formula="of:=[.E779]+[.B780]" office:value-type="float" office:value="320004" calcext:value-type="float">
            <text:p>320004</text:p>
          </table:table-cell>
          <table:table-cell table:formula="of:=[.B780]/[.$B$1]" office:value-type="float" office:value="18.7391304347826" calcext:value-type="float">
            <text:p>18,74</text:p>
          </table:table-cell>
          <table:table-cell table:formula="of:=[.G779]+[.F780]" office:value-type="float" office:value="13913.2173913044" calcext:value-type="float">
            <text:p>13913,2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boutActivity_12_FindViewByIdReturnsNullOperatorMutator</text:p>
          </table:table-cell>
          <table:table-cell office:value-type="float" office:value="12174" calcext:value-type="float">
            <text:p>12174</text:p>
          </table:table-cell>
          <table:table-cell table:formula="of:=[.E780]+[.B781]" office:value-type="float" office:value="320436" calcext:value-type="float">
            <text:p>320436</text:p>
          </table:table-cell>
          <table:table-cell table:formula="of:=[.B781]/[.$B$1]" office:value-type="float" office:value="18.7826086956522" calcext:value-type="float">
            <text:p>18,78</text:p>
          </table:table-cell>
          <table:table-cell table:formula="of:=[.G780]+[.F781]" office:value-type="float" office:value="13932" calcext:value-type="float">
            <text:p>13932,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boutActivity_13_InvalidIDFindViewOperatorMutator</text:p>
          </table:table-cell>
          <table:table-cell office:value-type="float" office:value="13174" calcext:value-type="float">
            <text:p>13174</text:p>
          </table:table-cell>
          <table:table-cell table:formula="of:=[.E781]+[.B782]" office:value-type="float" office:value="320870" calcext:value-type="float">
            <text:p>320870</text:p>
          </table:table-cell>
          <table:table-cell table:formula="of:=[.B782]/[.$B$1]" office:value-type="float" office:value="18.8695652173913" calcext:value-type="float">
            <text:p>18,87</text:p>
          </table:table-cell>
          <table:table-cell table:formula="of:=[.G781]+[.F782]" office:value-type="float" office:value="13950.8695652174" calcext:value-type="float">
            <text:p>13950,8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boutActivity_14_InvalidViewFocusOperatorMutator</text:p>
          </table:table-cell>
          <table:table-cell office:value-type="float" office:value="14174" calcext:value-type="float">
            <text:p>14174</text:p>
          </table:table-cell>
          <table:table-cell table:formula="of:=[.E782]+[.B783]" office:value-type="float" office:value="321303" calcext:value-type="float">
            <text:p>321303</text:p>
          </table:table-cell>
          <table:table-cell table:formula="of:=[.B783]/[.$B$1]" office:value-type="float" office:value="18.8260869565217" calcext:value-type="float">
            <text:p>18,83</text:p>
          </table:table-cell>
          <table:table-cell table:formula="of:=[.G782]+[.F783]" office:value-type="float" office:value="13969.6956521739" calcext:value-type="float">
            <text:p>13969,7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boutActivity_15_ViewComponentNotVisibleOperatorMutator</text:p>
          </table:table-cell>
          <table:table-cell office:value-type="float" office:value="15174" calcext:value-type="float">
            <text:p>15174</text:p>
          </table:table-cell>
          <table:table-cell table:formula="of:=[.E783]+[.B784]" office:value-type="float" office:value="321742" calcext:value-type="float">
            <text:p>321742</text:p>
          </table:table-cell>
          <table:table-cell table:formula="of:=[.B784]/[.$B$1]" office:value-type="float" office:value="19.0869565217391" calcext:value-type="float">
            <text:p>19,09</text:p>
          </table:table-cell>
          <table:table-cell table:formula="of:=[.G783]+[.F784]" office:value-type="float" office:value="13988.7826086957" calcext:value-type="float">
            <text:p>13988,7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boutActivity_16_FindViewByIdReturnsNullOperatorMutator</text:p>
          </table:table-cell>
          <table:table-cell office:value-type="float" office:value="16174" calcext:value-type="float">
            <text:p>16174</text:p>
          </table:table-cell>
          <table:table-cell table:formula="of:=[.E784]+[.B785]" office:value-type="float" office:value="322183" calcext:value-type="float">
            <text:p>322183</text:p>
          </table:table-cell>
          <table:table-cell table:formula="of:=[.B785]/[.$B$1]" office:value-type="float" office:value="19.1739130434783" calcext:value-type="float">
            <text:p>19,17</text:p>
          </table:table-cell>
          <table:table-cell table:formula="of:=[.G784]+[.F785]" office:value-type="float" office:value="14007.9565217392" calcext:value-type="float">
            <text:p>14007,9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boutActivity_17_InvalidIDFindViewOperatorMutator</text:p>
          </table:table-cell>
          <table:table-cell office:value-type="float" office:value="17174" calcext:value-type="float">
            <text:p>17174</text:p>
          </table:table-cell>
          <table:table-cell table:formula="of:=[.E785]+[.B786]" office:value-type="float" office:value="322617" calcext:value-type="float">
            <text:p>322617</text:p>
          </table:table-cell>
          <table:table-cell table:formula="of:=[.B786]/[.$B$1]" office:value-type="float" office:value="18.8695652173913" calcext:value-type="float">
            <text:p>18,87</text:p>
          </table:table-cell>
          <table:table-cell table:formula="of:=[.G785]+[.F786]" office:value-type="float" office:value="14026.8260869565" calcext:value-type="float">
            <text:p>14026,8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outActivity_18_InvalidViewFocusOperatorMutator</text:p>
          </table:table-cell>
          <table:table-cell office:value-type="float" office:value="18174" calcext:value-type="float">
            <text:p>18174</text:p>
          </table:table-cell>
          <table:table-cell table:formula="of:=[.E786]+[.B787]" office:value-type="float" office:value="323053" calcext:value-type="float">
            <text:p>323053</text:p>
          </table:table-cell>
          <table:table-cell table:formula="of:=[.B787]/[.$B$1]" office:value-type="float" office:value="18.9565217391304" calcext:value-type="float">
            <text:p>18,96</text:p>
          </table:table-cell>
          <table:table-cell table:formula="of:=[.G786]+[.F787]" office:value-type="float" office:value="14045.7826086957" calcext:value-type="float">
            <text:p>14045,7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boutActivity_19_ViewComponentNotVisibleOperatorMutator</text:p>
          </table:table-cell>
          <table:table-cell office:value-type="float" office:value="19174" calcext:value-type="float">
            <text:p>19174</text:p>
          </table:table-cell>
          <table:table-cell table:formula="of:=[.E787]+[.B788]" office:value-type="float" office:value="323492" calcext:value-type="float">
            <text:p>323492</text:p>
          </table:table-cell>
          <table:table-cell table:formula="of:=[.B788]/[.$B$1]" office:value-type="float" office:value="19.0869565217391" calcext:value-type="float">
            <text:p>19,09</text:p>
          </table:table-cell>
          <table:table-cell table:formula="of:=[.G787]+[.F788]" office:value-type="float" office:value="14064.8695652174" calcext:value-type="float">
            <text:p>14064,8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outActivity_20_BuggyGUIListenerOperatorMutator</text:p>
          </table:table-cell>
          <table:table-cell office:value-type="float" office:value="20174" calcext:value-type="float">
            <text:p>20174</text:p>
          </table:table-cell>
          <table:table-cell table:formula="of:=[.E788]+[.B789]" office:value-type="float" office:value="323928" calcext:value-type="float">
            <text:p>323928</text:p>
          </table:table-cell>
          <table:table-cell table:formula="of:=[.B789]/[.$B$1]" office:value-type="float" office:value="18.9565217391304" calcext:value-type="float">
            <text:p>18,96</text:p>
          </table:table-cell>
          <table:table-cell table:formula="of:=[.G788]+[.F789]" office:value-type="float" office:value="14083.8260869565" calcext:value-type="float">
            <text:p>14083,8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boutActivity_21_FindViewByIdReturnsNullOperatorMutator</text:p>
          </table:table-cell>
          <table:table-cell office:value-type="float" office:value="21174" calcext:value-type="float">
            <text:p>21174</text:p>
          </table:table-cell>
          <table:table-cell table:formula="of:=[.E789]+[.B790]" office:value-type="float" office:value="324358" calcext:value-type="float">
            <text:p>324358</text:p>
          </table:table-cell>
          <table:table-cell table:formula="of:=[.B790]/[.$B$1]" office:value-type="float" office:value="18.695652173913" calcext:value-type="float">
            <text:p>18,70</text:p>
          </table:table-cell>
          <table:table-cell table:formula="of:=[.G789]+[.F790]" office:value-type="float" office:value="14102.5217391305" calcext:value-type="float">
            <text:p>14102,5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boutActivity_22_InvalidIDFindViewOperatorMutator</text:p>
          </table:table-cell>
          <table:table-cell office:value-type="float" office:value="22174" calcext:value-type="float">
            <text:p>22174</text:p>
          </table:table-cell>
          <table:table-cell table:formula="of:=[.E790]+[.B791]" office:value-type="float" office:value="324791" calcext:value-type="float">
            <text:p>324791</text:p>
          </table:table-cell>
          <table:table-cell table:formula="of:=[.B791]/[.$B$1]" office:value-type="float" office:value="18.8260869565217" calcext:value-type="float">
            <text:p>18,83</text:p>
          </table:table-cell>
          <table:table-cell table:formula="of:=[.G790]+[.F791]" office:value-type="float" office:value="14121.347826087" calcext:value-type="float">
            <text:p>14121,3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boutActivity_23_InvalidViewFocusOperatorMutator</text:p>
          </table:table-cell>
          <table:table-cell office:value-type="float" office:value="23174" calcext:value-type="float">
            <text:p>23174</text:p>
          </table:table-cell>
          <table:table-cell table:formula="of:=[.E791]+[.B792]" office:value-type="float" office:value="325221" calcext:value-type="float">
            <text:p>325221</text:p>
          </table:table-cell>
          <table:table-cell table:formula="of:=[.B792]/[.$B$1]" office:value-type="float" office:value="18.695652173913" calcext:value-type="float">
            <text:p>18,70</text:p>
          </table:table-cell>
          <table:table-cell table:formula="of:=[.G791]+[.F792]" office:value-type="float" office:value="14140.0434782609" calcext:value-type="float">
            <text:p>14140,0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boutActivity_24_ViewComponentNotVisibleOperatorMutator</text:p>
          </table:table-cell>
          <table:table-cell office:value-type="float" office:value="24174" calcext:value-type="float">
            <text:p>24174</text:p>
          </table:table-cell>
          <table:table-cell table:formula="of:=[.E792]+[.B793]" office:value-type="float" office:value="325655" calcext:value-type="float">
            <text:p>325655</text:p>
          </table:table-cell>
          <table:table-cell table:formula="of:=[.B793]/[.$B$1]" office:value-type="float" office:value="18.8695652173913" calcext:value-type="float">
            <text:p>18,87</text:p>
          </table:table-cell>
          <table:table-cell table:formula="of:=[.G792]+[.F793]" office:value-type="float" office:value="14158.9130434783" calcext:value-type="float">
            <text:p>14158,9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outActivity_25_BuggyGUIListenerOperatorMutator</text:p>
          </table:table-cell>
          <table:table-cell office:value-type="float" office:value="25174" calcext:value-type="float">
            <text:p>25174</text:p>
          </table:table-cell>
          <table:table-cell table:formula="of:=[.E793]+[.B794]" office:value-type="float" office:value="326091" calcext:value-type="float">
            <text:p>326091</text:p>
          </table:table-cell>
          <table:table-cell table:formula="of:=[.B794]/[.$B$1]" office:value-type="float" office:value="18.9565217391304" calcext:value-type="float">
            <text:p>18,96</text:p>
          </table:table-cell>
          <table:table-cell table:formula="of:=[.G793]+[.F794]" office:value-type="float" office:value="14177.8695652174" calcext:value-type="float">
            <text:p>14177,8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boutActivity_26_FindViewByIdReturnsNullOperatorMutator</text:p>
          </table:table-cell>
          <table:table-cell office:value-type="float" office:value="26174" calcext:value-type="float">
            <text:p>26174</text:p>
          </table:table-cell>
          <table:table-cell table:formula="of:=[.E794]+[.B795]" office:value-type="float" office:value="326525" calcext:value-type="float">
            <text:p>326525</text:p>
          </table:table-cell>
          <table:table-cell table:formula="of:=[.B795]/[.$B$1]" office:value-type="float" office:value="18.8695652173913" calcext:value-type="float">
            <text:p>18,87</text:p>
          </table:table-cell>
          <table:table-cell table:formula="of:=[.G794]+[.F795]" office:value-type="float" office:value="14196.7391304348" calcext:value-type="float">
            <text:p>14196,7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boutActivity_27_InvalidIDFindViewOperatorMutator</text:p>
          </table:table-cell>
          <table:table-cell office:value-type="float" office:value="27174" calcext:value-type="float">
            <text:p>27174</text:p>
          </table:table-cell>
          <table:table-cell table:formula="of:=[.E795]+[.B796]" office:value-type="float" office:value="326967" calcext:value-type="float">
            <text:p>326967</text:p>
          </table:table-cell>
          <table:table-cell table:formula="of:=[.B796]/[.$B$1]" office:value-type="float" office:value="19.2173913043478" calcext:value-type="float">
            <text:p>19,22</text:p>
          </table:table-cell>
          <table:table-cell table:formula="of:=[.G795]+[.F796]" office:value-type="float" office:value="14215.9565217392" calcext:value-type="float">
            <text:p>14215,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boutActivity_28_InvalidViewFocusOperatorMutator</text:p>
          </table:table-cell>
          <table:table-cell office:value-type="float" office:value="28174" calcext:value-type="float">
            <text:p>28174</text:p>
          </table:table-cell>
          <table:table-cell table:formula="of:=[.E796]+[.B797]" office:value-type="float" office:value="327408" calcext:value-type="float">
            <text:p>327408</text:p>
          </table:table-cell>
          <table:table-cell table:formula="of:=[.B797]/[.$B$1]" office:value-type="float" office:value="19.1739130434783" calcext:value-type="float">
            <text:p>19,17</text:p>
          </table:table-cell>
          <table:table-cell table:formula="of:=[.G796]+[.F797]" office:value-type="float" office:value="14235.1304347826" calcext:value-type="float">
            <text:p>14235,1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boutActivity_29_ViewComponentNotVisibleOperatorMutator</text:p>
          </table:table-cell>
          <table:table-cell office:value-type="float" office:value="29174" calcext:value-type="float">
            <text:p>29174</text:p>
          </table:table-cell>
          <table:table-cell table:formula="of:=[.E797]+[.B798]" office:value-type="float" office:value="327839" calcext:value-type="float">
            <text:p>327839</text:p>
          </table:table-cell>
          <table:table-cell table:formula="of:=[.B798]/[.$B$1]" office:value-type="float" office:value="18.7391304347826" calcext:value-type="float">
            <text:p>18,74</text:p>
          </table:table-cell>
          <table:table-cell table:formula="of:=[.G797]+[.F798]" office:value-type="float" office:value="14253.8695652174" calcext:value-type="float">
            <text:p>14253,8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boutActivity_30_BuggyGUIListenerOperatorMutator</text:p>
          </table:table-cell>
          <table:table-cell office:value-type="float" office:value="30174" calcext:value-type="float">
            <text:p>30174</text:p>
          </table:table-cell>
          <table:table-cell table:formula="of:=[.E798]+[.B799]" office:value-type="float" office:value="328280" calcext:value-type="float">
            <text:p>328280</text:p>
          </table:table-cell>
          <table:table-cell table:formula="of:=[.B799]/[.$B$1]" office:value-type="float" office:value="19.1739130434783" calcext:value-type="float">
            <text:p>19,17</text:p>
          </table:table-cell>
          <table:table-cell table:formula="of:=[.G798]+[.F799]" office:value-type="float" office:value="14273.0434782609" calcext:value-type="float">
            <text:p>14273,0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outActivity_31_FindViewByIdReturnsNullOperatorMutator</text:p>
          </table:table-cell>
          <table:table-cell office:value-type="float" office:value="31174" calcext:value-type="float">
            <text:p>31174</text:p>
          </table:table-cell>
          <table:table-cell table:formula="of:=[.E799]+[.B800]" office:value-type="float" office:value="328716" calcext:value-type="float">
            <text:p>328716</text:p>
          </table:table-cell>
          <table:table-cell table:formula="of:=[.B800]/[.$B$1]" office:value-type="float" office:value="18.9565217391304" calcext:value-type="float">
            <text:p>18,96</text:p>
          </table:table-cell>
          <table:table-cell table:formula="of:=[.G799]+[.F800]" office:value-type="float" office:value="14292" calcext:value-type="float">
            <text:p>14292,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boutActivity_32_InvalidIDFindViewOperatorMutator</text:p>
          </table:table-cell>
          <table:table-cell office:value-type="float" office:value="32174" calcext:value-type="float">
            <text:p>32174</text:p>
          </table:table-cell>
          <table:table-cell table:formula="of:=[.E800]+[.B801]" office:value-type="float" office:value="329153" calcext:value-type="float">
            <text:p>329153</text:p>
          </table:table-cell>
          <table:table-cell table:formula="of:=[.B801]/[.$B$1]" office:value-type="float" office:value="19" calcext:value-type="float">
            <text:p>19,00</text:p>
          </table:table-cell>
          <table:table-cell table:formula="of:=[.G800]+[.F801]" office:value-type="float" office:value="14311" calcext:value-type="float">
            <text:p>14311,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outActivity_33_InvalidViewFocusOperatorMutator</text:p>
          </table:table-cell>
          <table:table-cell office:value-type="float" office:value="33174" calcext:value-type="float">
            <text:p>33174</text:p>
          </table:table-cell>
          <table:table-cell table:formula="of:=[.E801]+[.B802]" office:value-type="float" office:value="329589" calcext:value-type="float">
            <text:p>329589</text:p>
          </table:table-cell>
          <table:table-cell table:formula="of:=[.B802]/[.$B$1]" office:value-type="float" office:value="18.9565217391304" calcext:value-type="float">
            <text:p>18,96</text:p>
          </table:table-cell>
          <table:table-cell table:formula="of:=[.G801]+[.F802]" office:value-type="float" office:value="14329.9565217392" calcext:value-type="float">
            <text:p>14329,9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boutActivity_34_ViewComponentNotVisibleOperatorMutator</text:p>
          </table:table-cell>
          <table:table-cell office:value-type="float" office:value="34174" calcext:value-type="float">
            <text:p>34174</text:p>
          </table:table-cell>
          <table:table-cell table:formula="of:=[.E802]+[.B803]" office:value-type="float" office:value="330024" calcext:value-type="float">
            <text:p>330024</text:p>
          </table:table-cell>
          <table:table-cell table:formula="of:=[.B803]/[.$B$1]" office:value-type="float" office:value="18.9130434782609" calcext:value-type="float">
            <text:p>18,91</text:p>
          </table:table-cell>
          <table:table-cell table:formula="of:=[.G802]+[.F803]" office:value-type="float" office:value="14348.8695652174" calcext:value-type="float">
            <text:p>14348,8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boutActivity_35_BuggyGUIListenerOperatorMutator</text:p>
          </table:table-cell>
          <table:table-cell office:value-type="float" office:value="35174" calcext:value-type="float">
            <text:p>35174</text:p>
          </table:table-cell>
          <table:table-cell table:formula="of:=[.E803]+[.B804]" office:value-type="float" office:value="330458" calcext:value-type="float">
            <text:p>330458</text:p>
          </table:table-cell>
          <table:table-cell table:formula="of:=[.B804]/[.$B$1]" office:value-type="float" office:value="18.8695652173913" calcext:value-type="float">
            <text:p>18,87</text:p>
          </table:table-cell>
          <table:table-cell table:formula="of:=[.G803]+[.F804]" office:value-type="float" office:value="14367.7391304348" calcext:value-type="float">
            <text:p>14367,7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boutActivity_36_FindViewByIdReturnsNullOperatorMutator</text:p>
          </table:table-cell>
          <table:table-cell office:value-type="float" office:value="36174" calcext:value-type="float">
            <text:p>36174</text:p>
          </table:table-cell>
          <table:table-cell table:formula="of:=[.E804]+[.B805]" office:value-type="float" office:value="330897" calcext:value-type="float">
            <text:p>330897</text:p>
          </table:table-cell>
          <table:table-cell table:formula="of:=[.B805]/[.$B$1]" office:value-type="float" office:value="19.0869565217391" calcext:value-type="float">
            <text:p>19,09</text:p>
          </table:table-cell>
          <table:table-cell table:formula="of:=[.G804]+[.F805]" office:value-type="float" office:value="14386.8260869565" calcext:value-type="float">
            <text:p>14386,8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boutActivity_37_InvalidIDFindViewOperatorMutator</text:p>
          </table:table-cell>
          <table:table-cell office:value-type="float" office:value="37174" calcext:value-type="float">
            <text:p>37174</text:p>
          </table:table-cell>
          <table:table-cell table:formula="of:=[.E805]+[.B806]" office:value-type="float" office:value="331331" calcext:value-type="float">
            <text:p>331331</text:p>
          </table:table-cell>
          <table:table-cell table:formula="of:=[.B806]/[.$B$1]" office:value-type="float" office:value="18.8695652173913" calcext:value-type="float">
            <text:p>18,87</text:p>
          </table:table-cell>
          <table:table-cell table:formula="of:=[.G805]+[.F806]" office:value-type="float" office:value="14405.6956521739" calcext:value-type="float">
            <text:p>14405,7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boutActivity_38_InvalidViewFocusOperatorMutator</text:p>
          </table:table-cell>
          <table:table-cell office:value-type="float" office:value="38174" calcext:value-type="float">
            <text:p>38174</text:p>
          </table:table-cell>
          <table:table-cell table:formula="of:=[.E806]+[.B807]" office:value-type="float" office:value="331708" calcext:value-type="float">
            <text:p>331708</text:p>
          </table:table-cell>
          <table:table-cell table:formula="of:=[.B807]/[.$B$1]" office:value-type="float" office:value="16.3913043478261" calcext:value-type="float">
            <text:p>16,39</text:p>
          </table:table-cell>
          <table:table-cell table:formula="of:=[.G806]+[.F807]" office:value-type="float" office:value="14422.0869565218" calcext:value-type="float">
            <text:p>14422,0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boutActivity_39_ViewComponentNotVisibleOperatorMutator</text:p>
          </table:table-cell>
          <table:table-cell office:value-type="float" office:value="39174" calcext:value-type="float">
            <text:p>39174</text:p>
          </table:table-cell>
          <table:table-cell table:formula="of:=[.E807]+[.B808]" office:value-type="float" office:value="332139" calcext:value-type="float">
            <text:p>332139</text:p>
          </table:table-cell>
          <table:table-cell table:formula="of:=[.B808]/[.$B$1]" office:value-type="float" office:value="18.7391304347826" calcext:value-type="float">
            <text:p>18,74</text:p>
          </table:table-cell>
          <table:table-cell table:formula="of:=[.G807]+[.F808]" office:value-type="float" office:value="14440.8260869565" calcext:value-type="float">
            <text:p>14440,8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boutActivity_40_BuggyGUIListenerOperatorMutator</text:p>
          </table:table-cell>
          <table:table-cell office:value-type="float" office:value="40174" calcext:value-type="float">
            <text:p>40174</text:p>
          </table:table-cell>
          <table:table-cell table:formula="of:=[.E808]+[.B809]" office:value-type="float" office:value="332571" calcext:value-type="float">
            <text:p>332571</text:p>
          </table:table-cell>
          <table:table-cell table:formula="of:=[.B809]/[.$B$1]" office:value-type="float" office:value="18.7826086956522" calcext:value-type="float">
            <text:p>18,78</text:p>
          </table:table-cell>
          <table:table-cell table:formula="of:=[.G808]+[.F809]" office:value-type="float" office:value="14459.6086956522" calcext:value-type="float">
            <text:p>14459,6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boutActivity_41_FindViewByIdReturnsNullOperatorMutator</text:p>
          </table:table-cell>
          <table:table-cell office:value-type="float" office:value="41174" calcext:value-type="float">
            <text:p>41174</text:p>
          </table:table-cell>
          <table:table-cell table:formula="of:=[.E809]+[.B810]" office:value-type="float" office:value="333002" calcext:value-type="float">
            <text:p>333002</text:p>
          </table:table-cell>
          <table:table-cell table:formula="of:=[.B810]/[.$B$1]" office:value-type="float" office:value="18.7391304347826" calcext:value-type="float">
            <text:p>18,74</text:p>
          </table:table-cell>
          <table:table-cell table:formula="of:=[.G809]+[.F810]" office:value-type="float" office:value="14478.347826087" calcext:value-type="float">
            <text:p>14478,3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AboutActivity_42_InvalidIDFindViewOperatorMutator</text:p>
          </table:table-cell>
          <table:table-cell office:value-type="float" office:value="42174" calcext:value-type="float">
            <text:p>42174</text:p>
          </table:table-cell>
          <table:table-cell table:formula="of:=[.E810]+[.B811]" office:value-type="float" office:value="333479" calcext:value-type="float">
            <text:p>333479</text:p>
          </table:table-cell>
          <table:table-cell table:formula="of:=[.B811]/[.$B$1]" office:value-type="float" office:value="20.7391304347826" calcext:value-type="float">
            <text:p>20,74</text:p>
          </table:table-cell>
          <table:table-cell table:formula="of:=[.G810]+[.F811]" office:value-type="float" office:value="14499.0869565218" calcext:value-type="float">
            <text:p>14499,0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boutActivity_43_InvalidViewFocusOperatorMutator</text:p>
          </table:table-cell>
          <table:table-cell office:value-type="float" office:value="43174" calcext:value-type="float">
            <text:p>43174</text:p>
          </table:table-cell>
          <table:table-cell table:formula="of:=[.E811]+[.B812]" office:value-type="float" office:value="333912" calcext:value-type="float">
            <text:p>333912</text:p>
          </table:table-cell>
          <table:table-cell table:formula="of:=[.B812]/[.$B$1]" office:value-type="float" office:value="18.8260869565217" calcext:value-type="float">
            <text:p>18,83</text:p>
          </table:table-cell>
          <table:table-cell table:formula="of:=[.G811]+[.F812]" office:value-type="float" office:value="14517.9130434783" calcext:value-type="float">
            <text:p>14517,9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boutActivity_44_ViewComponentNotVisibleOperatorMutator</text:p>
          </table:table-cell>
          <table:table-cell office:value-type="float" office:value="44174" calcext:value-type="float">
            <text:p>44174</text:p>
          </table:table-cell>
          <table:table-cell table:formula="of:=[.E812]+[.B813]" office:value-type="float" office:value="334345" calcext:value-type="float">
            <text:p>334345</text:p>
          </table:table-cell>
          <table:table-cell table:formula="of:=[.B813]/[.$B$1]" office:value-type="float" office:value="18.8260869565217" calcext:value-type="float">
            <text:p>18,83</text:p>
          </table:table-cell>
          <table:table-cell table:formula="of:=[.G812]+[.F813]" office:value-type="float" office:value="14536.7391304348" calcext:value-type="float">
            <text:p>14536,7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boutActivity_45_BuggyGUIListenerOperatorMutator</text:p>
          </table:table-cell>
          <table:table-cell office:value-type="float" office:value="45174" calcext:value-type="float">
            <text:p>45174</text:p>
          </table:table-cell>
          <table:table-cell table:formula="of:=[.E813]+[.B814]" office:value-type="float" office:value="334783" calcext:value-type="float">
            <text:p>334783</text:p>
          </table:table-cell>
          <table:table-cell table:formula="of:=[.B814]/[.$B$1]" office:value-type="float" office:value="19.0434782608696" calcext:value-type="float">
            <text:p>19,04</text:p>
          </table:table-cell>
          <table:table-cell table:formula="of:=[.G813]+[.F814]" office:value-type="float" office:value="14555.7826086957" calcext:value-type="float">
            <text:p>14555,7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boutActivity_46_FindViewByIdReturnsNullOperatorMutator</text:p>
          </table:table-cell>
          <table:table-cell office:value-type="float" office:value="46174" calcext:value-type="float">
            <text:p>46174</text:p>
          </table:table-cell>
          <table:table-cell table:formula="of:=[.E814]+[.B815]" office:value-type="float" office:value="335215" calcext:value-type="float">
            <text:p>335215</text:p>
          </table:table-cell>
          <table:table-cell table:formula="of:=[.B815]/[.$B$1]" office:value-type="float" office:value="18.7826086956522" calcext:value-type="float">
            <text:p>18,78</text:p>
          </table:table-cell>
          <table:table-cell table:formula="of:=[.G814]+[.F815]" office:value-type="float" office:value="14574.5652173913" calcext:value-type="float">
            <text:p>14574,5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boutActivity_47_InvalidIDFindViewOperatorMutator</text:p>
          </table:table-cell>
          <table:table-cell office:value-type="float" office:value="47174" calcext:value-type="float">
            <text:p>47174</text:p>
          </table:table-cell>
          <table:table-cell table:formula="of:=[.E815]+[.B816]" office:value-type="float" office:value="335646" calcext:value-type="float">
            <text:p>335646</text:p>
          </table:table-cell>
          <table:table-cell table:formula="of:=[.B816]/[.$B$1]" office:value-type="float" office:value="18.7391304347826" calcext:value-type="float">
            <text:p>18,74</text:p>
          </table:table-cell>
          <table:table-cell table:formula="of:=[.G815]+[.F816]" office:value-type="float" office:value="14593.3043478261" calcext:value-type="float">
            <text:p>14593,3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boutActivity_48_InvalidViewFocusOperatorMutator</text:p>
          </table:table-cell>
          <table:table-cell office:value-type="float" office:value="48174" calcext:value-type="float">
            <text:p>48174</text:p>
          </table:table-cell>
          <table:table-cell table:formula="of:=[.E816]+[.B817]" office:value-type="float" office:value="336080" calcext:value-type="float">
            <text:p>336080</text:p>
          </table:table-cell>
          <table:table-cell table:formula="of:=[.B817]/[.$B$1]" office:value-type="float" office:value="18.8695652173913" calcext:value-type="float">
            <text:p>18,87</text:p>
          </table:table-cell>
          <table:table-cell table:formula="of:=[.G816]+[.F817]" office:value-type="float" office:value="14612.1739130435" calcext:value-type="float">
            <text:p>14612,1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boutActivity_49_ViewComponentNotVisibleOperatorMutator</text:p>
          </table:table-cell>
          <table:table-cell office:value-type="float" office:value="49174" calcext:value-type="float">
            <text:p>49174</text:p>
          </table:table-cell>
          <table:table-cell table:formula="of:=[.E817]+[.B818]" office:value-type="float" office:value="336510" calcext:value-type="float">
            <text:p>336510</text:p>
          </table:table-cell>
          <table:table-cell table:formula="of:=[.B818]/[.$B$1]" office:value-type="float" office:value="18.695652173913" calcext:value-type="float">
            <text:p>18,70</text:p>
          </table:table-cell>
          <table:table-cell table:formula="of:=[.G817]+[.F818]" office:value-type="float" office:value="14630.8695652174" calcext:value-type="float">
            <text:p>14630,8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boutActivity_50_BuggyGUIListenerOperatorMutator</text:p>
          </table:table-cell>
          <table:table-cell office:value-type="float" office:value="50174" calcext:value-type="float">
            <text:p>50174</text:p>
          </table:table-cell>
          <table:table-cell table:formula="of:=[.E818]+[.B819]" office:value-type="float" office:value="336941" calcext:value-type="float">
            <text:p>336941</text:p>
          </table:table-cell>
          <table:table-cell table:formula="of:=[.B819]/[.$B$1]" office:value-type="float" office:value="18.7391304347826" calcext:value-type="float">
            <text:p>18,74</text:p>
          </table:table-cell>
          <table:table-cell table:formula="of:=[.G818]+[.F819]" office:value-type="float" office:value="14649.6086956522" calcext:value-type="float">
            <text:p>14649,6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boutActivity_51_FindViewByIdReturnsNullOperatorMutator</text:p>
          </table:table-cell>
          <table:table-cell office:value-type="float" office:value="51174" calcext:value-type="float">
            <text:p>51174</text:p>
          </table:table-cell>
          <table:table-cell table:formula="of:=[.E819]+[.B820]" office:value-type="float" office:value="337376" calcext:value-type="float">
            <text:p>337376</text:p>
          </table:table-cell>
          <table:table-cell table:formula="of:=[.B820]/[.$B$1]" office:value-type="float" office:value="18.9130434782609" calcext:value-type="float">
            <text:p>18,91</text:p>
          </table:table-cell>
          <table:table-cell table:formula="of:=[.G819]+[.F820]" office:value-type="float" office:value="14668.5217391305" calcext:value-type="float">
            <text:p>14668,5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boutActivity_52_InvalidIDFindViewOperatorMutator</text:p>
          </table:table-cell>
          <table:table-cell office:value-type="float" office:value="52174" calcext:value-type="float">
            <text:p>52174</text:p>
          </table:table-cell>
          <table:table-cell table:formula="of:=[.E820]+[.B821]" office:value-type="float" office:value="337813" calcext:value-type="float">
            <text:p>337813</text:p>
          </table:table-cell>
          <table:table-cell table:formula="of:=[.B821]/[.$B$1]" office:value-type="float" office:value="19" calcext:value-type="float">
            <text:p>19,00</text:p>
          </table:table-cell>
          <table:table-cell table:formula="of:=[.G820]+[.F821]" office:value-type="float" office:value="14687.5217391305" calcext:value-type="float">
            <text:p>14687,5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boutActivity_53_InvalidViewFocusOperatorMutator</text:p>
          </table:table-cell>
          <table:table-cell office:value-type="float" office:value="53174" calcext:value-type="float">
            <text:p>53174</text:p>
          </table:table-cell>
          <table:table-cell table:formula="of:=[.E821]+[.B822]" office:value-type="float" office:value="338245" calcext:value-type="float">
            <text:p>338245</text:p>
          </table:table-cell>
          <table:table-cell table:formula="of:=[.B822]/[.$B$1]" office:value-type="float" office:value="18.7826086956522" calcext:value-type="float">
            <text:p>18,78</text:p>
          </table:table-cell>
          <table:table-cell table:formula="of:=[.G821]+[.F822]" office:value-type="float" office:value="14706.3043478261" calcext:value-type="float">
            <text:p>14706,3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boutActivity_54_ViewComponentNotVisibleOperatorMutator</text:p>
          </table:table-cell>
          <table:table-cell office:value-type="float" office:value="54174" calcext:value-type="float">
            <text:p>54174</text:p>
          </table:table-cell>
          <table:table-cell table:formula="of:=[.E822]+[.B823]" office:value-type="float" office:value="338678" calcext:value-type="float">
            <text:p>338678</text:p>
          </table:table-cell>
          <table:table-cell table:formula="of:=[.B823]/[.$B$1]" office:value-type="float" office:value="18.8260869565217" calcext:value-type="float">
            <text:p>18,83</text:p>
          </table:table-cell>
          <table:table-cell table:formula="of:=[.G822]+[.F823]" office:value-type="float" office:value="14725.1304347826" calcext:value-type="float">
            <text:p>14725,1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outActivity_55_BuggyGUIListenerOperatorMutator</text:p>
          </table:table-cell>
          <table:table-cell office:value-type="float" office:value="55174" calcext:value-type="float">
            <text:p>55174</text:p>
          </table:table-cell>
          <table:table-cell table:formula="of:=[.E823]+[.B824]" office:value-type="float" office:value="339114" calcext:value-type="float">
            <text:p>339114</text:p>
          </table:table-cell>
          <table:table-cell table:formula="of:=[.B824]/[.$B$1]" office:value-type="float" office:value="18.9565217391304" calcext:value-type="float">
            <text:p>18,96</text:p>
          </table:table-cell>
          <table:table-cell table:formula="of:=[.G823]+[.F824]" office:value-type="float" office:value="14744.0869565218" calcext:value-type="float">
            <text:p>14744,0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boutActivity_56_NullIntentOperatorMutator</text:p>
          </table:table-cell>
          <table:table-cell office:value-type="float" office:value="56174" calcext:value-type="float">
            <text:p>56174</text:p>
          </table:table-cell>
          <table:table-cell table:formula="of:=[.E824]+[.B825]" office:value-type="float" office:value="339549" calcext:value-type="float">
            <text:p>339549</text:p>
          </table:table-cell>
          <table:table-cell table:formula="of:=[.B825]/[.$B$1]" office:value-type="float" office:value="18.9130434782609" calcext:value-type="float">
            <text:p>18,91</text:p>
          </table:table-cell>
          <table:table-cell table:formula="of:=[.G824]+[.F825]" office:value-type="float" office:value="14763" calcext:value-type="float">
            <text:p>14763,0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boutActivity_57_InvalidKeyIntentOperatorMutator</text:p>
          </table:table-cell>
          <table:table-cell office:value-type="float" office:value="57174" calcext:value-type="float">
            <text:p>57174</text:p>
          </table:table-cell>
          <table:table-cell table:formula="of:=[.E825]+[.B826]" office:value-type="float" office:value="339993" calcext:value-type="float">
            <text:p>339993</text:p>
          </table:table-cell>
          <table:table-cell table:formula="of:=[.B826]/[.$B$1]" office:value-type="float" office:value="19.304347826087" calcext:value-type="float">
            <text:p>19,30</text:p>
          </table:table-cell>
          <table:table-cell table:formula="of:=[.G825]+[.F826]" office:value-type="float" office:value="14782.3043478261" calcext:value-type="float">
            <text:p>14782,3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boutActivity_58_RandomActionIntentDefinitionOperatorMutator</text:p>
          </table:table-cell>
          <table:table-cell office:value-type="float" office:value="58174" calcext:value-type="float">
            <text:p>58174</text:p>
          </table:table-cell>
          <table:table-cell table:formula="of:=[.E826]+[.B827]" office:value-type="float" office:value="340423" calcext:value-type="float">
            <text:p>340423</text:p>
          </table:table-cell>
          <table:table-cell table:formula="of:=[.B827]/[.$B$1]" office:value-type="float" office:value="18.695652173913" calcext:value-type="float">
            <text:p>18,70</text:p>
          </table:table-cell>
          <table:table-cell table:formula="of:=[.G826]+[.F827]" office:value-type="float" office:value="14801" calcext:value-type="float">
            <text:p>14801,0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outActivity_59_RandomActionIntentDefinitionOperatorMutator</text:p>
          </table:table-cell>
          <table:table-cell office:value-type="float" office:value="59174" calcext:value-type="float">
            <text:p>59174</text:p>
          </table:table-cell>
          <table:table-cell table:formula="of:=[.E827]+[.B828]" office:value-type="float" office:value="340859" calcext:value-type="float">
            <text:p>340859</text:p>
          </table:table-cell>
          <table:table-cell table:formula="of:=[.B828]/[.$B$1]" office:value-type="float" office:value="18.9565217391304" calcext:value-type="float">
            <text:p>18,96</text:p>
          </table:table-cell>
          <table:table-cell table:formula="of:=[.G827]+[.F828]" office:value-type="float" office:value="14819.9565217392" calcext:value-type="float">
            <text:p>14819,9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boutActivity_60_RandomActionIntentDefinitionOperatorMutator</text:p>
          </table:table-cell>
          <table:table-cell office:value-type="float" office:value="60174" calcext:value-type="float">
            <text:p>60174</text:p>
          </table:table-cell>
          <table:table-cell table:formula="of:=[.E828]+[.B829]" office:value-type="float" office:value="341294" calcext:value-type="float">
            <text:p>341294</text:p>
          </table:table-cell>
          <table:table-cell table:formula="of:=[.B829]/[.$B$1]" office:value-type="float" office:value="18.9130434782609" calcext:value-type="float">
            <text:p>18,91</text:p>
          </table:table-cell>
          <table:table-cell table:formula="of:=[.G828]+[.F829]" office:value-type="float" office:value="14838.8695652174" calcext:value-type="float">
            <text:p>14838,8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boutActivity_61_NullIntentOperatorMutator</text:p>
          </table:table-cell>
          <table:table-cell office:value-type="float" office:value="61174" calcext:value-type="float">
            <text:p>61174</text:p>
          </table:table-cell>
          <table:table-cell table:formula="of:=[.E829]+[.B830]" office:value-type="float" office:value="341725" calcext:value-type="float">
            <text:p>341725</text:p>
          </table:table-cell>
          <table:table-cell table:formula="of:=[.B830]/[.$B$1]" office:value-type="float" office:value="18.7391304347826" calcext:value-type="float">
            <text:p>18,74</text:p>
          </table:table-cell>
          <table:table-cell table:formula="of:=[.G829]+[.F830]" office:value-type="float" office:value="14857.6086956522" calcext:value-type="float">
            <text:p>14857,6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outActivity_62_InvalidKeyIntentOperatorMutator</text:p>
          </table:table-cell>
          <table:table-cell office:value-type="float" office:value="62174" calcext:value-type="float">
            <text:p>62174</text:p>
          </table:table-cell>
          <table:table-cell table:formula="of:=[.E830]+[.B831]" office:value-type="float" office:value="342161" calcext:value-type="float">
            <text:p>342161</text:p>
          </table:table-cell>
          <table:table-cell table:formula="of:=[.B831]/[.$B$1]" office:value-type="float" office:value="18.9565217391304" calcext:value-type="float">
            <text:p>18,96</text:p>
          </table:table-cell>
          <table:table-cell table:formula="of:=[.G830]+[.F831]" office:value-type="float" office:value="14876.5652173913" calcext:value-type="float">
            <text:p>14876,5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outActivity_63_RandomActionIntentDefinitionOperatorMutator</text:p>
          </table:table-cell>
          <table:table-cell office:value-type="float" office:value="63174" calcext:value-type="float">
            <text:p>63174</text:p>
          </table:table-cell>
          <table:table-cell table:formula="of:=[.E831]+[.B832]" office:value-type="float" office:value="342597" calcext:value-type="float">
            <text:p>342597</text:p>
          </table:table-cell>
          <table:table-cell table:formula="of:=[.B832]/[.$B$1]" office:value-type="float" office:value="18.9565217391304" calcext:value-type="float">
            <text:p>18,96</text:p>
          </table:table-cell>
          <table:table-cell table:formula="of:=[.G831]+[.F832]" office:value-type="float" office:value="14895.5217391305" calcext:value-type="float">
            <text:p>14895,5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boutActivity_64_RandomActionIntentDefinitionOperatorMutator</text:p>
          </table:table-cell>
          <table:table-cell office:value-type="float" office:value="64174" calcext:value-type="float">
            <text:p>64174</text:p>
          </table:table-cell>
          <table:table-cell table:formula="of:=[.E832]+[.B833]" office:value-type="float" office:value="343031" calcext:value-type="float">
            <text:p>343031</text:p>
          </table:table-cell>
          <table:table-cell table:formula="of:=[.B833]/[.$B$1]" office:value-type="float" office:value="18.8695652173913" calcext:value-type="float">
            <text:p>18,87</text:p>
          </table:table-cell>
          <table:table-cell table:formula="of:=[.G832]+[.F833]" office:value-type="float" office:value="14914.3913043478" calcext:value-type="float">
            <text:p>14914,3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boutActivity_65_NullValueIntentPutExtraOperatorMutator</text:p>
          </table:table-cell>
          <table:table-cell office:value-type="float" office:value="65174" calcext:value-type="float">
            <text:p>65174</text:p>
          </table:table-cell>
          <table:table-cell table:formula="of:=[.E833]+[.B834]" office:value-type="float" office:value="343465" calcext:value-type="float">
            <text:p>343465</text:p>
          </table:table-cell>
          <table:table-cell table:formula="of:=[.B834]/[.$B$1]" office:value-type="float" office:value="18.8695652173913" calcext:value-type="float">
            <text:p>18,87</text:p>
          </table:table-cell>
          <table:table-cell table:formula="of:=[.G833]+[.F834]" office:value-type="float" office:value="14933.2608695652" calcext:value-type="float">
            <text:p>14933,2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boutActivity_66_IntentPayloadReplacementOperatorMutator</text:p>
          </table:table-cell>
          <table:table-cell office:value-type="float" office:value="66174" calcext:value-type="float">
            <text:p>66174</text:p>
          </table:table-cell>
          <table:table-cell table:formula="of:=[.E834]+[.B835]" office:value-type="float" office:value="343903" calcext:value-type="float">
            <text:p>343903</text:p>
          </table:table-cell>
          <table:table-cell table:formula="of:=[.B835]/[.$B$1]" office:value-type="float" office:value="19.0434782608696" calcext:value-type="float">
            <text:p>19,04</text:p>
          </table:table-cell>
          <table:table-cell table:formula="of:=[.G834]+[.F835]" office:value-type="float" office:value="14952.3043478261" calcext:value-type="float">
            <text:p>14952,3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outActivity_67_RandomActionIntentDefinitionOperatorMutator</text:p>
          </table:table-cell>
          <table:table-cell office:value-type="float" office:value="67174" calcext:value-type="float">
            <text:p>67174</text:p>
          </table:table-cell>
          <table:table-cell table:formula="of:=[.E835]+[.B836]" office:value-type="float" office:value="344339" calcext:value-type="float">
            <text:p>344339</text:p>
          </table:table-cell>
          <table:table-cell table:formula="of:=[.B836]/[.$B$1]" office:value-type="float" office:value="18.9565217391304" calcext:value-type="float">
            <text:p>18,96</text:p>
          </table:table-cell>
          <table:table-cell table:formula="of:=[.G835]+[.F836]" office:value-type="float" office:value="14971.2608695652" calcext:value-type="float">
            <text:p>14971,2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boutActivity_68_NullValueIntentPutExtraOperatorMutator</text:p>
          </table:table-cell>
          <table:table-cell office:value-type="float" office:value="68174" calcext:value-type="float">
            <text:p>68174</text:p>
          </table:table-cell>
          <table:table-cell table:formula="of:=[.E836]+[.B837]" office:value-type="float" office:value="344776" calcext:value-type="float">
            <text:p>344776</text:p>
          </table:table-cell>
          <table:table-cell table:formula="of:=[.B837]/[.$B$1]" office:value-type="float" office:value="19" calcext:value-type="float">
            <text:p>19,00</text:p>
          </table:table-cell>
          <table:table-cell table:formula="of:=[.G836]+[.F837]" office:value-type="float" office:value="14990.2608695652" calcext:value-type="float">
            <text:p>14990,2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boutActivity_69_IntentPayloadReplacementOperatorMutator</text:p>
          </table:table-cell>
          <table:table-cell office:value-type="float" office:value="69174" calcext:value-type="float">
            <text:p>69174</text:p>
          </table:table-cell>
          <table:table-cell table:formula="of:=[.E837]+[.B838]" office:value-type="float" office:value="345121" calcext:value-type="float">
            <text:p>345121</text:p>
          </table:table-cell>
          <table:table-cell table:formula="of:=[.B838]/[.$B$1]" office:value-type="float" office:value="15" calcext:value-type="float">
            <text:p>15,00</text:p>
          </table:table-cell>
          <table:table-cell table:formula="of:=[.G837]+[.F838]" office:value-type="float" office:value="15005.2608695652" calcext:value-type="float">
            <text:p>15005,2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boutActivity_70_RandomActionIntentDefinitionOperatorMutator</text:p>
          </table:table-cell>
          <table:table-cell office:value-type="float" office:value="70174" calcext:value-type="float">
            <text:p>70174</text:p>
          </table:table-cell>
          <table:table-cell table:formula="of:=[.E838]+[.B839]" office:value-type="float" office:value="345550" calcext:value-type="float">
            <text:p>345550</text:p>
          </table:table-cell>
          <table:table-cell table:formula="of:=[.B839]/[.$B$1]" office:value-type="float" office:value="18.6521739130435" calcext:value-type="float">
            <text:p>18,65</text:p>
          </table:table-cell>
          <table:table-cell table:formula="of:=[.G838]+[.F839]" office:value-type="float" office:value="15023.9130434783" calcext:value-type="float">
            <text:p>15023,9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ditEntryActivity_0_LengthyGUICreationOperatorMutator</text:p>
          </table:table-cell>
          <table:table-cell office:value-type="float" office:value="175" calcext:value-type="float">
            <text:p>175</text:p>
          </table:table-cell>
          <table:table-cell table:formula="of:=[.E839]+[.B840]" office:value-type="float" office:value="345882" calcext:value-type="float">
            <text:p>345882</text:p>
          </table:table-cell>
          <table:table-cell table:formula="of:=[.B840]/[.$B$1]" office:value-type="float" office:value="14.4347826086957" calcext:value-type="float">
            <text:p>14,43</text:p>
          </table:table-cell>
          <table:table-cell table:formula="of:=[.G839]+[.F840]" office:value-type="float" office:value="15038.347826087" calcext:value-type="float">
            <text:p>15038,3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ditEntryActivity_1_InvalidIDFindViewOperatorMutator</text:p>
          </table:table-cell>
          <table:table-cell office:value-type="float" office:value="1175" calcext:value-type="float">
            <text:p>1175</text:p>
          </table:table-cell>
          <table:table-cell table:formula="of:=[.E840]+[.B841]" office:value-type="float" office:value="346185" calcext:value-type="float">
            <text:p>346185</text:p>
          </table:table-cell>
          <table:table-cell table:formula="of:=[.B841]/[.$B$1]" office:value-type="float" office:value="13.1739130434783" calcext:value-type="float">
            <text:p>13,17</text:p>
          </table:table-cell>
          <table:table-cell table:formula="of:=[.G840]+[.F841]" office:value-type="float" office:value="15051.5217391305" calcext:value-type="float">
            <text:p>15051,5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EditEntryActivity_2_RandomActionIntentDefinitionOperatorMutator</text:p>
          </table:table-cell>
          <table:table-cell office:value-type="float" office:value="2175" calcext:value-type="float">
            <text:p>2175</text:p>
          </table:table-cell>
          <table:table-cell table:formula="of:=[.E841]+[.B842]" office:value-type="float" office:value="346467" calcext:value-type="float">
            <text:p>346467</text:p>
          </table:table-cell>
          <table:table-cell table:formula="of:=[.B842]/[.$B$1]" office:value-type="float" office:value="12.2608695652174" calcext:value-type="float">
            <text:p>12,26</text:p>
          </table:table-cell>
          <table:table-cell table:formula="of:=[.G841]+[.F842]" office:value-type="float" office:value="15063.7826086957" calcext:value-type="float">
            <text:p>15063,7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ditEntryActivity_3_FindViewByIdReturnsNullOperatorMutator</text:p>
          </table:table-cell>
          <table:table-cell office:value-type="float" office:value="3175" calcext:value-type="float">
            <text:p>3175</text:p>
          </table:table-cell>
          <table:table-cell table:formula="of:=[.E842]+[.B843]" office:value-type="float" office:value="346751" calcext:value-type="float">
            <text:p>346751</text:p>
          </table:table-cell>
          <table:table-cell table:formula="of:=[.B843]/[.$B$1]" office:value-type="float" office:value="12.3478260869565" calcext:value-type="float">
            <text:p>12,35</text:p>
          </table:table-cell>
          <table:table-cell table:formula="of:=[.G842]+[.F843]" office:value-type="float" office:value="15076.1304347826" calcext:value-type="float">
            <text:p>15076,1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EditEntryActivity_4_InvalidIDFindViewOperatorMutator</text:p>
          </table:table-cell>
          <table:table-cell office:value-type="float" office:value="4175" calcext:value-type="float">
            <text:p>4175</text:p>
          </table:table-cell>
          <table:table-cell table:formula="of:=[.E843]+[.B844]" office:value-type="float" office:value="347034" calcext:value-type="float">
            <text:p>347034</text:p>
          </table:table-cell>
          <table:table-cell table:formula="of:=[.B844]/[.$B$1]" office:value-type="float" office:value="12.304347826087" calcext:value-type="float">
            <text:p>12,30</text:p>
          </table:table-cell>
          <table:table-cell table:formula="of:=[.G843]+[.F844]" office:value-type="float" office:value="15088.4347826087" calcext:value-type="float">
            <text:p>15088,4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ditEntryActivity_5_InvalidViewFocusOperatorMutator</text:p>
          </table:table-cell>
          <table:table-cell office:value-type="float" office:value="5175" calcext:value-type="float">
            <text:p>5175</text:p>
          </table:table-cell>
          <table:table-cell table:formula="of:=[.E844]+[.B845]" office:value-type="float" office:value="347467" calcext:value-type="float">
            <text:p>347467</text:p>
          </table:table-cell>
          <table:table-cell table:formula="of:=[.B845]/[.$B$1]" office:value-type="float" office:value="18.8260869565217" calcext:value-type="float">
            <text:p>18,83</text:p>
          </table:table-cell>
          <table:table-cell table:formula="of:=[.G844]+[.F845]" office:value-type="float" office:value="15107.2608695652" calcext:value-type="float">
            <text:p>15107,2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ditEntryActivity_6_ViewComponentNotVisibleOperatorMutator</text:p>
          </table:table-cell>
          <table:table-cell office:value-type="float" office:value="6175" calcext:value-type="float">
            <text:p>6175</text:p>
          </table:table-cell>
          <table:table-cell table:formula="of:=[.E845]+[.B846]" office:value-type="float" office:value="347902" calcext:value-type="float">
            <text:p>347902</text:p>
          </table:table-cell>
          <table:table-cell table:formula="of:=[.B846]/[.$B$1]" office:value-type="float" office:value="18.9130434782609" calcext:value-type="float">
            <text:p>18,91</text:p>
          </table:table-cell>
          <table:table-cell table:formula="of:=[.G845]+[.F846]" office:value-type="float" office:value="15126.1739130435" calcext:value-type="float">
            <text:p>15126,1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ditEntryActivity_7_FindViewByIdReturnsNullOperatorMutator</text:p>
          </table:table-cell>
          <table:table-cell office:value-type="float" office:value="7175" calcext:value-type="float">
            <text:p>7175</text:p>
          </table:table-cell>
          <table:table-cell table:formula="of:=[.E846]+[.B847]" office:value-type="float" office:value="348337" calcext:value-type="float">
            <text:p>348337</text:p>
          </table:table-cell>
          <table:table-cell table:formula="of:=[.B847]/[.$B$1]" office:value-type="float" office:value="18.9130434782609" calcext:value-type="float">
            <text:p>18,91</text:p>
          </table:table-cell>
          <table:table-cell table:formula="of:=[.G846]+[.F847]" office:value-type="float" office:value="15145.0869565218" calcext:value-type="float">
            <text:p>15145,0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EditEntryActivity_8_InvalidIDFindViewOperatorMutator</text:p>
          </table:table-cell>
          <table:table-cell office:value-type="float" office:value="8175" calcext:value-type="float">
            <text:p>8175</text:p>
          </table:table-cell>
          <table:table-cell table:formula="of:=[.E847]+[.B848]" office:value-type="float" office:value="348776" calcext:value-type="float">
            <text:p>348776</text:p>
          </table:table-cell>
          <table:table-cell table:formula="of:=[.B848]/[.$B$1]" office:value-type="float" office:value="19.0869565217391" calcext:value-type="float">
            <text:p>19,09</text:p>
          </table:table-cell>
          <table:table-cell table:formula="of:=[.G847]+[.F848]" office:value-type="float" office:value="15164.1739130435" calcext:value-type="float">
            <text:p>15164,1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ditEntryActivity_9_InvalidViewFocusOperatorMutator</text:p>
          </table:table-cell>
          <table:table-cell office:value-type="float" office:value="9175" calcext:value-type="float">
            <text:p>9175</text:p>
          </table:table-cell>
          <table:table-cell table:formula="of:=[.E848]+[.B849]" office:value-type="float" office:value="349205" calcext:value-type="float">
            <text:p>349205</text:p>
          </table:table-cell>
          <table:table-cell table:formula="of:=[.B849]/[.$B$1]" office:value-type="float" office:value="18.6521739130435" calcext:value-type="float">
            <text:p>18,65</text:p>
          </table:table-cell>
          <table:table-cell table:formula="of:=[.G848]+[.F849]" office:value-type="float" office:value="15182.8260869565" calcext:value-type="float">
            <text:p>15182,8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ditEntryActivity_10_ViewComponentNotVisibleOperatorMutator</text:p>
          </table:table-cell>
          <table:table-cell office:value-type="float" office:value="10175" calcext:value-type="float">
            <text:p>10175</text:p>
          </table:table-cell>
          <table:table-cell table:formula="of:=[.E849]+[.B850]" office:value-type="float" office:value="349634" calcext:value-type="float">
            <text:p>349634</text:p>
          </table:table-cell>
          <table:table-cell table:formula="of:=[.B850]/[.$B$1]" office:value-type="float" office:value="18.6521739130435" calcext:value-type="float">
            <text:p>18,65</text:p>
          </table:table-cell>
          <table:table-cell table:formula="of:=[.G849]+[.F850]" office:value-type="float" office:value="15201.4782608696" calcext:value-type="float">
            <text:p>15201,4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EditEntryActivity_11_FindViewByIdReturnsNullOperatorMutator</text:p>
          </table:table-cell>
          <table:table-cell office:value-type="float" office:value="11175" calcext:value-type="float">
            <text:p>11175</text:p>
          </table:table-cell>
          <table:table-cell table:formula="of:=[.E850]+[.B851]" office:value-type="float" office:value="350074" calcext:value-type="float">
            <text:p>350074</text:p>
          </table:table-cell>
          <table:table-cell table:formula="of:=[.B851]/[.$B$1]" office:value-type="float" office:value="19.1304347826087" calcext:value-type="float">
            <text:p>19,13</text:p>
          </table:table-cell>
          <table:table-cell table:formula="of:=[.G850]+[.F851]" office:value-type="float" office:value="15220.6086956522" calcext:value-type="float">
            <text:p>15220,6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ditEntryActivity_12_InvalidIDFindViewOperatorMutator</text:p>
          </table:table-cell>
          <table:table-cell office:value-type="float" office:value="12175" calcext:value-type="float">
            <text:p>12175</text:p>
          </table:table-cell>
          <table:table-cell table:formula="of:=[.E851]+[.B852]" office:value-type="float" office:value="350508" calcext:value-type="float">
            <text:p>350508</text:p>
          </table:table-cell>
          <table:table-cell table:formula="of:=[.B852]/[.$B$1]" office:value-type="float" office:value="18.8695652173913" calcext:value-type="float">
            <text:p>18,87</text:p>
          </table:table-cell>
          <table:table-cell table:formula="of:=[.G851]+[.F852]" office:value-type="float" office:value="15239.4782608696" calcext:value-type="float">
            <text:p>15239,4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ditEntryActivity_13_InvalidViewFocusOperatorMutator</text:p>
          </table:table-cell>
          <table:table-cell office:value-type="float" office:value="13175" calcext:value-type="float">
            <text:p>13175</text:p>
          </table:table-cell>
          <table:table-cell table:formula="of:=[.E852]+[.B853]" office:value-type="float" office:value="350943" calcext:value-type="float">
            <text:p>350943</text:p>
          </table:table-cell>
          <table:table-cell table:formula="of:=[.B853]/[.$B$1]" office:value-type="float" office:value="18.9130434782609" calcext:value-type="float">
            <text:p>18,91</text:p>
          </table:table-cell>
          <table:table-cell table:formula="of:=[.G852]+[.F853]" office:value-type="float" office:value="15258.3913043478" calcext:value-type="float">
            <text:p>15258,3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ditEntryActivity_14_ViewComponentNotVisibleOperatorMutator</text:p>
          </table:table-cell>
          <table:table-cell office:value-type="float" office:value="14175" calcext:value-type="float">
            <text:p>14175</text:p>
          </table:table-cell>
          <table:table-cell table:formula="of:=[.E853]+[.B854]" office:value-type="float" office:value="351378" calcext:value-type="float">
            <text:p>351378</text:p>
          </table:table-cell>
          <table:table-cell table:formula="of:=[.B854]/[.$B$1]" office:value-type="float" office:value="18.9130434782609" calcext:value-type="float">
            <text:p>18,91</text:p>
          </table:table-cell>
          <table:table-cell table:formula="of:=[.G853]+[.F854]" office:value-type="float" office:value="15277.3043478261" calcext:value-type="float">
            <text:p>15277,3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ditEntryActivity_15_FindViewByIdReturnsNullOperatorMutator</text:p>
          </table:table-cell>
          <table:table-cell office:value-type="float" office:value="15175" calcext:value-type="float">
            <text:p>15175</text:p>
          </table:table-cell>
          <table:table-cell table:formula="of:=[.E854]+[.B855]" office:value-type="float" office:value="351654" calcext:value-type="float">
            <text:p>351654</text:p>
          </table:table-cell>
          <table:table-cell table:formula="of:=[.B855]/[.$B$1]" office:value-type="float" office:value="12" calcext:value-type="float">
            <text:p>12,00</text:p>
          </table:table-cell>
          <table:table-cell table:formula="of:=[.G854]+[.F855]" office:value-type="float" office:value="15289.3043478261" calcext:value-type="float">
            <text:p>15289,3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ditEntryActivity_16_InvalidIDFindViewOperatorMutator</text:p>
          </table:table-cell>
          <table:table-cell office:value-type="float" office:value="16175" calcext:value-type="float">
            <text:p>16175</text:p>
          </table:table-cell>
          <table:table-cell table:formula="of:=[.E855]+[.B856]" office:value-type="float" office:value="351940" calcext:value-type="float">
            <text:p>351940</text:p>
          </table:table-cell>
          <table:table-cell table:formula="of:=[.B856]/[.$B$1]" office:value-type="float" office:value="12.4347826086957" calcext:value-type="float">
            <text:p>12,43</text:p>
          </table:table-cell>
          <table:table-cell table:formula="of:=[.G855]+[.F856]" office:value-type="float" office:value="15301.7391304348" calcext:value-type="float">
            <text:p>15301,7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ditEntryActivity_17_InvalidViewFocusOperatorMutator</text:p>
          </table:table-cell>
          <table:table-cell office:value-type="float" office:value="17175" calcext:value-type="float">
            <text:p>17175</text:p>
          </table:table-cell>
          <table:table-cell table:formula="of:=[.E856]+[.B857]" office:value-type="float" office:value="352230" calcext:value-type="float">
            <text:p>352230</text:p>
          </table:table-cell>
          <table:table-cell table:formula="of:=[.B857]/[.$B$1]" office:value-type="float" office:value="12.6086956521739" calcext:value-type="float">
            <text:p>12,61</text:p>
          </table:table-cell>
          <table:table-cell table:formula="of:=[.G856]+[.F857]" office:value-type="float" office:value="15314.347826087" calcext:value-type="float">
            <text:p>15314,3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ditEntryActivity_18_ViewComponentNotVisibleOperatorMutator</text:p>
          </table:table-cell>
          <table:table-cell office:value-type="float" office:value="18175" calcext:value-type="float">
            <text:p>18175</text:p>
          </table:table-cell>
          <table:table-cell table:formula="of:=[.E857]+[.B858]" office:value-type="float" office:value="352520" calcext:value-type="float">
            <text:p>352520</text:p>
          </table:table-cell>
          <table:table-cell table:formula="of:=[.B858]/[.$B$1]" office:value-type="float" office:value="12.6086956521739" calcext:value-type="float">
            <text:p>12,61</text:p>
          </table:table-cell>
          <table:table-cell table:formula="of:=[.G857]+[.F858]" office:value-type="float" office:value="15326.9565217391" calcext:value-type="float">
            <text:p>15326,9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EditEntryActivity_19_FindViewByIdReturnsNullOperatorMutator</text:p>
          </table:table-cell>
          <table:table-cell office:value-type="float" office:value="19175" calcext:value-type="float">
            <text:p>19175</text:p>
          </table:table-cell>
          <table:table-cell table:formula="of:=[.E858]+[.B859]" office:value-type="float" office:value="352807" calcext:value-type="float">
            <text:p>352807</text:p>
          </table:table-cell>
          <table:table-cell table:formula="of:=[.B859]/[.$B$1]" office:value-type="float" office:value="12.4782608695652" calcext:value-type="float">
            <text:p>12,48</text:p>
          </table:table-cell>
          <table:table-cell table:formula="of:=[.G858]+[.F859]" office:value-type="float" office:value="15339.4347826087" calcext:value-type="float">
            <text:p>15339,4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ditEntryActivity_20_InvalidIDFindViewOperatorMutator</text:p>
          </table:table-cell>
          <table:table-cell office:value-type="float" office:value="20175" calcext:value-type="float">
            <text:p>20175</text:p>
          </table:table-cell>
          <table:table-cell table:formula="of:=[.E859]+[.B860]" office:value-type="float" office:value="353093" calcext:value-type="float">
            <text:p>353093</text:p>
          </table:table-cell>
          <table:table-cell table:formula="of:=[.B860]/[.$B$1]" office:value-type="float" office:value="12.4347826086957" calcext:value-type="float">
            <text:p>12,43</text:p>
          </table:table-cell>
          <table:table-cell table:formula="of:=[.G859]+[.F860]" office:value-type="float" office:value="15351.8695652174" calcext:value-type="float">
            <text:p>15351,8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EditEntryActivity_21_InvalidViewFocusOperatorMutator</text:p>
          </table:table-cell>
          <table:table-cell office:value-type="float" office:value="21175" calcext:value-type="float">
            <text:p>21175</text:p>
          </table:table-cell>
          <table:table-cell table:formula="of:=[.E860]+[.B861]" office:value-type="float" office:value="353385" calcext:value-type="float">
            <text:p>353385</text:p>
          </table:table-cell>
          <table:table-cell table:formula="of:=[.B861]/[.$B$1]" office:value-type="float" office:value="12.695652173913" calcext:value-type="float">
            <text:p>12,70</text:p>
          </table:table-cell>
          <table:table-cell table:formula="of:=[.G860]+[.F861]" office:value-type="float" office:value="15364.5652173913" calcext:value-type="float">
            <text:p>15364,5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EditEntryActivity_22_ViewComponentNotVisibleOperatorMutator</text:p>
          </table:table-cell>
          <table:table-cell office:value-type="float" office:value="22175" calcext:value-type="float">
            <text:p>22175</text:p>
          </table:table-cell>
          <table:table-cell table:formula="of:=[.E861]+[.B862]" office:value-type="float" office:value="353683" calcext:value-type="float">
            <text:p>353683</text:p>
          </table:table-cell>
          <table:table-cell table:formula="of:=[.B862]/[.$B$1]" office:value-type="float" office:value="12.9565217391304" calcext:value-type="float">
            <text:p>12,96</text:p>
          </table:table-cell>
          <table:table-cell table:formula="of:=[.G861]+[.F862]" office:value-type="float" office:value="15377.5217391305" calcext:value-type="float">
            <text:p>15377,5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EditEntryActivity_23_FindViewByIdReturnsNullOperatorMutator</text:p>
          </table:table-cell>
          <table:table-cell office:value-type="float" office:value="23175" calcext:value-type="float">
            <text:p>23175</text:p>
          </table:table-cell>
          <table:table-cell table:formula="of:=[.E862]+[.B863]" office:value-type="float" office:value="353965" calcext:value-type="float">
            <text:p>353965</text:p>
          </table:table-cell>
          <table:table-cell table:formula="of:=[.B863]/[.$B$1]" office:value-type="float" office:value="12.2608695652174" calcext:value-type="float">
            <text:p>12,26</text:p>
          </table:table-cell>
          <table:table-cell table:formula="of:=[.G862]+[.F863]" office:value-type="float" office:value="15389.7826086957" calcext:value-type="float">
            <text:p>15389,7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ditEntryActivity_24_InvalidIDFindViewOperatorMutator</text:p>
          </table:table-cell>
          <table:table-cell office:value-type="float" office:value="24175" calcext:value-type="float">
            <text:p>24175</text:p>
          </table:table-cell>
          <table:table-cell table:formula="of:=[.E863]+[.B864]" office:value-type="float" office:value="354251" calcext:value-type="float">
            <text:p>354251</text:p>
          </table:table-cell>
          <table:table-cell table:formula="of:=[.B864]/[.$B$1]" office:value-type="float" office:value="12.4347826086957" calcext:value-type="float">
            <text:p>12,43</text:p>
          </table:table-cell>
          <table:table-cell table:formula="of:=[.G863]+[.F864]" office:value-type="float" office:value="15402.2173913044" calcext:value-type="float">
            <text:p>15402,2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ditEntryActivity_25_InvalidViewFocusOperatorMutator</text:p>
          </table:table-cell>
          <table:table-cell office:value-type="float" office:value="25175" calcext:value-type="float">
            <text:p>25175</text:p>
          </table:table-cell>
          <table:table-cell table:formula="of:=[.E864]+[.B865]" office:value-type="float" office:value="354685" calcext:value-type="float">
            <text:p>354685</text:p>
          </table:table-cell>
          <table:table-cell table:formula="of:=[.B865]/[.$B$1]" office:value-type="float" office:value="18.8695652173913" calcext:value-type="float">
            <text:p>18,87</text:p>
          </table:table-cell>
          <table:table-cell table:formula="of:=[.G864]+[.F865]" office:value-type="float" office:value="15421.0869565218" calcext:value-type="float">
            <text:p>15421,0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ditEntryActivity_26_ViewComponentNotVisibleOperatorMutator</text:p>
          </table:table-cell>
          <table:table-cell office:value-type="float" office:value="26175" calcext:value-type="float">
            <text:p>26175</text:p>
          </table:table-cell>
          <table:table-cell table:formula="of:=[.E865]+[.B866]" office:value-type="float" office:value="355121" calcext:value-type="float">
            <text:p>355121</text:p>
          </table:table-cell>
          <table:table-cell table:formula="of:=[.B866]/[.$B$1]" office:value-type="float" office:value="18.9565217391304" calcext:value-type="float">
            <text:p>18,96</text:p>
          </table:table-cell>
          <table:table-cell table:formula="of:=[.G865]+[.F866]" office:value-type="float" office:value="15440.0434782609" calcext:value-type="float">
            <text:p>15440,0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EditEntryActivity_27_FindViewByIdReturnsNullOperatorMutator</text:p>
          </table:table-cell>
          <table:table-cell office:value-type="float" office:value="27175" calcext:value-type="float">
            <text:p>27175</text:p>
          </table:table-cell>
          <table:table-cell table:formula="of:=[.E866]+[.B867]" office:value-type="float" office:value="355403" calcext:value-type="float">
            <text:p>355403</text:p>
          </table:table-cell>
          <table:table-cell table:formula="of:=[.B867]/[.$B$1]" office:value-type="float" office:value="12.2608695652174" calcext:value-type="float">
            <text:p>12,26</text:p>
          </table:table-cell>
          <table:table-cell table:formula="of:=[.G866]+[.F867]" office:value-type="float" office:value="15452.3043478261" calcext:value-type="float">
            <text:p>15452,3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ditEntryActivity_28_InvalidIDFindViewOperatorMutator</text:p>
          </table:table-cell>
          <table:table-cell office:value-type="float" office:value="28175" calcext:value-type="float">
            <text:p>28175</text:p>
          </table:table-cell>
          <table:table-cell table:formula="of:=[.E867]+[.B868]" office:value-type="float" office:value="355688" calcext:value-type="float">
            <text:p>355688</text:p>
          </table:table-cell>
          <table:table-cell table:formula="of:=[.B868]/[.$B$1]" office:value-type="float" office:value="12.3913043478261" calcext:value-type="float">
            <text:p>12,39</text:p>
          </table:table-cell>
          <table:table-cell table:formula="of:=[.G867]+[.F868]" office:value-type="float" office:value="15464.6956521739" calcext:value-type="float">
            <text:p>15464,7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ditEntryActivity_29_InvalidViewFocusOperatorMutator</text:p>
          </table:table-cell>
          <table:table-cell office:value-type="float" office:value="29175" calcext:value-type="float">
            <text:p>29175</text:p>
          </table:table-cell>
          <table:table-cell table:formula="of:=[.E868]+[.B869]" office:value-type="float" office:value="356121" calcext:value-type="float">
            <text:p>356121</text:p>
          </table:table-cell>
          <table:table-cell table:formula="of:=[.B869]/[.$B$1]" office:value-type="float" office:value="18.8260869565217" calcext:value-type="float">
            <text:p>18,83</text:p>
          </table:table-cell>
          <table:table-cell table:formula="of:=[.G868]+[.F869]" office:value-type="float" office:value="15483.5217391305" calcext:value-type="float">
            <text:p>15483,5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ditEntryActivity_30_ViewComponentNotVisibleOperatorMutator</text:p>
          </table:table-cell>
          <table:table-cell office:value-type="float" office:value="30175" calcext:value-type="float">
            <text:p>30175</text:p>
          </table:table-cell>
          <table:table-cell table:formula="of:=[.E869]+[.B870]" office:value-type="float" office:value="356558" calcext:value-type="float">
            <text:p>356558</text:p>
          </table:table-cell>
          <table:table-cell table:formula="of:=[.B870]/[.$B$1]" office:value-type="float" office:value="19" calcext:value-type="float">
            <text:p>19,00</text:p>
          </table:table-cell>
          <table:table-cell table:formula="of:=[.G869]+[.F870]" office:value-type="float" office:value="15502.5217391305" calcext:value-type="float">
            <text:p>15502,5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ditEntryActivity_31_FindViewByIdReturnsNullOperatorMutator</text:p>
          </table:table-cell>
          <table:table-cell office:value-type="float" office:value="31175" calcext:value-type="float">
            <text:p>31175</text:p>
          </table:table-cell>
          <table:table-cell table:formula="of:=[.E870]+[.B871]" office:value-type="float" office:value="356842" calcext:value-type="float">
            <text:p>356842</text:p>
          </table:table-cell>
          <table:table-cell table:formula="of:=[.B871]/[.$B$1]" office:value-type="float" office:value="12.3478260869565" calcext:value-type="float">
            <text:p>12,35</text:p>
          </table:table-cell>
          <table:table-cell table:formula="of:=[.G870]+[.F871]" office:value-type="float" office:value="15514.8695652174" calcext:value-type="float">
            <text:p>15514,8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EditEntryActivity_32_InvalidIDFindViewOperatorMutator</text:p>
          </table:table-cell>
          <table:table-cell office:value-type="float" office:value="32175" calcext:value-type="float">
            <text:p>32175</text:p>
          </table:table-cell>
          <table:table-cell table:formula="of:=[.E871]+[.B872]" office:value-type="float" office:value="357125" calcext:value-type="float">
            <text:p>357125</text:p>
          </table:table-cell>
          <table:table-cell table:formula="of:=[.B872]/[.$B$1]" office:value-type="float" office:value="12.304347826087" calcext:value-type="float">
            <text:p>12,30</text:p>
          </table:table-cell>
          <table:table-cell table:formula="of:=[.G871]+[.F872]" office:value-type="float" office:value="15527.1739130435" calcext:value-type="float">
            <text:p>15527,1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ditEntryActivity_33_InvalidViewFocusOperatorMutator</text:p>
          </table:table-cell>
          <table:table-cell office:value-type="float" office:value="33175" calcext:value-type="float">
            <text:p>33175</text:p>
          </table:table-cell>
          <table:table-cell table:formula="of:=[.E872]+[.B873]" office:value-type="float" office:value="357557" calcext:value-type="float">
            <text:p>357557</text:p>
          </table:table-cell>
          <table:table-cell table:formula="of:=[.B873]/[.$B$1]" office:value-type="float" office:value="18.7826086956522" calcext:value-type="float">
            <text:p>18,78</text:p>
          </table:table-cell>
          <table:table-cell table:formula="of:=[.G872]+[.F873]" office:value-type="float" office:value="15545.9565217392" calcext:value-type="float">
            <text:p>15545,9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ditEntryActivity_34_ViewComponentNotVisibleOperatorMutator</text:p>
          </table:table-cell>
          <table:table-cell office:value-type="float" office:value="34175" calcext:value-type="float">
            <text:p>34175</text:p>
          </table:table-cell>
          <table:table-cell table:formula="of:=[.E873]+[.B874]" office:value-type="float" office:value="357992" calcext:value-type="float">
            <text:p>357992</text:p>
          </table:table-cell>
          <table:table-cell table:formula="of:=[.B874]/[.$B$1]" office:value-type="float" office:value="18.9130434782609" calcext:value-type="float">
            <text:p>18,91</text:p>
          </table:table-cell>
          <table:table-cell table:formula="of:=[.G873]+[.F874]" office:value-type="float" office:value="15564.8695652174" calcext:value-type="float">
            <text:p>15564,8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EditEntryActivity_35_FindViewByIdReturnsNullOperatorMutator</text:p>
          </table:table-cell>
          <table:table-cell office:value-type="float" office:value="35175" calcext:value-type="float">
            <text:p>35175</text:p>
          </table:table-cell>
          <table:table-cell table:formula="of:=[.E874]+[.B875]" office:value-type="float" office:value="358275" calcext:value-type="float">
            <text:p>358275</text:p>
          </table:table-cell>
          <table:table-cell table:formula="of:=[.B875]/[.$B$1]" office:value-type="float" office:value="12.304347826087" calcext:value-type="float">
            <text:p>12,30</text:p>
          </table:table-cell>
          <table:table-cell table:formula="of:=[.G874]+[.F875]" office:value-type="float" office:value="15577.1739130435" calcext:value-type="float">
            <text:p>15577,1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EditEntryActivity_36_InvalidIDFindViewOperatorMutator</text:p>
          </table:table-cell>
          <table:table-cell office:value-type="float" office:value="36175" calcext:value-type="float">
            <text:p>36175</text:p>
          </table:table-cell>
          <table:table-cell table:formula="of:=[.E875]+[.B876]" office:value-type="float" office:value="358557" calcext:value-type="float">
            <text:p>358557</text:p>
          </table:table-cell>
          <table:table-cell table:formula="of:=[.B876]/[.$B$1]" office:value-type="float" office:value="12.2608695652174" calcext:value-type="float">
            <text:p>12,26</text:p>
          </table:table-cell>
          <table:table-cell table:formula="of:=[.G875]+[.F876]" office:value-type="float" office:value="15589.4347826087" calcext:value-type="float">
            <text:p>15589,4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EditEntryActivity_37_InvalidViewFocusOperatorMutator</text:p>
          </table:table-cell>
          <table:table-cell office:value-type="float" office:value="37175" calcext:value-type="float">
            <text:p>37175</text:p>
          </table:table-cell>
          <table:table-cell table:formula="of:=[.E876]+[.B877]" office:value-type="float" office:value="359001" calcext:value-type="float">
            <text:p>359001</text:p>
          </table:table-cell>
          <table:table-cell table:formula="of:=[.B877]/[.$B$1]" office:value-type="float" office:value="19.304347826087" calcext:value-type="float">
            <text:p>19,30</text:p>
          </table:table-cell>
          <table:table-cell table:formula="of:=[.G876]+[.F877]" office:value-type="float" office:value="15608.7391304348" calcext:value-type="float">
            <text:p>15608,7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ditEntryActivity_38_ViewComponentNotVisibleOperatorMutator</text:p>
          </table:table-cell>
          <table:table-cell office:value-type="float" office:value="38175" calcext:value-type="float">
            <text:p>38175</text:p>
          </table:table-cell>
          <table:table-cell table:formula="of:=[.E877]+[.B878]" office:value-type="float" office:value="359435" calcext:value-type="float">
            <text:p>359435</text:p>
          </table:table-cell>
          <table:table-cell table:formula="of:=[.B878]/[.$B$1]" office:value-type="float" office:value="18.8695652173913" calcext:value-type="float">
            <text:p>18,87</text:p>
          </table:table-cell>
          <table:table-cell table:formula="of:=[.G877]+[.F878]" office:value-type="float" office:value="15627.6086956522" calcext:value-type="float">
            <text:p>15627,6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ditEntryActivity_39_FindViewByIdReturnsNullOperatorMutator</text:p>
          </table:table-cell>
          <table:table-cell office:value-type="float" office:value="39175" calcext:value-type="float">
            <text:p>39175</text:p>
          </table:table-cell>
          <table:table-cell table:formula="of:=[.E878]+[.B879]" office:value-type="float" office:value="359721" calcext:value-type="float">
            <text:p>359721</text:p>
          </table:table-cell>
          <table:table-cell table:formula="of:=[.B879]/[.$B$1]" office:value-type="float" office:value="12.4347826086957" calcext:value-type="float">
            <text:p>12,43</text:p>
          </table:table-cell>
          <table:table-cell table:formula="of:=[.G878]+[.F879]" office:value-type="float" office:value="15640.0434782609" calcext:value-type="float">
            <text:p>15640,0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ditEntryActivity_40_InvalidIDFindViewOperatorMutator</text:p>
          </table:table-cell>
          <table:table-cell office:value-type="float" office:value="40175" calcext:value-type="float">
            <text:p>40175</text:p>
          </table:table-cell>
          <table:table-cell table:formula="of:=[.E879]+[.B880]" office:value-type="float" office:value="360009" calcext:value-type="float">
            <text:p>360009</text:p>
          </table:table-cell>
          <table:table-cell table:formula="of:=[.B880]/[.$B$1]" office:value-type="float" office:value="12.5217391304348" calcext:value-type="float">
            <text:p>12,52</text:p>
          </table:table-cell>
          <table:table-cell table:formula="of:=[.G879]+[.F880]" office:value-type="float" office:value="15652.5652173913" calcext:value-type="float">
            <text:p>15652,5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EditEntryActivity_41_InvalidViewFocusOperatorMutator</text:p>
          </table:table-cell>
          <table:table-cell office:value-type="float" office:value="41175" calcext:value-type="float">
            <text:p>41175</text:p>
          </table:table-cell>
          <table:table-cell table:formula="of:=[.E880]+[.B881]" office:value-type="float" office:value="360301" calcext:value-type="float">
            <text:p>360301</text:p>
          </table:table-cell>
          <table:table-cell table:formula="of:=[.B881]/[.$B$1]" office:value-type="float" office:value="12.695652173913" calcext:value-type="float">
            <text:p>12,70</text:p>
          </table:table-cell>
          <table:table-cell table:formula="of:=[.G880]+[.F881]" office:value-type="float" office:value="15665.2608695652" calcext:value-type="float">
            <text:p>15665,2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EditEntryActivity_42_ViewComponentNotVisibleOperatorMutator</text:p>
          </table:table-cell>
          <table:table-cell office:value-type="float" office:value="42175" calcext:value-type="float">
            <text:p>42175</text:p>
          </table:table-cell>
          <table:table-cell table:formula="of:=[.E881]+[.B882]" office:value-type="float" office:value="360594" calcext:value-type="float">
            <text:p>360594</text:p>
          </table:table-cell>
          <table:table-cell table:formula="of:=[.B882]/[.$B$1]" office:value-type="float" office:value="12.7391304347826" calcext:value-type="float">
            <text:p>12,74</text:p>
          </table:table-cell>
          <table:table-cell table:formula="of:=[.G881]+[.F882]" office:value-type="float" office:value="15678" calcext:value-type="float">
            <text:p>15678,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ditEntryActivity_43_FindViewByIdReturnsNullOperatorMutator</text:p>
          </table:table-cell>
          <table:table-cell office:value-type="float" office:value="43175" calcext:value-type="float">
            <text:p>43175</text:p>
          </table:table-cell>
          <table:table-cell table:formula="of:=[.E882]+[.B883]" office:value-type="float" office:value="360880" calcext:value-type="float">
            <text:p>360880</text:p>
          </table:table-cell>
          <table:table-cell table:formula="of:=[.B883]/[.$B$1]" office:value-type="float" office:value="12.4347826086957" calcext:value-type="float">
            <text:p>12,43</text:p>
          </table:table-cell>
          <table:table-cell table:formula="of:=[.G882]+[.F883]" office:value-type="float" office:value="15690.4347826087" calcext:value-type="float">
            <text:p>15690,4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ditEntryActivity_44_InvalidIDFindViewOperatorMutator</text:p>
          </table:table-cell>
          <table:table-cell office:value-type="float" office:value="44175" calcext:value-type="float">
            <text:p>44175</text:p>
          </table:table-cell>
          <table:table-cell table:formula="of:=[.E883]+[.B884]" office:value-type="float" office:value="361161" calcext:value-type="float">
            <text:p>361161</text:p>
          </table:table-cell>
          <table:table-cell table:formula="of:=[.B884]/[.$B$1]" office:value-type="float" office:value="12.2173913043478" calcext:value-type="float">
            <text:p>12,22</text:p>
          </table:table-cell>
          <table:table-cell table:formula="of:=[.G883]+[.F884]" office:value-type="float" office:value="15702.6521739131" calcext:value-type="float">
            <text:p>15702,6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EditEntryActivity_45_InvalidViewFocusOperatorMutator</text:p>
          </table:table-cell>
          <table:table-cell office:value-type="float" office:value="45175" calcext:value-type="float">
            <text:p>45175</text:p>
          </table:table-cell>
          <table:table-cell table:formula="of:=[.E884]+[.B885]" office:value-type="float" office:value="361458" calcext:value-type="float">
            <text:p>361458</text:p>
          </table:table-cell>
          <table:table-cell table:formula="of:=[.B885]/[.$B$1]" office:value-type="float" office:value="12.9130434782609" calcext:value-type="float">
            <text:p>12,91</text:p>
          </table:table-cell>
          <table:table-cell table:formula="of:=[.G884]+[.F885]" office:value-type="float" office:value="15715.5652173913" calcext:value-type="float">
            <text:p>15715,5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ditEntryActivity_46_ViewComponentNotVisibleOperatorMutator</text:p>
          </table:table-cell>
          <table:table-cell office:value-type="float" office:value="46175" calcext:value-type="float">
            <text:p>46175</text:p>
          </table:table-cell>
          <table:table-cell table:formula="of:=[.E885]+[.B886]" office:value-type="float" office:value="361827" calcext:value-type="float">
            <text:p>361827</text:p>
          </table:table-cell>
          <table:table-cell table:formula="of:=[.B886]/[.$B$1]" office:value-type="float" office:value="16.0434782608696" calcext:value-type="float">
            <text:p>16,04</text:p>
          </table:table-cell>
          <table:table-cell table:formula="of:=[.G885]+[.F886]" office:value-type="float" office:value="15731.6086956522" calcext:value-type="float">
            <text:p>15731,6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ditEntryActivity_47_FindViewByIdReturnsNullOperatorMutator</text:p>
          </table:table-cell>
          <table:table-cell office:value-type="float" office:value="47175" calcext:value-type="float">
            <text:p>47175</text:p>
          </table:table-cell>
          <table:table-cell table:formula="of:=[.E886]+[.B887]" office:value-type="float" office:value="362108" calcext:value-type="float">
            <text:p>362108</text:p>
          </table:table-cell>
          <table:table-cell table:formula="of:=[.B887]/[.$B$1]" office:value-type="float" office:value="12.2173913043478" calcext:value-type="float">
            <text:p>12,22</text:p>
          </table:table-cell>
          <table:table-cell table:formula="of:=[.G886]+[.F887]" office:value-type="float" office:value="15743.8260869565" calcext:value-type="float">
            <text:p>15743,8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ditEntryActivity_48_InvalidIDFindViewOperatorMutator</text:p>
          </table:table-cell>
          <table:table-cell office:value-type="float" office:value="48175" calcext:value-type="float">
            <text:p>48175</text:p>
          </table:table-cell>
          <table:table-cell table:formula="of:=[.E887]+[.B888]" office:value-type="float" office:value="362389" calcext:value-type="float">
            <text:p>362389</text:p>
          </table:table-cell>
          <table:table-cell table:formula="of:=[.B888]/[.$B$1]" office:value-type="float" office:value="12.2173913043478" calcext:value-type="float">
            <text:p>12,22</text:p>
          </table:table-cell>
          <table:table-cell table:formula="of:=[.G887]+[.F888]" office:value-type="float" office:value="15756.0434782609" calcext:value-type="float">
            <text:p>15756,0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EditEntryActivity_49_InvalidViewFocusOperatorMutator</text:p>
          </table:table-cell>
          <table:table-cell office:value-type="float" office:value="49175" calcext:value-type="float">
            <text:p>49175</text:p>
          </table:table-cell>
          <table:table-cell table:formula="of:=[.E888]+[.B889]" office:value-type="float" office:value="362678" calcext:value-type="float">
            <text:p>362678</text:p>
          </table:table-cell>
          <table:table-cell table:formula="of:=[.B889]/[.$B$1]" office:value-type="float" office:value="12.5652173913043" calcext:value-type="float">
            <text:p>12,57</text:p>
          </table:table-cell>
          <table:table-cell table:formula="of:=[.G888]+[.F889]" office:value-type="float" office:value="15768.6086956522" calcext:value-type="float">
            <text:p>15768,6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ditEntryActivity_50_ViewComponentNotVisibleOperatorMutator</text:p>
          </table:table-cell>
          <table:table-cell office:value-type="float" office:value="50175" calcext:value-type="float">
            <text:p>50175</text:p>
          </table:table-cell>
          <table:table-cell table:formula="of:=[.E889]+[.B890]" office:value-type="float" office:value="363107" calcext:value-type="float">
            <text:p>363107</text:p>
          </table:table-cell>
          <table:table-cell table:formula="of:=[.B890]/[.$B$1]" office:value-type="float" office:value="18.6521739130435" calcext:value-type="float">
            <text:p>18,65</text:p>
          </table:table-cell>
          <table:table-cell table:formula="of:=[.G889]+[.F890]" office:value-type="float" office:value="15787.2608695652" calcext:value-type="float">
            <text:p>15787,2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ditEntryActivity_51_FindViewByIdReturnsNullOperatorMutator</text:p>
          </table:table-cell>
          <table:table-cell office:value-type="float" office:value="51175" calcext:value-type="float">
            <text:p>51175</text:p>
          </table:table-cell>
          <table:table-cell table:formula="of:=[.E890]+[.B891]" office:value-type="float" office:value="363392" calcext:value-type="float">
            <text:p>363392</text:p>
          </table:table-cell>
          <table:table-cell table:formula="of:=[.B891]/[.$B$1]" office:value-type="float" office:value="12.3913043478261" calcext:value-type="float">
            <text:p>12,39</text:p>
          </table:table-cell>
          <table:table-cell table:formula="of:=[.G890]+[.F891]" office:value-type="float" office:value="15799.6521739131" calcext:value-type="float">
            <text:p>15799,6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ditEntryActivity_52_InvalidIDFindViewOperatorMutator</text:p>
          </table:table-cell>
          <table:table-cell office:value-type="float" office:value="52175" calcext:value-type="float">
            <text:p>52175</text:p>
          </table:table-cell>
          <table:table-cell table:formula="of:=[.E891]+[.B892]" office:value-type="float" office:value="363677" calcext:value-type="float">
            <text:p>363677</text:p>
          </table:table-cell>
          <table:table-cell table:formula="of:=[.B892]/[.$B$1]" office:value-type="float" office:value="12.3913043478261" calcext:value-type="float">
            <text:p>12,39</text:p>
          </table:table-cell>
          <table:table-cell table:formula="of:=[.G891]+[.F892]" office:value-type="float" office:value="15812.0434782609" calcext:value-type="float">
            <text:p>15812,0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ditEntryActivity_53_InvalidViewFocusOperatorMutator</text:p>
          </table:table-cell>
          <table:table-cell office:value-type="float" office:value="53175" calcext:value-type="float">
            <text:p>53175</text:p>
          </table:table-cell>
          <table:table-cell table:formula="of:=[.E892]+[.B893]" office:value-type="float" office:value="364111" calcext:value-type="float">
            <text:p>364111</text:p>
          </table:table-cell>
          <table:table-cell table:formula="of:=[.B893]/[.$B$1]" office:value-type="float" office:value="18.8695652173913" calcext:value-type="float">
            <text:p>18,87</text:p>
          </table:table-cell>
          <table:table-cell table:formula="of:=[.G892]+[.F893]" office:value-type="float" office:value="15830.9130434783" calcext:value-type="float">
            <text:p>15830,9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ditEntryActivity_54_ViewComponentNotVisibleOperatorMutator</text:p>
          </table:table-cell>
          <table:table-cell office:value-type="float" office:value="54175" calcext:value-type="float">
            <text:p>54175</text:p>
          </table:table-cell>
          <table:table-cell table:formula="of:=[.E893]+[.B894]" office:value-type="float" office:value="364545" calcext:value-type="float">
            <text:p>364545</text:p>
          </table:table-cell>
          <table:table-cell table:formula="of:=[.B894]/[.$B$1]" office:value-type="float" office:value="18.8695652173913" calcext:value-type="float">
            <text:p>18,87</text:p>
          </table:table-cell>
          <table:table-cell table:formula="of:=[.G893]+[.F894]" office:value-type="float" office:value="15849.7826086957" calcext:value-type="float">
            <text:p>15849,7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EditEntryActivity_55_FindViewByIdReturnsNullOperatorMutator</text:p>
          </table:table-cell>
          <table:table-cell office:value-type="float" office:value="55175" calcext:value-type="float">
            <text:p>55175</text:p>
          </table:table-cell>
          <table:table-cell table:formula="of:=[.E894]+[.B895]" office:value-type="float" office:value="364825" calcext:value-type="float">
            <text:p>364825</text:p>
          </table:table-cell>
          <table:table-cell table:formula="of:=[.B895]/[.$B$1]" office:value-type="float" office:value="12.1739130434783" calcext:value-type="float">
            <text:p>12,17</text:p>
          </table:table-cell>
          <table:table-cell table:formula="of:=[.G894]+[.F895]" office:value-type="float" office:value="15861.9565217392" calcext:value-type="float">
            <text:p>15861,9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ditEntryActivity_56_InvalidIDFindViewOperatorMutator</text:p>
          </table:table-cell>
          <table:table-cell office:value-type="float" office:value="56175" calcext:value-type="float">
            <text:p>56175</text:p>
          </table:table-cell>
          <table:table-cell table:formula="of:=[.E895]+[.B896]" office:value-type="float" office:value="365106" calcext:value-type="float">
            <text:p>365106</text:p>
          </table:table-cell>
          <table:table-cell table:formula="of:=[.B896]/[.$B$1]" office:value-type="float" office:value="12.2173913043478" calcext:value-type="float">
            <text:p>12,22</text:p>
          </table:table-cell>
          <table:table-cell table:formula="of:=[.G895]+[.F896]" office:value-type="float" office:value="15874.1739130435" calcext:value-type="float">
            <text:p>15874,1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ditEntryActivity_57_InvalidViewFocusOperatorMutator</text:p>
          </table:table-cell>
          <table:table-cell office:value-type="float" office:value="57175" calcext:value-type="float">
            <text:p>57175</text:p>
          </table:table-cell>
          <table:table-cell table:formula="of:=[.E896]+[.B897]" office:value-type="float" office:value="365401" calcext:value-type="float">
            <text:p>365401</text:p>
          </table:table-cell>
          <table:table-cell table:formula="of:=[.B897]/[.$B$1]" office:value-type="float" office:value="12.8260869565217" calcext:value-type="float">
            <text:p>12,83</text:p>
          </table:table-cell>
          <table:table-cell table:formula="of:=[.G896]+[.F897]" office:value-type="float" office:value="15887" calcext:value-type="float">
            <text:p>15887,0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EditEntryActivity_58_ViewComponentNotVisibleOperatorMutator</text:p>
          </table:table-cell>
          <table:table-cell office:value-type="float" office:value="58175" calcext:value-type="float">
            <text:p>58175</text:p>
          </table:table-cell>
          <table:table-cell table:formula="of:=[.E897]+[.B898]" office:value-type="float" office:value="365832" calcext:value-type="float">
            <text:p>365832</text:p>
          </table:table-cell>
          <table:table-cell table:formula="of:=[.B898]/[.$B$1]" office:value-type="float" office:value="18.7391304347826" calcext:value-type="float">
            <text:p>18,74</text:p>
          </table:table-cell>
          <table:table-cell table:formula="of:=[.G897]+[.F898]" office:value-type="float" office:value="15905.7391304348" calcext:value-type="float">
            <text:p>15905,7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ditEntryActivity_59_FindViewByIdReturnsNullOperatorMutator</text:p>
          </table:table-cell>
          <table:table-cell office:value-type="float" office:value="59175" calcext:value-type="float">
            <text:p>59175</text:p>
          </table:table-cell>
          <table:table-cell table:formula="of:=[.E898]+[.B899]" office:value-type="float" office:value="366116" calcext:value-type="float">
            <text:p>366116</text:p>
          </table:table-cell>
          <table:table-cell table:formula="of:=[.B899]/[.$B$1]" office:value-type="float" office:value="12.3478260869565" calcext:value-type="float">
            <text:p>12,35</text:p>
          </table:table-cell>
          <table:table-cell table:formula="of:=[.G898]+[.F899]" office:value-type="float" office:value="15918.0869565218" calcext:value-type="float">
            <text:p>15918,0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EditEntryActivity_60_InvalidIDFindViewOperatorMutator</text:p>
          </table:table-cell>
          <table:table-cell office:value-type="float" office:value="60175" calcext:value-type="float">
            <text:p>60175</text:p>
          </table:table-cell>
          <table:table-cell table:formula="of:=[.E899]+[.B900]" office:value-type="float" office:value="366394" calcext:value-type="float">
            <text:p>366394</text:p>
          </table:table-cell>
          <table:table-cell table:formula="of:=[.B900]/[.$B$1]" office:value-type="float" office:value="12.0869565217391" calcext:value-type="float">
            <text:p>12,09</text:p>
          </table:table-cell>
          <table:table-cell table:formula="of:=[.G899]+[.F900]" office:value-type="float" office:value="15930.1739130435" calcext:value-type="float">
            <text:p>15930,1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ditEntryActivity_61_InvalidViewFocusOperatorMutator</text:p>
          </table:table-cell>
          <table:table-cell office:value-type="float" office:value="61175" calcext:value-type="float">
            <text:p>61175</text:p>
          </table:table-cell>
          <table:table-cell table:formula="of:=[.E900]+[.B901]" office:value-type="float" office:value="366877" calcext:value-type="float">
            <text:p>366877</text:p>
          </table:table-cell>
          <table:table-cell table:formula="of:=[.B901]/[.$B$1]" office:value-type="float" office:value="21" calcext:value-type="float">
            <text:p>21,00</text:p>
          </table:table-cell>
          <table:table-cell table:formula="of:=[.G900]+[.F901]" office:value-type="float" office:value="15951.1739130435" calcext:value-type="float">
            <text:p>15951,1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EditEntryActivity_62_ViewComponentNotVisibleOperatorMutator</text:p>
          </table:table-cell>
          <table:table-cell office:value-type="float" office:value="62175" calcext:value-type="float">
            <text:p>62175</text:p>
          </table:table-cell>
          <table:table-cell table:formula="of:=[.E901]+[.B902]" office:value-type="float" office:value="367188" calcext:value-type="float">
            <text:p>367188</text:p>
          </table:table-cell>
          <table:table-cell table:formula="of:=[.B902]/[.$B$1]" office:value-type="float" office:value="13.5217391304348" calcext:value-type="float">
            <text:p>13,52</text:p>
          </table:table-cell>
          <table:table-cell table:formula="of:=[.G901]+[.F902]" office:value-type="float" office:value="15964.6956521739" calcext:value-type="float">
            <text:p>15964,7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EditEntryActivity_63_FindViewByIdReturnsNullOperatorMutator</text:p>
          </table:table-cell>
          <table:table-cell office:value-type="float" office:value="63175" calcext:value-type="float">
            <text:p>63175</text:p>
          </table:table-cell>
          <table:table-cell table:formula="of:=[.E902]+[.B903]" office:value-type="float" office:value="367468" calcext:value-type="float">
            <text:p>367468</text:p>
          </table:table-cell>
          <table:table-cell table:formula="of:=[.B903]/[.$B$1]" office:value-type="float" office:value="12.1739130434783" calcext:value-type="float">
            <text:p>12,17</text:p>
          </table:table-cell>
          <table:table-cell table:formula="of:=[.G902]+[.F903]" office:value-type="float" office:value="15976.8695652174" calcext:value-type="float">
            <text:p>15976,8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EditEntryActivity_64_InvalidIDFindViewOperatorMutator</text:p>
          </table:table-cell>
          <table:table-cell office:value-type="float" office:value="64175" calcext:value-type="float">
            <text:p>64175</text:p>
          </table:table-cell>
          <table:table-cell table:formula="of:=[.E903]+[.B904]" office:value-type="float" office:value="367750" calcext:value-type="float">
            <text:p>367750</text:p>
          </table:table-cell>
          <table:table-cell table:formula="of:=[.B904]/[.$B$1]" office:value-type="float" office:value="12.2608695652174" calcext:value-type="float">
            <text:p>12,26</text:p>
          </table:table-cell>
          <table:table-cell table:formula="of:=[.G903]+[.F904]" office:value-type="float" office:value="15989.1304347826" calcext:value-type="float">
            <text:p>15989,1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ditEntryActivity_65_InvalidViewFocusOperatorMutator</text:p>
          </table:table-cell>
          <table:table-cell office:value-type="float" office:value="65175" calcext:value-type="float">
            <text:p>65175</text:p>
          </table:table-cell>
          <table:table-cell table:formula="of:=[.E904]+[.B905]" office:value-type="float" office:value="368225" calcext:value-type="float">
            <text:p>368225</text:p>
          </table:table-cell>
          <table:table-cell table:formula="of:=[.B905]/[.$B$1]" office:value-type="float" office:value="20.6521739130435" calcext:value-type="float">
            <text:p>20,65</text:p>
          </table:table-cell>
          <table:table-cell table:formula="of:=[.G904]+[.F905]" office:value-type="float" office:value="16009.7826086957" calcext:value-type="float">
            <text:p>16009,7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ditEntryActivity_66_ViewComponentNotVisibleOperatorMutator</text:p>
          </table:table-cell>
          <table:table-cell office:value-type="float" office:value="66175" calcext:value-type="float">
            <text:p>66175</text:p>
          </table:table-cell>
          <table:table-cell table:formula="of:=[.E905]+[.B906]" office:value-type="float" office:value="368658" calcext:value-type="float">
            <text:p>368658</text:p>
          </table:table-cell>
          <table:table-cell table:formula="of:=[.B906]/[.$B$1]" office:value-type="float" office:value="18.8260869565217" calcext:value-type="float">
            <text:p>18,83</text:p>
          </table:table-cell>
          <table:table-cell table:formula="of:=[.G905]+[.F906]" office:value-type="float" office:value="16028.6086956522" calcext:value-type="float">
            <text:p>16028,6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ditEntryActivity_67_FindViewByIdReturnsNullOperatorMutator</text:p>
          </table:table-cell>
          <table:table-cell office:value-type="float" office:value="67175" calcext:value-type="float">
            <text:p>67175</text:p>
          </table:table-cell>
          <table:table-cell table:formula="of:=[.E906]+[.B907]" office:value-type="float" office:value="368939" calcext:value-type="float">
            <text:p>368939</text:p>
          </table:table-cell>
          <table:table-cell table:formula="of:=[.B907]/[.$B$1]" office:value-type="float" office:value="12.2173913043478" calcext:value-type="float">
            <text:p>12,22</text:p>
          </table:table-cell>
          <table:table-cell table:formula="of:=[.G906]+[.F907]" office:value-type="float" office:value="16040.8260869565" calcext:value-type="float">
            <text:p>16040,8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ditEntryActivity_68_InvalidIDFindViewOperatorMutator</text:p>
          </table:table-cell>
          <table:table-cell office:value-type="float" office:value="68175" calcext:value-type="float">
            <text:p>68175</text:p>
          </table:table-cell>
          <table:table-cell table:formula="of:=[.E907]+[.B908]" office:value-type="float" office:value="369218" calcext:value-type="float">
            <text:p>369218</text:p>
          </table:table-cell>
          <table:table-cell table:formula="of:=[.B908]/[.$B$1]" office:value-type="float" office:value="12.1304347826087" calcext:value-type="float">
            <text:p>12,13</text:p>
          </table:table-cell>
          <table:table-cell table:formula="of:=[.G907]+[.F908]" office:value-type="float" office:value="16052.9565217392" calcext:value-type="float">
            <text:p>16052,9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ditEntryActivity_69_InvalidViewFocusOperatorMutator</text:p>
          </table:table-cell>
          <table:table-cell office:value-type="float" office:value="69175" calcext:value-type="float">
            <text:p>69175</text:p>
          </table:table-cell>
          <table:table-cell table:formula="of:=[.E908]+[.B909]" office:value-type="float" office:value="369653" calcext:value-type="float">
            <text:p>369653</text:p>
          </table:table-cell>
          <table:table-cell table:formula="of:=[.B909]/[.$B$1]" office:value-type="float" office:value="18.9130434782609" calcext:value-type="float">
            <text:p>18,91</text:p>
          </table:table-cell>
          <table:table-cell table:formula="of:=[.G908]+[.F909]" office:value-type="float" office:value="16071.8695652174" calcext:value-type="float">
            <text:p>16071,8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ditEntryActivity_70_ViewComponentNotVisibleOperatorMutator</text:p>
          </table:table-cell>
          <table:table-cell office:value-type="float" office:value="70175" calcext:value-type="float">
            <text:p>70175</text:p>
          </table:table-cell>
          <table:table-cell table:formula="of:=[.E909]+[.B910]" office:value-type="float" office:value="370088" calcext:value-type="float">
            <text:p>370088</text:p>
          </table:table-cell>
          <table:table-cell table:formula="of:=[.B910]/[.$B$1]" office:value-type="float" office:value="18.9130434782609" calcext:value-type="float">
            <text:p>18,91</text:p>
          </table:table-cell>
          <table:table-cell table:formula="of:=[.G909]+[.F910]" office:value-type="float" office:value="16090.7826086957" calcext:value-type="float">
            <text:p>16090,7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EditEntryActivity_71_FindViewByIdReturnsNullOperatorMutator</text:p>
          </table:table-cell>
          <table:table-cell office:value-type="float" office:value="71175" calcext:value-type="float">
            <text:p>71175</text:p>
          </table:table-cell>
          <table:table-cell table:formula="of:=[.E910]+[.B911]" office:value-type="float" office:value="370371" calcext:value-type="float">
            <text:p>370371</text:p>
          </table:table-cell>
          <table:table-cell table:formula="of:=[.B911]/[.$B$1]" office:value-type="float" office:value="12.304347826087" calcext:value-type="float">
            <text:p>12,30</text:p>
          </table:table-cell>
          <table:table-cell table:formula="of:=[.G910]+[.F911]" office:value-type="float" office:value="16103.0869565218" calcext:value-type="float">
            <text:p>16103,0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ditEntryActivity_72_InvalidIDFindViewOperatorMutator</text:p>
          </table:table-cell>
          <table:table-cell office:value-type="float" office:value="72175" calcext:value-type="float">
            <text:p>72175</text:p>
          </table:table-cell>
          <table:table-cell table:formula="of:=[.E911]+[.B912]" office:value-type="float" office:value="370656" calcext:value-type="float">
            <text:p>370656</text:p>
          </table:table-cell>
          <table:table-cell table:formula="of:=[.B912]/[.$B$1]" office:value-type="float" office:value="12.3913043478261" calcext:value-type="float">
            <text:p>12,39</text:p>
          </table:table-cell>
          <table:table-cell table:formula="of:=[.G911]+[.F912]" office:value-type="float" office:value="16115.4782608696" calcext:value-type="float">
            <text:p>16115,4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ditEntryActivity_73_InvalidViewFocusOperatorMutator</text:p>
          </table:table-cell>
          <table:table-cell office:value-type="float" office:value="73175" calcext:value-type="float">
            <text:p>73175</text:p>
          </table:table-cell>
          <table:table-cell table:formula="of:=[.E912]+[.B913]" office:value-type="float" office:value="371092" calcext:value-type="float">
            <text:p>371092</text:p>
          </table:table-cell>
          <table:table-cell table:formula="of:=[.B913]/[.$B$1]" office:value-type="float" office:value="18.9565217391304" calcext:value-type="float">
            <text:p>18,96</text:p>
          </table:table-cell>
          <table:table-cell table:formula="of:=[.G912]+[.F913]" office:value-type="float" office:value="16134.4347826087" calcext:value-type="float">
            <text:p>16134,4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ditEntryActivity_74_ViewComponentNotVisibleOperatorMutator</text:p>
          </table:table-cell>
          <table:table-cell office:value-type="float" office:value="74175" calcext:value-type="float">
            <text:p>74175</text:p>
          </table:table-cell>
          <table:table-cell table:formula="of:=[.E913]+[.B914]" office:value-type="float" office:value="371482" calcext:value-type="float">
            <text:p>371482</text:p>
          </table:table-cell>
          <table:table-cell table:formula="of:=[.B914]/[.$B$1]" office:value-type="float" office:value="16.9565217391304" calcext:value-type="float">
            <text:p>16,96</text:p>
          </table:table-cell>
          <table:table-cell table:formula="of:=[.G913]+[.F914]" office:value-type="float" office:value="16151.3913043478" calcext:value-type="float">
            <text:p>16151,3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ditEntryActivity_75_FindViewByIdReturnsNullOperatorMutator</text:p>
          </table:table-cell>
          <table:table-cell office:value-type="float" office:value="75175" calcext:value-type="float">
            <text:p>75175</text:p>
          </table:table-cell>
          <table:table-cell table:formula="of:=[.E914]+[.B915]" office:value-type="float" office:value="371871" calcext:value-type="float">
            <text:p>371871</text:p>
          </table:table-cell>
          <table:table-cell table:formula="of:=[.B915]/[.$B$1]" office:value-type="float" office:value="16.9130434782609" calcext:value-type="float">
            <text:p>16,91</text:p>
          </table:table-cell>
          <table:table-cell table:formula="of:=[.G914]+[.F915]" office:value-type="float" office:value="16168.3043478261" calcext:value-type="float">
            <text:p>16168,3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ditEntryActivity_76_InvalidIDFindViewOperatorMutator</text:p>
          </table:table-cell>
          <table:table-cell office:value-type="float" office:value="76175" calcext:value-type="float">
            <text:p>76175</text:p>
          </table:table-cell>
          <table:table-cell table:formula="of:=[.E915]+[.B916]" office:value-type="float" office:value="372258" calcext:value-type="float">
            <text:p>372258</text:p>
          </table:table-cell>
          <table:table-cell table:formula="of:=[.B916]/[.$B$1]" office:value-type="float" office:value="16.8260869565217" calcext:value-type="float">
            <text:p>16,83</text:p>
          </table:table-cell>
          <table:table-cell table:formula="of:=[.G915]+[.F916]" office:value-type="float" office:value="16185.1304347826" calcext:value-type="float">
            <text:p>16185,1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EditEntryActivity_77_InvalidViewFocusOperatorMutator</text:p>
          </table:table-cell>
          <table:table-cell office:value-type="float" office:value="77175" calcext:value-type="float">
            <text:p>77175</text:p>
          </table:table-cell>
          <table:table-cell table:formula="of:=[.E916]+[.B917]" office:value-type="float" office:value="372686" calcext:value-type="float">
            <text:p>372686</text:p>
          </table:table-cell>
          <table:table-cell table:formula="of:=[.B917]/[.$B$1]" office:value-type="float" office:value="18.6086956521739" calcext:value-type="float">
            <text:p>18,61</text:p>
          </table:table-cell>
          <table:table-cell table:formula="of:=[.G916]+[.F917]" office:value-type="float" office:value="16203.7391304348" calcext:value-type="float">
            <text:p>16203,7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ditEntryActivity_78_ViewComponentNotVisibleOperatorMutator</text:p>
          </table:table-cell>
          <table:table-cell office:value-type="float" office:value="78175" calcext:value-type="float">
            <text:p>78175</text:p>
          </table:table-cell>
          <table:table-cell table:formula="of:=[.E917]+[.B918]" office:value-type="float" office:value="373128" calcext:value-type="float">
            <text:p>373128</text:p>
          </table:table-cell>
          <table:table-cell table:formula="of:=[.B918]/[.$B$1]" office:value-type="float" office:value="19.2173913043478" calcext:value-type="float">
            <text:p>19,22</text:p>
          </table:table-cell>
          <table:table-cell table:formula="of:=[.G917]+[.F918]" office:value-type="float" office:value="16222.9565217391" calcext:value-type="float">
            <text:p>16222,9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ditEntryActivity_79_FindViewByIdReturnsNullOperatorMutator</text:p>
          </table:table-cell>
          <table:table-cell office:value-type="float" office:value="79175" calcext:value-type="float">
            <text:p>79175</text:p>
          </table:table-cell>
          <table:table-cell table:formula="of:=[.E918]+[.B919]" office:value-type="float" office:value="373516" calcext:value-type="float">
            <text:p>373516</text:p>
          </table:table-cell>
          <table:table-cell table:formula="of:=[.B919]/[.$B$1]" office:value-type="float" office:value="16.8695652173913" calcext:value-type="float">
            <text:p>16,87</text:p>
          </table:table-cell>
          <table:table-cell table:formula="of:=[.G918]+[.F919]" office:value-type="float" office:value="16239.8260869565" calcext:value-type="float">
            <text:p>16239,8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ditEntryActivity_80_InvalidIDFindViewOperatorMutator</text:p>
          </table:table-cell>
          <table:table-cell office:value-type="float" office:value="80175" calcext:value-type="float">
            <text:p>80175</text:p>
          </table:table-cell>
          <table:table-cell table:formula="of:=[.E919]+[.B920]" office:value-type="float" office:value="373906" calcext:value-type="float">
            <text:p>373906</text:p>
          </table:table-cell>
          <table:table-cell table:formula="of:=[.B920]/[.$B$1]" office:value-type="float" office:value="16.9565217391304" calcext:value-type="float">
            <text:p>16,96</text:p>
          </table:table-cell>
          <table:table-cell table:formula="of:=[.G919]+[.F920]" office:value-type="float" office:value="16256.7826086957" calcext:value-type="float">
            <text:p>16256,7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EditEntryActivity_81_InvalidViewFocusOperatorMutator</text:p>
          </table:table-cell>
          <table:table-cell office:value-type="float" office:value="81175" calcext:value-type="float">
            <text:p>81175</text:p>
          </table:table-cell>
          <table:table-cell table:formula="of:=[.E920]+[.B921]" office:value-type="float" office:value="374344" calcext:value-type="float">
            <text:p>374344</text:p>
          </table:table-cell>
          <table:table-cell table:formula="of:=[.B921]/[.$B$1]" office:value-type="float" office:value="19.0434782608696" calcext:value-type="float">
            <text:p>19,04</text:p>
          </table:table-cell>
          <table:table-cell table:formula="of:=[.G920]+[.F921]" office:value-type="float" office:value="16275.8260869565" calcext:value-type="float">
            <text:p>16275,8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ditEntryActivity_82_ViewComponentNotVisibleOperatorMutator</text:p>
          </table:table-cell>
          <table:table-cell office:value-type="float" office:value="82175" calcext:value-type="float">
            <text:p>82175</text:p>
          </table:table-cell>
          <table:table-cell table:formula="of:=[.E921]+[.B922]" office:value-type="float" office:value="374740" calcext:value-type="float">
            <text:p>374740</text:p>
          </table:table-cell>
          <table:table-cell table:formula="of:=[.B922]/[.$B$1]" office:value-type="float" office:value="17.2173913043478" calcext:value-type="float">
            <text:p>17,22</text:p>
          </table:table-cell>
          <table:table-cell table:formula="of:=[.G921]+[.F922]" office:value-type="float" office:value="16293.0434782609" calcext:value-type="float">
            <text:p>16293,0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ditEntryActivity_83_FindViewByIdReturnsNullOperatorMutator</text:p>
          </table:table-cell>
          <table:table-cell office:value-type="float" office:value="83175" calcext:value-type="float">
            <text:p>83175</text:p>
          </table:table-cell>
          <table:table-cell table:formula="of:=[.E922]+[.B923]" office:value-type="float" office:value="375126" calcext:value-type="float">
            <text:p>375126</text:p>
          </table:table-cell>
          <table:table-cell table:formula="of:=[.B923]/[.$B$1]" office:value-type="float" office:value="16.7826086956522" calcext:value-type="float">
            <text:p>16,78</text:p>
          </table:table-cell>
          <table:table-cell table:formula="of:=[.G922]+[.F923]" office:value-type="float" office:value="16309.8260869565" calcext:value-type="float">
            <text:p>16309,8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EditEntryActivity_84_InvalidIDFindViewOperatorMutator</text:p>
          </table:table-cell>
          <table:table-cell office:value-type="float" office:value="84175" calcext:value-type="float">
            <text:p>84175</text:p>
          </table:table-cell>
          <table:table-cell table:formula="of:=[.E923]+[.B924]" office:value-type="float" office:value="375517" calcext:value-type="float">
            <text:p>375517</text:p>
          </table:table-cell>
          <table:table-cell table:formula="of:=[.B924]/[.$B$1]" office:value-type="float" office:value="17" calcext:value-type="float">
            <text:p>17,00</text:p>
          </table:table-cell>
          <table:table-cell table:formula="of:=[.G923]+[.F924]" office:value-type="float" office:value="16326.8260869565" calcext:value-type="float">
            <text:p>16326,8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ditEntryActivity_85_InvalidViewFocusOperatorMutator</text:p>
          </table:table-cell>
          <table:table-cell office:value-type="float" office:value="85175" calcext:value-type="float">
            <text:p>85175</text:p>
          </table:table-cell>
          <table:table-cell table:formula="of:=[.E924]+[.B925]" office:value-type="float" office:value="375951" calcext:value-type="float">
            <text:p>375951</text:p>
          </table:table-cell>
          <table:table-cell table:formula="of:=[.B925]/[.$B$1]" office:value-type="float" office:value="18.8695652173913" calcext:value-type="float">
            <text:p>18,87</text:p>
          </table:table-cell>
          <table:table-cell table:formula="of:=[.G924]+[.F925]" office:value-type="float" office:value="16345.6956521739" calcext:value-type="float">
            <text:p>16345,7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ditEntryActivity_86_ViewComponentNotVisibleOperatorMutator</text:p>
          </table:table-cell>
          <table:table-cell office:value-type="float" office:value="86175" calcext:value-type="float">
            <text:p>86175</text:p>
          </table:table-cell>
          <table:table-cell table:formula="of:=[.E925]+[.B926]" office:value-type="float" office:value="376387" calcext:value-type="float">
            <text:p>376387</text:p>
          </table:table-cell>
          <table:table-cell table:formula="of:=[.B926]/[.$B$1]" office:value-type="float" office:value="18.9565217391304" calcext:value-type="float">
            <text:p>18,96</text:p>
          </table:table-cell>
          <table:table-cell table:formula="of:=[.G925]+[.F926]" office:value-type="float" office:value="16364.6521739131" calcext:value-type="float">
            <text:p>16364,6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EditEntryActivity_87_FindViewByIdReturnsNullOperatorMutator</text:p>
          </table:table-cell>
          <table:table-cell office:value-type="float" office:value="87175" calcext:value-type="float">
            <text:p>87175</text:p>
          </table:table-cell>
          <table:table-cell table:formula="of:=[.E926]+[.B927]" office:value-type="float" office:value="376688" calcext:value-type="float">
            <text:p>376688</text:p>
          </table:table-cell>
          <table:table-cell table:formula="of:=[.B927]/[.$B$1]" office:value-type="float" office:value="13.0869565217391" calcext:value-type="float">
            <text:p>13,09</text:p>
          </table:table-cell>
          <table:table-cell table:formula="of:=[.G926]+[.F927]" office:value-type="float" office:value="16377.7391304348" calcext:value-type="float">
            <text:p>16377,7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EditEntryActivity_88_InvalidIDFindViewOperatorMutator</text:p>
          </table:table-cell>
          <table:table-cell office:value-type="float" office:value="88175" calcext:value-type="float">
            <text:p>88175</text:p>
          </table:table-cell>
          <table:table-cell table:formula="of:=[.E927]+[.B928]" office:value-type="float" office:value="376985" calcext:value-type="float">
            <text:p>376985</text:p>
          </table:table-cell>
          <table:table-cell table:formula="of:=[.B928]/[.$B$1]" office:value-type="float" office:value="12.9130434782609" calcext:value-type="float">
            <text:p>12,91</text:p>
          </table:table-cell>
          <table:table-cell table:formula="of:=[.G927]+[.F928]" office:value-type="float" office:value="16390.6521739131" calcext:value-type="float">
            <text:p>16390,6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ditEntryActivity_89_InvalidViewFocusOperatorMutator</text:p>
          </table:table-cell>
          <table:table-cell office:value-type="float" office:value="89175" calcext:value-type="float">
            <text:p>89175</text:p>
          </table:table-cell>
          <table:table-cell table:formula="of:=[.E928]+[.B929]" office:value-type="float" office:value="377441" calcext:value-type="float">
            <text:p>377441</text:p>
          </table:table-cell>
          <table:table-cell table:formula="of:=[.B929]/[.$B$1]" office:value-type="float" office:value="19.8260869565217" calcext:value-type="float">
            <text:p>19,83</text:p>
          </table:table-cell>
          <table:table-cell table:formula="of:=[.G928]+[.F929]" office:value-type="float" office:value="16410.4782608696" calcext:value-type="float">
            <text:p>16410,4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EditEntryActivity_90_ViewComponentNotVisibleOperatorMutator</text:p>
          </table:table-cell>
          <table:table-cell office:value-type="float" office:value="90175" calcext:value-type="float">
            <text:p>90175</text:p>
          </table:table-cell>
          <table:table-cell table:formula="of:=[.E929]+[.B930]" office:value-type="float" office:value="377771" calcext:value-type="float">
            <text:p>377771</text:p>
          </table:table-cell>
          <table:table-cell table:formula="of:=[.B930]/[.$B$1]" office:value-type="float" office:value="14.3478260869565" calcext:value-type="float">
            <text:p>14,35</text:p>
          </table:table-cell>
          <table:table-cell table:formula="of:=[.G929]+[.F930]" office:value-type="float" office:value="16424.8260869565" calcext:value-type="float">
            <text:p>16424,8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ditEntryActivity_91_FindViewByIdReturnsNullOperatorMutator</text:p>
          </table:table-cell>
          <table:table-cell office:value-type="float" office:value="91175" calcext:value-type="float">
            <text:p>91175</text:p>
          </table:table-cell>
          <table:table-cell table:formula="of:=[.E930]+[.B931]" office:value-type="float" office:value="378056" calcext:value-type="float">
            <text:p>378056</text:p>
          </table:table-cell>
          <table:table-cell table:formula="of:=[.B931]/[.$B$1]" office:value-type="float" office:value="12.3913043478261" calcext:value-type="float">
            <text:p>12,39</text:p>
          </table:table-cell>
          <table:table-cell table:formula="of:=[.G930]+[.F931]" office:value-type="float" office:value="16437.2173913044" calcext:value-type="float">
            <text:p>16437,2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EditEntryActivity_92_InvalidIDFindViewOperatorMutator</text:p>
          </table:table-cell>
          <table:table-cell office:value-type="float" office:value="92175" calcext:value-type="float">
            <text:p>92175</text:p>
          </table:table-cell>
          <table:table-cell table:formula="of:=[.E931]+[.B932]" office:value-type="float" office:value="378336" calcext:value-type="float">
            <text:p>378336</text:p>
          </table:table-cell>
          <table:table-cell table:formula="of:=[.B932]/[.$B$1]" office:value-type="float" office:value="12.1739130434783" calcext:value-type="float">
            <text:p>12,17</text:p>
          </table:table-cell>
          <table:table-cell table:formula="of:=[.G931]+[.F932]" office:value-type="float" office:value="16449.3913043478" calcext:value-type="float">
            <text:p>16449,3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ditEntryActivity_93_InvalidViewFocusOperatorMutator</text:p>
          </table:table-cell>
          <table:table-cell office:value-type="float" office:value="93175" calcext:value-type="float">
            <text:p>93175</text:p>
          </table:table-cell>
          <table:table-cell table:formula="of:=[.E932]+[.B933]" office:value-type="float" office:value="378769" calcext:value-type="float">
            <text:p>378769</text:p>
          </table:table-cell>
          <table:table-cell table:formula="of:=[.B933]/[.$B$1]" office:value-type="float" office:value="18.8260869565217" calcext:value-type="float">
            <text:p>18,83</text:p>
          </table:table-cell>
          <table:table-cell table:formula="of:=[.G932]+[.F933]" office:value-type="float" office:value="16468.2173913044" calcext:value-type="float">
            <text:p>16468,2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ditEntryActivity_94_ViewComponentNotVisibleOperatorMutator</text:p>
          </table:table-cell>
          <table:table-cell office:value-type="float" office:value="94175" calcext:value-type="float">
            <text:p>94175</text:p>
          </table:table-cell>
          <table:table-cell table:formula="of:=[.E933]+[.B934]" office:value-type="float" office:value="379057" calcext:value-type="float">
            <text:p>379057</text:p>
          </table:table-cell>
          <table:table-cell table:formula="of:=[.B934]/[.$B$1]" office:value-type="float" office:value="12.5217391304348" calcext:value-type="float">
            <text:p>12,52</text:p>
          </table:table-cell>
          <table:table-cell table:formula="of:=[.G933]+[.F934]" office:value-type="float" office:value="16480.7391304348" calcext:value-type="float">
            <text:p>16480,7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ditEntryActivity_95_BuggyGUIListenerOperatorMutator</text:p>
          </table:table-cell>
          <table:table-cell office:value-type="float" office:value="95175" calcext:value-type="float">
            <text:p>95175</text:p>
          </table:table-cell>
          <table:table-cell table:formula="of:=[.E934]+[.B935]" office:value-type="float" office:value="379367" calcext:value-type="float">
            <text:p>379367</text:p>
          </table:table-cell>
          <table:table-cell table:formula="of:=[.B935]/[.$B$1]" office:value-type="float" office:value="13.4782608695652" calcext:value-type="float">
            <text:p>13,48</text:p>
          </table:table-cell>
          <table:table-cell table:formula="of:=[.G934]+[.F935]" office:value-type="float" office:value="16494.2173913044" calcext:value-type="float">
            <text:p>16494,2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ditEntryActivity_96_FindViewByIdReturnsNullOperatorMutator</text:p>
          </table:table-cell>
          <table:table-cell office:value-type="float" office:value="96175" calcext:value-type="float">
            <text:p>96175</text:p>
          </table:table-cell>
          <table:table-cell table:formula="of:=[.E935]+[.B936]" office:value-type="float" office:value="379658" calcext:value-type="float">
            <text:p>379658</text:p>
          </table:table-cell>
          <table:table-cell table:formula="of:=[.B936]/[.$B$1]" office:value-type="float" office:value="12.6521739130435" calcext:value-type="float">
            <text:p>12,65</text:p>
          </table:table-cell>
          <table:table-cell table:formula="of:=[.G935]+[.F936]" office:value-type="float" office:value="16506.8695652174" calcext:value-type="float">
            <text:p>16506,8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EditEntryActivity_97_InvalidIDFindViewOperatorMutator</text:p>
          </table:table-cell>
          <table:table-cell office:value-type="float" office:value="97175" calcext:value-type="float">
            <text:p>97175</text:p>
          </table:table-cell>
          <table:table-cell table:formula="of:=[.E936]+[.B937]" office:value-type="float" office:value="379952" calcext:value-type="float">
            <text:p>379952</text:p>
          </table:table-cell>
          <table:table-cell table:formula="of:=[.B937]/[.$B$1]" office:value-type="float" office:value="12.7826086956522" calcext:value-type="float">
            <text:p>12,78</text:p>
          </table:table-cell>
          <table:table-cell table:formula="of:=[.G936]+[.F937]" office:value-type="float" office:value="16519.6521739131" calcext:value-type="float">
            <text:p>16519,6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ditEntryActivity_98_InvalidViewFocusOperatorMutator</text:p>
          </table:table-cell>
          <table:table-cell office:value-type="float" office:value="98175" calcext:value-type="float">
            <text:p>98175</text:p>
          </table:table-cell>
          <table:table-cell table:formula="of:=[.E937]+[.B938]" office:value-type="float" office:value="380385" calcext:value-type="float">
            <text:p>380385</text:p>
          </table:table-cell>
          <table:table-cell table:formula="of:=[.B938]/[.$B$1]" office:value-type="float" office:value="18.8260869565217" calcext:value-type="float">
            <text:p>18,83</text:p>
          </table:table-cell>
          <table:table-cell table:formula="of:=[.G937]+[.F938]" office:value-type="float" office:value="16538.4782608696" calcext:value-type="float">
            <text:p>16538,4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ditEntryActivity_99_ViewComponentNotVisibleOperatorMutator</text:p>
          </table:table-cell>
          <table:table-cell office:value-type="float" office:value="99175" calcext:value-type="float">
            <text:p>99175</text:p>
          </table:table-cell>
          <table:table-cell table:formula="of:=[.E938]+[.B939]" office:value-type="float" office:value="380819" calcext:value-type="float">
            <text:p>380819</text:p>
          </table:table-cell>
          <table:table-cell table:formula="of:=[.B939]/[.$B$1]" office:value-type="float" office:value="18.8695652173913" calcext:value-type="float">
            <text:p>18,87</text:p>
          </table:table-cell>
          <table:table-cell table:formula="of:=[.G938]+[.F939]" office:value-type="float" office:value="16557.347826087" calcext:value-type="float">
            <text:p>16557,3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ditEntryActivity_100_BuggyGUIListenerOperatorMutator</text:p>
          </table:table-cell>
          <table:table-cell office:value-type="float" office:value="100175" calcext:value-type="float">
            <text:p>100175</text:p>
          </table:table-cell>
          <table:table-cell table:formula="of:=[.E939]+[.B940]" office:value-type="float" office:value="381254" calcext:value-type="float">
            <text:p>381254</text:p>
          </table:table-cell>
          <table:table-cell table:formula="of:=[.B940]/[.$B$1]" office:value-type="float" office:value="18.9130434782609" calcext:value-type="float">
            <text:p>18,91</text:p>
          </table:table-cell>
          <table:table-cell table:formula="of:=[.G939]+[.F940]" office:value-type="float" office:value="16576.2608695652" calcext:value-type="float">
            <text:p>16576,2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ditEntryActivity_101_BinaryMutator</text:p>
          </table:table-cell>
          <table:table-cell office:value-type="float" office:value="101175" calcext:value-type="float">
            <text:p>101175</text:p>
          </table:table-cell>
          <table:table-cell table:formula="of:=[.E940]+[.B941]" office:value-type="float" office:value="381653" calcext:value-type="float">
            <text:p>381653</text:p>
          </table:table-cell>
          <table:table-cell table:formula="of:=[.B941]/[.$B$1]" office:value-type="float" office:value="17.3478260869565" calcext:value-type="float">
            <text:p>17,35</text:p>
          </table:table-cell>
          <table:table-cell table:formula="of:=[.G940]+[.F941]" office:value-type="float" office:value="16593.6086956522" calcext:value-type="float">
            <text:p>16593,6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EditEntryActivity_102_BinaryMutator</text:p>
          </table:table-cell>
          <table:table-cell office:value-type="float" office:value="102175" calcext:value-type="float">
            <text:p>102175</text:p>
          </table:table-cell>
          <table:table-cell table:formula="of:=[.E941]+[.B942]" office:value-type="float" office:value="382083" calcext:value-type="float">
            <text:p>382083</text:p>
          </table:table-cell>
          <table:table-cell table:formula="of:=[.B942]/[.$B$1]" office:value-type="float" office:value="18.695652173913" calcext:value-type="float">
            <text:p>18,70</text:p>
          </table:table-cell>
          <table:table-cell table:formula="of:=[.G941]+[.F942]" office:value-type="float" office:value="16612.3043478261" calcext:value-type="float">
            <text:p>16612,3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ditEntryActivity_103_BuggyGUIListenerOperatorMutator</text:p>
          </table:table-cell>
          <table:table-cell office:value-type="float" office:value="103175" calcext:value-type="float">
            <text:p>103175</text:p>
          </table:table-cell>
          <table:table-cell table:formula="of:=[.E942]+[.B943]" office:value-type="float" office:value="382484" calcext:value-type="float">
            <text:p>382484</text:p>
          </table:table-cell>
          <table:table-cell table:formula="of:=[.B943]/[.$B$1]" office:value-type="float" office:value="17.4347826086957" calcext:value-type="float">
            <text:p>17,43</text:p>
          </table:table-cell>
          <table:table-cell table:formula="of:=[.G942]+[.F943]" office:value-type="float" office:value="16629.7391304348" calcext:value-type="float">
            <text:p>16629,7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ditEntryActivity_104_BuggyGUIListenerOperatorMutator</text:p>
          </table:table-cell>
          <table:table-cell office:value-type="float" office:value="104175" calcext:value-type="float">
            <text:p>104175</text:p>
          </table:table-cell>
          <table:table-cell table:formula="of:=[.E943]+[.B944]" office:value-type="float" office:value="382919" calcext:value-type="float">
            <text:p>382919</text:p>
          </table:table-cell>
          <table:table-cell table:formula="of:=[.B944]/[.$B$1]" office:value-type="float" office:value="18.9130434782609" calcext:value-type="float">
            <text:p>18,91</text:p>
          </table:table-cell>
          <table:table-cell table:formula="of:=[.G943]+[.F944]" office:value-type="float" office:value="16648.6521739131" calcext:value-type="float">
            <text:p>16648,6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ditEntryActivity_105_BuggyGUIListenerOperatorMutator</text:p>
          </table:table-cell>
          <table:table-cell office:value-type="float" office:value="105175" calcext:value-type="float">
            <text:p>105175</text:p>
          </table:table-cell>
          <table:table-cell table:formula="of:=[.E944]+[.B945]" office:value-type="float" office:value="383356" calcext:value-type="float">
            <text:p>383356</text:p>
          </table:table-cell>
          <table:table-cell table:formula="of:=[.B945]/[.$B$1]" office:value-type="float" office:value="19" calcext:value-type="float">
            <text:p>19,00</text:p>
          </table:table-cell>
          <table:table-cell table:formula="of:=[.G944]+[.F945]" office:value-type="float" office:value="16667.6521739131" calcext:value-type="float">
            <text:p>16667,6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ditEntryActivity_106_BuggyGUIListenerOperatorMutator</text:p>
          </table:table-cell>
          <table:table-cell office:value-type="float" office:value="106175" calcext:value-type="float">
            <text:p>106175</text:p>
          </table:table-cell>
          <table:table-cell table:formula="of:=[.E945]+[.B946]" office:value-type="float" office:value="383791" calcext:value-type="float">
            <text:p>383791</text:p>
          </table:table-cell>
          <table:table-cell table:formula="of:=[.B946]/[.$B$1]" office:value-type="float" office:value="18.9130434782609" calcext:value-type="float">
            <text:p>18,91</text:p>
          </table:table-cell>
          <table:table-cell table:formula="of:=[.G945]+[.F946]" office:value-type="float" office:value="16686.5652173913" calcext:value-type="float">
            <text:p>16686,5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ditEntryActivity_107_NullIntentOperatorMutator</text:p>
          </table:table-cell>
          <table:table-cell office:value-type="float" office:value="107175" calcext:value-type="float">
            <text:p>107175</text:p>
          </table:table-cell>
          <table:table-cell table:formula="of:=[.E946]+[.B947]" office:value-type="float" office:value="384224" calcext:value-type="float">
            <text:p>384224</text:p>
          </table:table-cell>
          <table:table-cell table:formula="of:=[.B947]/[.$B$1]" office:value-type="float" office:value="18.8260869565217" calcext:value-type="float">
            <text:p>18,83</text:p>
          </table:table-cell>
          <table:table-cell table:formula="of:=[.G946]+[.F947]" office:value-type="float" office:value="16705.3913043478" calcext:value-type="float">
            <text:p>16705,3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ditEntryActivity_108_InvalidKeyIntentOperatorMutator</text:p>
          </table:table-cell>
          <table:table-cell office:value-type="float" office:value="108175" calcext:value-type="float">
            <text:p>108175</text:p>
          </table:table-cell>
          <table:table-cell table:formula="of:=[.E947]+[.B948]" office:value-type="float" office:value="384656" calcext:value-type="float">
            <text:p>384656</text:p>
          </table:table-cell>
          <table:table-cell table:formula="of:=[.B948]/[.$B$1]" office:value-type="float" office:value="18.7826086956522" calcext:value-type="float">
            <text:p>18,78</text:p>
          </table:table-cell>
          <table:table-cell table:formula="of:=[.G947]+[.F948]" office:value-type="float" office:value="16724.1739130435" calcext:value-type="float">
            <text:p>16724,1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ditEntryActivity_109_RandomActionIntentDefinitionOperatorMutator</text:p>
          </table:table-cell>
          <table:table-cell office:value-type="float" office:value="109175" calcext:value-type="float">
            <text:p>109175</text:p>
          </table:table-cell>
          <table:table-cell table:formula="of:=[.E948]+[.B949]" office:value-type="float" office:value="385098" calcext:value-type="float">
            <text:p>385098</text:p>
          </table:table-cell>
          <table:table-cell table:formula="of:=[.B949]/[.$B$1]" office:value-type="float" office:value="19.2173913043478" calcext:value-type="float">
            <text:p>19,22</text:p>
          </table:table-cell>
          <table:table-cell table:formula="of:=[.G948]+[.F949]" office:value-type="float" office:value="16743.3913043478" calcext:value-type="float">
            <text:p>16743,3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ditEntryActivity_110_RandomActionIntentDefinitionOperatorMutator</text:p>
          </table:table-cell>
          <table:table-cell office:value-type="float" office:value="110175" calcext:value-type="float">
            <text:p>110175</text:p>
          </table:table-cell>
          <table:table-cell table:formula="of:=[.E949]+[.B950]" office:value-type="float" office:value="385533" calcext:value-type="float">
            <text:p>385533</text:p>
          </table:table-cell>
          <table:table-cell table:formula="of:=[.B950]/[.$B$1]" office:value-type="float" office:value="18.9130434782609" calcext:value-type="float">
            <text:p>18,91</text:p>
          </table:table-cell>
          <table:table-cell table:formula="of:=[.G949]+[.F950]" office:value-type="float" office:value="16762.3043478261" calcext:value-type="float">
            <text:p>16762,3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ditEntryActivity_111_NullIntentOperatorMutator</text:p>
          </table:table-cell>
          <table:table-cell office:value-type="float" office:value="111175" calcext:value-type="float">
            <text:p>111175</text:p>
          </table:table-cell>
          <table:table-cell table:formula="of:=[.E950]+[.B951]" office:value-type="float" office:value="385966" calcext:value-type="float">
            <text:p>385966</text:p>
          </table:table-cell>
          <table:table-cell table:formula="of:=[.B951]/[.$B$1]" office:value-type="float" office:value="18.8260869565217" calcext:value-type="float">
            <text:p>18,83</text:p>
          </table:table-cell>
          <table:table-cell table:formula="of:=[.G950]+[.F951]" office:value-type="float" office:value="16781.1304347826" calcext:value-type="float">
            <text:p>16781,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ditEntryActivity_112_InvalidKeyIntentOperatorMutator</text:p>
          </table:table-cell>
          <table:table-cell office:value-type="float" office:value="112175" calcext:value-type="float">
            <text:p>112175</text:p>
          </table:table-cell>
          <table:table-cell table:formula="of:=[.E951]+[.B952]" office:value-type="float" office:value="386398" calcext:value-type="float">
            <text:p>386398</text:p>
          </table:table-cell>
          <table:table-cell table:formula="of:=[.B952]/[.$B$1]" office:value-type="float" office:value="18.7826086956522" calcext:value-type="float">
            <text:p>18,78</text:p>
          </table:table-cell>
          <table:table-cell table:formula="of:=[.G951]+[.F952]" office:value-type="float" office:value="16799.9130434783" calcext:value-type="float">
            <text:p>16799,9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ditEntryActivity_113_RandomActionIntentDefinitionOperatorMutator</text:p>
          </table:table-cell>
          <table:table-cell office:value-type="float" office:value="113175" calcext:value-type="float">
            <text:p>113175</text:p>
          </table:table-cell>
          <table:table-cell table:formula="of:=[.E952]+[.B953]" office:value-type="float" office:value="386834" calcext:value-type="float">
            <text:p>386834</text:p>
          </table:table-cell>
          <table:table-cell table:formula="of:=[.B953]/[.$B$1]" office:value-type="float" office:value="18.9565217391304" calcext:value-type="float">
            <text:p>18,96</text:p>
          </table:table-cell>
          <table:table-cell table:formula="of:=[.G952]+[.F953]" office:value-type="float" office:value="16818.8695652174" calcext:value-type="float">
            <text:p>16818,8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EditEntryActivity_114_RandomActionIntentDefinitionOperatorMutator</text:p>
          </table:table-cell>
          <table:table-cell office:value-type="float" office:value="114175" calcext:value-type="float">
            <text:p>114175</text:p>
          </table:table-cell>
          <table:table-cell table:formula="of:=[.E953]+[.B954]" office:value-type="float" office:value="387264" calcext:value-type="float">
            <text:p>387264</text:p>
          </table:table-cell>
          <table:table-cell table:formula="of:=[.B954]/[.$B$1]" office:value-type="float" office:value="18.695652173913" calcext:value-type="float">
            <text:p>18,70</text:p>
          </table:table-cell>
          <table:table-cell table:formula="of:=[.G953]+[.F954]" office:value-type="float" office:value="16837.5652173913" calcext:value-type="float">
            <text:p>16837,5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ditEntryActivity_115_RandomActionIntentDefinitionOperatorMutator</text:p>
          </table:table-cell>
          <table:table-cell office:value-type="float" office:value="115175" calcext:value-type="float">
            <text:p>115175</text:p>
          </table:table-cell>
          <table:table-cell table:formula="of:=[.E954]+[.B955]" office:value-type="float" office:value="387698" calcext:value-type="float">
            <text:p>387698</text:p>
          </table:table-cell>
          <table:table-cell table:formula="of:=[.B955]/[.$B$1]" office:value-type="float" office:value="18.8695652173913" calcext:value-type="float">
            <text:p>18,87</text:p>
          </table:table-cell>
          <table:table-cell table:formula="of:=[.G954]+[.F955]" office:value-type="float" office:value="16856.4347826087" calcext:value-type="float">
            <text:p>16856,4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ditEntryActivity_116_NullValueIntentPutExtraOperatorMutator</text:p>
          </table:table-cell>
          <table:table-cell office:value-type="float" office:value="116175" calcext:value-type="float">
            <text:p>116175</text:p>
          </table:table-cell>
          <table:table-cell table:formula="of:=[.E955]+[.B956]" office:value-type="float" office:value="388132" calcext:value-type="float">
            <text:p>388132</text:p>
          </table:table-cell>
          <table:table-cell table:formula="of:=[.B956]/[.$B$1]" office:value-type="float" office:value="18.8695652173913" calcext:value-type="float">
            <text:p>18,87</text:p>
          </table:table-cell>
          <table:table-cell table:formula="of:=[.G955]+[.F956]" office:value-type="float" office:value="16875.3043478261" calcext:value-type="float">
            <text:p>16875,3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ditEntryActivity_117_IntentPayloadReplacementOperatorMutator</text:p>
          </table:table-cell>
          <table:table-cell office:value-type="float" office:value="117175" calcext:value-type="float">
            <text:p>117175</text:p>
          </table:table-cell>
          <table:table-cell table:formula="of:=[.E956]+[.B957]" office:value-type="float" office:value="388574" calcext:value-type="float">
            <text:p>388574</text:p>
          </table:table-cell>
          <table:table-cell table:formula="of:=[.B957]/[.$B$1]" office:value-type="float" office:value="19.2173913043478" calcext:value-type="float">
            <text:p>19,22</text:p>
          </table:table-cell>
          <table:table-cell table:formula="of:=[.G956]+[.F957]" office:value-type="float" office:value="16894.5217391304" calcext:value-type="float">
            <text:p>16894,5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EditEntryActivity_118_RandomActionIntentDefinitionOperatorMutator</text:p>
          </table:table-cell>
          <table:table-cell office:value-type="float" office:value="118175" calcext:value-type="float">
            <text:p>118175</text:p>
          </table:table-cell>
          <table:table-cell table:formula="of:=[.E957]+[.B958]" office:value-type="float" office:value="389005" calcext:value-type="float">
            <text:p>389005</text:p>
          </table:table-cell>
          <table:table-cell table:formula="of:=[.B958]/[.$B$1]" office:value-type="float" office:value="18.7391304347826" calcext:value-type="float">
            <text:p>18,74</text:p>
          </table:table-cell>
          <table:table-cell table:formula="of:=[.G957]+[.F958]" office:value-type="float" office:value="16913.2608695652" calcext:value-type="float">
            <text:p>16913,2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EditEntryActivity_119_BuggyGUIListenerOperatorMutator</text:p>
          </table:table-cell>
          <table:table-cell office:value-type="float" office:value="119175" calcext:value-type="float">
            <text:p>119175</text:p>
          </table:table-cell>
          <table:table-cell table:formula="of:=[.E958]+[.B959]" office:value-type="float" office:value="389433" calcext:value-type="float">
            <text:p>389433</text:p>
          </table:table-cell>
          <table:table-cell table:formula="of:=[.B959]/[.$B$1]" office:value-type="float" office:value="18.6086956521739" calcext:value-type="float">
            <text:p>18,61</text:p>
          </table:table-cell>
          <table:table-cell table:formula="of:=[.G958]+[.F959]" office:value-type="float" office:value="16931.8695652174" calcext:value-type="float">
            <text:p>16931,8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EditEntryActivity_120_NullIntentOperatorMutator</text:p>
          </table:table-cell>
          <table:table-cell office:value-type="float" office:value="120175" calcext:value-type="float">
            <text:p>120175</text:p>
          </table:table-cell>
          <table:table-cell table:formula="of:=[.E959]+[.B960]" office:value-type="float" office:value="389734" calcext:value-type="float">
            <text:p>389734</text:p>
          </table:table-cell>
          <table:table-cell table:formula="of:=[.B960]/[.$B$1]" office:value-type="float" office:value="13.0869565217391" calcext:value-type="float">
            <text:p>13,09</text:p>
          </table:table-cell>
          <table:table-cell table:formula="of:=[.G959]+[.F960]" office:value-type="float" office:value="16944.9565217391" calcext:value-type="float">
            <text:p>16944,9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EditEntryActivity_121_RandomActionIntentDefinitionOperatorMutator</text:p>
          </table:table-cell>
          <table:table-cell office:value-type="float" office:value="121175" calcext:value-type="float">
            <text:p>121175</text:p>
          </table:table-cell>
          <table:table-cell table:formula="of:=[.E960]+[.B961]" office:value-type="float" office:value="390172" calcext:value-type="float">
            <text:p>390172</text:p>
          </table:table-cell>
          <table:table-cell table:formula="of:=[.B961]/[.$B$1]" office:value-type="float" office:value="19.0434782608696" calcext:value-type="float">
            <text:p>19,04</text:p>
          </table:table-cell>
          <table:table-cell table:formula="of:=[.G960]+[.F961]" office:value-type="float" office:value="16964" calcext:value-type="float">
            <text:p>16964,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ditEntryActivity_122_NullValueIntentPutExtraOperatorMutator</text:p>
          </table:table-cell>
          <table:table-cell office:value-type="float" office:value="122175" calcext:value-type="float">
            <text:p>122175</text:p>
          </table:table-cell>
          <table:table-cell table:formula="of:=[.E961]+[.B962]" office:value-type="float" office:value="390477" calcext:value-type="float">
            <text:p>390477</text:p>
          </table:table-cell>
          <table:table-cell table:formula="of:=[.B962]/[.$B$1]" office:value-type="float" office:value="13.2608695652174" calcext:value-type="float">
            <text:p>13,26</text:p>
          </table:table-cell>
          <table:table-cell table:formula="of:=[.G961]+[.F962]" office:value-type="float" office:value="16977.2608695652" calcext:value-type="float">
            <text:p>16977,2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itEntryActivity_123_IntentPayloadReplacementOperatorMutator</text:p>
          </table:table-cell>
          <table:table-cell office:value-type="float" office:value="123175" calcext:value-type="float">
            <text:p>123175</text:p>
          </table:table-cell>
          <table:table-cell table:formula="of:=[.E962]+[.B963]" office:value-type="float" office:value="390784" calcext:value-type="float">
            <text:p>390784</text:p>
          </table:table-cell>
          <table:table-cell table:formula="of:=[.B963]/[.$B$1]" office:value-type="float" office:value="13.3478260869565" calcext:value-type="float">
            <text:p>13,35</text:p>
          </table:table-cell>
          <table:table-cell table:formula="of:=[.G962]+[.F963]" office:value-type="float" office:value="16990.6086956522" calcext:value-type="float">
            <text:p>16990,6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ditEntryActivity_124_RandomActionIntentDefinitionOperatorMutator</text:p>
          </table:table-cell>
          <table:table-cell office:value-type="float" office:value="124175" calcext:value-type="float">
            <text:p>124175</text:p>
          </table:table-cell>
          <table:table-cell table:formula="of:=[.E963]+[.B964]" office:value-type="float" office:value="391087" calcext:value-type="float">
            <text:p>391087</text:p>
          </table:table-cell>
          <table:table-cell table:formula="of:=[.B964]/[.$B$1]" office:value-type="float" office:value="13.1739130434783" calcext:value-type="float">
            <text:p>13,17</text:p>
          </table:table-cell>
          <table:table-cell table:formula="of:=[.G963]+[.F964]" office:value-type="float" office:value="17003.7826086957" calcext:value-type="float">
            <text:p>17003,7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ditEntryActivity_125_NullValueIntentPutExtraOperatorMutator</text:p>
          </table:table-cell>
          <table:table-cell office:value-type="float" office:value="125175" calcext:value-type="float">
            <text:p>125175</text:p>
          </table:table-cell>
          <table:table-cell table:formula="of:=[.E964]+[.B965]" office:value-type="float" office:value="391520" calcext:value-type="float">
            <text:p>391520</text:p>
          </table:table-cell>
          <table:table-cell table:formula="of:=[.B965]/[.$B$1]" office:value-type="float" office:value="18.8260869565217" calcext:value-type="float">
            <text:p>18,83</text:p>
          </table:table-cell>
          <table:table-cell table:formula="of:=[.G964]+[.F965]" office:value-type="float" office:value="17022.6086956522" calcext:value-type="float">
            <text:p>17022,6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ditEntryActivity_126_IntentPayloadReplacementOperatorMutator</text:p>
          </table:table-cell>
          <table:table-cell office:value-type="float" office:value="126175" calcext:value-type="float">
            <text:p>126175</text:p>
          </table:table-cell>
          <table:table-cell table:formula="of:=[.E965]+[.B966]" office:value-type="float" office:value="391955" calcext:value-type="float">
            <text:p>391955</text:p>
          </table:table-cell>
          <table:table-cell table:formula="of:=[.B966]/[.$B$1]" office:value-type="float" office:value="18.9130434782609" calcext:value-type="float">
            <text:p>18,91</text:p>
          </table:table-cell>
          <table:table-cell table:formula="of:=[.G965]+[.F966]" office:value-type="float" office:value="17041.5217391304" calcext:value-type="float">
            <text:p>17041,5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ditEntryActivity_127_RandomActionIntentDefinitionOperatorMutator</text:p>
          </table:table-cell>
          <table:table-cell office:value-type="float" office:value="127175" calcext:value-type="float">
            <text:p>127175</text:p>
          </table:table-cell>
          <table:table-cell table:formula="of:=[.E966]+[.B967]" office:value-type="float" office:value="392388" calcext:value-type="float">
            <text:p>392388</text:p>
          </table:table-cell>
          <table:table-cell table:formula="of:=[.B967]/[.$B$1]" office:value-type="float" office:value="18.8260869565217" calcext:value-type="float">
            <text:p>18,83</text:p>
          </table:table-cell>
          <table:table-cell table:formula="of:=[.G966]+[.F967]" office:value-type="float" office:value="17060.347826087" calcext:value-type="float">
            <text:p>17060,3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AegisActivity_0_LengthyGUICreationOperatorMutator</text:p>
          </table:table-cell>
          <table:table-cell office:value-type="float" office:value="176" calcext:value-type="float">
            <text:p>176</text:p>
          </table:table-cell>
          <table:table-cell table:formula="of:=[.E967]+[.B968]" office:value-type="float" office:value="392937" calcext:value-type="float">
            <text:p>392937</text:p>
          </table:table-cell>
          <table:table-cell table:formula="of:=[.B968]/[.$B$1]" office:value-type="float" office:value="23.8695652173913" calcext:value-type="float">
            <text:p>23,87</text:p>
          </table:table-cell>
          <table:table-cell table:formula="of:=[.G967]+[.F968]" office:value-type="float" office:value="17084.2173913044" calcext:value-type="float">
            <text:p>17084,2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egisActivity_1_NullIntentOperatorMutator</text:p>
          </table:table-cell>
          <table:table-cell office:value-type="float" office:value="1176" calcext:value-type="float">
            <text:p>1176</text:p>
          </table:table-cell>
          <table:table-cell table:formula="of:=[.E968]+[.B969]" office:value-type="float" office:value="393370" calcext:value-type="float">
            <text:p>393370</text:p>
          </table:table-cell>
          <table:table-cell table:formula="of:=[.B969]/[.$B$1]" office:value-type="float" office:value="18.8260869565217" calcext:value-type="float">
            <text:p>18,83</text:p>
          </table:table-cell>
          <table:table-cell table:formula="of:=[.G968]+[.F969]" office:value-type="float" office:value="17103.0434782609" calcext:value-type="float">
            <text:p>17103,0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egisActivity_2_InvalidKeyIntentOperatorMutator</text:p>
          </table:table-cell>
          <table:table-cell office:value-type="float" office:value="2176" calcext:value-type="float">
            <text:p>2176</text:p>
          </table:table-cell>
          <table:table-cell table:formula="of:=[.E969]+[.B970]" office:value-type="float" office:value="393803" calcext:value-type="float">
            <text:p>393803</text:p>
          </table:table-cell>
          <table:table-cell table:formula="of:=[.B970]/[.$B$1]" office:value-type="float" office:value="18.8260869565217" calcext:value-type="float">
            <text:p>18,83</text:p>
          </table:table-cell>
          <table:table-cell table:formula="of:=[.G969]+[.F970]" office:value-type="float" office:value="17121.8695652174" calcext:value-type="float">
            <text:p>17121,8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egisActivity_3_RandomActionIntentDefinitionOperatorMutator</text:p>
          </table:table-cell>
          <table:table-cell office:value-type="float" office:value="3176" calcext:value-type="float">
            <text:p>3176</text:p>
          </table:table-cell>
          <table:table-cell table:formula="of:=[.E970]+[.B971]" office:value-type="float" office:value="394239" calcext:value-type="float">
            <text:p>394239</text:p>
          </table:table-cell>
          <table:table-cell table:formula="of:=[.B971]/[.$B$1]" office:value-type="float" office:value="18.9565217391304" calcext:value-type="float">
            <text:p>18,96</text:p>
          </table:table-cell>
          <table:table-cell table:formula="of:=[.G970]+[.F971]" office:value-type="float" office:value="17140.8260869565" calcext:value-type="float">
            <text:p>17140,8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egisActivity_4_RandomActionIntentDefinitionOperatorMutator</text:p>
          </table:table-cell>
          <table:table-cell office:value-type="float" office:value="4176" calcext:value-type="float">
            <text:p>4176</text:p>
          </table:table-cell>
          <table:table-cell table:formula="of:=[.E971]+[.B972]" office:value-type="float" office:value="394674" calcext:value-type="float">
            <text:p>394674</text:p>
          </table:table-cell>
          <table:table-cell table:formula="of:=[.B972]/[.$B$1]" office:value-type="float" office:value="18.9130434782609" calcext:value-type="float">
            <text:p>18,91</text:p>
          </table:table-cell>
          <table:table-cell table:formula="of:=[.G971]+[.F972]" office:value-type="float" office:value="17159.7391304348" calcext:value-type="float">
            <text:p>17159,7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IntroActivity_0_LengthyGUICreationOperatorMutator</text:p>
          </table:table-cell>
          <table:table-cell office:value-type="float" office:value="177" calcext:value-type="float">
            <text:p>177</text:p>
          </table:table-cell>
          <table:table-cell table:formula="of:=[.E972]+[.B973]" office:value-type="float" office:value="395166" calcext:value-type="float">
            <text:p>395166</text:p>
          </table:table-cell>
          <table:table-cell table:formula="of:=[.B973]/[.$B$1]" office:value-type="float" office:value="21.3913043478261" calcext:value-type="float">
            <text:p>21,39</text:p>
          </table:table-cell>
          <table:table-cell table:formula="of:=[.G972]+[.F973]" office:value-type="float" office:value="17181.1304347826" calcext:value-type="float">
            <text:p>17181,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roActivity_1_InvalidIDFindViewOperatorMutator</text:p>
          </table:table-cell>
          <table:table-cell office:value-type="float" office:value="1177" calcext:value-type="float">
            <text:p>1177</text:p>
          </table:table-cell>
          <table:table-cell table:formula="of:=[.E973]+[.B974]" office:value-type="float" office:value="395421" calcext:value-type="float">
            <text:p>395421</text:p>
          </table:table-cell>
          <table:table-cell table:formula="of:=[.B974]/[.$B$1]" office:value-type="float" office:value="11.0869565217391" calcext:value-type="float">
            <text:p>11,09</text:p>
          </table:table-cell>
          <table:table-cell table:formula="of:=[.G973]+[.F974]" office:value-type="float" office:value="17192.2173913044" calcext:value-type="float">
            <text:p>17192,2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PassReminderFreq_0_BinaryMutator</text:p>
          </table:table-cell>
          <table:table-cell office:value-type="float" office:value="179" calcext:value-type="float">
            <text:p>179</text:p>
          </table:table-cell>
          <table:table-cell table:formula="of:=[.E974]+[.B975]" office:value-type="float" office:value="395851" calcext:value-type="float">
            <text:p>395851</text:p>
          </table:table-cell>
          <table:table-cell table:formula="of:=[.B975]/[.$B$1]" office:value-type="float" office:value="18.695652173913" calcext:value-type="float">
            <text:p>18,70</text:p>
          </table:table-cell>
          <table:table-cell table:formula="of:=[.G974]+[.F975]" office:value-type="float" office:value="17210.9130434783" calcext:value-type="float">
            <text:p>17210,9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egisBackupAgent_0_LengthyGUICreationOperatorMutator</text:p>
          </table:table-cell>
          <table:table-cell office:value-type="float" office:value="184" calcext:value-type="float">
            <text:p>184</text:p>
          </table:table-cell>
          <table:table-cell table:formula="of:=[.E975]+[.B976]" office:value-type="float" office:value="396133" calcext:value-type="float">
            <text:p>396133</text:p>
          </table:table-cell>
          <table:table-cell table:formula="of:=[.B976]/[.$B$1]" office:value-type="float" office:value="12.2608695652174" calcext:value-type="float">
            <text:p>12,26</text:p>
          </table:table-cell>
          <table:table-cell table:formula="of:=[.G975]+[.F976]" office:value-type="float" office:value="17223.1739130435" calcext:value-type="float">
            <text:p>17223,1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Preferences_0_BinaryMutator</text:p>
          </table:table-cell>
          <table:table-cell office:value-type="float" office:value="185" calcext:value-type="float">
            <text:p>185</text:p>
          </table:table-cell>
          <table:table-cell table:formula="of:=[.E976]+[.B977]" office:value-type="float" office:value="396564" calcext:value-type="float">
            <text:p>396564</text:p>
          </table:table-cell>
          <table:table-cell table:formula="of:=[.B977]/[.$B$1]" office:value-type="float" office:value="18.7391304347826" calcext:value-type="float">
            <text:p>18,74</text:p>
          </table:table-cell>
          <table:table-cell table:formula="of:=[.G976]+[.F977]" office:value-type="float" office:value="17241.9130434783" calcext:value-type="float">
            <text:p>17241,9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AegisApplicationBase_0_LengthyGUICreationOperatorMutator</text:p>
          </table:table-cell>
          <table:table-cell office:value-type="float" office:value="187" calcext:value-type="float">
            <text:p>187</text:p>
          </table:table-cell>
          <table:table-cell table:formula="of:=[.E977]+[.B978]" office:value-type="float" office:value="397224" calcext:value-type="float">
            <text:p>397224</text:p>
          </table:table-cell>
          <table:table-cell table:formula="of:=[.B978]/[.$B$1]" office:value-type="float" office:value="28.695652173913" calcext:value-type="float">
            <text:p>28,70</text:p>
          </table:table-cell>
          <table:table-cell table:formula="of:=[.G977]+[.F978]" office:value-type="float" office:value="17270.6086956522" calcext:value-type="float">
            <text:p>17270,6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egisApplicationBase_1_RandomActionIntentDefinitionOperatorMutator</text:p>
          </table:table-cell>
          <table:table-cell office:value-type="float" office:value="1187" calcext:value-type="float">
            <text:p>1187</text:p>
          </table:table-cell>
          <table:table-cell table:formula="of:=[.E978]+[.B979]" office:value-type="float" office:value="397659" calcext:value-type="float">
            <text:p>397659</text:p>
          </table:table-cell>
          <table:table-cell table:formula="of:=[.B979]/[.$B$1]" office:value-type="float" office:value="18.9130434782609" calcext:value-type="float">
            <text:p>18,91</text:p>
          </table:table-cell>
          <table:table-cell table:formula="of:=[.G978]+[.F979]" office:value-type="float" office:value="17289.5217391304" calcext:value-type="float">
            <text:p>17289,5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egisApplicationBase_2_NullIntentOperatorMutator</text:p>
          </table:table-cell>
          <table:table-cell office:value-type="float" office:value="2187" calcext:value-type="float">
            <text:p>2187</text:p>
          </table:table-cell>
          <table:table-cell table:formula="of:=[.E979]+[.B980]" office:value-type="float" office:value="397733" calcext:value-type="float">
            <text:p>397733</text:p>
          </table:table-cell>
          <table:table-cell table:formula="of:=[.B980]/[.$B$1]" office:value-type="float" office:value="3.21739130434783" calcext:value-type="float">
            <text:p>3,22</text:p>
          </table:table-cell>
          <table:table-cell table:formula="of:=[.G979]+[.F980]" office:value-type="float" office:value="17292.7391304348" calcext:value-type="float">
            <text:p>17292,7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egisApplicationBase_3_InvalidKeyIntentOperatorMutator</text:p>
          </table:table-cell>
          <table:table-cell office:value-type="float" office:value="3187" calcext:value-type="float">
            <text:p>3187</text:p>
          </table:table-cell>
          <table:table-cell table:formula="of:=[.E980]+[.B981]" office:value-type="float" office:value="397807" calcext:value-type="float">
            <text:p>397807</text:p>
          </table:table-cell>
          <table:table-cell table:formula="of:=[.B981]/[.$B$1]" office:value-type="float" office:value="3.21739130434783" calcext:value-type="float">
            <text:p>3,22</text:p>
          </table:table-cell>
          <table:table-cell table:formula="of:=[.G980]+[.F981]" office:value-type="float" office:value="17295.9565217391" calcext:value-type="float">
            <text:p>17295,9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egisApplicationBase_4_RandomActionIntentDefinitionOperatorMutator</text:p>
          </table:table-cell>
          <table:table-cell office:value-type="float" office:value="4187" calcext:value-type="float">
            <text:p>4187</text:p>
          </table:table-cell>
          <table:table-cell table:formula="of:=[.E981]+[.B982]" office:value-type="float" office:value="398246" calcext:value-type="float">
            <text:p>398246</text:p>
          </table:table-cell>
          <table:table-cell table:formula="of:=[.B982]/[.$B$1]" office:value-type="float" office:value="19.0869565217391" calcext:value-type="float">
            <text:p>19,09</text:p>
          </table:table-cell>
          <table:table-cell table:formula="of:=[.G981]+[.F982]" office:value-type="float" office:value="17315.0434782609" calcext:value-type="float">
            <text:p>17315,0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egisApplicationBase_5_NullValueIntentPutExtraOperatorMutator</text:p>
          </table:table-cell>
          <table:table-cell office:value-type="float" office:value="5187" calcext:value-type="float">
            <text:p>5187</text:p>
          </table:table-cell>
          <table:table-cell table:formula="of:=[.E982]+[.B983]" office:value-type="float" office:value="398320" calcext:value-type="float">
            <text:p>398320</text:p>
          </table:table-cell>
          <table:table-cell table:formula="of:=[.B983]/[.$B$1]" office:value-type="float" office:value="3.21739130434783" calcext:value-type="float">
            <text:p>3,22</text:p>
          </table:table-cell>
          <table:table-cell table:formula="of:=[.G982]+[.F983]" office:value-type="float" office:value="17318.2608695652" calcext:value-type="float">
            <text:p>17318,2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egisApplicationBase_6_IntentPayloadReplacementOperatorMutator</text:p>
          </table:table-cell>
          <table:table-cell office:value-type="float" office:value="6187" calcext:value-type="float">
            <text:p>6187</text:p>
          </table:table-cell>
          <table:table-cell table:formula="of:=[.E983]+[.B984]" office:value-type="float" office:value="398669" calcext:value-type="float">
            <text:p>398669</text:p>
          </table:table-cell>
          <table:table-cell table:formula="of:=[.B984]/[.$B$1]" office:value-type="float" office:value="15.1739130434783" calcext:value-type="float">
            <text:p>15,17</text:p>
          </table:table-cell>
          <table:table-cell table:formula="of:=[.G983]+[.F984]" office:value-type="float" office:value="17333.4347826087" calcext:value-type="float">
            <text:p>17333,4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egisApplicationBase_7_RandomActionIntentDefinitionOperatorMutator</text:p>
          </table:table-cell>
          <table:table-cell office:value-type="float" office:value="7187" calcext:value-type="float">
            <text:p>7187</text:p>
          </table:table-cell>
          <table:table-cell table:formula="of:=[.E984]+[.B985]" office:value-type="float" office:value="399101" calcext:value-type="float">
            <text:p>399101</text:p>
          </table:table-cell>
          <table:table-cell table:formula="of:=[.B985]/[.$B$1]" office:value-type="float" office:value="18.7826086956522" calcext:value-type="float">
            <text:p>18,78</text:p>
          </table:table-cell>
          <table:table-cell table:formula="of:=[.G984]+[.F985]" office:value-type="float" office:value="17352.2173913044" calcext:value-type="float">
            <text:p>17352,2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egisApplicationBase_8_RandomActionIntentDefinitionOperatorMutator</text:p>
          </table:table-cell>
          <table:table-cell office:value-type="float" office:value="8187" calcext:value-type="float">
            <text:p>8187</text:p>
          </table:table-cell>
          <table:table-cell table:formula="of:=[.E985]+[.B986]" office:value-type="float" office:value="399543" calcext:value-type="float">
            <text:p>399543</text:p>
          </table:table-cell>
          <table:table-cell table:formula="of:=[.B986]/[.$B$1]" office:value-type="float" office:value="19.2173913043478" calcext:value-type="float">
            <text:p>19,22</text:p>
          </table:table-cell>
          <table:table-cell table:formula="of:=[.G985]+[.F986]" office:value-type="float" office:value="17371.4347826087" calcext:value-type="float">
            <text:p>17371,4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egisApplicationBase_9_RandomActionIntentDefinitionOperatorMutator</text:p>
          </table:table-cell>
          <table:table-cell office:value-type="float" office:value="9187" calcext:value-type="float">
            <text:p>9187</text:p>
          </table:table-cell>
          <table:table-cell table:formula="of:=[.E986]+[.B987]" office:value-type="float" office:value="399617" calcext:value-type="float">
            <text:p>399617</text:p>
          </table:table-cell>
          <table:table-cell table:formula="of:=[.B987]/[.$B$1]" office:value-type="float" office:value="3.21739130434783" calcext:value-type="float">
            <text:p>3,22</text:p>
          </table:table-cell>
          <table:table-cell table:formula="of:=[.G986]+[.F987]" office:value-type="float" office:value="17374.6521739131" calcext:value-type="float">
            <text:p>17374,6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987])" office:value-type="float" office:value="399617" calcext:value-type="float">
            <text:p>399617</text:p>
          </table:table-cell>
          <table:table-cell table:style-name="ce9" office:value-type="string" calcext:value-type="string">
            <text:p>Minutos</text:p>
          </table:table-cell>
          <table:table-cell table:style-name="ce9"/>
          <table:table-cell table:style-name="ce3" table:formula="of:=[.E987]/60" office:value-type="float" office:value="6660.28333333333" calcext:value-type="float">
            <text:p>6660,28</text:p>
          </table:table-cell>
          <table:table-cell table:formula="of:=SUM([.F3:.F987])" office:value-type="float" office:value="17374.652173913" calcext:value-type="float">
            <text:p>17374,65</text:p>
          </table:table-cell>
          <table:table-cell table:formula="of:=[.G987]/60" office:value-type="float" office:value="289.577536231884" calcext:value-type="float">
            <text:p>289,5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3:.B987])" office:value-type="float" office:value="405.702538071066" calcext:value-type="float">
            <text:p>405,70</text:p>
          </table:table-cell>
          <table:table-cell table:style-name="ce9" office:value-type="string" calcext:value-type="string">
            <text:p>Horas</text:p>
          </table:table-cell>
          <table:table-cell table:style-name="ce9"/>
          <table:table-cell table:style-name="ce3" table:formula="of:=[.E988]/60" office:value-type="float" office:value="111.004722222222" calcext:value-type="float">
            <text:p>111,00</text:p>
          </table:table-cell>
          <table:table-cell table:style-name="ce2" table:formula="of:=AVERAGE([.F3:.F987])" office:value-type="float" office:value="17.6392407856985" calcext:value-type="float">
            <text:p>17,64</text:p>
          </table:table-cell>
          <table:table-cell table:formula="of:=[.G988]/60" office:value-type="float" office:value="4.8262922705314" calcext:value-type="float">
            <text:p>4,8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3" table:formula="of:=STDEV([.B3:.B987])" office:value-type="float" office:value="69.5798354385034" calcext:value-type="float">
            <text:p>69,58</text:p>
          </table:table-cell>
          <table:table-cell table:style-name="ce9" office:value-type="string" calcext:value-type="string">
            <text:p>Dias</text:p>
          </table:table-cell>
          <table:table-cell table:style-name="ce9"/>
          <table:table-cell table:style-name="ce3" table:formula="of:=[.E989]/24" office:value-type="float" office:value="4.62519675925926" calcext:value-type="float">
            <text:p>4,63</text:p>
          </table:table-cell>
          <table:table-cell table:formula="of:=STDEV([.F3:.F987])" office:value-type="float" office:value="3.02521023645667" calcext:value-type="float">
            <text:p>3,03</text:p>
          </table:table-cell>
          <table:table-cell table:formula="of:=[.G989]/24" office:value-type="float" office:value="0.201095511272142" calcext:value-type="float">
            <text:p>0,20</text:p>
          </table:table-cell>
        </table:table-row>
      </table:table>
      <table:named-expressions/>
      <table:database-ranges>
        <table:database-range table:name="__Anonymous_Sheet_DB__0" table:target-range-address="'full-execution-time-seconds-aegis-schemata'.A2:'full-execution-time-seconds-aegis-schemata'.G987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7T09:35:05.277740089</dc:date>
    <meta:editing-duration>PT4H28M4S</meta:editing-duration>
    <meta:editing-cycles>10</meta:editing-cycles>
    <meta:generator>LibreOffice/7.3.7.2$Linux_X86_64 LibreOffice_project/30$Build-2</meta:generator>
    <meta:document-statistic meta:table-count="1" meta:cell-count="6922" meta:object-count="0"/>
  </office:meta>
</office:document-meta>
</file>